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6e14" officeooo:paragraph-rsid="00176e14" fo:background-color="#ffff00" style:font-size-asian="20pt" style:font-size-complex="20pt"/>
    </style:style>
    <style:style style:name="P2" style:family="paragraph" style:parent-style-name="Standard">
      <style:text-properties fo:color="#6a9955" loext:opacity="100%" style:font-name="Consolas" fo:font-size="10.5pt" fo:font-weight="normal" officeooo:rsid="00176e14" officeooo:paragraph-rsid="00176e14" fo:background-color="#1f1f1f" style:font-size-asian="20pt" style:font-size-complex="20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paragraph-rsid="00176e14" fo:background-color="#1f1f1f"/>
    </style:style>
    <style:style style:name="P8" style:family="paragraph" style:parent-style-name="Standard">
      <style:text-properties fo:color="#b5cea8" loext:opacity="100%" style:font-name="Consolas" fo:font-size="10.5pt" fo:font-weight="normal" officeooo:paragraph-rsid="00176e14" fo:background-color="#1f1f1f"/>
    </style:style>
    <style:style style:name="P9" style:family="paragraph" style:parent-style-name="Standard">
      <style:text-properties fo:color="#b5cea8" loext:opacity="100%" fo:font-size="20pt" officeooo:rsid="00176e14" officeooo:paragraph-rsid="00176e14" fo:background-color="#ffff00" style:font-size-asian="20pt" style:font-size-complex="20pt"/>
    </style:style>
    <style:style style:name="P10" style:family="paragraph" style:parent-style-name="Standard">
      <style:text-properties fo:color="#6a9955" loext:opacity="100%" style:font-name="Consolas" fo:font-size="10.5pt" fo:font-weight="normal" officeooo:rsid="00176e14" officeooo:paragraph-rsid="00176e14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12" style:family="paragraph" style:parent-style-name="Standard">
      <style:text-properties fo:color="#4ec9b0" loext:opacity="100%" officeooo:rsid="00176e14" officeooo:paragraph-rsid="00176e14"/>
    </style:style>
    <style:style style:name="P13" style:family="paragraph" style:parent-style-name="Standard">
      <style:text-properties officeooo:rsid="00176e14" officeooo:paragraph-rsid="00176e14"/>
    </style:style>
    <style:style style:name="P14" style:family="paragraph" style:parent-style-name="Standard">
      <style:text-properties fo:color="#000000" loext:opacity="100%" fo:font-size="20pt" officeooo:rsid="0024b800" officeooo:paragraph-rsid="0024b800" fo:background-color="#ffff00" style:font-size-asian="20pt" style:font-size-complex="20pt"/>
    </style:style>
    <style:style style:name="P15" style:family="paragraph" style:parent-style-name="Standard">
      <style:text-properties fo:color="#6a9955" loext:opacity="100%" style:font-name="Consolas" fo:font-size="10.5pt" fo:font-weight="normal" officeooo:rsid="0024b800" officeooo:paragraph-rsid="0024b800" fo:background-color="#1f1f1f" style:font-size-asian="20pt" style:font-size-complex="20pt"/>
    </style:style>
    <style:style style:name="P16" style:family="paragraph" style:parent-style-name="Standard">
      <style:text-properties fo:color="#000000" loext:opacity="100%" fo:font-size="20pt" officeooo:rsid="002dd6a0" officeooo:paragraph-rsid="0024b800" fo:background-color="#ffff00" style:font-size-asian="20pt" style:font-size-complex="20pt"/>
    </style:style>
    <style:style style:name="P17" style:family="paragraph" style:parent-style-name="Standard">
      <style:text-properties fo:color="#000000" loext:opacity="100%" fo:font-size="20pt" officeooo:rsid="002e9b91" officeooo:paragraph-rsid="002e9b91" fo:background-color="#ffff00" style:font-size-asian="20pt" style:font-size-complex="20pt"/>
    </style:style>
    <style:style style:name="P18" style:family="paragraph" style:parent-style-name="Standard">
      <style:text-properties fo:color="#6a9955" loext:opacity="100%" style:font-name="Consolas" fo:font-size="10.5pt" fo:font-weight="normal" officeooo:rsid="002e9b91" officeooo:paragraph-rsid="002e9b91" fo:background-color="#1f1f1f" style:font-size-asian="20pt" style:font-size-complex="20pt"/>
    </style:style>
    <style:style style:name="P19" style:family="paragraph" style:parent-style-name="Standard">
      <style:text-properties fo:color="#cccccc" loext:opacity="100%" style:font-name="Consolas" fo:font-size="10.5pt" fo:font-weight="normal" officeooo:rsid="002e9b91" officeooo:paragraph-rsid="002e9b91" fo:background-color="#1f1f1f" style:font-size-asian="20pt" style:font-size-complex="20p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b5cea8" loext:opacity="100%" style:font-name="Consolas" fo:font-size="10.5pt" fo:font-weight="normal" fo:background-color="#1f1f1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8pt" fo:font-weight="normal" fo:background-color="#ffff00" style:font-size-asian="18pt" style:font-size-complex="18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8pt" fo:font-weight="normal" officeooo:rsid="002e9b91" officeooo:paragraph-rsid="002e9b91" fo:background-color="#ffff00" style:font-size-asian="18pt" style:font-size-complex="18pt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2e9b91" officeooo:paragraph-rsid="002e9b91" fo:background-color="#1f1f1f" style:font-size-asian="18pt" style:font-size-complex="18pt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5" style:family="paragraph" style:parent-style-name="Standard">
      <style:text-properties fo:color="#000000" loext:opacity="100%" style:font-name="Consolas" fo:font-size="20pt" fo:font-weight="normal" officeooo:rsid="002e9b91" officeooo:paragraph-rsid="002e9b91" fo:background-color="#ffff00" style:font-size-asian="20pt" style:font-size-complex="20pt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2e9b91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fo:color="#4ec9b0" loext:opacity="100%" style:font-name="Consolas" fo:font-size="10.5pt" fo:font-weight="normal"/>
    </style:style>
    <style:style style:name="T18" style:family="text">
      <style:text-properties fo:color="#4fc1ff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  <style:style style:name="T20" style:family="text">
      <style:text-properties fo:color="#d7ba7d" loext:opacity="100%" style:font-name="Consolas" fo:font-size="10.5pt" fo:font-weight="normal"/>
    </style:style>
    <style:style style:name="T21" style:family="text">
      <style:text-properties fo:color="#6a9955" loext:opacity="100%"/>
    </style:style>
    <style:style style:name="T22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PY</text:p>
      <text:p text:style-name="P2"/>
      <text:p text:style-name="P2"/>
      <text:p text:style-name="P2"># main.py</text:p>
      <text:p text:style-name="P3"><text:span text:style-name="T1">import</text:span> <text:span text:style-name="T2">json</text:span></text:p>
      <text:p text:style-name="P3"><text:span text:style-name="T1">import</text:span> <text:span text:style-name="T2">time</text:span></text:p>
      <text:p text:style-name="P3"><text:span text:style-name="T1">import</text:span> <text:span text:style-name="T2">logging</text:span></text:p>
      <text:p text:style-name="P3"><text:span text:style-name="T1">import</text:span> <text:span text:style-name="T2">threading</text:span></text:p>
      <text:p text:style-name="P3"><text:span text:style-name="T1">import</text:span> <text:span text:style-name="T2">numpy</text:span> <text:span text:style-name="T1">as</text:span> <text:span text:style-name="T2">np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from</text:span> <text:span text:style-name="T2">urllib</text:span>.<text:span text:style-name="T2">parse</text:span> <text:span text:style-name="T1">import</text:span> <text:span text:style-name="T3">urlparse</text:span></text:p>
      <text:p text:style-name="P3"><text:span text:style-name="T1">import</text:span> <text:span text:style-name="T2">socket</text:span></text:p>
      <text:p text:style-name="P3"><text:span text:style-name="T1">import</text:span> <text:span text:style-name="T2">random</text:span></text:p>
      <text:p text:style-name="P3"><text:span text:style-name="T1">import</text:span> <text:span text:style-name="T2">websocket</text:span></text:p>
      <text:p text:style-name="P3"><text:span text:style-name="T1">from</text:span> <text:span text:style-name="T2">collections</text:span> <text:span text:style-name="T1">import</text:span> <text:span text:style-name="T2">deque</text:span></text:p>
      <text:p text:style-name="P3"><text:span text:style-name="T1">import</text:span> <text:span text:style-name="T2">signal</text:span></text:p>
      <text:p text:style-name="P3"><text:span text:style-name="T1">import</text:span> <text:span text:style-name="T2">sys</text:span></text:p>
      <text:p text:style-name="P3"><text:span text:style-name="T1">import</text:span> <text:span text:style-name="T2">atexit</text:span></text:p>
      <text:p text:style-name="P3"><text:span text:style-name="T1">import</text:span> <text:span text:style-name="T2">config</text:span></text:p>
      <text:p text:style-name="P3"><text:span text:style-name="T1">from</text:span> <text:span text:style-name="T2">data_handler</text:span> <text:span text:style-name="T1">import</text:span> <text:span text:style-name="T3">create_absorption_event</text:span>, <text:span text:style-name="T3">create_exhaustion_event</text:span>, <text:span text:style-name="T3">format_timestamp</text:span>, <text:span text:style-name="T4">NY_TZ</text:span></text:p>
      <text:p text:style-name="P3"><text:span text:style-name="T1">from</text:span> <text:span text:style-name="T2">orderbook_analyzer</text:span> <text:span text:style-name="T1">import</text:span> <text:span text:style-name="T2">OrderBookAnalyzer</text:span></text:p>
      <text:p text:style-name="P3"><text:span text:style-name="T1">from</text:span> <text:span text:style-name="T2">event_saver</text:span> <text:span text:style-name="T1">import</text:span> <text:span text:style-name="T2">EventSaver</text:span></text:p>
      <text:p text:style-name="P4"/>
      <text:p text:style-name="P5"># ESCOLHA QUAL IA USAR:</text:p>
      <text:p text:style-name="P5"># Opção 1: Análise Híbrida Avançada (MELHOR ANÁLISE - RECOMENDADO)</text:p>
      <text:p text:style-name="P3"><text:span text:style-name="T1">from</text:span> <text:span text:style-name="T2">ai_analyzer_hybrid</text:span> <text:span text:style-name="T1">import</text:span> <text:span text:style-name="T2">AIAnalyzer</text:span></text:p>
      <text:p text:style-name="P4"/>
      <text:p text:style-name="P5"># Opção 2: Firefox + Gemini (recomendado para IA externa, mas com problemas de login)</text:p>
      <text:p text:style-name="P5"># from ai_analyzer_firefox import AIAnalyzer</text:p>
      <text:p text:style-name="P4"/>
      <text:p text:style-name="P5"># Opção 3: Análise básica sem IA (100% estável, mas análise simples)</text:p>
      <text:p text:style-name="P5"># from ai_analyzer_disabled import AIAnalyzer</text:p>
      <text:p text:style-name="P4"/>
      <text:p text:style-name="P5"># Opção 4: Chrome original (problemático com Google)</text:p>
      <text:p text:style-name="P5"># from ai_analyzer import AIAnalyzer</text:p>
      <text:p text:style-name="P4"/>
      <text:p text:style-name="P3"><text:span text:style-name="T2">logging</text:span>.<text:span text:style-name="T3">basicConfig</text:span>(<text:span text:style-name="T5">level</text:span><text:span text:style-name="T6">=</text:span><text:span text:style-name="T2">logging</text:span>.<text:span text:style-name="T5">INFO</text:span>, <text:span text:style-name="T5">format</text:span><text:span text:style-name="T6">=</text:span><text:span text:style-name="T7">"</text:span><text:span text:style-name="T8">%(asctime)s</text:span><text:span text:style-name="T7"> - </text:span><text:span text:style-name="T8">%(levelname)s</text:span><text:span text:style-name="T7"> - </text:span><text:span text:style-name="T8">%(message)s</text:span><text:span text:style-name="T7">"</text:span>)</text:p>
      <text:p text:style-name="P4"/>
      <text:p text:style-name="P3"><text:span text:style-name="T8">class</text:span> <text:span text:style-name="T2">RobustConnectionManager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0</text:span><text:span text:style-name="T10">, </text:span><text:span text:style-name="T12">initial_delay</text:span><text:span text:style-name="T13">=</text:span><text:span text:style-name="T14">1</text:span><text:span text:style-name="T10">, </text:span><text:span text:style-name="T12">max_delay</text:span><text:span text:style-name="T13">=</text:span><text:span text:style-name="T14">60</text:span><text:span text:style-name="T10">, </text:span><text:span text:style-name="T12">backoff_factor</text:span><text:span text:style-name="T13">=</text:span><text:span text:style-name="T14">1.5</text:span><text:span text:style-name="T10">):</text:span></text:p>
      <text:p text:style-name="P6">        <text:span text:style-name="T12">self</text:span><text:span text:style-name="T10">.</text:span><text:span text:style-name="T12">stream_url</text:span><text:span text:style-name="T10"> </text:span><text:span text:style-name="T13">=</text:span><text:span text:style-name="T10"> </text:span><text:span text:style-name="T12">stream_url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max_reconnect_attempts</text:span><text:span text:style-name="T10"> </text:span><text:span text:style-name="T13">=</text:span><text:span text:style-name="T10"> </text:span><text:span text:style-name="T12">max_reconnect_attempts</text:span></text:p>
      <text:p text:style-name="P6">        <text:span text:style-name="T12">self</text:span><text:span text:style-name="T10">.</text:span><text:span text:style-name="T12">initial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max_delay</text:span><text:span text:style-name="T10"> </text:span><text:span text:style-name="T13">=</text:span><text:span text:style-name="T10"> </text:span><text:span text:style-name="T12">max_delay</text:span></text:p>
      <text:p text:style-name="P6"><text:soft-page-break/>        <text:span text:style-name="T12">self</text:span><text:span text:style-name="T10">.</text:span><text:span text:style-name="T12">backoff_factor</text:span><text:span text:style-name="T10"> </text:span><text:span text:style-name="T13">=</text:span><text:span text:style-name="T10"> </text:span><text:span text:style-name="T12">backoff_factor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total_messages_received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total_reconnects</text:span><text:span text:style-name="T10"> </text:span><text:span text:style-name="T13">=</text:span><text:span text:style-name="T10"> </text:span><text:span text:style-name="T14">0</text:span></text:p>
      <text:p text:style-name="P4"/>
      <text:p text:style-name="P6">    <text:span text:style-name="T9">def</text:span><text:span text:style-name="T10"> </text:span><text:span text:style-name="T11">set_callbacks</text:span><text:span text:style-name="T10">(</text:span><text:span text:style-name="T12">self</text:span><text:span text:style-name="T10">, </text:span><text:span text:style-name="T12">on_message</text:span><text:span text:style-name="T13">=</text:span><text:span text:style-name="T9">None</text:span><text:span text:style-name="T10">, </text:span><text:span text:style-name="T12">on_open</text:span><text:span text:style-name="T13">=</text:span><text:span text:style-name="T9">None</text:span><text:span text:style-name="T10">, </text:span><text:span text:style-name="T12">on_close</text:span><text:span text:style-name="T13">=</text:span><text:span text:style-name="T9">None</text:span><text:span text:style-name="T10">, </text:span><text:span text:style-name="T12">on_error</text:span><text:span text:style-name="T13">=</text:span><text:span text:style-name="T9">None</text:span><text:span text:style-name="T10">):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12">on_messag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12">on_open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12">on_clos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12">on_error</text:span></text:p>
      <text:p text:style-name="P4"/>
      <text:p text:style-name="P6">    <text:span text:style-name="T9">def</text:span><text:span text:style-name="T10"> </text:span><text:span text:style-name="T11">_test_connection</text:span><text:span text:style-name="T10">(</text:span><text:span text:style-name="T12">self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2">parsed</text:span><text:span text:style-name="T10"> </text:span><text:span text:style-name="T13">=</text:span><text:span text:style-name="T10"> </text:span><text:span text:style-name="T11">urlparse</text:span><text:span text:style-name="T10">(</text:span><text:span text:style-name="T12">self</text:span><text:span text:style-name="T10">.</text:span><text:span text:style-name="T12">stream_url</text:span><text:span text:style-name="T10">)</text:span></text:p>
      <text:p text:style-name="P6">            <text:span text:style-name="T12">host</text:span><text:span text:style-name="T10"> </text:span><text:span text:style-name="T13">=</text:span><text:span text:style-name="T10"> </text:span><text:span text:style-name="T12">parsed</text:span><text:span text:style-name="T10">.</text:span><text:span text:style-name="T12">hostname</text:span></text:p>
      <text:p text:style-name="P6">            <text:span text:style-name="T12">port</text:span><text:span text:style-name="T10"> </text:span><text:span text:style-name="T13">=</text:span><text:span text:style-name="T10"> </text:span><text:span text:style-name="T12">parsed</text:span><text:span text:style-name="T10">.</text:span><text:span text:style-name="T12">port</text:span><text:span text:style-name="T10"> </text:span><text:span text:style-name="T9">or</text:span><text:span text:style-name="T10"> (</text:span><text:span text:style-name="T14">443</text:span><text:span text:style-name="T10"> </text:span><text:span text:style-name="T15">if</text:span><text:span text:style-name="T10"> </text:span><text:span text:style-name="T12">parsed</text:span><text:span text:style-name="T10">.</text:span><text:span text:style-name="T12">scheme</text:span><text:span text:style-name="T10"> </text:span><text:span text:style-name="T13">==</text:span><text:span text:style-name="T10"> </text:span><text:span text:style-name="T16">"wss"</text:span><text:span text:style-name="T10"> </text:span><text:span text:style-name="T15">else</text:span><text:span text:style-name="T10"> </text:span><text:span text:style-name="T14">80</text:span><text:span text:style-name="T10">)</text:span></text:p>
      <text:p text:style-name="P6">            <text:span text:style-name="T15">with</text:span><text:span text:style-name="T10"> </text:span><text:span text:style-name="T17">socket</text:span><text:span text:style-name="T10">.</text:span><text:span text:style-name="T11">create_connection</text:span><text:span text:style-name="T10">((</text:span><text:span text:style-name="T12">host</text:span><text:span text:style-name="T10">, </text:span><text:span text:style-name="T12">port</text:span><text:span text:style-name="T10">), </text:span><text:span text:style-name="T12">timeout</text:span><text:span text:style-name="T13">=</text:span><text:span text:style-name="T14">5</text:span><text:span text:style-name="T10">):</text:span></text:p>
      <text:p text:style-name="P6">                <text:span text:style-name="T15">return</text:span><text:span text:style-name="T10"> </text:span><text:span text:style-name="T9">Tru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testar conex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alse</text:span></text:p>
      <text:p text:style-name="P4"/>
      <text:p text:style-name="P6">    <text:span text:style-name="T9">def</text:span><text:span text:style-name="T10"> </text:span><text:span text:style-name="T11">_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    <text:span text:style-name="T12">self</text:span><text:span text:style-name="T10">.</text:span><text:span text:style-name="T12">total_messages_received</text:span><text:span text:style-name="T10"> </text:span><text:span text:style-name="T13">+=</text:span><text:span text:style-name="T10"> </text:span><text:span text:style-name="T14">1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urrent_delay</text:span><text:span text:style-name="T10"> </text:span><text:span text:style-name="T13">&gt;</text:span><text:span text:style-name="T10"> </text:span><text:span text:style-name="T12">self</text:span><text:span text:style-name="T10">.</text:span><text:span text:style-name="T12">initial_delay</text:span><text:span text:style-name="T10">:</text:span></text:p>
      <text:p text:style-name="P6">        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4">0.9</text:span><text:span text:style-name="T10">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on_message_callback</text:span><text:span text:style-name="T10">:</text:span></text:p>
      <text:p text:style-name="P6">                <text:span text:style-name="T12">self</text:span><text:span text:style-name="T10">.</text:span><text:span text:style-name="T12">on_message_callback</text:span><text:span text:style-name="T10">(</text:span><text:span text:style-name="T12">ws</text:span><text:span text:style-name="T10">, </text:span><text:span text:style-name="T12">message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2">initial_delay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2">self</text:span><text:span text:style-name="T10">.</text:span><text:span text:style-name="T12">connection_start_time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Conexão estabelecida com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"</text:span><text:span text:style-name="T10">)</text:span></text:p>
      <text:p text:style-name="P6"><text:soft-page-break/>        <text:span text:style-name="T12">self</text:span><text:span text:style-name="T10">.</text:span><text:span text:style-name="T11">_start_heartbeat</text:span><text:span text:style-name="T10">(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open_callback</text:span><text:span text:style-name="T10">:</text:span></text:p>
      <text:p text:style-name="P6">            <text:span text:style-name="T12">self</text:span><text:span text:style-name="T10">.</text:span><text:span text:style-name="T12">on_open_callback</text:span><text:span text:style-name="T10">(</text:span><text:span text:style-name="T12">ws</text:span><text:span text:style-name="T10">)</text:span></text:p>
      <text:p text:style-name="P4"/>
      <text:p text:style-name="P6">    <text:span text:style-name="T9">def</text:span><text:span text:style-name="T10"> </text:span><text:span text:style-name="T11">_on_clos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: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🔌 Conexão fechada - Código: </text:span><text:span text:style-name="T9">{</text:span><text:span text:style-name="T12">close_status_code</text:span><text:span text:style-name="T9">}</text:span><text:span text:style-name="T16">, Msg: </text:span><text:span text:style-name="T9">{</text:span><text:span text:style-name="T12">close_msg</text:span><text:span text:style-name="T9">}</text:span><text:span text:style-name="T16">"</text:span><text:span text:style-name="T10">)</text:span></text:p>
      <text:p text:style-name="P6">        <text:span text:style-name="T12">self</text:span><text:span text:style-name="T10">.</text:span><text:span text:style-name="T11">_stop_heartbeat</text:span><text:span text:style-name="T10">(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close_callback</text:span><text:span text:style-name="T10">:</text:span></text:p>
      <text:p text:style-name="P6">            <text:span text:style-name="T12">self</text:span><text:span text:style-name="T10">.</text:span><text:span text:style-name="T12">on_close_callback</text:span><text:span text:style-name="T10">(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</text:span></text:p>
      <text:p text:style-name="P4"/>
      <text:p text:style-name="P6">    <text:span text:style-name="T9">def</text:span><text:span text:style-name="T10"> </text:span><text:span text:style-name="T11">_on_error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error</text:span><text:span text:style-name="T10">)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WebSocket: </text:span><text:span text:style-name="T9">{</text:span><text:span text:style-name="T12">error</text:span><text:span text:style-name="T9">}</text:span><text:span text:style-name="T16">"</text:span><text:span text:style-name="T10">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error_callback</text:span><text:span text:style-name="T10">:</text:span></text:p>
      <text:p text:style-name="P6">            <text:span text:style-name="T12">self</text:span><text:span text:style-name="T10">.</text:span><text:span text:style-name="T12">on_error_callback</text:span><text:span text:style-name="T10">(</text:span><text:span text:style-name="T12">ws</text:span><text:span text:style-name="T10">, </text:span><text:span text:style-name="T12">error</text:span><text:span text:style-name="T10">)</text:span></text:p>
      <text:p text:style-name="P4"/>
      <text:p text:style-name="P6">    <text:span text:style-name="T9">def</text:span><text:span text:style-name="T10"> </text:span><text:span text:style-name="T11">_start_heartbeat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7">Thread</text:span><text:span text:style-name="T10">(</text:span><text:span text:style-name="T12">target</text:span><text:span text:style-name="T13">=</text:span><text:span text:style-name="T12">self</text:span><text:span text:style-name="T10">.</text:span><text:span text:style-name="T11">_heartbeat_monitor</text:span><text:span text:style-name="T10">, </text:span><text:span text:style-name="T12">daemon</text:span><text:span text:style-name="T13">=</text:span><text:span text:style-name="T9">True</text:span><text:span text:style-name="T10">)</text:span></text:p>
      <text:p text:style-name="P6">        <text:span text:style-name="T12">self</text:span><text:span text:style-name="T10">.</text:span><text:span text:style-name="T12">heartbeat_thread</text:span><text:span text:style-name="T10">.</text:span><text:span text:style-name="T11">start</text:span><text:span text:style-name="T10">()</text:span></text:p>
      <text:p text:style-name="P4"/>
      <text:p text:style-name="P6">    <text:span text:style-name="T9">def</text:span><text:span text:style-name="T10"> </text:span><text:span text:style-name="T11">_stop_heartbeat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heartbeat_thread</text:span><text:span text:style-name="T10">:</text:span></text:p>
      <text:p text:style-name="P6">            <text:span text:style-name="T12">self</text:span><text:span text:style-name="T10">.</text:span><text:span text:style-name="T12">heartbeat_thread</text:span><text:span text:style-name="T10">.</text:span><text:span text:style-name="T11">join</text:span><text:span text:style-name="T10">(</text:span><text:span text:style-name="T12">timeout</text:span><text:span text:style-name="T13">=</text:span><text:span text:style-name="T14">1</text:span><text:span text:style-name="T10">)</text:span></text:p>
      <text:p text:style-name="P4"/>
      <text:p text:style-name="P6">    <text:span text:style-name="T9">def</text:span><text:span text:style-name="T10"> </text:span><text:span text:style-name="T11">_heartbeat_monitor</text:span><text:span text:style-name="T10">(</text:span><text:span text:style-name="T12">self</text:span><text:span text:style-name="T10">):</text:span></text:p>
      <text:p text:style-name="P6">        <text:span text:style-name="T15">while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 </text:span><text:span text:style-name="T9">and</text:span><text:span text:style-name="T10"> </text:span><text:span text:style-name="T12">self</text:span><text:span text:style-name="T10">.</text:span><text:span text:style-name="T12">is_connected</text:span><text:span text:style-name="T10">: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30</text:span><text:span text:style-name="T10">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last_message_time</text:span><text:span text:style-name="T10">:</text:span></text:p>
      <text:p text:style-name="P6">                <text:span text:style-name="T12">gap</text:span><text:span text:style-name="T10"> </text:span><text:span text:style-name="T13">=</text:span><text:span text:style-name="T10"> (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 </text:span><text:span text:style-name="T11">-</text:span><text:span text:style-name="T10"> </text:span><text:span text:style-name="T12">self</text:span><text:span text:style-name="T10">.</text:span><text:span text:style-name="T12">last_message_time</text:span><text:span text:style-name="T10">).</text:span><text:span text:style-name="T11">total_seconds</text:span><text:span text:style-name="T10">()</text:span></text:p>
      <text:p text:style-name="P6">                <text:span text:style-name="T15">if</text:span><text:span text:style-name="T10"> </text:span><text:span text:style-name="T12">gap</text:span><text:span text:style-name="T10"> </text:span><text:span text:style-name="T13">&gt;</text:span><text:span text:style-name="T10"> </text:span><text:span text:style-name="T14">120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Sem mensagens há </text:span><text:span text:style-name="T9">{</text:span><text:span text:style-name="T12">gap</text:span><text:span text:style-name="T9">:.0f}</text:span><text:span text:style-name="T16">s. Forçando reconexão."</text:span><text:span text:style-name="T10">)</text:span></text:p>
      <text:p text:style-name="P6">            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            <text:span text:style-name="T15">break</text:span></text:p>
      <text:p text:style-name="P4"/>
      <text:p text:style-name="P6">    <text:span text:style-name="T9">def</text:span><text:span text:style-name="T10"> </text:span><text:span text:style-name="T11">_calculate_next_delay</text:span><text:span text:style-name="T10">(</text:span><text:span text:style-name="T12">self</text:span><text:span text:style-name="T10">):</text:span></text:p>
      <text:p text:style-name="P6">        <text:span text:style-name="T12">delay</text:span><text:span text:style-name="T10"> </text:span><text:span text:style-name="T13">=</text:span><text:span text:style-name="T10"> </text:span><text:span text:style-name="T11">min</text:span><text:span text:style-name="T10">(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2">self</text:span><text:span text:style-name="T10">.</text:span><text:span text:style-name="T12">backoff_factor</text:span><text:span text:style-name="T10">, </text:span><text:span text:style-name="T12">self</text:span><text:span text:style-name="T10">.</text:span><text:span text:style-name="T12">max_delay</text:span><text:span text:style-name="T10">)</text:span></text:p>
      <text:p text:style-name="P6">        <text:span text:style-name="T12">jitter</text:span><text:span text:style-name="T10"> </text:span><text:span text:style-name="T13">=</text:span><text:span text:style-name="T10"> </text:span><text:span text:style-name="T12">delay</text:span><text:span text:style-name="T10"> </text:span><text:span text:style-name="T13">*</text:span><text:span text:style-name="T10"> </text:span><text:span text:style-name="T14">0.2</text:span><text:span text:style-name="T10"> </text:span><text:span text:style-name="T13">*</text:span><text:span text:style-name="T10"> (</text:span><text:span text:style-name="T17">random</text:span><text:span text:style-name="T10">.</text:span><text:span text:style-name="T12">random</text:span><text:span text:style-name="T10">() </text:span><text:span text:style-name="T13">-</text:span><text:span text:style-name="T10"> </text:span><text:span text:style-name="T14">0.5</text:span><text:span text:style-name="T10">)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delay</text:span><text:span text:style-name="T10"> </text:span><text:span text:style-name="T13">+</text:span><text:span text:style-name="T10"> </text:span><text:span text:style-name="T12">jitter</text:span><text:span text:style-name="T10">)</text:span></text:p>
      <text:p text:style-name="P6">        <text:span text:style-name="T15">return</text:span><text:span text:style-name="T10"> </text:span><text:span text:style-name="T12">self</text:span><text:span text:style-name="T10">.</text:span><text:span text:style-name="T12">current_delay</text:span></text:p>
      <text:p text:style-name="P4"/>
      <text:p text:style-name="P6">    <text:span text:style-name="T9">def</text:span><text:span text:style-name="T10"> </text:span><text:span text:style-name="T11">connect</text:span><text:span text:style-name="T10">(</text:span><text:span text:style-name="T12">self</text:span><text:span text:style-name="T10">):</text:span></text:p>
      <text:p text:style-name="P6">        <text:span text:style-name="T15">while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<text:span text:style-name="T15">try</text:span><text:span text:style-name="T10">:</text:span></text:p>
      <text:p text:style-name="P6">    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test_connection</text:span><text:span text:style-name="T10">():</text:span></text:p>
      <text:p text:style-name="P6">                    <text:span text:style-name="T15">raise</text:span><text:span text:style-name="T10"> </text:span><text:span text:style-name="T17">ConnectionError</text:span><text:span text:style-name="T10">(</text:span><text:span text:style-name="T16">"Falha no teste de conectividade"</text:span><text:span text:style-name="T10">)</text:span></text:p>
      <text:p text:style-name="P4"/>
      <text:p text:style-name="P6"><text:soft-page-break/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🔄 Tentativa </text:span><text:span text:style-name="T9">{</text:span><text:span text:style-name="T12">self</text:span><text:span text:style-name="T10">.</text:span><text:span text:style-name="T12">reconnect_count</text:span><text:span text:style-name="T10"> </text:span><text:span text:style-name="T13">+</text:span><text:span text:style-name="T10"> </text:span><text:span text:style-name="T14">1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"</text:span><text:span text:style-name="T10">)</text:span></text:p>
      <text:p text:style-name="P6">                <text:span text:style-name="T12">ws</text:span><text:span text:style-name="T10"> </text:span><text:span text:style-name="T13">=</text:span><text:span text:style-name="T10"> </text:span><text:span text:style-name="T17">websocket</text:span><text:span text:style-name="T10">.</text:span><text:span text:style-name="T17">WebSocketApp</text:span><text:span text:style-name="T10">(</text:span></text:p>
      <text:p text:style-name="P6">                    <text:span text:style-name="T12">self</text:span><text:span text:style-name="T10">.</text:span><text:span text:style-name="T12">stream_url</text:span><text:span text:style-name="T10">,</text:span></text:p>
      <text:p text:style-name="P6">                    <text:span text:style-name="T12">on_message</text:span><text:span text:style-name="T13">=</text:span><text:span text:style-name="T12">self</text:span><text:span text:style-name="T10">.</text:span><text:span text:style-name="T11">_on_message</text:span><text:span text:style-name="T10">,</text:span></text:p>
      <text:p text:style-name="P6">                    <text:span text:style-name="T12">on_error</text:span><text:span text:style-name="T13">=</text:span><text:span text:style-name="T12">self</text:span><text:span text:style-name="T10">.</text:span><text:span text:style-name="T11">_on_error</text:span><text:span text:style-name="T10">,</text:span></text:p>
      <text:p text:style-name="P6">                    <text:span text:style-name="T12">on_close</text:span><text:span text:style-name="T13">=</text:span><text:span text:style-name="T12">self</text:span><text:span text:style-name="T10">.</text:span><text:span text:style-name="T11">_on_close</text:span><text:span text:style-name="T10">,</text:span></text:p>
      <text:p text:style-name="P6">                    <text:span text:style-name="T12">on_open</text:span><text:span text:style-name="T13">=</text:span><text:span text:style-name="T12">self</text:span><text:span text:style-name="T10">.</text:span><text:span text:style-name="T11">_on_open</text:span></text:p>
      <text:p text:style-name="P6">                <text:span text:style-name="T10">)</text:span></text:p>
      <text:p text:style-name="P6">                <text:span text:style-name="T12">ws</text:span><text:span text:style-name="T10">.</text:span><text:span text:style-name="T11">run_forever</text:span><text:span text:style-name="T10">(</text:span><text:span text:style-name="T12">ping_interval</text:span><text:span text:style-name="T13">=</text:span><text:span text:style-name="T14">30</text:span><text:span text:style-name="T10">, </text:span><text:span text:style-name="T12">ping_timeout</text:span><text:span text:style-name="T13">=</text:span><text:span text:style-name="T14">10</text:span><text:span text:style-name="T10">)</text:span>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        <text:span text:style-name="T15">break</text:span></text:p>
      <text:p text:style-name="P4"/>
      <text:p text:style-name="P6">    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⏹️ Interrompido pelo usuário"</text:span><text:span text:style-name="T10">)</text:span></text:p>
      <text:p text:style-name="P6">        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break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2">self</text:span><text:span text:style-name="T10">.</text:span><text:span text:style-name="T12">reconnect_count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2">self</text:span><text:span text:style-name="T10">.</text:span><text:span text:style-name="T12">total_reconnects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a conexão (</text:span><text:span text:style-name="T9">{</text:span><text:span text:style-name="T12">self</text:span><text:span text:style-name="T10">.</text:span><text:span text:style-name="T12">reconnect_count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)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:</text:span></text:p>
      <text:p text:style-name="P6">                    <text:span text:style-name="T12">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1">_calculate_next_delay</text:span><text:span text:style-name="T10">(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⏳ Reconectando em </text:span><text:span text:style-name="T9">{</text:span><text:span text:style-name="T12">delay</text:span><text:span text:style-name="T9">:.1f}</text:span><text:span text:style-name="T16">s..."</text:span><text:span text:style-name="T10">)</text:span></text:p>
      <text:p text:style-name="P6">                    <text:span text:style-name="T17">time</text:span><text:span text:style-name="T10">.</text:span><text:span text:style-name="T11">sleep</text:span><text:span text:style-name="T10">(</text:span><text:span text:style-name="T12">delay</text:span><text:span text:style-name="T10">)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16">"💀 Máximo de tentativas atingido. Encerrando."</text:span><text:span text:style-name="T10">)</text:span></text:p>
      <text:p text:style-name="P6">                    <text:span text:style-name="T15">break</text:span></text:p>
      <text:p text:style-name="P6">        <text:span text:style-name="T12">self</text:span><text:span text:style-name="T10">.</text:span><text:span text:style-name="T11">_stop_heartbeat</text:span><text:span text:style-name="T10">()</text:span></text:p>
      <text:p text:style-name="P4"/>
      <text:p text:style-name="P6">    <text:span text:style-name="T9">def</text:span><text:span text:style-name="T10"> </text:span><text:span text:style-name="T11">disconnect</text:span><text:span text:style-name="T10">(</text:span><text:span text:style-name="T12">self</text:span><text:span text:style-name="T10">)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🛑 Iniciando desconexão..."</text:span><text:span text:style-name="T10">)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4"/>
      <text:p text:style-name="P3"><text:span text:style-name="T8">class</text:span> <text:span text:style-name="T2">TradeFlowAnalyzer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vol_factor_exh</text:span><text:span text:style-name="T10">, </text:span><text:span text:style-name="T12">tz_output</text:span><text:span text:style-name="T10">: </text:span><text:span text:style-name="T17">ZoneInfo</text:span><text:span text:style-name="T10">):</text:span></text:p>
      <text:p text:style-name="P6">        <text:span text:style-name="T12">self</text:span><text:span text:style-name="T10">.</text:span><text:span text:style-name="T12">vol_factor_exh</text:span><text:span text:style-name="T10"> </text:span><text:span text:style-name="T13">=</text:span><text:span text:style-name="T10"> </text:span><text:span text:style-name="T12">vol_factor_exh</text:span></text:p>
      <text:p text:style-name="P6">        <text:span text:style-name="T12">self</text:span><text:span text:style-name="T10">.</text:span><text:span text:style-name="T12">tz_output</text:span><text:span text:style-name="T10"> </text:span><text:span text:style-name="T13">=</text:span><text:span text:style-name="T10"> </text:span><text:span text:style-name="T12">tz_output</text:span></text:p>
      <text:p text:style-name="P4"/>
      <text:p text:style-name="P6">    <text:span text:style-name="T9">def</text:span><text:span text:style-name="T10"> </text:span><text:span text:style-name="T11">analyze_window</text:span><text:span text:style-name="T10">(</text:span><text:span text:style-name="T12">self</text:span><text:span text:style-name="T10">, </text:span><text:span text:style-name="T12">window_data</text:span><text:span text:style-name="T10">, </text:span><text:span text:style-name="T12">symbol</text:span><text:span text:style-name="T10">, </text:span><text:span text:style-name="T12">history_volumes</text:span><text:span text:style-name="T10">, </text:span><text:span text:style-name="T12">dynamic_delta_threshold</text:span><text:span text:style-name="T10">):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window_data</text:span><text:span text:style-name="T10"> </text:span><text:span text:style-name="T9">or</text:span><text:span text:style-name="T10"> </text:span><text:span text:style-name="T11">len</text:span><text:span text:style-name="T10">(</text:span><text:span text:style-name="T12">window_data</text:span><text:span text:style-name="T10">) </text:span><text:span text:style-name="T13">&lt;</text:span><text:span text:style-name="T10"> </text:span><text:span text:style-name="T14">2</text:span><text:span text:style-name="T10">:</text:span></text:p>
      <text:p text:style-name="P6">            <text:span text:style-name="T12">empty_event</text:span><text:span text:style-name="T10"> </text:span><text:span text:style-name="T13">=</text:span><text:span text:style-name="T10"> {</text:span><text:span text:style-name="T16">"is_signal"</text:span><text:span text:style-name="T10">: </text:span><text:span text:style-name="T9">False</text:span><text:span text:style-name="T10">, </text:span><text:span text:style-name="T16">"delta"</text:span><text:span text:style-name="T10">: </text:span><text:span text:style-name="T14">0</text:span><text:span text:style-name="T10">, </text:span><text:span text:style-name="T16">"volume_total"</text:span><text:span text:style-name="T10">: </text:span><text:span text:style-name="T14">0</text:span><text:span text:style-name="T10">, </text:span><text:span text:style-name="T16">"preco_fechamento"</text:span><text:span text:style-name="T10">: </text:span><text:span text:style-name="T14">0</text:span><text:span text:style-name="T10">}</text:span></text:p>
      <text:p text:style-name="P6">            <text:span text:style-name="T15">return</text:span><text:span text:style-name="T10"> </text:span><text:span text:style-name="T12">empty_event</text:span><text:span text:style-name="T10">, </text:span><text:span text:style-name="T12">empty_event</text:span></text:p>
      <text:p text:style-name="P4"/>
      <text:p text:style-name="P6">        <text:span text:style-name="T12">absorption_event</text:span><text:span text:style-name="T10"> </text:span><text:span text:style-name="T13">=</text:span><text:span text:style-name="T10"> </text:span><text:span text:style-name="T11">create_absorption_event</text:span><text:span text:style-name="T10">(</text:span></text:p>
      <text:p text:style-name="P6">            <text:span text:style-name="T12">window_data</text:span><text:span text:style-name="T10">, </text:span><text:span text:style-name="T12">symbol</text:span><text:span text:style-name="T10">, </text:span><text:span text:style-name="T12">delta_threshold</text:span><text:span text:style-name="T13">=</text:span><text:span text:style-name="T12">dynamic_delta_threshold</text:span><text:span text:style-name="T10">, </text:span><text:span text:style-name="T12">tz_output</text:span><text:span text:style-name="T13">=</text:span><text:span text:style-name="T12">self</text:span><text:span text:style-name="T10">.</text:span><text:span text:style-name="T12">tz_output</text:span></text:p>
      <text:p text:style-name="P6">        <text:span text:style-name="T10">)</text:span></text:p>
      <text:p text:style-name="P6"><text:soft-page-break/>        <text:span text:style-name="T12">exhaustion_event</text:span><text:span text:style-name="T10"> </text:span><text:span text:style-name="T13">=</text:span><text:span text:style-name="T10"> </text:span><text:span text:style-name="T11">create_exhaustion_event</text:span><text:span text:style-name="T10">(</text:span></text:p>
      <text:p text:style-name="P6">            <text:span text:style-name="T12">window_data</text:span><text:span text:style-name="T10">,</text:span></text:p>
      <text:p text:style-name="P6">            <text:span text:style-name="T12">symbol</text:span><text:span text:style-name="T10">,</text:span></text:p>
      <text:p text:style-name="P6">            <text:span text:style-name="T12">history_volumes</text:span><text:span text:style-name="T13">=</text:span><text:span text:style-name="T12">history_volumes</text:span><text:span text:style-name="T10">,</text:span></text:p>
      <text:p text:style-name="P6">            <text:span text:style-name="T12">volume_factor</text:span><text:span text:style-name="T13">=</text:span><text:span text:style-name="T12">self</text:span><text:span text:style-name="T10">.</text:span><text:span text:style-name="T12">vol_factor_exh</text:span><text:span text:style-name="T10">,</text:span></text:p>
      <text:p text:style-name="P6">            <text:span text:style-name="T12">tz_output</text:span><text:span text:style-name="T13">=</text:span><text:span text:style-name="T12">self</text:span><text:span text:style-name="T10">.</text:span><text:span text:style-name="T12">tz_output</text:span></text:p>
      <text:p text:style-name="P6">        <text:span text:style-name="T10">)</text:span></text:p>
      <text:p text:style-name="P6">        <text:span text:style-name="T15">return</text:span><text:span text:style-name="T10"> </text:span><text:span text:style-name="T12">absorption_event</text:span><text:span text:style-name="T10">, </text:span><text:span text:style-name="T12">exhaustion_event</text:span></text:p>
      <text:p text:style-name="P4"/>
      <text:p text:style-name="P3"><text:span text:style-name="T8">class</text:span> <text:span text:style-name="T2">EnhancedMarketBot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window_size_minutes</text:span><text:span text:style-name="T10">, </text:span><text:span text:style-name="T12">vol_factor_exh</text:span><text:span text:style-name="T10">, </text:span><text:span text:style-name="T12">history_size</text:span><text:span text:style-name="T10">, </text:span></text:p>
      <text:p text:style-name="P6">                 <text:span text:style-name="T12">delta_std_dev_factor</text:span><text:span text:style-name="T10">, </text:span><text:span text:style-name="T12">context_sma_period</text:span><text:span text:style-name="T10">, </text:span><text:span text:style-name="T12">liquidity_flow_alert_percentage</text:span><text:span text:style-name="T10">):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window_size_minutes</text:span><text:span text:style-name="T10"> </text:span><text:span text:style-name="T13">=</text:span><text:span text:style-name="T10"> </text:span><text:span text:style-name="T12">window_size_minutes</text:span></text:p>
      <text:p text:style-name="P6">        <text:span text:style-name="T12">self</text:span><text:span text:style-name="T10">.</text:span><text:span text:style-name="T12">window_ms</text:span><text:span text:style-name="T10"> </text:span><text:span text:style-name="T13">=</text:span><text:span text:style-name="T10"> </text:span><text:span text:style-name="T12">window_size_minutes</text:span><text:span text:style-name="T10"> </text:span><text:span text:style-name="T13">*</text:span><text:span text:style-name="T10"> </text:span><text:span text:style-name="T14">60</text:span><text:span text:style-name="T10"> </text:span><text:span text:style-name="T13">*</text:span><text:span text:style-name="T10"> </text:span><text:span text:style-name="T14">1000</text:span></text:p>
      <text:p text:style-name="P6">        <text:span text:style-name="T12">self</text:span><text:span text:style-name="T10">.</text:span><text:span text:style-name="T12">interval_str</text:span><text:span text:style-name="T10"> </text:span><text:span text:style-name="T13">=</text:span><text:span text:style-name="T10"> </text:span><text:span text:style-name="T9">f</text:span><text:span text:style-name="T16">"</text:span><text:span text:style-name="T9">{</text:span><text:span text:style-name="T12">window_size_minutes</text:span><text:span text:style-name="T9">}</text:span><text:span text:style-name="T16">m"</text:span></text:p>
      <text:p text:style-name="P6">        <text:span text:style-name="T12">self</text:span><text:span text:style-name="T10">.</text:span><text:span text:style-name="T12">ny_tz</text:span><text:span text:style-name="T10"> </text:span><text:span text:style-name="T13">=</text:span><text:span text:style-name="T10"> </text:span><text:span text:style-name="T18">NY_TZ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4"/>
      <text:p text:style-name="P6">        <text:span text:style-name="T19"># Analisadores</text:span></text:p>
      <text:p text:style-name="P6">        <text:span text:style-name="T12">self</text:span><text:span text:style-name="T10">.</text:span><text:span text:style-name="T12">trade_flow_analyzer</text:span><text:span text:style-name="T10"> </text:span><text:span text:style-name="T13">=</text:span><text:span text:style-name="T10"> </text:span><text:span text:style-name="T17">TradeFlowAnalyzer</text:span><text:span text:style-name="T10">(</text:span><text:span text:style-name="T12">vol_factor_exh</text:span><text:span text:style-name="T10">, </text:span><text:span text:style-name="T12">tz_output</text:span><text:span text:style-name="T13">=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2">self</text:span><text:span text:style-name="T10">.</text:span><text:span text:style-name="T12">orderbook_analyzer</text:span><text:span text:style-name="T10"> </text:span><text:span text:style-name="T13">=</text:span><text:span text:style-name="T10"> </text:span><text:span text:style-name="T17">OrderBookAnalyzer</text:span><text:span text:style-name="T10">(</text:span><text:span text:style-name="T12">symbol</text:span><text:span text:style-name="T13">=</text:span><text:span text:style-name="T12">self</text:span><text:span text:style-name="T10">.</text:span><text:span text:style-name="T12">symbol</text:span><text:span text:style-name="T10">, </text:span></text:p>
      <text:p text:style-name="P6">                                                   <text:span text:style-name="T12">liquidity_flow_alert_percentage</text:span><text:span text:style-name="T13">=</text:span><text:span text:style-name="T12">liquidity_flow_alert_percentage</text:span><text:span text:style-name="T10">)</text:span></text:p>
      <text:p text:style-name="P6">        <text:span text:style-name="T12">self</text:span><text:span text:style-name="T10">.</text:span><text:span text:style-name="T12">event_saver</text:span><text:span text:style-name="T10"> </text:span><text:span text:style-name="T13">=</text:span><text:span text:style-name="T10"> </text:span><text:span text:style-name="T17">EventSaver</text:span><text:span text:style-name="T10">(</text:span><text:span text:style-name="T12">sound_alert</text:span><text:span text:style-name="T13">=</text:span><text:span text:style-name="T9">True</text:span><text:span text:style-name="T10">)</text:span></text:p>
      <text:p text:style-name="P6">        </text:p>
      <text:p text:style-name="P6">        <text:span text:style-name="T19"># IA Analyzer com gerenciamento melhorado e robusto</text:span></text:p>
      <text:p text:style-name="P6">        <text:span text:style-name="T12">self</text:span><text:span text:style-name="T10">.</text:span><text:span text:style-name="T12">ai_analyzer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ai_initialization_attempt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ai_test_passed</text:span><text:span text:style-name="T10"> </text:span><text:span text:style-name="T13">=</text:span><text:span text:style-name="T10"> </text:span><text:span text:style-name="T9">False</text:span></text:p>
      <text:p text:style-name="P6">        </text:p>
      <text:p text:style-name="P6">        <text:span text:style-name="T19"># Controle de threads da IA</text:span></text:p>
      <text:p text:style-name="P6">        <text:span text:style-name="T12">self</text:span><text:span text:style-name="T10">.</text:span><text:span text:style-name="T12">ai_thread_pool</text:span><text:span text:style-name="T10"> </text:span><text:span text:style-name="T13">=</text:span><text:span text:style-name="T10"> []</text:span></text:p>
      <text:p text:style-name="P6">        <text:span text:style-name="T12">self</text:span><text:span text:style-name="T10">.</text:span><text:span text:style-name="T12">max_ai_threads</text:span><text:span text:style-name="T10"> </text:span><text:span text:style-name="T13">=</text:span><text:span text:style-name="T10"> </text:span><text:span text:style-name="T14">3</text:span><text:span text:style-name="T10">  </text:span><text:span text:style-name="T19"># Máximo de análises simultâneas</text:span></text:p>
      <text:p text:style-name="P6">        </text:p>
      <text:p text:style-name="P6">        <text:span text:style-name="T19"># Inicializa IA em thread separada para não bloquear o bot principal</text:span></text:p>
      <text:p text:style-name="P6">        <text:span text:style-name="T12">self</text:span><text:span text:style-name="T10">.</text:span><text:span text:style-name="T11">_initialize_ai_async</text:span><text:span text:style-name="T10">()</text:span></text:p>
      <text:p text:style-name="P6">        </text:p>
      <text:p text:style-name="P6">        <text:span text:style-name="T19"># Conexão</text:span></text:p>
      <text:p text:style-name="P6">        <text:span text:style-name="T12">self</text:span><text:span text:style-name="T10">.</text:span><text:span text:style-name="T12">connection_manager</text:span><text:span text:style-name="T10"> </text:span><text:span text:style-name="T13">=</text:span><text:span text:style-name="T10"> </text:span><text:span text:style-name="T17">RobustConnectionManager</text:span><text:span text:style-name="T10">(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5</text:span><text:span text:style-name="T10">)</text:span></text:p>
      <text:p text:style-name="P6">        <text:span text:style-name="T12">self</text:span><text:span text:style-name="T10">.</text:span><text:span text:style-name="T12">connection_manager</text:span><text:span text:style-name="T10">.</text:span><text:span text:style-name="T11">set_callbacks</text:span><text:span text:style-name="T10">(</text:span><text:span text:style-name="T12">on_message</text:span><text:span text:style-name="T13">=</text:span><text:span text:style-name="T12">self</text:span><text:span text:style-name="T10">.</text:span><text:span text:style-name="T11">on_message</text:span><text:span text:style-name="T10">, </text:span><text:span text:style-name="T12">on_open</text:span><text:span text:style-name="T13">=</text:span><text:span text:style-name="T12">self</text:span><text:span text:style-name="T10">.</text:span><text:span text:style-name="T11">on_open</text:span><text:span text:style-name="T10">, </text:span><text:span text:style-name="T12">on_close</text:span><text:span text:style-name="T13">=</text:span><text:span text:style-name="T12">self</text:span><text:span text:style-name="T10">.</text:span><text:span text:style-name="T11">on_close</text:span><text:span text:style-name="T10">)</text:span></text:p>
      <text:p text:style-name="P6">        </text:p>
      <text:p text:style-name="P6">        <text:span text:style-name="T19"># Estado da janela e histórico</text:span></text:p>
      <text:p text:style-name="P6">        <text:span text:style-name="T12">self</text:span><text:span text:style-name="T10">.</text:span><text:span text:style-name="T12">window_end_ms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6">        <text:span text:style-name="T12">self</text:span><text:span text:style-name="T10">.</text:span><text:span text:style-name="T12">window_count</text:span><text:span text:style-name="T10"> </text:span><text:span text:style-name="T13">=</text:span><text:span text:style-name="T10"> </text:span><text:span text:style-name="T14">0</text:span></text:p>
      <text:p text:style-name="P6"><text:soft-page-break/>        <text:span text:style-name="T12">self</text:span><text:span text:style-name="T10">.</text:span><text:span text:style-name="T12">history_size</text:span><text:span text:style-name="T10"> </text:span><text:span text:style-name="T13">=</text:span><text:span text:style-name="T10"> </text:span><text:span text:style-name="T12">history_size</text:span></text:p>
      <text:p text:style-name="P6">        <text:span text:style-name="T12">self</text:span><text:span text:style-name="T10">.</text:span><text:span text:style-name="T12">volume_history</text:span><text:span text:style-name="T10"> </text:span><text:span text:style-name="T13">=</text:span><text:span text:style-name="T10"> </text:span><text:span text:style-name="T17">deque</text:span><text:span text:style-name="T10">(</text:span><text:span text:style-name="T12">maxlen</text:span><text:span text:style-name="T13">=</text:span><text:span text:style-name="T12">history_size</text:span><text:span text:style-name="T10">)</text:span></text:p>
      <text:p text:style-name="P6">        <text:span text:style-name="T12">self</text:span><text:span text:style-name="T10">.</text:span><text:span text:style-name="T12">delta_history</text:span><text:span text:style-name="T10"> </text:span><text:span text:style-name="T13">=</text:span><text:span text:style-name="T10"> </text:span><text:span text:style-name="T17">deque</text:span><text:span text:style-name="T10">(</text:span><text:span text:style-name="T12">maxlen</text:span><text:span text:style-name="T13">=</text:span><text:span text:style-name="T12">history_size</text:span><text:span text:style-name="T10">)</text:span></text:p>
      <text:p text:style-name="P6">        <text:span text:style-name="T12">self</text:span><text:span text:style-name="T10">.</text:span><text:span text:style-name="T12">close_price_history</text:span><text:span text:style-name="T10"> </text:span><text:span text:style-name="T13">=</text:span><text:span text:style-name="T10"> </text:span><text:span text:style-name="T17">deque</text:span><text:span text:style-name="T10">(</text:span><text:span text:style-name="T12">maxlen</text:span><text:span text:style-name="T13">=</text:span><text:span text:style-name="T12">context_sma_period</text:span><text:span text:style-name="T10">)</text:span></text:p>
      <text:p text:style-name="P6">        </text:p>
      <text:p text:style-name="P6">        <text:span text:style-name="T19"># Parâmetros dinâmicos</text:span></text:p>
      <text:p text:style-name="P6">        <text:span text:style-name="T12">self</text:span><text:span text:style-name="T10">.</text:span><text:span text:style-name="T12">delta_std_dev_factor</text:span><text:span text:style-name="T10"> </text:span><text:span text:style-name="T13">=</text:span><text:span text:style-name="T10"> </text:span><text:span text:style-name="T12">delta_std_dev_factor</text:span></text:p>
      <text:p text:style-name="P6">        </text:p>
      <text:p text:style-name="P6">        <text:span text:style-name="T19"># Registra handlers para limpeza adequada</text:span></text:p>
      <text:p text:style-name="P6">        <text:span text:style-name="T12">self</text:span><text:span text:style-name="T10">.</text:span><text:span text:style-name="T11">_register_cleanup_handlers</text:span><text:span text:style-name="T10">()</text:span></text:p>
      <text:p text:style-name="P4"/>
      <text:p text:style-name="P6">    <text:span text:style-name="T9">def</text:span><text:span text:style-name="T10"> </text:span><text:span text:style-name="T11">_initialize_ai_async</text:span><text:span text:style-name="T10">(</text:span><text:span text:style-name="T12">self</text:span><text:span text:style-name="T10">):</text:span></text:p>
      <text:p text:style-name="P6">        <text:span text:style-name="T16">"""Inicializa a IA de forma assíncrona para não bloquear o bot principal."""</text:span></text:p>
      <text:p text:style-name="P6">        <text:span text:style-name="T9">def</text:span><text:span text:style-name="T10"> </text:span><text:span text:style-name="T11">ai_init_worker</text:span><text:span text:style-name="T10">():</text:span></text:p>
      <text:p text:style-name="P6">            <text:span text:style-name="T15">try</text:span><text:span text:style-name="T10">:</text:span>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ai_initialization_attempted</text:span><text:span text:style-name="T10">:</text:span></text:p>
      <text:p text:style-name="P6">                    <text:span text:style-name="T15">return</text:span></text:p>
      <text:p text:style-name="P6">                    </text:p>
      <text:p text:style-name="P6">                <text:span text:style-name="T12">self</text:span><text:span text:style-name="T10">.</text:span><text:span text:style-name="T12">ai_initialization_attempted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🧠 Inicializando AI Analyzer Híbrida..."</text:span><text:span text:style-name="T10">)</text:span></text:p>
      <text:p text:style-name="P6">                </text:p>
      <text:p text:style-name="P6">                <text:span text:style-name="T19"># Híbrida = qualquer valor de headless</text:span></text:p>
      <text:p text:style-name="P6">                <text:span text:style-name="T12">self</text:span><text:span text:style-name="T10">.</text:span><text:span text:style-name="T12">ai_analyzer</text:span><text:span text:style-name="T10"> </text:span><text:span text:style-name="T13">=</text:span><text:span text:style-name="T10"> </text:span><text:span text:style-name="T17">AIAnalyzer</text:span><text:span text:style-name="T10">(</text:span><text:span text:style-name="T12">headless</text:span><text:span text:style-name="T13">=</text:span><text:span text:style-name="T9">True</text:span><text:span text:style-name="T10">, </text:span><text:span text:style-name="T12">user_data_dir</text:span><text:span text:style-name="T13">=</text:span><text:span text:style-name="T16">"./hybrid_data"</text:span><text:span text:style-name="T10">)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✅ AI Analyzer Híbrida inicializada com sucesso"</text:span><text:span text:style-name="T10">)</text:span></text:p>
      <text:p text:style-name="P6">                </text:p>
      <text:p text:style-name="P6">                <text:span text:style-name="T19"># Testa a conexão inicial</text:span></text:p>
      <text:p text:style-name="P6">                <text:span text:style-name="T15">if</text:span><text:span text:style-name="T10"> </text:span><text:span text:style-name="T11">hasattr</text:span><text:span text:style-name="T10">(</text:span><text:span text:style-name="T12">self</text:span><text:span text:style-name="T10">.</text:span><text:span text:style-name="T12">ai_analyzer</text:span><text:span text:style-name="T10">, </text:span><text:span text:style-name="T16">'enabled'</text:span><text:span text:style-name="T10">)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analyzer</text:span><text:span text:style-name="T10">.</text:span><text:span text:style-name="T12">enabled</text:span><text:span text:style-name="T10">:</text:span></text:p>
      <text:p text:style-name="P6">                    <text:span text:style-name="T19"># IA desabilitada, sempre passa no teste</text:span></text:p>
      <text:p text:style-name="P6">                    <text:span text:style-name="T12">self</text:span><text:span text:style-name="T10">.</text:span><text:span text:style-name="T12">ai_test_passed</text:span><text:span text:style-name="T10"> </text:span><text:span text:style-name="T13">=</text:span><text:span text:style-name="T10"> </text:span><text:span text:style-name="T9">True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✅ Sistema de análise básica ativado (sem IA externa)"</text:span><text:span text:style-name="T10">)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9"># IA habilitada, faz teste real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🧪 Testando sistema de análise híbrida..."</text:span><text:span text:style-name="T10">)</text:span></text:p>
      <text:p text:style-name="P6">                    <text:span text:style-name="T12">test_event</text:span><text:span text:style-name="T10"> </text:span><text:span text:style-name="T13">=</text:span><text:span text:style-name="T10"> {</text:span></text:p>
      <text:p text:style-name="P6">                        <text:span text:style-name="T16">"tipo_evento"</text:span><text:span text:style-name="T10">: </text:span><text:span text:style-name="T16">"Teste de Conexão"</text:span><text:span text:style-name="T10">,</text:span></text:p>
      <text:p text:style-name="P6">                        <text:span text:style-name="T16">"ativo"</text:span><text:span text:style-name="T10">: </text:span><text:span text:style-name="T12">self</text:span><text:span text:style-name="T10">.</text:span><text:span text:style-name="T12">symbol</text:span><text:span text:style-name="T10">,</text:span></text:p>
      <text:p text:style-name="P6">                        <text:span text:style-name="T16">"descricao"</text:span><text:span text:style-name="T10">: </text:span><text:span text:style-name="T16">"Teste inicial de conectividade com a IA"</text:span><text:span text:style-name="T10">,</text:span></text:p>
      <text:p text:style-name="P6">                        <text:span text:style-name="T16">"delta"</text:span><text:span text:style-name="T10">: </text:span><text:span text:style-name="T14">100</text:span><text:span text:style-name="T10">,</text:span></text:p>
      <text:p text:style-name="P6">                        <text:span text:style-name="T16">"volume_total"</text:span><text:span text:style-name="T10">: </text:span><text:span text:style-name="T14">5000</text:span><text:span text:style-name="T10">,</text:span></text:p>
      <text:p text:style-name="P6">                        <text:span text:style-name="T16">"preco_fechamento"</text:span><text:span text:style-name="T10">: </text:span><text:span text:style-name="T14">45250.50</text:span><text:span text:style-name="T10">,</text:span></text:p>
      <text:p text:style-name="P6">                        <text:span text:style-name="T16">"volume_compra"</text:span><text:span text:style-name="T10">: </text:span><text:span text:style-name="T14">2800</text:span><text:span text:style-name="T10">,</text:span></text:p>
      <text:p text:style-name="P6">                        <text:span text:style-name="T16">"volume_venda"</text:span><text:span text:style-name="T10">: </text:span><text:span text:style-name="T14">2200</text:span><text:span text:style-name="T10">,</text:span></text:p>
      <text:p text:style-name="P6">                        <text:span text:style-name="T16">"indice_absorcao"</text:span><text:span text:style-name="T10">: </text:span><text:span text:style-name="T14">1.8</text:span></text:p>
      <text:p text:style-name="P6">                    <text:span text:style-name="T10">}</text:span></text:p>
      <text:p text:style-name="P6">                    </text:p>
      <text:p text:style-name="P6">                    <text:span text:style-name="T12">result</text:span><text:span text:style-name="T10"> </text:span><text:span text:style-name="T13">=</text:span><text:span text:style-name="T10"> </text:span><text:span text:style-name="T12">self</text:span><text:span text:style-name="T10">.</text:span><text:span text:style-name="T12">ai_analyzer</text:span><text:span text:style-name="T10">.</text:span><text:span text:style-name="T11">analyze_event</text:span><text:span text:style-name="T10">(</text:span><text:span text:style-name="T12">test_event</text:span><text:span text:style-name="T10">)</text:span></text:p>
      <text:p text:style-name="P6">                    </text:p>
      <text:p text:style-name="P6">                    <text:span text:style-name="T15">if</text:span><text:span text:style-name="T10"> </text:span><text:span text:style-name="T12">result</text:span><text:span text:style-name="T10"> </text:span><text:span text:style-name="T9">and</text:span><text:span text:style-name="T10"> </text:span><text:span text:style-name="T11">len</text:span><text:span text:style-name="T10">(</text:span><text:span text:style-name="T12">result</text:span><text:span text:style-name="T10">.</text:span><text:span text:style-name="T11">strip</text:span><text:span text:style-name="T10">()) </text:span><text:span text:style-name="T13">&gt;</text:span><text:span text:style-name="T10"> </text:span><text:span text:style-name="T14">50</text:span><text:span text:style-name="T10">:</text:span></text:p>
      <text:p text:style-name="P6">                        <text:span text:style-name="T17">logging</text:span><text:span text:style-name="T10">.</text:span><text:span text:style-name="T11">info</text:span><text:span text:style-name="T10">(</text:span><text:span text:style-name="T16">"✅ Teste de análise híbrida bem-sucedido!"</text:span><text:span text:style-name="T10">)</text:span></text:p>
      <text:p text:style-name="P6">                        <text:span text:style-name="T12">self</text:span><text:span text:style-name="T10">.</text:span><text:span text:style-name="T12">ai_test_passed</text:span><text:span text:style-name="T10"> </text:span><text:span text:style-name="T13">=</text:span><text:span text:style-name="T10"> </text:span><text:span text:style-name="T9">True</text:span></text:p>
      <text:p text:style-name="P6">                        </text:p>
      <text:p text:style-name="P6"><text:soft-page-break/>                        <text:span text:style-name="T11">print</text:span><text:span text:style-name="T10">(</text:span><text:span text:style-name="T16">"</text:span><text:span text:style-name="T20">\n</text:span><text:span text:style-name="T16">"</text:span><text:span text:style-name="T10"> </text:span><text:span text:style-name="T13">+</text:span><text:span text:style-name="T10"> </text:span><text:span text:style-name="T16">"═"</text:span><text:span text:style-name="T13">*</text:span><text:span text:style-name="T14">30</text:span><text:span text:style-name="T10"> </text:span><text:span text:style-name="T13">+</text:span><text:span text:style-name="T10"> </text:span><text:span text:style-name="T16">" TESTE DA ANÁLISE HÍBRIDA "</text:span><text:span text:style-name="T10"> </text:span><text:span text:style-name="T13">+</text:span><text:span text:style-name="T10"> </text:span><text:span text:style-name="T16">"═"</text:span><text:span text:style-name="T13">*</text:span><text:span text:style-name="T14">30</text:span><text:span text:style-name="T10">)</text:span></text:p>
      <text:p text:style-name="P6">                        <text:span text:style-name="T11">print</text:span><text:span text:style-name="T10">(</text:span><text:span text:style-name="T16">"🧪 Resultado do teste:"</text:span><text:span text:style-name="T10">)</text:span></text:p>
      <text:p text:style-name="P6">                        <text:span text:style-name="T11">print</text:span><text:span text:style-name="T10">(</text:span><text:span text:style-name="T16">"─"</text:span><text:span text:style-name="T10"> </text:span><text:span text:style-name="T13">*</text:span><text:span text:style-name="T10"> </text:span><text:span text:style-name="T14">85</text:span><text:span text:style-name="T10">)</text:span></text:p>
      <text:p text:style-name="P6">                        <text:span text:style-name="T11">print</text:span><text:span text:style-name="T10">(</text:span><text:span text:style-name="T12">result</text:span><text:span text:style-name="T10">[:</text:span><text:span text:style-name="T14">400</text:span><text:span text:style-name="T10">] </text:span><text:span text:style-name="T13">+</text:span><text:span text:style-name="T10"> </text:span><text:span text:style-name="T16">"..."</text:span><text:span text:style-name="T10"> </text:span><text:span text:style-name="T15">if</text:span><text:span text:style-name="T10"> </text:span><text:span text:style-name="T11">len</text:span><text:span text:style-name="T10">(</text:span><text:span text:style-name="T12">result</text:span><text:span text:style-name="T10">) </text:span><text:span text:style-name="T13">&gt;</text:span><text:span text:style-name="T10"> </text:span><text:span text:style-name="T14">400</text:span><text:span text:style-name="T10"> </text:span><text:span text:style-name="T15">else</text:span><text:span text:style-name="T10"> </text:span><text:span text:style-name="T12">result</text:span><text:span text:style-name="T10">)</text:span></text:p>
      <text:p text:style-name="P6">                        <text:span text:style-name="T11">print</text:span><text:span text:style-name="T10">(</text:span><text:span text:style-name="T16">"═"</text:span><text:span text:style-name="T10"> </text:span><text:span text:style-name="T13">*</text:span><text:span text:style-name="T10"> </text:span><text:span text:style-name="T14">85</text:span><text:span text:style-name="T10"> </text:span><text:span text:style-name="T13">+</text:span><text:span text:style-name="T10"> </text:span><text:span text:style-name="T16">"</text:span><text:span text:style-name="T20">\n</text:span><text:span text:style-name="T16">"</text:span><text:span text:style-name="T10">)</text:span></text:p>
      <text:p text:style-name="P6">                    <text:span text:style-name="T15">else</text:span><text:span text:style-name="T10">:</text:span></text:p>
      <text:p text:style-name="P6">    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Teste de análise híbrida com problema: </text:span><text:span text:style-name="T9">{</text:span><text:span text:style-name="T12">result</text:span><text:span text:style-name="T9">}</text:span><text:span text:style-name="T16">"</text:span><text:span text:style-name="T10">)</text:span></text:p>
      <text:p text:style-name="P6">                        <text:span text:style-name="T12">self</text:span><text:span text:style-name="T10">.</text:span><text:span text:style-name="T12">ai_test_passed</text:span><text:span text:style-name="T10"> </text:span><text:span text:style-name="T13">=</text:span><text:span text:style-name="T10"> </text:span><text:span text:style-name="T9">False</text:span></text:p>
      <text:p text:style-name="P6">                    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inicializar AI Analyzer Híbrida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    <text:span text:style-name="T12">self</text:span><text:span text:style-name="T10">.</text:span><text:span text:style-name="T12">ai_analyzer</text:span><text:span text:style-name="T10"> </text:span><text:span text:style-name="T13">=</text:span><text:span text:style-name="T10"> </text:span><text:span text:style-name="T9">None</text:span></text:p>
      <text:p text:style-name="P6">                <text:span text:style-name="T12">self</text:span><text:span text:style-name="T10">.</text:span><text:span text:style-name="T12">ai_test_passed</text:span><text:span text:style-name="T10"> </text:span><text:span text:style-name="T13">=</text:span><text:span text:style-name="T10"> </text:span><text:span text:style-name="T9">False</text:span></text:p>
      <text:p text:style-name="P4"/>
      <text:p text:style-name="P6">        <text:span text:style-name="T19"># Executa inicialização em thread separada</text:span></text:p>
      <text:p text:style-name="P6">        <text:span text:style-name="T12">ai_init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7">Thread</text:span><text:span text:style-name="T10">(</text:span><text:span text:style-name="T12">target</text:span><text:span text:style-name="T13">=</text:span><text:span text:style-name="T11">ai_init_worker</text:span><text:span text:style-name="T10">, </text:span><text:span text:style-name="T12">daemon</text:span><text:span text:style-name="T13">=</text:span><text:span text:style-name="T9">True</text:span><text:span text:style-name="T10">)</text:span></text:p>
      <text:p text:style-name="P6">        <text:span text:style-name="T12">ai_init_thread</text:span><text:span text:style-name="T10">.</text:span><text:span text:style-name="T11">start</text:span><text:span text:style-name="T10">()</text:span></text:p>
      <text:p text:style-name="P4"/>
      <text:p text:style-name="P6">    <text:span text:style-name="T9">def</text:span><text:span text:style-name="T10"> </text:span><text:span text:style-name="T11">_register_cleanup_handlers</text:span><text:span text:style-name="T10">(</text:span><text:span text:style-name="T12">self</text:span><text:span text:style-name="T10">):</text:span></text:p>
      <text:p text:style-name="P6">        <text:span text:style-name="T16">"""Registra handlers para limpeza adequada dos recursos."""</text:span></text:p>
      <text:p text:style-name="P6">        <text:span text:style-name="T9">def</text:span><text:span text:style-name="T10"> </text:span><text:span text:style-name="T11">cleanup_handler</text:span><text:span text:style-name="T10">(</text:span><text:span text:style-name="T12">signum</text:span><text:span text:style-name="T13">=</text:span><text:span text:style-name="T9">None</text:span><text:span text:style-name="T10">, </text:span><text:span text:style-name="T12">frame</text:span><text:span text:style-name="T13">=</text:span><text:span text:style-name="T9">None</text:span><text:span text:style-name="T10">)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🧹 Iniciando limpeza dos recursos..."</text:span><text:span text:style-name="T10">)</text:span></text:p>
      <text:p text:style-name="P6">    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2">self</text:span><text:span text:style-name="T10">.</text:span><text:span text:style-name="T11">_cleanup_ai_threads</text:span><text:span text:style-name="T10">(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ai_analyzer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2">self</text:span><text:span text:style-name="T10">.</text:span><text:span text:style-name="T12">ai_analyzer</text:span><text:span text:style-name="T10">.close(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✅ AI Analyzer fechado com sucesso"</text:span><text:span text:style-name="T10">)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fechar AI Analyzer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onnection_manager</text:span><text:span text:style-name="T10">:</text:span></text:p>
      <text:p text:style-name="P6">                <text:span text:style-name="T12">self</text:span><text:span text:style-name="T10">.</text:span><text:span text:style-name="T12">connection_manager</text:span><text:span text:style-name="T10">.</text:span><text:span text:style-name="T11">disconnect</text:span><text:span text:style-name="T10">()</text:span></text:p>
      <text:p text:style-name="P6">            <text:span text:style-name="T17">sys</text:span><text:span text:style-name="T10">.</text:span><text:span text:style-name="T11">exit</text:span><text:span text:style-name="T10">(</text:span><text:span text:style-name="T14">0</text:span><text:span text:style-name="T10">)</text:span></text:p>
      <text:p text:style-name="P4"/>
      <text:p text:style-name="P6">        <text:span text:style-name="T17">signal</text:span><text:span text:style-name="T10">.</text:span><text:span text:style-name="T11">signal</text:span><text:span text:style-name="T10">(</text:span><text:span text:style-name="T17">signal</text:span><text:span text:style-name="T10">.</text:span><text:span text:style-name="T12">SIGINT</text:span><text:span text:style-name="T10">, </text:span><text:span text:style-name="T11">cleanup_handler</text:span><text:span text:style-name="T10">)</text:span></text:p>
      <text:p text:style-name="P6">        <text:span text:style-name="T17">signal</text:span><text:span text:style-name="T10">.</text:span><text:span text:style-name="T11">signal</text:span><text:span text:style-name="T10">(</text:span><text:span text:style-name="T17">signal</text:span><text:span text:style-name="T10">.</text:span><text:span text:style-name="T12">SIGTERM</text:span><text:span text:style-name="T10">, </text:span><text:span text:style-name="T11">cleanup_handler</text:span><text:span text:style-name="T10">)</text:span></text:p>
      <text:p text:style-name="P6">        <text:span text:style-name="T17">atexit</text:span><text:span text:style-name="T10">.</text:span><text:span text:style-name="T11">register</text:span><text:span text:style-name="T10">(</text:span><text:span text:style-name="T11">cleanup_handler</text:span><text:span text:style-name="T10">)</text:span></text:p>
      <text:p text:style-name="P4"/>
      <text:p text:style-name="P6">    <text:span text:style-name="T9">def</text:span><text:span text:style-name="T10"> </text:span><text:span text:style-name="T11">_cleanup_ai_threads</text:span><text:span text:style-name="T10">(</text:span><text:span text:style-name="T12">self</text:span><text:span text:style-name="T10">):</text:span></text:p>
      <text:p text:style-name="P6">        <text:span text:style-name="T16">"""Limpa threads da IA pendentes."""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ai_thread_pool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🧵 Aguardando threads da IA terminarem..."</text:span><text:span text:style-name="T10">)</text:span></text:p>
      <text:p text:style-name="P6">            <text:span text:style-name="T15">for</text:span><text:span text:style-name="T10"> </text:span><text:span text:style-name="T12">thread</text:span><text:span text:style-name="T10"> </text:span><text:span text:style-name="T15">in</text:span><text:span text:style-name="T10"> </text:span><text:span text:style-name="T12">self</text:span><text:span text:style-name="T10">.</text:span><text:span text:style-name="T12">ai_thread_pool</text:span><text:span text:style-name="T10">:</text:span></text:p>
      <text:p text:style-name="P6">                <text:span text:style-name="T15">if</text:span><text:span text:style-name="T10"> </text:span><text:span text:style-name="T12">thread</text:span><text:span text:style-name="T10">.is_alive():</text:span></text:p>
      <text:p text:style-name="P6">                    <text:span text:style-name="T12">thread</text:span><text:span text:style-name="T10">.join(</text:span><text:span text:style-name="T12">timeout</text:span><text:span text:style-name="T13">=</text:span><text:span text:style-name="T14">5</text:span><text:span text:style-name="T10">)</text:span></text:p>
      <text:p text:style-name="P6">            <text:span text:style-name="T12">self</text:span><text:span text:style-name="T10">.</text:span><text:span text:style-name="T12">ai_thread_pool</text:span><text:span text:style-name="T10">.</text:span><text:span text:style-name="T11">clear</text:span><text:span text:style-name="T10">()</text:span></text:p>
      <text:p text:style-name="P4"/>
      <text:p text:style-name="P6">    <text:span text:style-name="T9">def</text:span><text:span text:style-name="T10"> </text:span><text:span text:style-name="T11">_next_boundary_ms</text:span><text:span text:style-name="T10">(</text:span><text:span text:style-name="T12">self</text:span><text:span text:style-name="T10">, </text:span><text:span text:style-name="T12">ts_ms</text:span><text:span text:style-name="T10">: </text:span><text:span text:style-name="T17">int</text:span><text:span text:style-name="T10">) -&gt; </text:span><text:span text:style-name="T17">int</text:span><text:span text:style-name="T10">:</text:span></text:p>
      <text:p text:style-name="P6">        <text:span text:style-name="T15">return</text:span><text:span text:style-name="T10"> ((</text:span><text:span text:style-name="T12">ts_ms</text:span><text:span text:style-name="T10"> </text:span><text:span text:style-name="T13">//</text:span><text:span text:style-name="T10"> </text:span><text:span text:style-name="T12">self</text:span><text:span text:style-name="T10">.</text:span><text:span text:style-name="T12">window_ms</text:span><text:span text:style-name="T10">) </text:span><text:span text:style-name="T13">+</text:span><text:span text:style-name="T10"> </text:span><text:span text:style-name="T14">1</text:span><text:span text:style-name="T10">) </text:span><text:span text:style-name="T13">*</text:span><text:span text:style-name="T10"> </text:span><text:span text:style-name="T12">self</text:span><text:span text:style-name="T10">.</text:span><text:span text:style-name="T12">window_ms</text:span></text:p>
      <text:p text:style-name="P4"/>
      <text:p text:style-name="P6">    <text:span text:style-name="T9">def</text:span><text:span text:style-name="T10"> </text:span><text:span text:style-name="T11">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<text:soft-page-break/>        <text:span text:style-name="T15">if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<text:span text:style-name="T15">return</text:span></text:p>
      <text:p text:style-name="P6">            </text:p>
      <text:p text:style-name="P6">        <text:span text:style-name="T15">try</text:span><text:span text:style-name="T10">:</text:span></text:p>
      <text:p text:style-name="P6">            <text:span text:style-name="T12">trade</text:span><text:span text:style-name="T10"> </text:span><text:span text:style-name="T13">=</text:span><text:span text:style-name="T10"> </text:span><text:span text:style-name="T17">json</text:span><text:span text:style-name="T10">.</text:span><text:span text:style-name="T11">loads</text:span><text:span text:style-name="T10">(</text:span><text:span text:style-name="T12">message</text:span><text:span text:style-name="T10">)</text:span></text:p>
      <text:p text:style-name="P6">            <text:span text:style-name="T15">if</text:span><text:span text:style-name="T10"> </text:span><text:span text:style-name="T16">"T"</text:span><text:span text:style-name="T10"> </text:span><text:span text:style-name="T9">not</text:span><text:span text:style-name="T10"> </text:span><text:span text:style-name="T9">in</text:span><text:span text:style-name="T10"> </text:span><text:span text:style-name="T12">trade</text:span><text:span text:style-name="T10">: </text:span></text:p>
      <text:p text:style-name="P6">                <text:span text:style-name="T15">return</text:span></text:p>
      <text:p text:style-name="P6">            <text:span text:style-name="T12">ts</text:span><text:span text:style-name="T10"> </text:span><text:span text:style-name="T13">=</text:span><text:span text:style-name="T10"> </text:span><text:span text:style-name="T17">int</text:span><text:span text:style-name="T10">(</text:span><text:span text:style-name="T12">trade</text:span><text:span text:style-name="T10">[</text:span><text:span text:style-name="T16">"T"</text:span><text:span text:style-name="T10">])</text:span></text:p>
      <text:p text:style-name="P4"/>
      <text:p text:style-name="P6">            <text:span text:style-name="T15">if</text:span><text:span text:style-name="T10"> </text:span><text:span text:style-name="T12">self</text:span><text:span text:style-name="T10">.</text:span><text:span text:style-name="T12">window_end_ms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2">self</text:span><text:span text:style-name="T10">.</text:span><text:span text:style-name="T12">window_end_ms</text:span><text:span text:style-name="T10"> </text:span><text:span text:style-name="T13">=</text:span><text:span text:style-name="T10"> </text:span><text:span text:style-name="T12">self</text:span><text:span text:style-name="T10">.</text:span><text:span text:style-name="T11">_next_boundary_ms</text:span><text:span text:style-name="T10">(</text:span><text:span text:style-name="T12">ts</text:span><text:span text:style-name="T10">)</text:span></text:p>
      <text:p text:style-name="P4"/>
      <text:p text:style-name="P6">            <text:span text:style-name="T15">if</text:span><text:span text:style-name="T10"> </text:span><text:span text:style-name="T12">ts</text:span><text:span text:style-name="T10"> </text:span><text:span text:style-name="T13">&gt;=</text:span><text:span text:style-name="T10"> </text:span><text:span text:style-name="T12">self</text:span><text:span text:style-name="T10">.</text:span><text:span text:style-name="T12">window_end_ms</text:span><text:span text:style-name="T10">:</text:span></text:p>
      <text:p text:style-name="P6">                <text:span text:style-name="T12">self</text:span><text:span text:style-name="T10">.</text:span><text:span text:style-name="T11">_process_window</text:span><text:span text:style-name="T10">()</text:span></text:p>
      <text:p text:style-name="P6">                <text:span text:style-name="T12">self</text:span><text:span text:style-name="T10">.</text:span><text:span text:style-name="T12">window_end_ms</text:span><text:span text:style-name="T10"> </text:span><text:span text:style-name="T13">=</text:span><text:span text:style-name="T10"> </text:span><text:span text:style-name="T12">self</text:span><text:span text:style-name="T10">.</text:span><text:span text:style-name="T11">_next_boundary_ms</text:span><text:span text:style-name="T10">(</text:span><text:span text:style-name="T12">ts</text:span><text:span text:style-name="T10">)</text:span></text:p>
      <text:p text:style-name="P6">    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</text:span><text:span text:style-name="T12">trade</text:span><text:span text:style-name="T10">]</text:span></text:p>
      <text:p text:style-name="P6">            <text:span text:style-name="T15">else</text:span><text:span text:style-name="T10">:</text:span></text:p>
      <text:p text:style-name="P6">                <text:span text:style-name="T12">self</text:span><text:span text:style-name="T10">.</text:span><text:span text:style-name="T12">window_data</text:span><text:span text:style-name="T10">.</text:span><text:span text:style-name="T11">append</text:span><text:span text:style-name="T10">(</text:span><text:span text:style-name="T12">trade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processar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run_ai_analysis_threaded</text:span><text:span text:style-name="T10">(</text:span><text:span text:style-name="T12">self</text:span><text:span text:style-name="T10">, </text:span><text:span text:style-name="T12">event_data</text:span><text:span text:style-name="T10">):</text:span></text:p>
      <text:p text:style-name="P6">        <text:span text:style-name="T16">"""Executa análise da IA em thread separada com controle de recursos."""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analyzer</text:span><text:span text:style-name="T10"> </text:span><text:span text:style-name="T9">or</text:span><text:span text:style-name="T10"> </text:span><text:span text:style-name="T12">self</text:span><text:span text:style-name="T10">.</text:span><text:span text:style-name="T12">should_stop</text:span><text:span text:style-name="T10"> </text:span><text:span text:style-name="T9">or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test_passed</text:span><text:span text:style-name="T10">: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test_passed</text:span><text:span text:style-name="T10"> </text:span><text:span text:style-name="T9">and</text:span><text:span text:style-name="T10"> </text:span><text:span text:style-name="T12">self</text:span><text:span text:style-name="T10">.</text:span><text:span text:style-name="T12">ai_analyzer</text:span><text:span text:style-name="T10">:</text:span></text:p>
      <text:p text:style-name="P6">                <text:span text:style-name="T17">logging</text:span><text:span text:style-name="T10">.</text:span><text:span text:style-name="T11">warning</text:span><text:span text:style-name="T10">(</text:span><text:span text:style-name="T16">"⚠️ IA não passou no teste inicial, análise ignorada"</text:span><text:span text:style-name="T10">)</text:span></text:p>
      <text:p text:style-name="P6">            <text:span text:style-name="T15">return</text:span></text:p>
      <text:p text:style-name="P6">            </text:p>
      <text:p text:style-name="P6">        <text:span text:style-name="T9">def</text:span><text:span text:style-name="T10"> </text:span><text:span text:style-name="T11">ai_worker</text:span><text:span text:style-name="T10">():</text:span></text:p>
      <text:p text:style-name="P6">            <text:span text:style-name="T15">try</text:span><text:span text:style-name="T10">:</text:span></text:p>
      <text:p text:style-name="P6">                <text:span text:style-name="T19"># Remove threads finalizadas do pool</text:span></text:p>
      <text:p text:style-name="P6">                <text:span text:style-name="T12">self</text:span><text:span text:style-name="T10">.</text:span><text:span text:style-name="T12">ai_thread_pool</text:span><text:span text:style-name="T10"> </text:span><text:span text:style-name="T13">=</text:span><text:span text:style-name="T10"> [</text:span><text:span text:style-name="T12">t</text:span><text:span text:style-name="T10"> </text:span><text:span text:style-name="T15">for</text:span><text:span text:style-name="T10"> </text:span><text:span text:style-name="T12">t</text:span><text:span text:style-name="T10"> </text:span><text:span text:style-name="T15">in</text:span><text:span text:style-name="T10"> </text:span><text:span text:style-name="T12">self</text:span><text:span text:style-name="T10">.</text:span><text:span text:style-name="T12">ai_thread_pool</text:span><text:span text:style-name="T10"> </text:span><text:span text:style-name="T15">if</text:span><text:span text:style-name="T10"> </text:span><text:span text:style-name="T12">t</text:span><text:span text:style-name="T10">.is_alive()]</text:span></text:p>
      <text:p text:style-name="P6">                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🧠 Iniciando análise híbrida para evento: </text:span><text:span text:style-name="T9">{</text:span><text:span text:style-name="T12">event_data</text:span><text:span text:style-name="T10">.get(</text:span><text:span text:style-name="T16">'tipo_evento'</text:span><text:span text:style-name="T10">, </text:span><text:span text:style-name="T16">'N/A'</text:span><text:span text:style-name="T10">)</text:span><text:span text:style-name="T9">}</text:span><text:span text:style-name="T16">"</text:span><text:span text:style-name="T10">)</text:span></text:p>
      <text:p text:style-name="P6">                </text:p>
      <text:p text:style-name="P6">                <text:span text:style-name="T12">analysis_result</text:span><text:span text:style-name="T10"> </text:span><text:span text:style-name="T13">=</text:span><text:span text:style-name="T10"> </text:span><text:span text:style-name="T12">self</text:span><text:span text:style-name="T10">.</text:span><text:span text:style-name="T12">ai_analyzer</text:span><text:span text:style-name="T10">.analyze_event(</text:span><text:span text:style-name="T12">event_data</text:span><text:span text:style-name="T10">)</text:span></text:p>
      <text:p text:style-name="P6">                </text:p>
      <text:p text:style-name="P6">                <text:span text:style-name="T15">if</text:span><text:span text:style-name="T10"> </text:span><text:span text:style-name="T12">analysis_result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 </text:span><text:span text:style-name="T9">and</text:span><text:span text:style-name="T10"> </text:span><text:span text:style-name="T11">len</text:span><text:span text:style-name="T10">(</text:span><text:span text:style-name="T12">analysis_result</text:span><text:span text:style-name="T10">.strip()) </text:span><text:span text:style-name="T13">&gt;</text:span><text:span text:style-name="T10"> </text:span><text:span text:style-name="T14">10</text:span><text:span text:style-name="T10">:</text:span></text:p>
      <text:p text:style-name="P6">                    <text:span text:style-name="T11">print</text:span><text:span text:style-name="T10">(</text:span><text:span text:style-name="T16">"</text:span><text:span text:style-name="T20">\n</text:span><text:span text:style-name="T16">"</text:span><text:span text:style-name="T10"> </text:span><text:span text:style-name="T13">+</text:span><text:span text:style-name="T10"> </text:span><text:span text:style-name="T16">"═"</text:span><text:span text:style-name="T13">*</text:span><text:span text:style-name="T14">20</text:span><text:span text:style-name="T10"> </text:span><text:span text:style-name="T13">+</text:span><text:span text:style-name="T10"> </text:span><text:span text:style-name="T16">" ANÁLISE PROFISSIONAL HÍBRIDA "</text:span><text:span text:style-name="T10"> </text:span><text:span text:style-name="T13">+</text:span><text:span text:style-name="T10"> </text:span><text:span text:style-name="T16">"═"</text:span><text:span text:style-name="T13">*</text:span><text:span text:style-name="T14">20</text:span><text:span text:style-name="T10">)</text:span></text:p>
      <text:p text:style-name="P6">                    <text:span text:style-name="T11">print</text:span><text:span text:style-name="T10">(</text:span><text:span text:style-name="T9">f</text:span><text:span text:style-name="T16">"📊 Evento: </text:span><text:span text:style-name="T9">{</text:span><text:span text:style-name="T12">event_data</text:span><text:span text:style-name="T10">.get(</text:span><text:span text:style-name="T16">'tipo_evento'</text:span><text:span text:style-name="T10">, </text:span><text:span text:style-name="T16">'N/A'</text:span><text:span text:style-name="T10">)</text:span><text:span text:style-name="T9">}</text:span><text:span text:style-name="T16">"</text:span><text:span text:style-name="T10">)</text:span></text:p>
      <text:p text:style-name="P6">                    <text:span text:style-name="T11">print</text:span><text:span text:style-name="T10">(</text:span><text:span text:style-name="T9">f</text:span><text:span text:style-name="T16">"💹 Ativo: </text:span><text:span text:style-name="T9">{</text:span><text:span text:style-name="T12">event_data</text:span><text:span text:style-name="T10">.get(</text:span><text:span text:style-name="T16">'ativo'</text:span><text:span text:style-name="T10">, </text:span><text:span text:style-name="T16">'N/A'</text:span><text:span text:style-name="T10">)</text:span><text:span text:style-name="T9">}</text:span><text:span text:style-name="T16">"</text:span><text:span text:style-name="T10">)</text:span></text:p>
      <text:p text:style-name="P6">                    <text:span text:style-name="T11">print</text:span><text:span text:style-name="T10">(</text:span><text:span text:style-name="T9">f</text:span><text:span text:style-name="T16">"🕐 Horário: </text:span><text:span text:style-name="T9">{</text:span><text:span text:style-name="T12">event_data</text:span><text:span text:style-name="T10">.get(</text:span><text:span text:style-name="T16">'candle_close_time'</text:span><text:span text:style-name="T10">, </text:span><text:span text:style-name="T16">'N/A'</text:span><text:span text:style-name="T10">)</text:span><text:span text:style-name="T9">}</text:span><text:span text:style-name="T16">"</text:span><text:span text:style-name="T10">)</text:span></text:p>
      <text:p text:style-name="P6">                    <text:span text:style-name="T11">print</text:span><text:span text:style-name="T10">(</text:span><text:span text:style-name="T9">f</text:span><text:span text:style-name="T16">"📈 Delta: </text:span><text:span text:style-name="T9">{</text:span><text:span text:style-name="T12">event_data</text:span><text:span text:style-name="T10">.get(</text:span><text:span text:style-name="T16">'delta'</text:span><text:span text:style-name="T10">, </text:span><text:span text:style-name="T14">0</text:span><text:span text:style-name="T10">)</text:span><text:span text:style-name="T9">:.2f}</text:span><text:span text:style-name="T16">"</text:span><text:span text:style-name="T10">)</text:span></text:p>
      <text:p text:style-name="P6">                    <text:span text:style-name="T11">print</text:span><text:span text:style-name="T10">(</text:span><text:span text:style-name="T9">f</text:span><text:span text:style-name="T16">"📊 Volume: </text:span><text:span text:style-name="T9">{</text:span><text:span text:style-name="T12">event_data</text:span><text:span text:style-name="T10">.get(</text:span><text:span text:style-name="T16">'volume_total'</text:span><text:span text:style-name="T10">, </text:span><text:span text:style-name="T14">0</text:span><text:span text:style-name="T10">)</text:span><text:span text:style-name="T9">:,.0f}</text:span><text:span text:style-name="T16">"</text:span><text:span text:style-name="T10">)</text:span></text:p>
      <text:p text:style-name="P6">                    <text:span text:style-name="T11">print</text:span><text:span text:style-name="T10">(</text:span><text:span text:style-name="T16">"─"</text:span><text:span text:style-name="T10"> </text:span><text:span text:style-name="T13">*</text:span><text:span text:style-name="T10"> </text:span><text:span text:style-name="T14">75</text:span><text:span text:style-name="T10">)</text:span></text:p>
      <text:p text:style-name="P6">                    <text:span text:style-name="T11">print</text:span><text:span text:style-name="T10">(</text:span><text:span text:style-name="T12">analysis_result</text:span><text:span text:style-name="T10">)</text:span></text:p>
      <text:p text:style-name="P6">                    <text:span text:style-name="T11">print</text:span><text:span text:style-name="T10">(</text:span><text:span text:style-name="T16">"═"</text:span><text:span text:style-name="T10"> </text:span><text:span text:style-name="T13">*</text:span><text:span text:style-name="T10"> </text:span><text:span text:style-name="T14">75</text:span><text:span text:style-name="T10"> </text:span><text:span text:style-name="T13">+</text:span><text:span text:style-name="T10"> </text:span><text:span text:style-name="T16">"</text:span><text:span text:style-name="T20">\n</text:span><text:span text:style-name="T16">"</text:span><text:span text:style-name="T10">)</text:span></text:p>
      <text:p text:style-name="P6">                <text:span text:style-name="T15">else</text:span><text:span text:style-name="T10">:</text:span></text:p>
      <text:p text:style-name="P6"><text:soft-page-break/>                    <text:span text:style-name="T17">logging</text:span><text:span text:style-name="T10">.</text:span><text:span text:style-name="T11">warning</text:span><text:span text:style-name="T10">(</text:span><text:span text:style-name="T16">"⚠️ Análise retornou resultado vazio ou bot foi interrompido"</text:span><text:span text:style-name="T10">)</text:span></text:p>
      <text:p text:style-name="P6">                    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a análise híbrida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        </text:p>
      <text:p text:style-name="P6">            <text:span text:style-name="T15">finally</text:span><text:span text:style-name="T10">:</text:span></text:p>
      <text:p text:style-name="P6">                <text:span text:style-name="T19"># Remove esta thread do pool quando terminar</text:span></text:p>
      <text:p text:style-name="P6">                <text:span text:style-name="T12">current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1">current_thread</text:span><text:span text:style-name="T10">()</text:span></text:p>
      <text:p text:style-name="P6">                <text:span text:style-name="T15">if</text:span><text:span text:style-name="T10"> </text:span><text:span text:style-name="T12">current_thread</text:span><text:span text:style-name="T10"> </text:span><text:span text:style-name="T9">in</text:span><text:span text:style-name="T10"> </text:span><text:span text:style-name="T12">self</text:span><text:span text:style-name="T10">.</text:span><text:span text:style-name="T12">ai_thread_pool</text:span><text:span text:style-name="T10">:</text:span></text:p>
      <text:p text:style-name="P6">                    <text:span text:style-name="T12">self</text:span><text:span text:style-name="T10">.</text:span><text:span text:style-name="T12">ai_thread_pool</text:span><text:span text:style-name="T10">.</text:span><text:span text:style-name="T11">remove</text:span><text:span text:style-name="T10">(</text:span><text:span text:style-name="T12">current_thread</text:span><text:span text:style-name="T10">)</text:span></text:p>
      <text:p text:style-name="P4"/>
      <text:p text:style-name="P6">        <text:span text:style-name="T19"># Controla o número máximo de threads simultâneas</text:span></text:p>
      <text:p text:style-name="P6">        <text:span text:style-name="T12">active_threads</text:span><text:span text:style-name="T10"> </text:span><text:span text:style-name="T13">=</text:span><text:span text:style-name="T10"> [</text:span><text:span text:style-name="T12">t</text:span><text:span text:style-name="T10"> </text:span><text:span text:style-name="T15">for</text:span><text:span text:style-name="T10"> </text:span><text:span text:style-name="T12">t</text:span><text:span text:style-name="T10"> </text:span><text:span text:style-name="T15">in</text:span><text:span text:style-name="T10"> </text:span><text:span text:style-name="T12">self</text:span><text:span text:style-name="T10">.</text:span><text:span text:style-name="T12">ai_thread_pool</text:span><text:span text:style-name="T10"> </text:span><text:span text:style-name="T15">if</text:span><text:span text:style-name="T10"> </text:span><text:span text:style-name="T12">t</text:span><text:span text:style-name="T10">.is_alive()]</text:span></text:p>
      <text:p text:style-name="P6">        <text:span text:style-name="T15">if</text:span><text:span text:style-name="T10"> </text:span><text:span text:style-name="T11">len</text:span><text:span text:style-name="T10">(</text:span><text:span text:style-name="T12">active_threads</text:span><text:span text:style-name="T10">) </text:span><text:span text:style-name="T13">&lt;</text:span><text:span text:style-name="T10"> </text:span><text:span text:style-name="T12">self</text:span><text:span text:style-name="T10">.</text:span><text:span text:style-name="T12">max_ai_threads</text:span><text:span text:style-name="T10">:</text:span></text:p>
      <text:p text:style-name="P6">            <text:span text:style-name="T12">ai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7">Thread</text:span><text:span text:style-name="T10">(</text:span><text:span text:style-name="T12">target</text:span><text:span text:style-name="T13">=</text:span><text:span text:style-name="T11">ai_worker</text:span><text:span text:style-name="T10">, </text:span><text:span text:style-name="T12">daemon</text:span><text:span text:style-name="T13">=</text:span><text:span text:style-name="T9">True</text:span><text:span text:style-name="T10">)</text:span></text:p>
      <text:p text:style-name="P6">            <text:span text:style-name="T12">self</text:span><text:span text:style-name="T10">.</text:span><text:span text:style-name="T12">ai_thread_pool</text:span><text:span text:style-name="T10">.</text:span><text:span text:style-name="T11">append</text:span><text:span text:style-name="T10">(</text:span><text:span text:style-name="T12">ai_thread</text:span><text:span text:style-name="T10">)</text:span></text:p>
      <text:p text:style-name="P6">            <text:span text:style-name="T12">ai_thread</text:span><text:span text:style-name="T10">.</text:span><text:span text:style-name="T11">start</text:span><text:span text:style-name="T10">()</text:span></text:p>
      <text:p text:style-name="P6">        <text:span text:style-name="T15">else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16">"⚠️ Máximo de threads de análise atingido, análise ignorada"</text:span><text:span text:style-name="T10">)</text:span></text:p>
      <text:p text:style-name="P4"/>
      <text:p text:style-name="P6">    <text:span text:style-name="T9">def</text:span><text:span text:style-name="T10"> </text:span><text:span text:style-name="T11">_process_window</text:span><text:span text:style-name="T10">(</text:span><text:span text:style-name="T12">self</text:span><text:span text:style-name="T10">):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window_data</text:span><text:span text:style-name="T10"> </text:span><text:span text:style-name="T9">or</text:span><text:span text:style-name="T10"> </text:span><text:span text:style-name="T12">self</text:span><text:span text:style-name="T10">.</text:span><text:span text:style-name="T12">should_stop</text:span><text:span text:style-name="T10">: </text:span></text:p>
      <text:p text:style-name="P6">            <text:span text:style-name="T15">return</text:span></text:p>
      <text:p text:style-name="P6">            </text:p>
      <text:p text:style-name="P6">        <text:span text:style-name="T12">self</text:span><text:span text:style-name="T10">.</text:span><text:span text:style-name="T12">window_count</text:span><text:span text:style-name="T10"> </text:span><text:span text:style-name="T13">+=</text:span><text:span text:style-name="T10"> </text:span><text:span text:style-name="T14">1</text:span></text:p>
      <text:p text:style-name="P6">        </text:p>
      <text:p text:style-name="P6">        <text:span text:style-name="T15">try</text:span><text:span text:style-name="T10">:</text:span></text:p>
      <text:p text:style-name="P6">            <text:span text:style-name="T19"># 1. Calcular parâmetros dinâmicos e de contexto</text:span></text:p>
      <text:p text:style-name="P6">            <text:span text:style-name="T12">dynamic_delta_threshold</text:span><text:span text:style-name="T10"> </text:span><text:span text:style-name="T13">=</text:span><text:span text:style-name="T10"> </text:span><text:span text:style-name="T14">0</text:span></text:p>
      <text:p text:style-name="P6">            <text:span text:style-name="T15">if</text:span><text:span text:style-name="T10"> </text:span><text:span text:style-name="T11">len</text:span><text:span text:style-name="T10">(</text:span><text:span text:style-name="T12">self</text:span><text:span text:style-name="T10">.</text:span><text:span text:style-name="T12">delta_history</text:span><text:span text:style-name="T10">) </text:span><text:span text:style-name="T13">&gt;</text:span><text:span text:style-name="T10"> </text:span><text:span text:style-name="T14">10</text:span><text:span text:style-name="T10">:</text:span></text:p>
      <text:p text:style-name="P6">                <text:span text:style-name="T12">mean_delta</text:span><text:span text:style-name="T10"> </text:span><text:span text:style-name="T13">=</text:span><text:span text:style-name="T10"> </text:span><text:span text:style-name="T17">np</text:span><text:span text:style-name="T10">.</text:span><text:span text:style-name="T11">mean</text:span><text:span text:style-name="T10">(</text:span><text:span text:style-name="T12">self</text:span><text:span text:style-name="T10">.</text:span><text:span text:style-name="T12">delta_history</text:span><text:span text:style-name="T10">)</text:span></text:p>
      <text:p text:style-name="P6">                <text:span text:style-name="T12">std_delta</text:span><text:span text:style-name="T10"> </text:span><text:span text:style-name="T13">=</text:span><text:span text:style-name="T10"> </text:span><text:span text:style-name="T17">np</text:span><text:span text:style-name="T10">.</text:span><text:span text:style-name="T11">std</text:span><text:span text:style-name="T10">(</text:span><text:span text:style-name="T12">self</text:span><text:span text:style-name="T10">.</text:span><text:span text:style-name="T12">delta_history</text:span><text:span text:style-name="T10">)</text:span></text:p>
      <text:p text:style-name="P6">                <text:span text:style-name="T12">dynamic_delta_threshold</text:span><text:span text:style-name="T10"> </text:span><text:span text:style-name="T13">=</text:span><text:span text:style-name="T10"> </text:span><text:span text:style-name="T11">abs</text:span><text:span text:style-name="T10">(</text:span><text:span text:style-name="T12">mean_delta</text:span><text:span text:style-name="T10"> </text:span><text:span text:style-name="T11">+</text:span><text:span text:style-name="T10"> </text:span><text:span text:style-name="T12">self</text:span><text:span text:style-name="T10">.</text:span><text:span text:style-name="T12">delta_std_dev_factor</text:span><text:span text:style-name="T10"> </text:span><text:span text:style-name="T11">*</text:span><text:span text:style-name="T10"> </text:span><text:span text:style-name="T12">std_delta</text:span><text:span text:style-name="T10">)</text:span></text:p>
      <text:p text:style-name="P6">            </text:p>
      <text:p text:style-name="P6">            <text:span text:style-name="T12">sma_context</text:span><text:span text:style-name="T10"> </text:span><text:span text:style-name="T13">=</text:span><text:span text:style-name="T10"> </text:span><text:span text:style-name="T17">np</text:span><text:span text:style-name="T10">.</text:span><text:span text:style-name="T11">mean</text:span><text:span text:style-name="T10">(</text:span><text:span text:style-name="T12">self</text:span><text:span text:style-name="T10">.</text:span><text:span text:style-name="T12">close_price_history</text:span><text:span text:style-name="T10">) </text:span><text:span text:style-name="T15">if</text:span><text:span text:style-name="T10"> </text:span><text:span text:style-name="T11">len</text:span><text:span text:style-name="T10">(</text:span><text:span text:style-name="T12">self</text:span><text:span text:style-name="T10">.</text:span><text:span text:style-name="T12">close_price_history</text:span><text:span text:style-name="T10">) </text:span><text:span text:style-name="T13">&gt;=</text:span><text:span text:style-name="T10"> </text:span><text:span text:style-name="T17">config</text:span><text:span text:style-name="T10">.</text:span><text:span text:style-name="T12">CONTEXT_SMA_PERIOD</text:span><text:span text:style-name="T10"> </text:span><text:span text:style-name="T15">else</text:span><text:span text:style-name="T10"> </text:span><text:span text:style-name="T9">None</text:span></text:p>
      <text:p text:style-name="P4"/>
      <text:p text:style-name="P6">            <text:span text:style-name="T19"># 2. Análise do Fluxo de Trades</text:span></text:p>
      <text:p text:style-name="P6">            <text:span text:style-name="T12">absorption_event</text:span><text:span text:style-name="T10">, </text:span><text:span text:style-name="T12">exhaustion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trade_flow_analyzer</text:span><text:span text:style-name="T10">.</text:span><text:span text:style-name="T11">analyze_window</text:span><text:span text:style-name="T10">(</text:span></text:p>
      <text:p text:style-name="P6">                <text:span text:style-name="T12">self</text:span><text:span text:style-name="T10">.</text:span><text:span text:style-name="T12">window_data</text:span><text:span text:style-name="T10">, </text:span><text:span text:style-name="T12">self</text:span><text:span text:style-name="T10">.</text:span><text:span text:style-name="T12">symbol</text:span><text:span text:style-name="T10">, </text:span><text:span text:style-name="T17">list</text:span><text:span text:style-name="T10">(</text:span><text:span text:style-name="T12">self</text:span><text:span text:style-name="T10">.</text:span><text:span text:style-name="T12">volume_history</text:span><text:span text:style-name="T10">), </text:span><text:span text:style-name="T12">dynamic_delta_threshold</text:span></text:p>
      <text:p text:style-name="P6">            <text:span text:style-name="T10">)</text:span></text:p>
      <text:p text:style-name="P4"/>
      <text:p text:style-name="P6">            <text:span text:style-name="T19"># 3. Análise do Livro de Ofertas</text:span></text:p>
      <text:p text:style-name="P6">            <text:span text:style-name="T12">orderbook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orderbook_analyzer</text:span><text:span text:style-name="T10">.</text:span><text:span text:style-name="T11">analyze_order_book</text:span><text:span text:style-name="T10">()</text:span></text:p>
      <text:p text:style-name="P6">            </text:p>
      <text:p text:style-name="P6">            <text:span text:style-name="T19"># 4. Criar relatório base com métricas do candle</text:span></text:p>
      <text:p text:style-name="P6">            <text:span text:style-name="T12">base_candle_metrics</text:span><text:span text:style-name="T10"> </text:span><text:span text:style-name="T13">=</text:span><text:span text:style-name="T10"> {</text:span></text:p>
      <text:p text:style-name="P6">                <text:span text:style-name="T16">"delt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delta"</text:span><text:span text:style-name="T10">, </text:span><text:span text:style-name="T14">0</text:span><text:span text:style-name="T10">),</text:span></text:p>
      <text:p text:style-name="P6"><text:soft-page-break/>                <text:span text:style-name="T16">"volume_total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</text:span><text:span text:style-name="T10">),</text:span></text:p>
      <text:p text:style-name="P6">                <text:span text:style-name="T16">"volume_compr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volume_compra"</text:span><text:span text:style-name="T10">, </text:span><text:span text:style-name="T14">0</text:span><text:span text:style-name="T10">),</text:span></text:p>
      <text:p text:style-name="P6">                <text:span text:style-name="T16">"volume_vend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volume_venda"</text:span><text:span text:style-name="T10">, </text:span><text:span text:style-name="T14">0</text:span><text:span text:style-name="T10">),</text:span></text:p>
      <text:p text:style-name="P6">                <text:span text:style-name="T16">"preco_abertur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preco_abertura"</text:span><text:span text:style-name="T10">, </text:span><text:span text:style-name="T14">0</text:span><text:span text:style-name="T10">),</text:span></text:p>
      <text:p text:style-name="P6">                <text:span text:style-name="T16">"preco_fechamento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preco_fechamento"</text:span><text:span text:style-name="T10">, </text:span><text:span text:style-name="T14">0</text:span><text:span text:style-name="T10">),</text:span></text:p>
      <text:p text:style-name="P6">                <text:span text:style-name="T16">"preco_maxim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preco_maxima"</text:span><text:span text:style-name="T10">, </text:span><text:span text:style-name="T14">0</text:span><text:span text:style-name="T10">),</text:span></text:p>
      <text:p text:style-name="P6">                <text:span text:style-name="T16">"preco_minima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preco_minima"</text:span><text:span text:style-name="T10">, </text:span><text:span text:style-name="T14">0</text:span><text:span text:style-name="T10">),</text:span></text:p>
      <text:p text:style-name="P6">                <text:span text:style-name="T16">"indice_absorcao"</text:span><text:span text:style-name="T10">: </text:span><text:span text:style-name="T12">absorption_event</text:span><text:span text:style-name="T10">.</text:span><text:span text:style-name="T11">get</text:span><text:span text:style-name="T10">(</text:span><text:span text:style-name="T16">"indice_absorcao"</text:span><text:span text:style-name="T10">, </text:span><text:span text:style-name="T14">0</text:span><text:span text:style-name="T10">),</text:span></text:p>
      <text:p text:style-name="P6">            <text:span text:style-name="T10">}</text:span></text:p>
      <text:p text:style-name="P4"/>
      <text:p text:style-name="P6">            <text:span text:style-name="T19"># 5. Adicionar metadados e processar eventos</text:span></text:p>
      <text:p text:style-name="P6">            <text:span text:style-name="T12">open_ms</text:span><text:span text:style-name="T10"> </text:span><text:span text:style-name="T13">=</text:span><text:span text:style-name="T10"> </text:span><text:span text:style-name="T12">self</text:span><text:span text:style-name="T10">.</text:span><text:span text:style-name="T12">window_end_ms</text:span><text:span text:style-name="T10"> </text:span><text:span text:style-name="T13">-</text:span><text:span text:style-name="T10"> </text:span><text:span text:style-name="T12">self</text:span><text:span text:style-name="T10">.</text:span><text:span text:style-name="T12">window_ms</text:span></text:p>
      <text:p text:style-name="P6">            <text:span text:style-name="T12">close_ms</text:span><text:span text:style-name="T10"> </text:span><text:span text:style-name="T13">=</text:span><text:span text:style-name="T10"> </text:span><text:span text:style-name="T12">self</text:span><text:span text:style-name="T10">.</text:span><text:span text:style-name="T12">window_end_ms</text:span></text:p>
      <text:p text:style-name="P6">            </text:p>
      <text:p text:style-name="P6">            <text:span text:style-name="T19"># Lista de todos os eventos que foram acionados</text:span></text:p>
      <text:p text:style-name="P6">            <text:span text:style-name="T12">triggered_events</text:span><text:span text:style-name="T10"> </text:span><text:span text:style-name="T13">=</text:span><text:span text:style-name="T10"> []</text:span></text:p>
      <text:p text:style-name="P6">            <text:span text:style-name="T15">for</text:span><text:span text:style-name="T10"> </text:span><text:span text:style-name="T12">event</text:span><text:span text:style-name="T10"> </text:span><text:span text:style-name="T15">in</text:span><text:span text:style-name="T10"> [</text:span><text:span text:style-name="T12">absorption_event</text:span><text:span text:style-name="T10">, </text:span><text:span text:style-name="T12">exhaustion_event</text:span><text:span text:style-name="T10">, </text:span><text:span text:style-name="T12">orderbook_event</text:span><text:span text:style-name="T10">]:</text:span></text:p>
      <text:p text:style-name="P6">                <text:span text:style-name="T15">if</text:span><text:span text:style-name="T10"> </text:span><text:span text:style-name="T12">event</text:span><text:span text:style-name="T10"> </text:span><text:span text:style-name="T9">and</text:span><text:span text:style-name="T10"> </text:span><text:span text:style-name="T12">event</text:span><text:span text:style-name="T10">.get(</text:span><text:span text:style-name="T16">"is_signal"</text:span><text:span text:style-name="T10">):</text:span></text:p>
      <text:p text:style-name="P6">                    <text:span text:style-name="T12">triggered_events</text:span><text:span text:style-name="T10">.</text:span><text:span text:style-name="T11">append</text:span><text:span text:style-name="T10">(</text:span><text:span text:style-name="T12">event</text:span><text:span text:style-name="T10">)</text:span></text:p>
      <text:p text:style-name="P6">            </text:p>
      <text:p text:style-name="P6">            <text:span text:style-name="T19"># 6. Processar e salvar eventos</text:span></text:p>
      <text:p text:style-name="P6">            <text:span text:style-name="T15">if</text:span><text:span text:style-name="T10"> </text:span><text:span text:style-name="T12">triggered_events</text:span><text:span text:style-name="T10">:</text:span></text:p>
      <text:p text:style-name="P6">                <text:span text:style-name="T15">for</text:span><text:span text:style-name="T10"> </text:span><text:span text:style-name="T12">event</text:span><text:span text:style-name="T10"> </text:span><text:span text:style-name="T15">in</text:span><text:span text:style-name="T10"> </text:span><text:span text:style-name="T12">triggered_events</text:span><text:span text:style-name="T10">:</text:span></text:p>
      <text:p text:style-name="P6">                    <text:span text:style-name="T19"># Cria uma cópia enriquecida do evento</text:span></text:p>
      <text:p text:style-name="P6">                    <text:span text:style-name="T12">final_event_data</text:span><text:span text:style-name="T10"> </text:span><text:span text:style-name="T13">=</text:span><text:span text:style-name="T10"> </text:span><text:span text:style-name="T12">event</text:span><text:span text:style-name="T10">.copy()</text:span></text:p>
      <text:p text:style-name="P6">                    </text:p>
      <text:p text:style-name="P6">                    <text:span text:style-name="T19"># Atualiza com as métricas base do candle</text:span></text:p>
      <text:p text:style-name="P6">                    <text:span text:style-name="T12">final_event_data</text:span><text:span text:style-name="T10">.update(</text:span><text:span text:style-name="T12">base_candle_metrics</text:span><text:span text:style-name="T10">)</text:span></text:p>
      <text:p text:style-name="P6">                    </text:p>
      <text:p text:style-name="P6">                    <text:span text:style-name="T19"># Adiciona metadados temporais</text:span></text:p>
      <text:p text:style-name="P6">                    <text:span text:style-name="T12">final_event_data</text:span><text:span text:style-name="T10">.update({</text:span></text:p>
      <text:p text:style-name="P6">                        <text:span text:style-name="T16">"candle_id_ms"</text:span><text:span text:style-name="T10">: </text:span><text:span text:style-name="T12">close_ms</text:span><text:span text:style-name="T10">,</text:span></text:p>
      <text:p text:style-name="P6">                        <text:span text:style-name="T16">"candle_open_time_ms"</text:span><text:span text:style-name="T10">: </text:span><text:span text:style-name="T12">open_ms</text:span><text:span text:style-name="T10">,</text:span></text:p>
      <text:p text:style-name="P6">                        <text:span text:style-name="T16">"candle_close_time_ms"</text:span><text:span text:style-name="T10">: </text:span><text:span text:style-name="T12">close_ms</text:span><text:span text:style-name="T10">,</text:span></text:p>
      <text:p text:style-name="P6">                        <text:span text:style-name="T16">"candle_open_time"</text:span><text:span text:style-name="T10">: </text:span><text:span text:style-name="T11">format_timestamp</text:span><text:span text:style-name="T10">(</text:span><text:span text:style-name="T12">open_ms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,</text:span></text:p>
      <text:p text:style-name="P6">                        <text:span text:style-name="T16">"candle_close_time"</text:span><text:span text:style-name="T10">: </text:span><text:span text:style-name="T11">format_timestamp</text:span><text:span text:style-name="T10">(</text:span><text:span text:style-name="T12">close_ms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</text:span></text:p>
      <text:p text:style-name="P6">                    <text:span text:style-name="T10">})</text:span></text:p>
      <text:p text:style-name="P6">                    </text:p>
      <text:p text:style-name="P6">                    <text:span text:style-name="T19"># Adiciona contexto SMA se disponível</text:span></text:p>
      <text:p text:style-name="P6">                    <text:span text:style-name="T15">if</text:span><text:span text:style-name="T10"> </text:span><text:span text:style-name="T12">sma_context</text:span><text:span text:style-name="T10"> </text:span><text:span text:style-name="T9">and</text:span><text:span text:style-name="T10"> </text:span><text:span text:style-name="T12">final_event_data</text:span><text:span text:style-name="T10">.get(</text:span><text:span text:style-name="T16">"preco_fechamento"</text:span><text:span text:style-name="T10">):</text:span></text:p>
      <text:p text:style-name="P6">                        <text:span text:style-name="T12">pos</text:span><text:span text:style-name="T10"> </text:span><text:span text:style-name="T13">=</text:span><text:span text:style-name="T10"> </text:span><text:span text:style-name="T16">"ACIMA"</text:span><text:span text:style-name="T10"> </text:span><text:span text:style-name="T15">if</text:span><text:span text:style-name="T10"> </text:span><text:span text:style-name="T12">final_event_data</text:span><text:span text:style-name="T10">[</text:span><text:span text:style-name="T16">"preco_fechamento"</text:span><text:span text:style-name="T10">] </text:span><text:span text:style-name="T11">&gt;</text:span><text:span text:style-name="T10"> </text:span><text:span text:style-name="T12">sma_context</text:span><text:span text:style-name="T10"> </text:span><text:span text:style-name="T15">else</text:span><text:span text:style-name="T10"> </text:span><text:span text:style-name="T16">"ABAIXO"</text:span></text:p>
      <text:p text:style-name="P6">                        <text:span text:style-name="T12">final_event_data</text:span><text:span text:style-name="T10">[</text:span><text:span text:style-name="T16">"contexto_sma"</text:span><text:span text:style-name="T10">] </text:span><text:span text:style-name="T13">=</text:span><text:span text:style-name="T10"> </text:span><text:span text:style-name="T9">f</text:span><text:span text:style-name="T16">"Fechou </text:span><text:span text:style-name="T9">{</text:span><text:span text:style-name="T12">pos</text:span><text:span text:style-name="T9">}</text:span><text:span text:style-name="T16"> da SMA(</text:span><text:span text:style-name="T9">{</text:span><text:span text:style-name="T11">len</text:span><text:span text:style-name="T10">(</text:span><text:span text:style-name="T12">self</text:span><text:span text:style-name="T10">.</text:span><text:span text:style-name="T12">close_price_history</text:span><text:span text:style-name="T10">)</text:span><text:span text:style-name="T9">}</text:span><text:span text:style-name="T16">) de </text:span><text:span text:style-name="T9">{</text:span><text:span text:style-name="T12">sma_context</text:span><text:span text:style-name="T9">:.2f}</text:span><text:span text:style-name="T16">"</text:span></text:p>
      <text:p text:style-name="P4"/>
      <text:p text:style-name="P6">                    <text:span text:style-name="T19"># Salva o evento</text:span></text:p>
      <text:p text:style-name="P6">    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final_event_data</text:span><text:span text:style-name="T10">)</text:span></text:p>
      <text:p text:style-name="P4"/>
      <text:p text:style-name="P6">                    <text:span text:style-name="T19"># Envia para análise híbrida de forma assíncrona se disponível e testada</text:span></text:p>
      <text:p text:style-name="P6">                    <text:span text:style-name="T15">if</text:span><text:span text:style-name="T10"> </text:span><text:span text:style-name="T12">self</text:span><text:span text:style-name="T10">.</text:span><text:span text:style-name="T12">ai_analyzer</text:span><text:span text:style-name="T10"> </text:span><text:span text:style-name="T9">and</text:span><text:span text:style-name="T10"> </text:span><text:span text:style-name="T12">self</text:span><text:span text:style-name="T10">.</text:span><text:span text:style-name="T12">ai_test_passed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            <text:span text:style-name="T12">self</text:span><text:span text:style-name="T10">.</text:span><text:span text:style-name="T11">_run_ai_analysis_threaded</text:span><text:span text:style-name="T10">(</text:span><text:span text:style-name="T12">final_event_data</text:span><text:span text:style-name="T10">.copy())</text:span></text:p>
      <text:p text:style-name="P6"><text:soft-page-break/>                    <text:span text:style-name="T15">elif</text:span><text:span text:style-name="T10"> </text:span><text:span text:style-name="T12">self</text:span><text:span text:style-name="T10">.</text:span><text:span text:style-name="T12">ai_analyzer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test_passed</text:span><text:span text:style-name="T10">:</text:span></text:p>
      <text:p text:style-name="P6">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ℹ️ Análise híbrida indisponível (teste falhou) para evento: </text:span><text:span text:style-name="T9">{</text:span><text:span text:style-name="T12">final_event_data</text:span><text:span text:style-name="T10">.get(</text:span><text:span text:style-name="T16">'tipo_evento'</text:span><text:span text:style-name="T10">)</text:span><text:span text:style-name="T9">}</text:span><text:span text:style-name="T16">"</text:span><text:span text:style-name="T10">)</text:span></text:p>
      <text:p text:style-name="P6">                    <text:span text:style-name="T15">else</text:span><text:span text:style-name="T10">:</text:span></text:p>
      <text:p text:style-name="P6">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ℹ️ Análise híbrida desabilitada para evento: </text:span><text:span text:style-name="T9">{</text:span><text:span text:style-name="T12">final_event_data</text:span><text:span text:style-name="T10">.get(</text:span><text:span text:style-name="T16">'tipo_evento'</text:span><text:span text:style-name="T10">)</text:span><text:span text:style-name="T9">}</text:span><text:span text:style-name="T16">"</text:span><text:span text:style-name="T10">)</text:span></text:p>
      <text:p text:style-name="P4"/>
      <text:p text:style-name="P6">            <text:span text:style-name="T15">else</text:span><text:span text:style-name="T10">:</text:span></text:p>
      <text:p text:style-name="P6">                <text:span text:style-name="T19"># Salva relatório de "Nenhum Evento" se não houver sinais</text:span></text:p>
      <text:p text:style-name="P6">                <text:span text:style-name="T12">no_event_report</text:span><text:span text:style-name="T10"> </text:span><text:span text:style-name="T13">=</text:span><text:span text:style-name="T10"> {</text:span></text:p>
      <text:p text:style-name="P6">                    <text:span text:style-name="T16">"is_signal"</text:span><text:span text:style-name="T10">: </text:span><text:span text:style-name="T9">False</text:span><text:span text:style-name="T10">,</text:span></text:p>
      <text:p text:style-name="P6">                    <text:span text:style-name="T16">"tipo_evento"</text:span><text:span text:style-name="T10">: </text:span><text:span text:style-name="T16">"Nenhum Evento Detectado"</text:span><text:span text:style-name="T10">,</text:span></text:p>
      <text:p text:style-name="P6">                    <text:span text:style-name="T16">"ativo"</text:span><text:span text:style-name="T10">: </text:span><text:span text:style-name="T12">self</text:span><text:span text:style-name="T10">.</text:span><text:span text:style-name="T12">symbol</text:span><text:span text:style-name="T10">,</text:span></text:p>
      <text:p text:style-name="P6">                    <text:span text:style-name="T16">"candle_id_ms"</text:span><text:span text:style-name="T10">: </text:span><text:span text:style-name="T12">close_ms</text:span><text:span text:style-name="T10">,</text:span></text:p>
      <text:p text:style-name="P6">                    <text:span text:style-name="T16">"candle_open_time_ms"</text:span><text:span text:style-name="T10">: </text:span><text:span text:style-name="T12">open_ms</text:span><text:span text:style-name="T10">,</text:span></text:p>
      <text:p text:style-name="P6">                    <text:span text:style-name="T16">"candle_close_time_ms"</text:span><text:span text:style-name="T10">: </text:span><text:span text:style-name="T12">close_ms</text:span><text:span text:style-name="T10">,</text:span></text:p>
      <text:p text:style-name="P6">                    <text:span text:style-name="T16">"candle_open_time"</text:span><text:span text:style-name="T10">: </text:span><text:span text:style-name="T11">format_timestamp</text:span><text:span text:style-name="T10">(</text:span><text:span text:style-name="T12">open_ms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,</text:span></text:p>
      <text:p text:style-name="P6">                    <text:span text:style-name="T16">"candle_close_time"</text:span><text:span text:style-name="T10">: </text:span><text:span text:style-name="T11">format_timestamp</text:span><text:span text:style-name="T10">(</text:span><text:span text:style-name="T12">close_ms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,</text:span></text:p>
      <text:p text:style-name="P6">                    <text:span text:style-name="T13">**</text:span><text:span text:style-name="T12">base_candle_metrics</text:span></text:p>
      <text:p text:style-name="P6">                <text:span text:style-name="T10">}</text:span></text:p>
      <text:p text:style-name="P6">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no_event_report</text:span><text:span text:style-name="T10">)</text:span></text:p>
      <text:p text:style-name="P4"/>
      <text:p text:style-name="P6">            <text:span text:style-name="T19"># 7. Atualizar históricos para a próxima janela</text:span></text:p>
      <text:p text:style-name="P6">            <text:span text:style-name="T12">self</text:span><text:span text:style-name="T10">.</text:span><text:span text:style-name="T12">volume_history</text:span><text:span text:style-name="T10">.</text:span><text:span text:style-name="T11">append</text:span><text:span text:style-name="T10">(</text:span><text:span text:style-name="T12">base_candle_metrics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</text:span><text:span text:style-name="T10">))</text:span></text:p>
      <text:p text:style-name="P6">            <text:span text:style-name="T12">self</text:span><text:span text:style-name="T10">.</text:span><text:span text:style-name="T12">delta_history</text:span><text:span text:style-name="T10">.</text:span><text:span text:style-name="T11">append</text:span><text:span text:style-name="T10">(</text:span><text:span text:style-name="T12">base_candle_metrics</text:span><text:span text:style-name="T10">.</text:span><text:span text:style-name="T11">get</text:span><text:span text:style-name="T10">(</text:span><text:span text:style-name="T16">"delta"</text:span><text:span text:style-name="T10">, </text:span><text:span text:style-name="T14">0</text:span><text:span text:style-name="T10">))</text:span></text:p>
      <text:p text:style-name="P6">            <text:span text:style-name="T12">self</text:span><text:span text:style-name="T10">.</text:span><text:span text:style-name="T12">close_price_history</text:span><text:span text:style-name="T10">.</text:span><text:span text:style-name="T11">append</text:span><text:span text:style-name="T10">(</text:span><text:span text:style-name="T12">base_candle_metrics</text:span><text:span text:style-name="T10">.</text:span><text:span text:style-name="T11">get</text:span><text:span text:style-name="T10">(</text:span><text:span text:style-name="T16">"preco_fechamento"</text:span><text:span text:style-name="T10">, </text:span><text:span text:style-name="T14">0</text:span><text:span text:style-name="T10">))</text:span></text:p>
      <text:p text:style-name="P4"/>
      <text:p text:style-name="P6">            <text:span text:style-name="T19"># 8. Log de status</text:span></text:p>
      <text:p text:style-name="P6">            <text:span text:style-name="T12">ai_status</text:span><text:span text:style-name="T10"> </text:span><text:span text:style-name="T13">=</text:span><text:span text:style-name="T10"> </text:span><text:span text:style-name="T16">"✅"</text:span><text:span text:style-name="T10"> </text:span><text:span text:style-name="T15">if</text:span><text:span text:style-name="T10"> (</text:span><text:span text:style-name="T12">self</text:span><text:span text:style-name="T10">.</text:span><text:span text:style-name="T12">ai_analyzer</text:span><text:span text:style-name="T10"> </text:span><text:span text:style-name="T9">and</text:span><text:span text:style-name="T10"> </text:span><text:span text:style-name="T12">self</text:span><text:span text:style-name="T10">.</text:span><text:span text:style-name="T12">ai_test_passed</text:span><text:span text:style-name="T10">) </text:span><text:span text:style-name="T15">else</text:span><text:span text:style-name="T10"> </text:span><text:span text:style-name="T16">"❌"</text:span><text:span text:style-name="T10"> </text:span><text:span text:style-name="T15">if</text:span><text:span text:style-name="T10"> </text:span><text:span text:style-name="T12">self</text:span><text:span text:style-name="T10">.</text:span><text:span text:style-name="T12">ai_analyzer</text:span><text:span text:style-name="T10"> </text:span><text:span text:style-name="T15">else</text:span><text:span text:style-name="T10"> </text:span><text:span text:style-name="T16">"⚠️"</text:span></text:p>
      <text:p text:style-name="P6">            <text:span text:style-name="T12">ai_type</text:span><text:span text:style-name="T10"> </text:span><text:span text:style-name="T13">=</text:span><text:span text:style-name="T10"> </text:span><text:span text:style-name="T16">"🧠"</text:span><text:span text:style-name="T10"> </text:span><text:span text:style-name="T15">if</text:span><text:span text:style-name="T10"> </text:span><text:span text:style-name="T11">hasattr</text:span><text:span text:style-name="T10">(</text:span><text:span text:style-name="T12">self</text:span><text:span text:style-name="T10">.</text:span><text:span text:style-name="T12">ai_analyzer</text:span><text:span text:style-name="T10">, </text:span><text:span text:style-name="T16">'use_advanced_analysis'</text:span><text:span text:style-name="T10">) </text:span><text:span text:style-name="T9">and</text:span><text:span text:style-name="T10"> </text:span><text:span text:style-name="T12">self</text:span><text:span text:style-name="T10">.</text:span><text:span text:style-name="T12">ai_analyzer</text:span><text:span text:style-name="T10">.use_advanced_analysis </text:span><text:span text:style-name="T15">else</text:span><text:span text:style-name="T10"> </text:span><text:span text:style-name="T16">"🤖"</text:span></text:p>
      <text:p text:style-name="P6">            <text:span text:style-name="T11">print</text:span><text:span text:style-name="T10">(</text:span><text:span text:style-name="T9">f</text:span><text:span text:style-name="T16">"[</text:span><text:span text:style-name="T9">{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] 🟡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 processada. Delta: </text:span><text:span text:style-name="T9">{</text:span><text:span text:style-name="T12">base_candle_metrics</text:span><text:span text:style-name="T10">.</text:span><text:span text:style-name="T11">get</text:span><text:span text:style-name="T10">(</text:span><text:span text:style-name="T16">'delta'</text:span><text:span text:style-name="T10">, </text:span><text:span text:style-name="T14">0.0</text:span><text:span text:style-name="T10">)</text:span><text:span text:style-name="T9">:.2f}</text:span><text:span text:style-name="T16"> | Análise: </text:span><text:span text:style-name="T9">{</text:span><text:span text:style-name="T12">ai_type</text:span><text:span text:style-name="T9">}{</text:span><text:span text:style-name="T12">ai_status</text:span><text:span text:style-name="T9">}</text:span><text:span text:style-name="T16">"</text:span><text:span text:style-name="T10">)</text:span></text:p>
      <text:p text:style-name="P6">            <text:span text:style-name="T15">if</text:span><text:span text:style-name="T10"> </text:span><text:span text:style-name="T12">dynamic_delta_threshold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<text:span text:style-name="T11">print</text:span><text:span text:style-name="T10">(</text:span><text:span text:style-name="T9">f</text:span><text:span text:style-name="T16">"   Limiar Dinâmico de Absorção: </text:span><text:span text:style-name="T9">{</text:span><text:span text:style-name="T12">dynamic_delta_threshold</text:span><text:span text:style-name="T9">:.2f}</text:span><text:span text:style-name="T16">"</text:span><text:span text:style-name="T10">)</text:span></text:p>
      <text:p text:style-name="P6">            <text:span text:style-name="T15">if</text:span><text:span text:style-name="T10"> </text:span><text:span text:style-name="T12">sma_context</text:span><text:span text:style-name="T10">:</text:span></text:p>
      <text:p text:style-name="P6">                <text:span text:style-name="T11">print</text:span><text:span text:style-name="T10">(</text:span><text:span text:style-name="T9">f</text:span><text:span text:style-name="T16">"   Contexto (SMA </text:span><text:span text:style-name="T9">{</text:span><text:span text:style-name="T11">len</text:span><text:span text:style-name="T10">(</text:span><text:span text:style-name="T12">self</text:span><text:span text:style-name="T10">.</text:span><text:span text:style-name="T12">close_price_history</text:span><text:span text:style-name="T10">)</text:span><text:span text:style-name="T9">}</text:span><text:span text:style-name="T16">): </text:span><text:span text:style-name="T9">{</text:span><text:span text:style-name="T12">sma_context</text:span><text:span text:style-name="T9">:.2f}</text:span><text:span text:style-name="T16">"</text:span><text:span text:style-name="T10">)</text:span></text:p>
      <text:p text:style-name="P6">            <text:span text:style-name="T11">print</text:span><text:span text:style-name="T10">(</text:span><text:span text:style-name="T16">"─"</text:span><text:span text:style-name="T10"> </text:span><text:span text:style-name="T13">*</text:span><text:span text:style-name="T10"> </text:span><text:span text:style-name="T14">80</text:span><text:span text:style-name="T10">)</text:span></text:p>
      <text:p text:style-name="P4"/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finally</text:span><text:span text:style-name="T10">:</text:span></text:p>
      <text:p text:style-name="P6">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4"/>
      <text:p text:style-name="P6">    <text:span text:style-name="T9">def</text:span><text:span text:style-name="T10"> </text:span><text:span text:style-name="T11">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🚀 Bot iniciado para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 - Fuso: New York (America/New_York)"</text:span><text:span text:style-name="T10">)</text:span></text:p>
      <text:p text:style-name="P6"><text:soft-page-break/>        </text:p>
      <text:p text:style-name="P6">        <text:span text:style-name="T19"># Status da IA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ai_analyzer</text:span><text:span text:style-name="T10">:</text:span></text:p>
      <text:p text:style-name="P6">            <text:span text:style-name="T15">if</text:span><text:span text:style-name="T10"> </text:span><text:span text:style-name="T11">hasattr</text:span><text:span text:style-name="T10">(</text:span><text:span text:style-name="T12">self</text:span><text:span text:style-name="T10">.</text:span><text:span text:style-name="T12">ai_analyzer</text:span><text:span text:style-name="T10">, </text:span><text:span text:style-name="T16">'use_advanced_analysis'</text:span><text:span text:style-name="T10">) </text:span><text:span text:style-name="T9">and</text:span><text:span text:style-name="T10"> </text:span><text:span text:style-name="T12">self</text:span><text:span text:style-name="T10">.</text:span><text:span text:style-name="T12">ai_analyzer</text:span><text:span text:style-name="T10">.use_advanced_analysis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🧠 Análise: HÍBRIDA AVANÇADA ✅"</text:span><text:span text:style-name="T10">)</text:span></text:p>
      <text:p text:style-name="P6">            <text:span text:style-name="T15">elif</text:span><text:span text:style-name="T10"> </text:span><text:span text:style-name="T11">hasattr</text:span><text:span text:style-name="T10">(</text:span><text:span text:style-name="T12">self</text:span><text:span text:style-name="T10">.</text:span><text:span text:style-name="T12">ai_analyzer</text:span><text:span text:style-name="T10">, </text:span><text:span text:style-name="T16">'enabled'</text:span><text:span text:style-name="T10">)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ai_analyzer</text:span><text:span text:style-name="T10">.enabled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🤖 Análise: BÁSICA (sem IA externa) ✅"</text:span><text:span text:style-name="T10">)</text:span></text:p>
      <text:p text:style-name="P6">            <text:span text:style-name="T15">elif</text:span><text:span text:style-name="T10"> </text:span><text:span text:style-name="T12">self</text:span><text:span text:style-name="T10">.</text:span><text:span text:style-name="T12">ai_test_passed</text:span><text:span text:style-name="T10">:</text:span></text:p>
      <text:p text:style-name="P6">                <text:span text:style-name="T12">ai_type</text:span><text:span text:style-name="T10"> </text:span><text:span text:style-name="T13">=</text:span><text:span text:style-name="T10"> </text:span><text:span text:style-name="T16">"Firefox"</text:span><text:span text:style-name="T10"> </text:span><text:span text:style-name="T15">if</text:span><text:span text:style-name="T10"> </text:span><text:span text:style-name="T16">"firefox"</text:span><text:span text:style-name="T10"> </text:span><text:span text:style-name="T9">in</text:span><text:span text:style-name="T10"> </text:span><text:span text:style-name="T17">str</text:span><text:span text:style-name="T10">(</text:span><text:span text:style-name="T17">type</text:span><text:span text:style-name="T10">(</text:span><text:span text:style-name="T12">self</text:span><text:span text:style-name="T10">.</text:span><text:span text:style-name="T12">ai_analyzer</text:span><text:span text:style-name="T10">)).</text:span><text:span text:style-name="T11">lower</text:span><text:span text:style-name="T10">() </text:span><text:span text:style-name="T15">else</text:span><text:span text:style-name="T10"> </text:span><text:span text:style-name="T16">"Híbrida"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🧠 Análise (</text:span><text:span text:style-name="T9">{</text:span><text:span text:style-name="T12">ai_type</text:span><text:span text:style-name="T9">}</text:span><text:span text:style-name="T16">): ATIVADA ✅"</text:span><text:span text:style-name="T10">)</text:span></text:p>
      <text:p text:style-name="P6">            <text:span text:style-name="T15">else</text:span><text:span text:style-name="T10">:</text:span></text:p>
      <text:p text:style-name="P6">                <text:span text:style-name="T17">logging</text:span><text:span text:style-name="T10">.</text:span><text:span text:style-name="T11">warning</text:span><text:span text:style-name="T10">(</text:span><text:span text:style-name="T16">"🤖 Análise: TESTANDO... ⏳"</text:span><text:span text:style-name="T10">)</text:span></text:p>
      <text:p text:style-name="P6">        <text:span text:style-name="T15">else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16">"⚠️ Análise: DESATIVADA (erro na inicialização)"</text:span><text:span text:style-name="T10">)</text:span></text:p>
      <text:p text:style-name="P4"/>
      <text:p text:style-name="P6">    <text:span text:style-name="T9">def</text:span><text:span text:style-name="T10"> </text:span><text:span text:style-name="T11">on_clos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code</text:span><text:span text:style-name="T10">, </text:span><text:span text:style-name="T12">msg</text:span><text:span text:style-name="T10">):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window_data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<text:span text:style-name="T12">self</text:span><text:span text:style-name="T10">.</text:span><text:span text:style-name="T11">_process_window</text:span><text:span text:style-name="T10">()</text:span></text:p>
      <text:p text:style-name="P4"/>
      <text:p text:style-name="P6">    <text:span text:style-name="T9">def</text:span><text:span text:style-name="T10"> </text:span><text:span text:style-name="T11">run</text:span><text:span text:style-name="T10">(</text:span><text:span text:style-name="T12">self</text:span><text:span text:style-name="T10">):</text:span></text:p>
      <text:p text:style-name="P6">        <text:span text:style-name="T16">"""Executa o bot principal."""</text:span></text:p>
      <text:p text:style-name="P6">        <text:span text:style-name="T15">try</text:span><text:span text:style-name="T10">:</text:span></text:p>
      <text:p text:style-name="P6">            <text:span text:style-name="T12">ai_mode</text:span><text:span text:style-name="T10"> </text:span><text:span text:style-name="T13">=</text:span><text:span text:style-name="T10"> </text:span><text:span text:style-name="T16">"Híbrida Avançada"</text:span><text:span text:style-name="T10"> </text:span><text:span text:style-name="T15">if</text:span><text:span text:style-name="T10"> </text:span><text:span text:style-name="T11">hasattr</text:span><text:span text:style-name="T10">(</text:span><text:span text:style-name="T17">AIAnalyzer</text:span><text:span text:style-name="T10">(</text:span><text:span text:style-name="T12">headless</text:span><text:span text:style-name="T13">=</text:span><text:span text:style-name="T9">True</text:span><text:span text:style-name="T10">), </text:span><text:span text:style-name="T16">'use_advanced_analysis'</text:span><text:span text:style-name="T10">) </text:span><text:span text:style-name="T15">else</text:span><text:span text:style-name="T10"> </text:span><text:span text:style-name="T16">"Básica"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🎯 Iniciando Enhanced Market Bot..."</text:span><text:span text:style-name="T10">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📈 Símbolo: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"</text:span><text:span text:style-name="T10">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⏰ Janela: </text:span><text:span text:style-name="T9">{</text:span><text:span text:style-name="T12">self</text:span><text:span text:style-name="T10">.</text:span><text:span text:style-name="T12">window_size_minutes</text:span><text:span text:style-name="T9">}</text:span><text:span text:style-name="T16"> minutos"</text:span><text:span text:style-name="T10">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🧠 Análise Mode: </text:span><text:span text:style-name="T9">{</text:span><text:span text:style-name="T12">ai_mode</text:span><text:span text:style-name="T9">}</text:span><text:span text:style-name="T16">"</text:span><text:span text:style-name="T10">)</text:span></text:p>
      <text:p text:style-name="P6">            <text:span text:style-name="T11">print</text:span><text:span text:style-name="T10">(</text:span><text:span text:style-name="T16">"="</text:span><text:span text:style-name="T10"> </text:span><text:span text:style-name="T13">*</text:span><text:span text:style-name="T10"> </text:span><text:span text:style-name="T14">80</text:span><text:span text:style-name="T10">)</text:span></text:p>
      <text:p text:style-name="P6">            </text:p>
      <text:p text:style-name="P6">            <text:span text:style-name="T12">self</text:span><text:span text:style-name="T10">.</text:span><text:span text:style-name="T12">connection_manager</text:span><text:span text:style-name="T10">.</text:span><text:span text:style-name="T11">connect</text:span><text:span text:style-name="T10">()</text:span></text:p>
      <text:p text:style-name="P6">            </text:p>
      <text:p text:style-name="P6">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⏹️ Bot interrompido pelo usuário."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durante execuç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finally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🛑 Finalizando bot..."</text:span><text:span text:style-name="T10">)</text:span></text:p>
      <text:p text:style-name="P6">    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    </text:p>
      <text:p text:style-name="P6">            <text:span text:style-name="T19"># Aguarda threads da IA terminarem</text:span></text:p>
      <text:p text:style-name="P6">            <text:span text:style-name="T12">self</text:span><text:span text:style-name="T10">.</text:span><text:span text:style-name="T11">_cleanup_ai_threads</text:span><text:span text:style-name="T10">()</text:span></text:p>
      <text:p text:style-name="P6">            </text:p>
      <text:p text:style-name="P6">            <text:span text:style-name="T19"># Fecha conexão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onnection_manager</text:span><text:span text:style-name="T10">:</text:span></text:p>
      <text:p text:style-name="P6">                <text:span text:style-name="T12">self</text:span><text:span text:style-name="T10">.</text:span><text:span text:style-name="T12">connection_manager</text:span><text:span text:style-name="T10">.</text:span><text:span text:style-name="T11">disconnect</text:span><text:span text:style-name="T10">()</text:span></text:p>
      <text:p text:style-name="P6">            </text:p>
      <text:p text:style-name="P6">            <text:span text:style-name="T19"># Fecha IA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ai_analyzer</text:span><text:span text:style-name="T10">:</text:span></text:p>
      <text:p text:style-name="P6"><text:soft-page-break/>                <text:span text:style-name="T15">try</text:span><text:span text:style-name="T10">:</text:span></text:p>
      <text:p text:style-name="P6">                    <text:span text:style-name="T12">self</text:span><text:span text:style-name="T10">.</text:span><text:span text:style-name="T12">ai_analyzer</text:span><text:span text:style-name="T10">.close(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✅ AI Analyzer fechado com sucesso"</text:span><text:span text:style-name="T10">)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fechar AI Analyzer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✅ Bot encerrado com segurança."</text:span><text:span text:style-name="T10">)</text:span></text:p>
      <text:p text:style-name="P4"/>
      <text:p text:style-name="P3"><text:span text:style-name="T1">if</text:span> <text:span text:style-name="T5">__name__</text:span> <text:span text:style-name="T6">==</text:span> <text:span text:style-name="T7">"__main__"</text:span>:</text:p>
      <text:p text:style-name="P6">    <text:span text:style-name="T15">try</text:span><text:span text:style-name="T10">:</text:span></text:p>
      <text:p text:style-name="P6">        <text:span text:style-name="T12">bot</text:span><text:span text:style-name="T10"> </text:span><text:span text:style-name="T13">=</text:span><text:span text:style-name="T10"> </text:span><text:span text:style-name="T17">EnhancedMarketBot</text:span><text:span text:style-name="T10">(</text:span></text:p>
      <text:p text:style-name="P6">            <text:span text:style-name="T12">stream_url</text:span><text:span text:style-name="T13">=</text:span><text:span text:style-name="T17">config</text:span><text:span text:style-name="T10">.</text:span><text:span text:style-name="T12">STREAM_URL</text:span><text:span text:style-name="T10">,</text:span></text:p>
      <text:p text:style-name="P6">            <text:span text:style-name="T12">symbol</text:span><text:span text:style-name="T13">=</text:span><text:span text:style-name="T17">config</text:span><text:span text:style-name="T10">.</text:span><text:span text:style-name="T12">SYMBOL</text:span><text:span text:style-name="T10">,</text:span></text:p>
      <text:p text:style-name="P6">            <text:span text:style-name="T12">window_size_minutes</text:span><text:span text:style-name="T13">=</text:span><text:span text:style-name="T17">config</text:span><text:span text:style-name="T10">.</text:span><text:span text:style-name="T12">WINDOW_SIZE_MINUTES</text:span><text:span text:style-name="T10">,</text:span></text:p>
      <text:p text:style-name="P6">            <text:span text:style-name="T12">vol_factor_exh</text:span><text:span text:style-name="T13">=</text:span><text:span text:style-name="T17">config</text:span><text:span text:style-name="T10">.</text:span><text:span text:style-name="T12">VOL_FACTOR_EXH</text:span><text:span text:style-name="T10">,</text:span></text:p>
      <text:p text:style-name="P6">            <text:span text:style-name="T12">history_size</text:span><text:span text:style-name="T13">=</text:span><text:span text:style-name="T17">config</text:span><text:span text:style-name="T10">.</text:span><text:span text:style-name="T12">HISTORY_SIZE</text:span><text:span text:style-name="T10">,</text:span></text:p>
      <text:p text:style-name="P6">            <text:span text:style-name="T12">delta_std_dev_factor</text:span><text:span text:style-name="T13">=</text:span><text:span text:style-name="T17">config</text:span><text:span text:style-name="T10">.</text:span><text:span text:style-name="T12">DELTA_STD_DEV_FACTOR</text:span><text:span text:style-name="T10">,</text:span></text:p>
      <text:p text:style-name="P6">            <text:span text:style-name="T12">context_sma_period</text:span><text:span text:style-name="T13">=</text:span><text:span text:style-name="T17">config</text:span><text:span text:style-name="T10">.</text:span><text:span text:style-name="T12">CONTEXT_SMA_PERIOD</text:span><text:span text:style-name="T10">,</text:span></text:p>
      <text:p text:style-name="P6">            <text:span text:style-name="T12">liquidity_flow_alert_percentage</text:span><text:span text:style-name="T13">=</text:span><text:span text:style-name="T17">config</text:span><text:span text:style-name="T10">.</text:span><text:span text:style-name="T12">LIQUIDITY_FLOW_ALERT_PERCENTAGE</text:span></text:p>
      <text:p text:style-name="P6">        <text:span text:style-name="T10">)</text:span></text:p>
      <text:p text:style-name="P6">        <text:span text:style-name="T12">bot</text:span><text:span text:style-name="T10">.</text:span><text:span text:style-name="T11">run</text:span><text:span text:style-name="T10">()</text:span></text:p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crític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7">sys</text:span><text:span text:style-name="T10">.</text:span><text:span text:style-name="T11">exit</text:span><text:span text:style-name="T10">(</text:span><text:span text:style-name="T14">1</text:span><text:span text:style-name="T10">)</text:span></text:p>
      <text:p text:style-name="P1"/>
      <text:p text:style-name="P1">CONFIG.YP</text:p>
      <text:p text:style-name="P2"/>
      <text:p text:style-name="P2"># config.py</text:p>
      <text:p text:style-name="P3"><text:span text:style-name="T4">SYMBOL</text:span> <text:span text:style-name="T6">=</text:span> <text:span text:style-name="T7">"BTCUSDT"</text:span>  <text:span text:style-name="T21"># Símbolo do ativo na Binance</text:span></text:p>
      <text:p text:style-name="P3"><text:span text:style-name="T4">STREAM_URL</text:span> <text:span text:style-name="T6">=</text:span> <text:span text:style-name="T8">f</text:span><text:span text:style-name="T7">"wss://stream.binance.com:9443/ws/</text:span><text:span text:style-name="T8">{</text:span><text:span text:style-name="T4">SYMBOL</text:span>.<text:span text:style-name="T3">lower</text:span>()<text:span text:style-name="T8">}</text:span><text:span text:style-name="T7">@trade"</text:span></text:p>
      <text:p text:style-name="P4"/>
      <text:p text:style-name="P5"># ===============================================</text:p>
      <text:p text:style-name="P5"># PARÂMETROS DE ANÁLISE (JANELA E HISTÓRICO)</text:p>
      <text:p text:style-name="P5"># ===============================================</text:p>
      <text:p text:style-name="P3"><text:span text:style-name="T4">WINDOW_SIZE_MINUTES</text:span> <text:span text:style-name="T6">=</text:span> <text:span text:style-name="T22">5</text:span>      <text:span text:style-name="T21"># Tamanho da janela/candle em minutos</text:span></text:p>
      <text:p text:style-name="P3"><text:span text:style-name="T4">HISTORY_SIZE</text:span> <text:span text:style-name="T6">=</text:span> <text:span text:style-name="T22">50</text:span>            <text:span text:style-name="T21"># Quantas janelas usar no histórico para cálculos dinâmicos</text:span></text:p>
      <text:p text:style-name="P4"/>
      <text:p text:style-name="P5"># ===============================================</text:p>
      <text:p text:style-name="P5"># PARÂMETROS DE ABSORÇÃO (AGORA DINÂMICOS)</text:p>
      <text:p text:style-name="P5"># ===============================================</text:p>
      <text:p text:style-name="P5"># O limiar de delta para absorção será: Média(Delta) + (FATOR * DesvioPadrão(Delta))</text:p>
      <text:p text:style-name="P5"># Um fator de 2.0 significa que um delta precisa estar 2 desvios padrão acima da média para ser notável.</text:p>
      <text:p text:style-name="P3"><text:span text:style-name="T4">DELTA_STD_DEV_FACTOR</text:span> <text:span text:style-name="T6">=</text:span> <text:span text:style-name="T22">2.0</text:span></text:p>
      <text:p text:style-name="P4"/>
      <text:p text:style-name="P5"># ===============================================</text:p>
      <text:p text:style-name="P5"># PARÂMETROS DE EXAUSTÃO</text:p>
      <text:p text:style-name="P5"># ===============================================</text:p>
      <text:p text:style-name="P3"><text:soft-page-break/><text:span text:style-name="T4">VOL_FACTOR_EXH</text:span> <text:span text:style-name="T6">=</text:span> <text:span text:style-name="T22">2.0</text:span>         <text:span text:style-name="T21"># Múltiplo do volume médio para "exaustão"</text:span></text:p>
      <text:p text:style-name="P4"/>
      <text:p text:style-name="P5"># ===============================================</text:p>
      <text:p text:style-name="P5"># PARÂMETROS DE CONTEXTO E FLUXO DE LIQUIDEZ</text:p>
      <text:p text:style-name="P5"># ===============================================</text:p>
      <text:p text:style-name="P3"><text:span text:style-name="T4">CONTEXT_SMA_PERIOD</text:span> <text:span text:style-name="T6">=</text:span> <text:span text:style-name="T22">10</text:span>      <text:span text:style-name="T21"># Período da Média Móvel Simples para contexto de mercado</text:span></text:p>
      <text:p text:style-name="P3"><text:span text:style-name="T4">LIQUIDITY_FLOW_ALERT_PERCENTAGE</text:span> <text:span text:style-name="T6">=</text:span> <text:span text:style-name="T22">0.5</text:span>  <text:span text:style-name="T21"># Alerta se liquidez no top 10 mudar em 50%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QUERIMENTO.XT</text:p>
      <text:p text:style-name="P1"/>
      <text:p text:style-name="P7"><text:span text:style-name="T2">websocket-client</text:span><text:span text:style-name="T6">==</text:span><text:span text:style-name="T22">1.6.4</text:span></text:p>
      <text:p text:style-name="P3"><text:span text:style-name="T2">requests</text:span><text:span text:style-name="T6">&gt;=</text:span><text:span text:style-name="T22">2.31.0</text:span></text:p>
      <text:p text:style-name="P3"><text:span text:style-name="T2">pandas</text:span><text:span text:style-name="T6">==</text:span><text:span text:style-name="T22">1.5.3</text:span></text:p>
      <text:p text:style-name="P3"><text:span text:style-name="T2">numpy</text:span><text:span text:style-name="T6">==</text:span><text:span text:style-name="T22">1.24.3</text:span></text:p>
      <text:p text:style-name="P8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ATA_HANDLER.PY</text:p>
      <text:p text:style-name="P1"/>
      <text:p text:style-name="P10"># data_handler.py</text:p>
      <text:p text:style-name="P3"><text:span text:style-name="T1">import</text:span> <text:span text:style-name="T2">pandas</text:span> <text:span text:style-name="T1">as</text:span> <text:span text:style-name="T2">pd</text:span></text:p>
      <text:p text:style-name="P3"><text:span text:style-name="T1">import</text:span> <text:span text:style-name="T2">numpy</text:span> <text:span text:style-name="T1">as</text:span> <text:span text:style-name="T2">np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import</text:span> <text:span text:style-name="T2">logging</text:span></text:p>
      <text:p text:style-name="P4"/>
      <text:p text:style-name="P3"><text:span text:style-name="T4">NY_TZ</text:span> <text:span text:style-name="T6">=</text:span> <text:span text:style-name="T2">ZoneInfo</text:span>(<text:span text:style-name="T7">"America/New_York"</text:span>)</text:p>
      <text:p text:style-name="P4"/>
      <text:p text:style-name="P3"><text:span text:style-name="T8">def</text:span> <text:span text:style-name="T3">format_timestamp</text:span>(<text:span text:style-name="T5">ts_ms</text:span>: <text:span text:style-name="T2">int</text:span>, <text:span text:style-name="T5">tz</text:span><text:span text:style-name="T6">=</text:span><text:span text:style-name="T4">NY_TZ</text:span>) -&gt; <text:span text:style-name="T2">str</text:span>:</text:p>
      <text:p text:style-name="P6">    <text:span text:style-name="T16">"""</text:span></text:p>
      <text:p text:style-name="P11">    <text:span text:style-name="T10">Converte timestamp em ms para string ISO 8601 no fuso escolhido (NY por padrão).</text:span></text:p>
      <text:p text:style-name="P11">    <text:span text:style-name="T10">Ex.: 2025-08-31T13:15:00-04:00</text:span></text:p>
      <text:p text:style-name="P11">    <text:span text:style-name="T10">"""</text:span></text:p>
      <text:p text:style-name="P6">    <text:span text:style-name="T12">dt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fromtimestamp</text:span><text:span text:style-name="T10">(</text:span><text:span text:style-name="T12">ts_ms</text:span><text:span text:style-name="T10"> </text:span><text:span text:style-name="T13">/</text:span><text:span text:style-name="T10"> </text:span><text:span text:style-name="T14">1000</text:span><text:span text:style-name="T10">, </text:span><text:span text:style-name="T12">tz</text:span><text:span text:style-name="T13">=</text:span><text:span text:style-name="T17">timezone</text:span><text:span text:style-name="T10">.</text:span><text:span text:style-name="T12">utc</text:span><text:span text:style-name="T10">).</text:span><text:span text:style-name="T11">astimezone</text:span><text:span text:style-name="T10">(</text:span><text:span text:style-name="T12">tz</text:span><text:span text:style-name="T10">)</text:span></text:p>
      <text:p text:style-name="P6">    <text:span text:style-name="T15">return</text:span><text:span text:style-name="T10"> </text:span><text:span text:style-name="T12">dt</text:span><text:span text:style-name="T10">.</text:span><text:span text:style-name="T11">isoformat</text:span><text:span text:style-name="T10">(</text:span><text:span text:style-name="T12">timespec</text:span><text:span text:style-name="T13">=</text:span><text:span text:style-name="T16">"seconds"</text:span><text:span text:style-name="T10">)</text:span></text:p>
      <text:p text:style-name="P4"/>
      <text:p text:style-name="P5"># ===============================</text:p>
      <text:p text:style-name="P5"># MÉTRICAS DE ABSORÇÃO</text:p>
      <text:p text:style-name="P5"># ===============================</text:p>
      <text:p text:style-name="P3"><text:span text:style-name="T8">def</text:span> <text:span text:style-name="T3">calcular_delta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df</text:span><text:span text:style-name="T10">[</text:span><text:span text:style-name="T16">"Delta"</text:span><text:span text:style-name="T10">] </text:span><text:span text:style-name="T13">=</text:span><text:span text:style-name="T10"> </text:span><text:span text:style-name="T12">df</text:span><text:span text:style-name="T10">[</text:span><text:span text:style-name="T16">"VolumeBuyMarket"</text:span><text:span text:style-name="T10">] </text:span><text:span text:style-name="T11">-</text:span><text:span text:style-name="T10"> </text:span><text:span text:style-name="T12">df</text:span><text:span text:style-name="T10">[</text:span><text:span text:style-name="T16">"VolumeSellMarket"</text:span><text:span text:style-name="T10">]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pan text:style-name="T8">def</text:span> <text:span text:style-name="T3">calcular_delta_normalizado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price_range</text:span><text:span text:style-name="T10"> </text:span><text:span text:style-name="T13">=</text:span><text:span text:style-name="T10"> </text:span><text:span text:style-name="T12">df</text:span><text:span text:style-name="T10">[</text:span><text:span text:style-name="T16">"High"</text:span><text:span text:style-name="T10">] </text:span><text:span text:style-name="T11">-</text:span><text:span text:style-name="T10"> </text:span><text:span text:style-name="T12">df</text:span><text:span text:style-name="T10">[</text:span><text:span text:style-name="T16">"Low"</text:span><text:span text:style-name="T10">]</text:span></text:p>
      <text:p text:style-name="P6">    <text:span text:style-name="T12">df</text:span><text:span text:style-name="T10">[</text:span><text:span text:style-name="T16">"DeltaNorm"</text:span><text:span text:style-name="T10">] </text:span><text:span text:style-name="T13">=</text:span><text:span text:style-name="T10"> </text:span><text:span text:style-name="T12">df</text:span><text:span text:style-name="T10">[</text:span><text:span text:style-name="T16">"Delta"</text:span><text:span text:style-name="T10">] </text:span><text:span text:style-name="T11">/</text:span><text:span text:style-name="T10"> </text:span><text:span text:style-name="T12">price_range</text:span><text:span text:style-name="T10">.</text:span><text:span text:style-name="T11">replace</text:span><text:span text:style-name="T10">(</text:span><text:span text:style-name="T14">0</text:span><text:span text:style-name="T10">, </text:span><text:span text:style-name="T17">np</text:span><text:span text:style-name="T10">.</text:span><text:span text:style-name="T12">nan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pan text:style-name="T8">def</text:span> <text:span text:style-name="T3">detectar_absorcao</text:span>(<text:span text:style-name="T5">df</text:span>: <text:span text:style-name="T2">pd</text:span>.<text:span text:style-name="T2">DataFrame</text:span>, <text:span text:style-name="T5">delta_threshold</text:span>: <text:span text:style-name="T2">float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9"># Condições usam o limiar dinâmico recebido</text:span></text:p>
      <text:p text:style-name="P6">    <text:span text:style-name="T12">cond_absorcao_compra</text:span><text:span text:style-name="T10">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 </text:span><text:span text:style-name="T11">&lt;</text:span><text:span text:style-name="T10"> </text:span><text:span text:style-name="T13">-</text:span><text:span text:style-name="T12">delta_threshold</text:span><text:span text:style-name="T10">) </text:span><text:span text:style-name="T11">&amp;</text:span><text:span text:style-name="T10"> (</text:span><text:span text:style-name="T12">df</text:span><text:span text:style-name="T10">[</text:span><text:span text:style-name="T16">"Close"</text:span><text:span text:style-name="T10">] </text:span><text:span text:style-name="T11">&gt;=</text:span><text:span text:style-name="T10"> </text:span><text:span text:style-name="T12">df</text:span><text:span text:style-name="T10">[</text:span><text:span text:style-name="T16">"Open"</text:span><text:span text:style-name="T10">])</text:span></text:p>
      <text:p text:style-name="P6">    <text:span text:style-name="T12">cond_absorcao_venda</text:span><text:span text:style-name="T10">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 </text:span><text:span text:style-name="T11">&gt;</text:span><text:span text:style-name="T10"> </text:span><text:span text:style-name="T12">delta_threshold</text:span><text:span text:style-name="T10">) </text:span><text:span text:style-name="T11">&amp;</text:span><text:span text:style-name="T10"> (</text:span><text:span text:style-name="T12">df</text:span><text:span text:style-name="T10">[</text:span><text:span text:style-name="T16">"Close"</text:span><text:span text:style-name="T10">] </text:span><text:span text:style-name="T11">&lt;=</text:span><text:span text:style-name="T10"> </text:span><text:span text:style-name="T12">df</text:span><text:span text:style-name="T10">[</text:span><text:span text:style-name="T16">"Open"</text:span><text:span text:style-name="T10">])</text:span></text:p>
      <text:p text:style-name="P4"/>
      <text:p text:style-name="P6">    <text:span text:style-name="T12">df</text:span><text:span text:style-name="T10">[</text:span><text:span text:style-name="T16">"AbsorcaoCompra"</text:span><text:span text:style-name="T10">] </text:span><text:span text:style-name="T13">=</text:span><text:span text:style-name="T10"> </text:span><text:span text:style-name="T12">cond_absorcao_compra</text:span><text:span text:style-name="T10">.</text:span><text:span text:style-name="T11">astype</text:span><text:span text:style-name="T10">(</text:span><text:span text:style-name="T17">int</text:span><text:span text:style-name="T10">)</text:span></text:p>
      <text:p text:style-name="P6">    <text:span text:style-name="T12">df</text:span><text:span text:style-name="T10">[</text:span><text:span text:style-name="T16">"AbsorcaoVenda"</text:span><text:span text:style-name="T10">] </text:span><text:span text:style-name="T13">=</text:span><text:span text:style-name="T10"> </text:span><text:span text:style-name="T12">cond_absorcao_venda</text:span><text:span text:style-name="T10">.</text:span><text:span text:style-name="T11">astype</text:span><text:span text:style-name="T10">(</text:span><text:span text:style-name="T17">int</text:span><text:span text:style-name="T10">)</text:span></text:p>
      <text:p text:style-name="P4"/>
      <text:p text:style-name="P6">    <text:span text:style-name="T12">price_range</text:span><text:span text:style-name="T10"> </text:span><text:span text:style-name="T13">=</text:span><text:span text:style-name="T10"> </text:span><text:span text:style-name="T12">df</text:span><text:span text:style-name="T10">[</text:span><text:span text:style-name="T16">"High"</text:span><text:span text:style-name="T10">] </text:span><text:span text:style-name="T11">-</text:span><text:span text:style-name="T10"> </text:span><text:span text:style-name="T12">df</text:span><text:span text:style-name="T10">[</text:span><text:span text:style-name="T16">"Low"</text:span><text:span text:style-name="T10">]</text:span></text:p>
      <text:p text:style-name="P6">    <text:span text:style-name="T12">atr</text:span><text:span text:style-name="T10"> </text:span><text:span text:style-name="T13">=</text:span><text:span text:style-name="T10"> </text:span><text:span text:style-name="T12">price_range</text:span><text:span text:style-name="T10">.</text:span><text:span text:style-name="T11">rolling</text:span><text:span text:style-name="T10">(</text:span><text:span text:style-name="T12">window</text:span><text:span text:style-name="T13">=</text:span><text:span text:style-name="T14">14</text:span><text:span text:style-name="T10">, </text:span><text:span text:style-name="T12">min_periods</text:span><text:span text:style-name="T13">=</text:span><text:span text:style-name="T14">1</text:span><text:span text:style-name="T10">).</text:span><text:span text:style-name="T11">mean</text:span><text:span text:style-name="T10">()</text:span></text:p>
      <text:p text:style-name="P6">    <text:span text:style-name="T12">df</text:span><text:span text:style-name="T10">[</text:span><text:span text:style-name="T16">"IndiceAbsorcao"</text:span><text:span text:style-name="T10">]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.</text:span><text:span text:style-name="T11">abs</text:span><text:span text:style-name="T10">() </text:span><text:span text:style-name="T11">/</text:span><text:span text:style-name="T10"> </text:span><text:span text:style-name="T12">atr</text:span><text:span text:style-name="T10">).</text:span><text:span text:style-name="T11">replace</text:span><text:span text:style-name="T10">([</text:span><text:span text:style-name="T17">np</text:span><text:span text:style-name="T10">.</text:span><text:span text:style-name="T12">inf</text:span><text:span text:style-name="T10">, </text:span><text:span text:style-name="T13">-</text:span><text:span text:style-name="T17">np</text:span><text:span text:style-name="T10">.</text:span><text:span text:style-name="T12">inf</text:span><text:span text:style-name="T10">], </text:span><text:span text:style-name="T14">0</text:span><text:span text:style-name="T10">).</text:span><text:span text:style-name="T11">fillna</text:span><text:span text:style-name="T10">(</text:span><text:span text:style-name="T14">0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oft-page-break/><text:span text:style-name="T8">def</text:span> <text:span text:style-name="T3">aplicar_metricas_absorcao</text:span>(<text:span text:style-name="T5">df</text:span>: <text:span text:style-name="T2">pd</text:span>.<text:span text:style-name="T2">DataFrame</text:span>, <text:span text:style-name="T5">delta_threshold</text:span>: <text:span text:style-name="T2">float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1">calcular_delta</text:span><text:span text:style-name="T10">(</text:span><text:span text:style-name="T12">df</text:span><text:span text:style-name="T10">)</text:span></text:p>
      <text:p text:style-name="P6">    <text:span text:style-name="T12">df</text:span><text:span text:style-name="T10"> </text:span><text:span text:style-name="T13">=</text:span><text:span text:style-name="T10"> </text:span><text:span text:style-name="T11">calcular_delta_normalizado</text:span><text:span text:style-name="T10">(</text:span><text:span text:style-name="T12">df</text:span><text:span text:style-name="T10">)</text:span></text:p>
      <text:p text:style-name="P6">    <text:span text:style-name="T12">df</text:span><text:span text:style-name="T10"> </text:span><text:span text:style-name="T13">=</text:span><text:span text:style-name="T10"> </text:span><text:span text:style-name="T11">detectar_absorcao</text:span><text:span text:style-name="T10">(</text:span><text:span text:style-name="T12">df</text:span><text:span text:style-name="T10">, </text:span><text:span text:style-name="T12">delta_threshold</text:span><text:span text:style-name="T13">=</text:span><text:span text:style-name="T12">delta_threshold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5"># ===============================</text:p>
      <text:p text:style-name="P5"># MÉTRICAS DE EXAUSTÃO</text:p>
      <text:p text:style-name="P5"># ===============================</text:p>
      <text:p text:style-name="P3"><text:span text:style-name="T8">def</text:span> <text:span text:style-name="T3">detectar_exaustao_volume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df</text:span><text:span text:style-name="T10">[</text:span><text:span text:style-name="T16">"VolumeTotal"</text:span><text:span text:style-name="T10">] </text:span><text:span text:style-name="T13">=</text:span><text:span text:style-name="T10"> </text:span><text:span text:style-name="T12">df</text:span><text:span text:style-name="T10">[</text:span><text:span text:style-name="T16">"VolumeBuyMarket"</text:span><text:span text:style-name="T10">] </text:span><text:span text:style-name="T11">+</text:span><text:span text:style-name="T10"> </text:span><text:span text:style-name="T12">df</text:span><text:span text:style-name="T10">[</text:span><text:span text:style-name="T16">"VolumeSellMarket"</text:span><text:span text:style-name="T10">]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5"># ===============================</text:p>
      <text:p text:style-name="P5"># EVENTOS (sinaliza com is_signal)</text:p>
      <text:p text:style-name="P5"># ===============================</text:p>
      <text:p text:style-name="P3"><text:span text:style-name="T8">def</text:span> <text:span text:style-name="T3">create_absorption_event</text:span>(<text:span text:style-name="T5">window_data</text:span>: <text:span text:style-name="T2">list</text:span>, <text:span text:style-name="T5">symbol</text:span>: <text:span text:style-name="T2">str</text:span>, <text:span text:style-name="T5">delta_threshold</text:span>: <text:span text:style-name="T2">float</text:span>, <text:span text:style-name="T5">tz_output</text:span><text:span text:style-name="T6">=</text:span><text:span text:style-name="T4">NY_TZ</text:span>) -&gt; <text:span text:style-name="T2">dict</text:span>:</text:p>
      <text:p text:style-name="P6">    <text:span text:style-name="T15">try</text:span><text:span text:style-name="T10">: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</text:span><text:span text:style-name="T12">window_data</text:span><text:span text:style-name="T10">)</text:span></text:p>
      <text:p text:style-name="P6">        <text:span text:style-name="T12">df</text:span><text:span text:style-name="T10">[</text:span><text:span text:style-name="T16">"p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p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[</text:span><text:span text:style-name="T16">"q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q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dropna</text:span><text:span text:style-name="T10">(</text:span><text:span text:style-name="T12">subset</text:span><text:span text:style-name="T13">=</text:span><text:span text:style-name="T10">[</text:span><text:span text:style-name="T16">"p"</text:span><text:span text:style-name="T10">, </text:span><text:span text:style-name="T16">"q"</text:span><text:span text:style-name="T10">])</text:span></text:p>
      <text:p text:style-name="P6">        <text:span text:style-name="T15">if</text:span><text:span text:style-name="T10"> </text:span><text:span text:style-name="T12">df</text:span><text:span text:style-name="T10">.</text:span><text:span text:style-name="T12">empty</text:span><text:span text:style-name="T10">:</text:span></text:p>
      <text:p text:style-name="P6">            <text:span text:style-name="T15">raise</text:span><text:span text:style-name="T10"> </text:span><text:span text:style-name="T17">ValueError</text:span><text:span text:style-name="T10">(</text:span><text:span text:style-name="T16">"Dados inválidos na janela"</text:span><text:span text:style-name="T10">)</text:span></text:p>
      <text:p text:style-name="P4"/>
      <text:p text:style-name="P6">        <text:span text:style-name="T19"># OHLC</text:span></text:p>
      <text:p text:style-name="P6">        <text:span text:style-name="T12">ohlc</text:span><text:span text:style-name="T10"> </text:span><text:span text:style-name="T13">=</text:span><text:span text:style-name="T10"> {</text:span></text:p>
      <text:p text:style-name="P6">            <text:span text:style-name="T16">"Open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High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ax</text:span><text:span text:style-name="T10">()),</text:span></text:p>
      <text:p text:style-name="P6">            <text:span text:style-name="T16">"Low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in</text:span><text:span text:style-name="T10">()),</text:span></text:p>
      <text:p text:style-name="P6">            <text:span text:style-name="T16">"Close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3">-</text:span><text:span text:style-name="T14">1</text:span><text:span text:style-name="T10">]),</text:span></text:p>
      <text:p text:style-name="P6">        <text:span text:style-name="T10">}</text:span></text:p>
      <text:p text:style-name="P4"/>
      <text:p text:style-name="P6">        <text:span text:style-name="T19"># Volume por lado</text:span></text:p>
      <text:p text:style-name="P6">        <text:span text:style-name="T12">df</text:span><text:span text:style-name="T10">[</text:span><text:span text:style-name="T16">"VolumeBuy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Fals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6">        <text:span text:style-name="T12">df</text:span><text:span text:style-name="T10">[</text:span><text:span text:style-name="T16">"VolumeSell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Tru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{</text:span></text:p>
      <text:p text:style-name="P6">            <text:span text:style-name="T16">"Open"</text:span><text:span text:style-name="T10">: [</text:span><text:span text:style-name="T12">ohlc</text:span><text:span text:style-name="T10">[</text:span><text:span text:style-name="T16">"Open"</text:span><text:span text:style-name="T10">]],</text:span></text:p>
      <text:p text:style-name="P6">            <text:span text:style-name="T16">"High"</text:span><text:span text:style-name="T10">: [</text:span><text:span text:style-name="T12">ohlc</text:span><text:span text:style-name="T10">[</text:span><text:span text:style-name="T16">"High"</text:span><text:span text:style-name="T10">]],</text:span></text:p>
      <text:p text:style-name="P6">            <text:span text:style-name="T16">"Low"</text:span><text:span text:style-name="T10">: [</text:span><text:span text:style-name="T12">ohlc</text:span><text:span text:style-name="T10">[</text:span><text:span text:style-name="T16">"Low"</text:span><text:span text:style-name="T10">]],</text:span></text:p>
      <text:p text:style-name="P6">            <text:span text:style-name="T16">"Close"</text:span><text:span text:style-name="T10">: [</text:span><text:span text:style-name="T12">ohlc</text:span><text:span text:style-name="T10">[</text:span><text:span text:style-name="T16">"Close"</text:span><text:span text:style-name="T10">]],</text:span></text:p>
      <text:p text:style-name="P6">            <text:span text:style-name="T16">"VolumeBuy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BuyMarket"</text:span><text:span text:style-name="T10">].</text:span><text:span text:style-name="T11">sum</text:span><text:span text:style-name="T10">())],</text:span></text:p>
      <text:p text:style-name="P6">            <text:span text:style-name="T16">"VolumeSell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SellMarket"</text:span><text:span text:style-name="T10">].</text:span><text:span text:style-name="T11">sum</text:span><text:span text:style-name="T10">())],</text:span></text:p>
      <text:p text:style-name="P6">        <text:span text:style-name="T10">}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1">aplicar_metricas_absorcao</text:span><text:span text:style-name="T10">(</text:span><text:span text:style-name="T12">agg_df</text:span><text:span text:style-name="T10">, </text:span><text:span text:style-name="T12">delta_threshold</text:span><text:span text:style-name="T13">=</text:span><text:span text:style-name="T12">delta_threshold</text:span><text:span text:style-name="T10">)</text:span></text:p>
      <text:p text:style-name="P4"/>
      <text:p text:style-name="P6"><text:soft-page-break/>        <text:span text:style-name="T12">delta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Delt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bsorcao_compra</text:span><text:span text:style-name="T10"> </text:span><text:span text:style-name="T13">=</text:span><text:span text:style-name="T10"> </text:span><text:span text:style-name="T17">int</text:span><text:span text:style-name="T10">(</text:span><text:span text:style-name="T12">agg_df</text:span><text:span text:style-name="T10">[</text:span><text:span text:style-name="T16">"AbsorcaoCompr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bsorcao_venda</text:span><text:span text:style-name="T10"> </text:span><text:span text:style-name="T13">=</text:span><text:span text:style-name="T10"> </text:span><text:span text:style-name="T17">int</text:span><text:span text:style-name="T10">(</text:span><text:span text:style-name="T12">agg_df</text:span><text:span text:style-name="T10">[</text:span><text:span text:style-name="T16">"AbsorcaoVend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indice_absorcao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IndiceAbsorcao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4"/>
      <text:p text:style-name="P6">        <text:span text:style-name="T12">is_signal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resultado</text:span><text:span text:style-name="T10"> </text:span><text:span text:style-name="T13">=</text:span><text:span text:style-name="T10"> </text:span><text:span text:style-name="T16">"Sem Absorção"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Delta </text:span><text:span text:style-name="T9">{</text:span><text:span text:style-name="T12">delta</text:span><text:span text:style-name="T9">:.4f}</text:span><text:span text:style-name="T16">"</text:span></text:p>
      <text:p text:style-name="P4"/>
      <text:p text:style-name="P6">        <text:span text:style-name="T15">if</text:span><text:span text:style-name="T10"> </text:span><text:span text:style-name="T12">absorcao_compra</text:span><text:span text:style-name="T10">:</text:span></text:p>
      <text:p text:style-name="P6">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2">resultado</text:span><text:span text:style-name="T10"> </text:span><text:span text:style-name="T13">=</text:span><text:span text:style-name="T10"> </text:span><text:span text:style-name="T16">"Absorção de Compra"</text:span></text:p>
      <text:p text:style-name="P6">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Vendedores agressivos absorvidos. Delta </text:span><text:span text:style-name="T9">{</text:span><text:span text:style-name="T12">delta</text:span><text:span text:style-name="T9">:.4f}</text:span><text:span text:style-name="T16">, Índice </text:span><text:span text:style-name="T9">{</text:span><text:span text:style-name="T12">indice_absorcao</text:span><text:span text:style-name="T9">:.2f}</text:span><text:span text:style-name="T16">"</text:span></text:p>
      <text:p text:style-name="P6">        <text:span text:style-name="T15">elif</text:span><text:span text:style-name="T10"> </text:span><text:span text:style-name="T12">absorcao_venda</text:span><text:span text:style-name="T10">:</text:span></text:p>
      <text:p text:style-name="P6">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2">resultado</text:span><text:span text:style-name="T10"> </text:span><text:span text:style-name="T13">=</text:span><text:span text:style-name="T10"> </text:span><text:span text:style-name="T16">"Absorção de Venda"</text:span></text:p>
      <text:p text:style-name="P6">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Compradores agressivos absorvidos. Delta </text:span><text:span text:style-name="T9">{</text:span><text:span text:style-name="T12">delta</text:span><text:span text:style-name="T9">:.4f}</text:span><text:span text:style-name="T16">, Índice </text:span><text:span text:style-name="T9">{</text:span><text:span text:style-name="T12">indice_absorcao</text:span><text:span text:style-name="T9">:.2f}</text:span><text:span text:style-name="T16">"</text:span></text:p>
      <text:p text:style-name="P4"/>
      <text:p text:style-name="P6">        <text:span text:style-name="T12">event</text:span><text:span text:style-name="T10"> </text:span><text:span text:style-name="T13">=</text:span><text:span text:style-name="T10"> {</text:span></text:p>
      <text:p text:style-name="P6">            <text:span text:style-name="T16">"is_signal"</text:span><text:span text:style-name="T10">: </text:span><text:span text:style-name="T12">is_signal</text:span><text:span text:style-name="T10">,</text:span></text:p>
      <text:p text:style-name="P6">            <text:span text:style-name="T16">"tipo_evento"</text:span><text:span text:style-name="T10">: </text:span><text:span text:style-name="T16">"Absorção"</text:span><text:span text:style-name="T10">,</text:span></text:p>
      <text:p text:style-name="P6">            <text:span text:style-name="T16">"resultado_da_batalha"</text:span><text:span text:style-name="T10">: </text:span><text:span text:style-name="T12">resultado</text:span><text:span text:style-name="T10">,</text:span></text:p>
      <text:p text:style-name="P6">            <text:span text:style-name="T16">"descricao"</text:span><text:span text:style-name="T10">: </text:span><text:span text:style-name="T12">descricao</text:span><text:span text:style-name="T10">,</text:span></text:p>
      <text:p text:style-name="P6">            <text:span text:style-name="T16">"ativo"</text:span><text:span text:style-name="T10">: </text:span><text:span text:style-name="T12">symbol</text:span><text:span text:style-name="T10">,</text:span></text:p>
      <text:p text:style-name="P6">            <text:span text:style-name="T16">"preco_abertura"</text:span><text:span text:style-name="T10">: </text:span><text:span text:style-name="T12">ohlc</text:span><text:span text:style-name="T10">[</text:span><text:span text:style-name="T16">"Open"</text:span><text:span text:style-name="T10">],</text:span></text:p>
      <text:p text:style-name="P6">            <text:span text:style-name="T16">"preco_fechamento"</text:span><text:span text:style-name="T10">: </text:span><text:span text:style-name="T12">ohlc</text:span><text:span text:style-name="T10">[</text:span><text:span text:style-name="T16">"Close"</text:span><text:span text:style-name="T10">],</text:span></text:p>
      <text:p text:style-name="P6">            <text:span text:style-name="T16">"preco_maxima"</text:span><text:span text:style-name="T10">: </text:span><text:span text:style-name="T12">ohlc</text:span><text:span text:style-name="T10">[</text:span><text:span text:style-name="T16">"High"</text:span><text:span text:style-name="T10">],</text:span></text:p>
      <text:p text:style-name="P6">            <text:span text:style-name="T16">"preco_minima"</text:span><text:span text:style-name="T10">: </text:span><text:span text:style-name="T12">ohlc</text:span><text:span text:style-name="T10">[</text:span><text:span text:style-name="T16">"Low"</text:span><text:span text:style-name="T10">],</text:span></text:p>
      <text:p text:style-name="P6">            <text:span text:style-name="T16">"volume_total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 </text:span><text:span text:style-name="T13">+</text:span><text:span text:style-name="T10"> 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compr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vend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delta"</text:span><text:span text:style-name="T10">: </text:span><text:span text:style-name="T12">delta</text:span><text:span text:style-name="T10">,</text:span></text:p>
      <text:p text:style-name="P6">            <text:span text:style-name="T16">"indice_absorcao"</text:span><text:span text:style-name="T10">: </text:span><text:span text:style-name="T12">indice_absorcao</text:span><text:span text:style-name="T10">,</text:span></text:p>
      <text:p text:style-name="P6">        <text:span text:style-name="T10">}</text:span></text:p>
      <text:p text:style-name="P6">        <text:span text:style-name="T15">return</text:span><text:span text:style-name="T10"> </text:span><text:span text:style-name="T12">event</text:span></text:p>
      <text:p text:style-name="P4"/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criar evento de absorç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return</text:span><text:span text:style-name="T10"> {</text:span><text:span text:style-name="T16">"is_signal"</text:span><text:span text:style-name="T10">: </text:span><text:span text:style-name="T9">False</text:span><text:span text:style-name="T10">, </text:span><text:span text:style-name="T16">"tipo_evento"</text:span><text:span text:style-name="T10">: </text:span><text:span text:style-name="T16">"Erro"</text:span><text:span text:style-name="T10">, </text:span><text:span text:style-name="T16">"resultado_da_batalha"</text:span><text:span text:style-name="T10">: </text:span><text:span text:style-name="T16">"Erro"</text:span><text:span text:style-name="T10">, </text:span><text:span text:style-name="T16">"descricao"</text:span><text:span text:style-name="T10">: </text:span><text:span text:style-name="T17">str</text:span><text:span text:style-name="T10">(</text:span><text:span text:style-name="T12">e</text:span><text:span text:style-name="T10">), </text:span><text:span text:style-name="T16">"ativo"</text:span><text:span text:style-name="T10">: </text:span><text:span text:style-name="T12">symbol</text:span><text:span text:style-name="T10">}</text:span></text:p>
      <text:p text:style-name="P4"/>
      <text:p text:style-name="P3"><text:span text:style-name="T8">def</text:span> <text:span text:style-name="T3">create_exhaustion_event</text:span>(<text:span text:style-name="T5">window_data</text:span>: <text:span text:style-name="T2">list</text:span>, <text:span text:style-name="T5">symbol</text:span>: <text:span text:style-name="T2">str</text:span>, <text:span text:style-name="T5">history_volumes</text:span><text:span text:style-name="T6">=</text:span><text:span text:style-name="T8">None</text:span>, <text:span text:style-name="T5">volume_factor</text:span>: <text:span text:style-name="T2">float</text:span> <text:span text:style-name="T6">=</text:span> <text:span text:style-name="T22">2.0</text:span>, <text:span text:style-name="T5">tz_output</text:span><text:span text:style-name="T6">=</text:span><text:span text:style-name="T4">NY_TZ</text:span>) -&gt; <text:span text:style-name="T2">dict</text:span>:</text:p>
      <text:p text:style-name="P6">    <text:span text:style-name="T15">try</text:span><text:span text:style-name="T10">:</text:span></text:p>
      <text:p text:style-name="P6">        <text:span text:style-name="T12">history_volumes</text:span><text:span text:style-name="T10"> </text:span><text:span text:style-name="T13">=</text:span><text:span text:style-name="T10"> </text:span><text:span text:style-name="T12">history_volumes</text:span><text:span text:style-name="T10"> </text:span><text:span text:style-name="T9">or</text:span><text:span text:style-name="T10"> []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</text:span><text:span text:style-name="T12">window_data</text:span><text:span text:style-name="T10">)</text:span></text:p>
      <text:p text:style-name="P6">        <text:span text:style-name="T12">df</text:span><text:span text:style-name="T10">[</text:span><text:span text:style-name="T16">"p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p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[</text:span><text:span text:style-name="T16">"q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q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<text:soft-page-break/>    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dropna</text:span><text:span text:style-name="T10">(</text:span><text:span text:style-name="T12">subset</text:span><text:span text:style-name="T13">=</text:span><text:span text:style-name="T10">[</text:span><text:span text:style-name="T16">"p"</text:span><text:span text:style-name="T10">, </text:span><text:span text:style-name="T16">"q"</text:span><text:span text:style-name="T10">])</text:span></text:p>
      <text:p text:style-name="P6">        <text:span text:style-name="T15">if</text:span><text:span text:style-name="T10"> </text:span><text:span text:style-name="T12">df</text:span><text:span text:style-name="T10">.</text:span><text:span text:style-name="T12">empty</text:span><text:span text:style-name="T10">:</text:span></text:p>
      <text:p text:style-name="P6">            <text:span text:style-name="T15">raise</text:span><text:span text:style-name="T10"> </text:span><text:span text:style-name="T17">ValueError</text:span><text:span text:style-name="T10">(</text:span><text:span text:style-name="T16">"Dados inválidos na janela"</text:span><text:span text:style-name="T10">)</text:span></text:p>
      <text:p text:style-name="P4"/>
      <text:p text:style-name="P6">        <text:span text:style-name="T19"># OHLC</text:span></text:p>
      <text:p text:style-name="P6">        <text:span text:style-name="T12">ohlc</text:span><text:span text:style-name="T10"> </text:span><text:span text:style-name="T13">=</text:span><text:span text:style-name="T10"> {</text:span></text:p>
      <text:p text:style-name="P6">            <text:span text:style-name="T16">"Open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High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ax</text:span><text:span text:style-name="T10">()),</text:span></text:p>
      <text:p text:style-name="P6">            <text:span text:style-name="T16">"Low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in</text:span><text:span text:style-name="T10">()),</text:span></text:p>
      <text:p text:style-name="P6">            <text:span text:style-name="T16">"Close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3">-</text:span><text:span text:style-name="T14">1</text:span><text:span text:style-name="T10">]),</text:span></text:p>
      <text:p text:style-name="P6">        <text:span text:style-name="T10">}</text:span></text:p>
      <text:p text:style-name="P4"/>
      <text:p text:style-name="P6">        <text:span text:style-name="T19"># Volume por lado</text:span></text:p>
      <text:p text:style-name="P6">        <text:span text:style-name="T12">df</text:span><text:span text:style-name="T10">[</text:span><text:span text:style-name="T16">"VolumeBuy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Fals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6">        <text:span text:style-name="T12">df</text:span><text:span text:style-name="T10">[</text:span><text:span text:style-name="T16">"VolumeSell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Tru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{</text:span></text:p>
      <text:p text:style-name="P6">            <text:span text:style-name="T16">"Open"</text:span><text:span text:style-name="T10">: [</text:span><text:span text:style-name="T12">ohlc</text:span><text:span text:style-name="T10">[</text:span><text:span text:style-name="T16">"Open"</text:span><text:span text:style-name="T10">]],</text:span></text:p>
      <text:p text:style-name="P6">            <text:span text:style-name="T16">"High"</text:span><text:span text:style-name="T10">: [</text:span><text:span text:style-name="T12">ohlc</text:span><text:span text:style-name="T10">[</text:span><text:span text:style-name="T16">"High"</text:span><text:span text:style-name="T10">]],</text:span></text:p>
      <text:p text:style-name="P6">            <text:span text:style-name="T16">"Low"</text:span><text:span text:style-name="T10">: [</text:span><text:span text:style-name="T12">ohlc</text:span><text:span text:style-name="T10">[</text:span><text:span text:style-name="T16">"Low"</text:span><text:span text:style-name="T10">]],</text:span></text:p>
      <text:p text:style-name="P6">            <text:span text:style-name="T16">"Close"</text:span><text:span text:style-name="T10">: [</text:span><text:span text:style-name="T12">ohlc</text:span><text:span text:style-name="T10">[</text:span><text:span text:style-name="T16">"Close"</text:span><text:span text:style-name="T10">]],</text:span></text:p>
      <text:p text:style-name="P6">            <text:span text:style-name="T16">"VolumeBuy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BuyMarket"</text:span><text:span text:style-name="T10">].</text:span><text:span text:style-name="T11">sum</text:span><text:span text:style-name="T10">())],</text:span></text:p>
      <text:p text:style-name="P6">            <text:span text:style-name="T16">"VolumeSell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SellMarket"</text:span><text:span text:style-name="T10">].</text:span><text:span text:style-name="T11">sum</text:span><text:span text:style-name="T10">())],</text:span></text:p>
      <text:p text:style-name="P6">        <text:span text:style-name="T10">}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1">detectar_exaustao_volume</text:span><text:span text:style-name="T10">(</text:span><text:span text:style-name="T12">agg_df</text:span><text:span text:style-name="T10">)</text:span></text:p>
      <text:p text:style-name="P6">        <text:span text:style-name="T12">current_volum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 </text:span><text:span text:style-name="T13">+</text:span><text:span text:style-name="T10"> 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vg_volume</text:span><text:span text:style-name="T10"> </text:span><text:span text:style-name="T13">=</text:span><text:span text:style-name="T10"> (</text:span><text:span text:style-name="T11">sum</text:span><text:span text:style-name="T10">(</text:span><text:span text:style-name="T12">history_volumes</text:span><text:span text:style-name="T10">) </text:span><text:span text:style-name="T13">/</text:span><text:span text:style-name="T10"> </text:span><text:span text:style-name="T11">len</text:span><text:span text:style-name="T10">(</text:span><text:span text:style-name="T12">history_volumes</text:span><text:span text:style-name="T10">)) </text:span><text:span text:style-name="T15">if</text:span><text:span text:style-name="T10"> </text:span><text:span text:style-name="T12">history_volumes</text:span><text:span text:style-name="T10"> </text:span><text:span text:style-name="T15">else</text:span><text:span text:style-name="T10"> </text:span><text:span text:style-name="T14">0.0</text:span></text:p>
      <text:p text:style-name="P4"/>
      <text:p text:style-name="P6">        <text:span text:style-name="T12">resultado</text:span><text:span text:style-name="T10"> </text:span><text:span text:style-name="T13">=</text:span><text:span text:style-name="T10"> </text:span><text:span text:style-name="T16">"Sem Exaustão"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Volume </text:span><text:span text:style-name="T9">{</text:span><text:span text:style-name="T12">current_volume</text:span><text:span text:style-name="T9">:.2f}</text:span><text:span text:style-name="T16"> (média </text:span><text:span text:style-name="T9">{</text:span><text:span text:style-name="T12">avg_volume</text:span><text:span text:style-name="T9">:.2f}</text:span><text:span text:style-name="T16">)"</text:span></text:p>
      <text:p text:style-name="P6">        <text:span text:style-name="T12">is_signal</text:span><text:span text:style-name="T10"> </text:span><text:span text:style-name="T13">=</text:span><text:span text:style-name="T10"> </text:span><text:span text:style-name="T9">False</text:span></text:p>
      <text:p text:style-name="P4"/>
      <text:p text:style-name="P6">        <text:span text:style-name="T12">open_pric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Open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close_pric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Close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price_movement</text:span><text:span text:style-name="T10"> </text:span><text:span text:style-name="T13">=</text:span><text:span text:style-name="T10"> </text:span><text:span text:style-name="T12">close_price</text:span><text:span text:style-name="T10"> </text:span><text:span text:style-name="T13">-</text:span><text:span text:style-name="T10"> </text:span><text:span text:style-name="T12">open_price</text:span></text:p>
      <text:p text:style-name="P4"/>
      <text:p text:style-name="P6">        <text:span text:style-name="T15">if</text:span><text:span text:style-name="T10"> </text:span><text:span text:style-name="T12">history_volumes</text:span><text:span text:style-name="T10"> </text:span><text:span text:style-name="T9">and</text:span><text:span text:style-name="T10"> </text:span><text:span text:style-name="T12">current_volume</text:span><text:span text:style-name="T10"> </text:span><text:span text:style-name="T13">&gt;</text:span><text:span text:style-name="T10"> </text:span><text:span text:style-name="T12">avg_volume</text:span><text:span text:style-name="T10"> </text:span><text:span text:style-name="T13">*</text:span><text:span text:style-name="T10"> </text:span><text:span text:style-name="T12">volume_factor</text:span><text:span text:style-name="T10">:</text:span></text:p>
      <text:p text:style-name="P6">            <text:span text:style-name="T15">if</text:span><text:span text:style-name="T10"> </text:span><text:span text:style-name="T12">price_moveme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2">resultado</text:span><text:span text:style-name="T10"> </text:span><text:span text:style-name="T13">=</text:span><text:span text:style-name="T10"> </text:span><text:span text:style-name="T16">"Exaustão de Compra"</text:span></text:p>
      <text:p text:style-name="P6">    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Pico de volume de compra (</text:span><text:span text:style-name="T9">{</text:span><text:span text:style-name="T12">current_volume</text:span><text:span text:style-name="T9">:.2f}</text:span><text:span text:style-name="T16"> vs média </text:span><text:span text:style-name="T9">{</text:span><text:span text:style-name="T12">avg_volume</text:span><text:span text:style-name="T9">:.2f}</text:span><text:span text:style-name="T16">) pode indicar fim do movimento."</text:span></text:p>
      <text:p text:style-name="P6">            <text:span text:style-name="T15">elif</text:span><text:span text:style-name="T10"> </text:span><text:span text:style-name="T12">price_movement</text:span><text:span text:style-name="T10"> </text:span><text:span text:style-name="T13">&lt;</text:span><text:span text:style-name="T10"> </text:span><text:span text:style-name="T14">0</text:span><text:span text:style-name="T10">:</text:span></text:p>
      <text:p text:style-name="P6"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2">resultado</text:span><text:span text:style-name="T10"> </text:span><text:span text:style-name="T13">=</text:span><text:span text:style-name="T10"> </text:span><text:span text:style-name="T16">"Exaustão de Venda"</text:span></text:p>
      <text:p text:style-name="P6">    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Pico de volume de venda (</text:span><text:span text:style-name="T9">{</text:span><text:span text:style-name="T12">current_volume</text:span><text:span text:style-name="T9">:.2f}</text:span><text:span text:style-name="T16"> vs média </text:span><text:span text:style-name="T9">{</text:span><text:span text:style-name="T12">avg_volume</text:span><text:span text:style-name="T9">:.2f}</text:span><text:span text:style-name="T16">) pode indicar fim do movimento."</text:span></text:p>
      <text:p text:style-name="P4"/>
      <text:p text:style-name="P6"><text:soft-page-break/>        <text:span text:style-name="T12">event</text:span><text:span text:style-name="T10"> </text:span><text:span text:style-name="T13">=</text:span><text:span text:style-name="T10"> {</text:span></text:p>
      <text:p text:style-name="P6">            <text:span text:style-name="T16">"is_signal"</text:span><text:span text:style-name="T10">: </text:span><text:span text:style-name="T12">is_signal</text:span><text:span text:style-name="T10">,</text:span></text:p>
      <text:p text:style-name="P6">            <text:span text:style-name="T16">"tipo_evento"</text:span><text:span text:style-name="T10">: </text:span><text:span text:style-name="T16">"Exaustão"</text:span><text:span text:style-name="T10">,</text:span></text:p>
      <text:p text:style-name="P6">            <text:span text:style-name="T16">"resultado_da_batalha"</text:span><text:span text:style-name="T10">: </text:span><text:span text:style-name="T12">resultado</text:span><text:span text:style-name="T10">,</text:span></text:p>
      <text:p text:style-name="P6">            <text:span text:style-name="T16">"descricao"</text:span><text:span text:style-name="T10">: </text:span><text:span text:style-name="T12">descricao</text:span><text:span text:style-name="T10">,</text:span></text:p>
      <text:p text:style-name="P6">            <text:span text:style-name="T16">"ativo"</text:span><text:span text:style-name="T10">: </text:span><text:span text:style-name="T12">symbol</text:span><text:span text:style-name="T10">,</text:span></text:p>
      <text:p text:style-name="P6">            <text:span text:style-name="T16">"preco_abertura"</text:span><text:span text:style-name="T10">: </text:span><text:span text:style-name="T12">open_price</text:span><text:span text:style-name="T10">,</text:span></text:p>
      <text:p text:style-name="P6">            <text:span text:style-name="T16">"preco_fechamento"</text:span><text:span text:style-name="T10">: </text:span><text:span text:style-name="T12">close_price</text:span><text:span text:style-name="T10">,</text:span></text:p>
      <text:p text:style-name="P6">            <text:span text:style-name="T16">"preco_maxima"</text:span><text:span text:style-name="T10">: </text:span><text:span text:style-name="T17">float</text:span><text:span text:style-name="T10">(</text:span><text:span text:style-name="T12">ohlc</text:span><text:span text:style-name="T10">[</text:span><text:span text:style-name="T16">"High"</text:span><text:span text:style-name="T10">]),</text:span></text:p>
      <text:p text:style-name="P6">            <text:span text:style-name="T16">"preco_minima"</text:span><text:span text:style-name="T10">: </text:span><text:span text:style-name="T17">float</text:span><text:span text:style-name="T10">(</text:span><text:span text:style-name="T12">ohlc</text:span><text:span text:style-name="T10">[</text:span><text:span text:style-name="T16">"Low"</text:span><text:span text:style-name="T10">]),</text:span></text:p>
      <text:p text:style-name="P6">            <text:span text:style-name="T16">"volume_total"</text:span><text:span text:style-name="T10">: </text:span><text:span text:style-name="T12">current_volume</text:span><text:span text:style-name="T10">,</text:span></text:p>
      <text:p text:style-name="P6">            <text:span text:style-name="T16">"volume_compr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vend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<text:span text:style-name="T10">}</text:span></text:p>
      <text:p text:style-name="P6">        <text:span text:style-name="T15">return</text:span><text:span text:style-name="T10"> </text:span><text:span text:style-name="T12">event</text:span></text:p>
      <text:p text:style-name="P4"/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criar evento de exaust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return</text:span><text:span text:style-name="T10"> {</text:span><text:span text:style-name="T16">"is_signal"</text:span><text:span text:style-name="T10">: </text:span><text:span text:style-name="T9">False</text:span><text:span text:style-name="T10">, </text:span><text:span text:style-name="T16">"tipo_evento"</text:span><text:span text:style-name="T10">: </text:span><text:span text:style-name="T16">"Erro"</text:span><text:span text:style-name="T10">, </text:span><text:span text:style-name="T16">"resultado_da_batalha"</text:span><text:span text:style-name="T10">: </text:span><text:span text:style-name="T16">"Erro"</text:span><text:span text:style-name="T10">, </text:span><text:span text:style-name="T16">"descricao"</text:span><text:span text:style-name="T10">: </text:span><text:span text:style-name="T17">str</text:span><text:span text:style-name="T10">(</text:span><text:span text:style-name="T12">e</text:span><text:span text:style-name="T10">), </text:span><text:span text:style-name="T16">"ativo"</text:span><text:span text:style-name="T10">: </text:span><text:span text:style-name="T12">symbol</text:span><text:span text:style-name="T10">}</text:span></text:p>
      <text:p text:style-name="P12"/>
      <text:p text:style-name="P13"/>
      <text:p text:style-name="P14"/>
      <text:p text:style-name="P14">market_analise</text:p>
      <text:p text:style-name="P14"/>
      <text:p text:style-name="P15"># MAIN.PY</text:p>
      <text:p text:style-name="P3"><text:span text:style-name="T1">import</text:span> <text:span text:style-name="T2">websocket</text:span></text:p>
      <text:p text:style-name="P3"><text:span text:style-name="T1">import</text:span> <text:span text:style-name="T2">json</text:span></text:p>
      <text:p text:style-name="P3"><text:span text:style-name="T1">import</text:span> <text:span text:style-name="T2">time</text:span></text:p>
      <text:p text:style-name="P3"><text:span text:style-name="T1">import</text:span> <text:span text:style-name="T2">logging</text:span></text:p>
      <text:p text:style-name="P3"><text:span text:style-name="T1">import</text:span> <text:span text:style-name="T2">threading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, <text:span text:style-name="T2">timedelta</text:span></text:p>
      <text:p text:style-name="P3"><text:span text:style-name="T1">from</text:span> <text:span text:style-name="T2">urllib</text:span>.<text:span text:style-name="T2">parse</text:span> <text:span text:style-name="T1">import</text:span> <text:span text:style-name="T3">urlparse</text:span></text:p>
      <text:p text:style-name="P3"><text:span text:style-name="T1">import</text:span> <text:span text:style-name="T2">ssl</text:span></text:p>
      <text:p text:style-name="P3"><text:span text:style-name="T1">import</text:span> <text:span text:style-name="T2">socket</text:span></text:p>
      <text:p text:style-name="P3"><text:span text:style-name="T1">import</text:span> <text:span text:style-name="T2">random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from</text:span> <text:span text:style-name="T2">collections</text:span> <text:span text:style-name="T1">import</text:span> <text:span text:style-name="T2">deque</text:span></text:p>
      <text:p text:style-name="P3"><text:span text:style-name="T1">import</text:span> <text:span text:style-name="T2">pandas</text:span> <text:span text:style-name="T1">as</text:span> <text:span text:style-name="T2">pd</text:span></text:p>
      <text:p text:style-name="P4"/>
      <text:p text:style-name="P5"># Importações dos módulos do projeto</text:p>
      <text:p text:style-name="P3"><text:span text:style-name="T1">import</text:span> <text:span text:style-name="T2">config</text:span></text:p>
      <text:p text:style-name="P3"><text:span text:style-name="T1">from</text:span> <text:span text:style-name="T2">data_handler</text:span> <text:span text:style-name="T1">import</text:span> <text:span text:style-name="T3">create_absorption_event</text:span>, <text:span text:style-name="T3">create_exhaustion_event</text:span></text:p>
      <text:p text:style-name="P3"><text:span text:style-name="T1">from</text:span> <text:span text:style-name="T2">orderbook_analyzer</text:span> <text:span text:style-name="T1">import</text:span> <text:span text:style-name="T2">OrderBookAnalyzer</text:span></text:p>
      <text:p text:style-name="P3"><text:span text:style-name="T1">from</text:span> <text:span text:style-name="T2">event_saver</text:span> <text:span text:style-name="T1">import</text:span> <text:span text:style-name="T2">EventSaver</text:span></text:p>
      <text:p text:style-name="P4"/>
      <text:p text:style-name="P5"># Configuração de logging</text:p>
      <text:p text:style-name="P3"><text:span text:style-name="T2">logging</text:span>.<text:span text:style-name="T3">basicConfig</text:span>(</text:p>
      <text:p text:style-name="P6">    <text:span text:style-name="T12">level</text:span><text:span text:style-name="T13">=</text:span><text:span text:style-name="T17">logging</text:span><text:span text:style-name="T10">.</text:span><text:span text:style-name="T12">INFO</text:span><text:span text:style-name="T10">,</text:span></text:p>
      <text:p text:style-name="P6"><text:soft-page-break/>    <text:span text:style-name="T12">format</text:span><text:span text:style-name="T13">=</text:span><text:span text:style-name="T16">'</text:span><text:span text:style-name="T9">%(asctime)s</text:span><text:span text:style-name="T16"> - </text:span><text:span text:style-name="T9">%(levelname)s</text:span><text:span text:style-name="T16"> - </text:span><text:span text:style-name="T9">%(message)s</text:span><text:span text:style-name="T16">'</text:span></text:p>
      <text:p text:style-name="P3">)</text:p>
      <text:p text:style-name="P4"/>
      <text:p text:style-name="P3"><text:span text:style-name="T8">class</text:span> <text:span text:style-name="T2">RobustConnectionManager</text:span>:</text:p>
      <text:p text:style-name="P6">    <text:span text:style-name="T19"># ... (O CÓDIGO DESTA CLASSE CONTINUA EXATAMENTE O MESMO) ...</text:span>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0</text:span><text:span text:style-name="T10">, </text:span></text:p>
      <text:p text:style-name="P6">                 <text:span text:style-name="T12">initial_delay</text:span><text:span text:style-name="T13">=</text:span><text:span text:style-name="T14">1</text:span><text:span text:style-name="T10">, </text:span><text:span text:style-name="T12">max_delay</text:span><text:span text:style-name="T13">=</text:span><text:span text:style-name="T14">60</text:span><text:span text:style-name="T10">, </text:span><text:span text:style-name="T12">backoff_factor</text:span><text:span text:style-name="T13">=</text:span><text:span text:style-name="T14">1.5</text:span><text:span text:style-name="T10">):</text:span></text:p>
      <text:p text:style-name="P6">        <text:span text:style-name="T12">self</text:span><text:span text:style-name="T10">.</text:span><text:span text:style-name="T12">stream_url</text:span><text:span text:style-name="T10"> </text:span><text:span text:style-name="T13">=</text:span><text:span text:style-name="T10"> </text:span><text:span text:style-name="T12">stream_url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max_reconnect_attempts</text:span><text:span text:style-name="T10"> </text:span><text:span text:style-name="T13">=</text:span><text:span text:style-name="T10"> </text:span><text:span text:style-name="T12">max_reconnect_attempts</text:span></text:p>
      <text:p text:style-name="P6">        <text:span text:style-name="T12">self</text:span><text:span text:style-name="T10">.</text:span><text:span text:style-name="T12">initial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max_delay</text:span><text:span text:style-name="T10"> </text:span><text:span text:style-name="T13">=</text:span><text:span text:style-name="T10"> </text:span><text:span text:style-name="T12">max_delay</text:span></text:p>
      <text:p text:style-name="P6">        <text:span text:style-name="T12">self</text:span><text:span text:style-name="T10">.</text:span><text:span text:style-name="T12">backoff_factor</text:span><text:span text:style-name="T10"> </text:span><text:span text:style-name="T13">=</text:span><text:span text:style-name="T10"> </text:span><text:span text:style-name="T12">backoff_factor</text:span></text:p>
      <text:p text:style-name="P6">        </text:p>
      <text:p text:style-name="P6">        <text:span text:style-name="T19"># Estado da conexão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9">None</text:span></text:p>
      <text:p text:style-name="P6">        </text:p>
      <text:p text:style-name="P6">        <text:span text:style-name="T19"># Threads de monitoramento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nection_monitor_thread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/text:p>
      <text:p text:style-name="P6">        <text:span text:style-name="T19"># Callbacks personalizados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9">None</text:span></text:p>
      <text:p text:style-name="P6">        </text:p>
      <text:p text:style-name="P6">        <text:span text:style-name="T19"># Estatísticas de conexão</text:span></text:p>
      <text:p text:style-name="P6">        <text:span text:style-name="T12">self</text:span><text:span text:style-name="T10">.</text:span><text:span text:style-name="T12">total_messages_received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total_reconnects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connection_uptime</text:span><text:span text:style-name="T10"> </text:span><text:span text:style-name="T13">=</text:span><text:span text:style-name="T10"> </text:span><text:span text:style-name="T17">timedelta</text:span><text:span text:style-name="T10">(</text:span><text:span text:style-name="T14">0</text:span><text:span text:style-name="T10">)</text:span></text:p>
      <text:p text:style-name="P6">        </text:p>
      <text:p text:style-name="P6">    <text:span text:style-name="T9">def</text:span><text:span text:style-name="T10"> </text:span><text:span text:style-name="T11">set_callbacks</text:span><text:span text:style-name="T10">(</text:span><text:span text:style-name="T12">self</text:span><text:span text:style-name="T10">, </text:span><text:span text:style-name="T12">on_message</text:span><text:span text:style-name="T13">=</text:span><text:span text:style-name="T9">None</text:span><text:span text:style-name="T10">, </text:span><text:span text:style-name="T12">on_open</text:span><text:span text:style-name="T13">=</text:span><text:span text:style-name="T9">None</text:span><text:span text:style-name="T10">, </text:span><text:span text:style-name="T12">on_close</text:span><text:span text:style-name="T13">=</text:span><text:span text:style-name="T9">None</text:span><text:span text:style-name="T10">, </text:span><text:span text:style-name="T12">on_error</text:span><text:span text:style-name="T13">=</text:span><text:span text:style-name="T9">None</text:span><text:span text:style-name="T10">):</text:span></text:p>
      <text:p text:style-name="P6">        <text:span text:style-name="T16">"""Define callbacks personalizados."""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12">on_messag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12">on_open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12">on_clos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12">on_error</text:span></text:p>
      <text:p text:style-name="P6">    </text:p>
      <text:p text:style-name="P6">    <text:span text:style-name="T9">def</text:span><text:span text:style-name="T10"> </text:span><text:span text:style-name="T11">_test_connection</text:span><text:span text:style-name="T10">(</text:span><text:span text:style-name="T12">self</text:span><text:span text:style-name="T10">):</text:span></text:p>
      <text:p text:style-name="P6">        <text:span text:style-name="T16">"""Testa se a URL é acessível antes de conectar."""</text:span></text:p>
      <text:p text:style-name="P6">        <text:span text:style-name="T15">try</text:span><text:span text:style-name="T10">:</text:span></text:p>
      <text:p text:style-name="P6">            <text:span text:style-name="T12">parsed_url</text:span><text:span text:style-name="T10"> </text:span><text:span text:style-name="T13">=</text:span><text:span text:style-name="T10"> </text:span><text:span text:style-name="T11">urlparse</text:span><text:span text:style-name="T10">(</text:span><text:span text:style-name="T12">self</text:span><text:span text:style-name="T10">.</text:span><text:span text:style-name="T12">stream_url</text:span><text:span text:style-name="T10">)</text:span></text:p>
      <text:p text:style-name="P6">            <text:span text:style-name="T12">host</text:span><text:span text:style-name="T10"> </text:span><text:span text:style-name="T13">=</text:span><text:span text:style-name="T10"> </text:span><text:span text:style-name="T12">parsed_url</text:span><text:span text:style-name="T10">.</text:span><text:span text:style-name="T12">hostname</text:span></text:p>
      <text:p text:style-name="P6">            <text:span text:style-name="T12">port</text:span><text:span text:style-name="T10"> </text:span><text:span text:style-name="T13">=</text:span><text:span text:style-name="T10"> </text:span><text:span text:style-name="T12">parsed_url</text:span><text:span text:style-name="T10">.</text:span><text:span text:style-name="T12">port</text:span><text:span text:style-name="T10"> </text:span><text:span text:style-name="T9">or</text:span><text:span text:style-name="T10"> (</text:span><text:span text:style-name="T14">443</text:span><text:span text:style-name="T10"> </text:span><text:span text:style-name="T15">if</text:span><text:span text:style-name="T10"> </text:span><text:span text:style-name="T12">parsed_url</text:span><text:span text:style-name="T10">.</text:span><text:span text:style-name="T12">scheme</text:span><text:span text:style-name="T10"> </text:span><text:span text:style-name="T13">==</text:span><text:span text:style-name="T10"> </text:span><text:span text:style-name="T16">'wss'</text:span><text:span text:style-name="T10"> </text:span><text:span text:style-name="T15">else</text:span><text:span text:style-name="T10"> </text:span><text:span text:style-name="T14">80</text:span><text:span text:style-name="T10">)</text:span></text:p>
      <text:p text:style-name="P6"><text:soft-page-break/>            </text:p>
      <text:p text:style-name="P6">            <text:span text:style-name="T15">with</text:span><text:span text:style-name="T10"> </text:span><text:span text:style-name="T17">socket</text:span><text:span text:style-name="T10">.</text:span><text:span text:style-name="T11">create_connection</text:span><text:span text:style-name="T10">((</text:span><text:span text:style-name="T12">host</text:span><text:span text:style-name="T10">, </text:span><text:span text:style-name="T12">port</text:span><text:span text:style-name="T10">), </text:span><text:span text:style-name="T12">timeout</text:span><text:span text:style-name="T13">=</text:span><text:span text:style-name="T14">5</text:span><text:span text:style-name="T10">) </text:span><text:span text:style-name="T15">as</text:span><text:span text:style-name="T10"> </text:span><text:span text:style-name="T12">sock</text:span><text:span text:style-name="T10">:</text:span></text:p>
      <text:p text:style-name="P6">                <text:span text:style-name="T15">if</text:span><text:span text:style-name="T10"> </text:span><text:span text:style-name="T12">parsed_url</text:span><text:span text:style-name="T10">.</text:span><text:span text:style-name="T12">scheme</text:span><text:span text:style-name="T10"> </text:span><text:span text:style-name="T13">==</text:span><text:span text:style-name="T10"> </text:span><text:span text:style-name="T16">'wss'</text:span><text:span text:style-name="T10">:</text:span></text:p>
      <text:p text:style-name="P6">                    <text:span text:style-name="T12">context</text:span><text:span text:style-name="T10"> </text:span><text:span text:style-name="T13">=</text:span><text:span text:style-name="T10"> </text:span><text:span text:style-name="T17">ssl</text:span><text:span text:style-name="T10">.</text:span><text:span text:style-name="T11">create_default_context</text:span><text:span text:style-name="T10">()</text:span></text:p>
      <text:p text:style-name="P6">                    <text:span text:style-name="T15">with</text:span><text:span text:style-name="T10"> </text:span><text:span text:style-name="T12">context</text:span><text:span text:style-name="T10">.</text:span><text:span text:style-name="T11">wrap_socket</text:span><text:span text:style-name="T10">(</text:span><text:span text:style-name="T12">sock</text:span><text:span text:style-name="T10">, </text:span><text:span text:style-name="T12">server_hostname</text:span><text:span text:style-name="T13">=</text:span><text:span text:style-name="T12">host</text:span><text:span text:style-name="T10">) </text:span><text:span text:style-name="T15">as</text:span><text:span text:style-name="T10"> </text:span><text:span text:style-name="T12">ssock</text:span><text:span text:style-name="T10">:</text:span></text:p>
      <text:p text:style-name="P6">                        <text:span text:style-name="T15">return</text:span><text:span text:style-name="T10"> </text:span><text:span text:style-name="T9">True</text:span></text:p>
      <text:p text:style-name="P6">                <text:span text:style-name="T15">return</text:span><text:span text:style-name="T10"> </text:span><text:span text:style-name="T9">Tru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testar conex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alse</text:span></text:p>
      <text:p text:style-name="P6">    </text:p>
      <text:p text:style-name="P6">    <text:span text:style-name="T9">def</text:span><text:span text:style-name="T10"> </text:span><text:span text:style-name="T11">_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        <text:span text:style-name="T16">"""Handler interno para mensagens."""</text:span></text:p>
      <text:p text:style-name="P6">        <text:span text:style-name="T15">try</text:span><text:span text:style-name="T10">:</text:span></text:p>
      <text:p text:style-name="P6">    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    <text:span text:style-name="T12">self</text:span><text:span text:style-name="T10">.</text:span><text:span text:style-name="T12">total_messages_received</text:span><text:span text:style-name="T10"> </text:span><text:span text:style-name="T13">+=</text:span><text:span text:style-name="T10"> </text:span><text:span text:style-name="T14">1</text:span></text:p>
      <text:p text:style-name="P6">            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urrent_delay</text:span><text:span text:style-name="T10"> </text:span><text:span text:style-name="T13">&gt;</text:span><text:span text:style-name="T10"> </text:span><text:span text:style-name="T12">self</text:span><text:span text:style-name="T10">.</text:span><text:span text:style-name="T12">initial_delay</text:span><text:span text:style-name="T10">:</text:span></text:p>
      <text:p text:style-name="P6">        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4">0.9</text:span><text:span text:style-name="T10">)</text:span></text:p>
      <text:p text:style-name="P6">            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on_message_callback</text:span><text:span text:style-name="T10">:</text:span></text:p>
      <text:p text:style-name="P6">                <text:span text:style-name="T12">self</text:span><text:span text:style-name="T10">.</text:span><text:span text:style-name="T12">on_message_callback</text:span><text:span text:style-name="T10">(</text:span><text:span text:style-name="T12">ws</text:span><text:span text:style-name="T10">, </text:span><text:span text:style-name="T12">message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6">"""Handler interno para abertura de conexão."""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2">initial_delay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2">self</text:span><text:span text:style-name="T10">.</text:span><text:span text:style-name="T12">connection_start_time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Conexão estabelecida com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"</text:span><text:span text:style-name="T10">)</text:span></text:p>
      <text:p text:style-name="P6">        <text:span text:style-name="T12">self</text:span><text:span text:style-name="T10">.</text:span><text:span text:style-name="T11">_start_monitoring_threads</text:span><text:span text:style-name="T10">()</text:span></text:p>
      <text:p text:style-name="P6">        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open_callback</text:span><text:span text:style-name="T10">:</text:span></text:p>
      <text:p text:style-name="P6">            <text:span text:style-name="T12">self</text:span><text:span text:style-name="T10">.</text:span><text:span text:style-name="T12">on_open_callback</text:span><text:span text:style-name="T10">(</text:span><text:span text:style-name="T12">ws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clos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:</text:span></text:p>
      <text:p text:style-name="P6">        <text:span text:style-name="T16">"""Handler interno para fechamento de conexão."""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/text:p>
      <text:p text:style-name="P6">        <text:span text:style-name="T15">if</text:span><text:span text:style-name="T10"> </text:span><text:span text:style-name="T12">self</text:span><text:span text:style-name="T10">.</text:span><text:span text:style-name="T12">connection_start_time</text:span><text:span text:style-name="T10">:</text:span></text:p>
      <text:p text:style-name="P6">            <text:span text:style-name="T12">session_duration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 </text:span><text:span text:style-name="T11">-</text:span><text:span text:style-name="T10"> </text:span><text:span text:style-name="T12">self</text:span><text:span text:style-name="T10">.</text:span><text:span text:style-name="T12">connection_start_time</text:span></text:p>
      <text:p text:style-name="P6">            <text:span text:style-name="T12">self</text:span><text:span text:style-name="T10">.</text:span><text:span text:style-name="T12">connection_uptime</text:span><text:span text:style-name="T10"> </text:span><text:span text:style-name="T13">+=</text:span><text:span text:style-name="T10"> </text:span><text:span text:style-name="T12">session_duration</text:span></text:p>
      <text:p text:style-name="P6">        </text:p>
      <text:p text:style-name="P6">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🔌 Conexão fechada - Código: </text:span><text:span text:style-name="T9">{</text:span><text:span text:style-name="T12">close_status_code</text:span><text:span text:style-name="T9">}</text:span><text:span text:style-name="T16">, Msg: </text:span><text:span text:style-name="T9">{</text:span><text:span text:style-name="T12">close_msg</text:span><text:span text:style-name="T9">}</text:span><text:span text:style-name="T16">"</text:span><text:span text:style-name="T10">)</text:span></text:p>
      <text:p text:style-name="P6">        <text:span text:style-name="T12">self</text:span><text:span text:style-name="T10">.</text:span><text:span text:style-name="T11">_stop_monitoring_threads</text:span><text:span text:style-name="T10">()</text:span></text:p>
      <text:p text:style-name="P6">        </text:p>
      <text:p text:style-name="P6"><text:soft-page-break/>        <text:span text:style-name="T15">if</text:span><text:span text:style-name="T10"> </text:span><text:span text:style-name="T12">self</text:span><text:span text:style-name="T10">.</text:span><text:span text:style-name="T12">on_close_callback</text:span><text:span text:style-name="T10">:</text:span></text:p>
      <text:p text:style-name="P6">            <text:span text:style-name="T12">self</text:span><text:span text:style-name="T10">.</text:span><text:span text:style-name="T12">on_close_callback</text:span><text:span text:style-name="T10">(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error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error</text:span><text:span text:style-name="T10">):</text:span></text:p>
      <text:p text:style-name="P6">        <text:span text:style-name="T16">"""Handler interno para erros."""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WebSocket: </text:span><text:span text:style-name="T9">{</text:span><text:span text:style-name="T12">error</text:span><text:span text:style-name="T9">}</text:span><text:span text:style-name="T16">"</text:span><text:span text:style-name="T10">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error_callback</text:span><text:span text:style-name="T10">:</text:span></text:p>
      <text:p text:style-name="P6">            <text:span text:style-name="T12">self</text:span><text:span text:style-name="T10">.</text:span><text:span text:style-name="T12">on_error_callback</text:span><text:span text:style-name="T10">(</text:span><text:span text:style-name="T12">ws</text:span><text:span text:style-name="T10">, </text:span><text:span text:style-name="T12">error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start_monitoring_threads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7">Thread</text:span><text:span text:style-name="T10">(</text:span><text:span text:style-name="T12">target</text:span><text:span text:style-name="T13">=</text:span><text:span text:style-name="T12">self</text:span><text:span text:style-name="T10">.</text:span><text:span text:style-name="T11">_heartbeat_monitor</text:span><text:span text:style-name="T10">, </text:span><text:span text:style-name="T12">daemon</text:span><text:span text:style-name="T13">=</text:span><text:span text:style-name="T9">True</text:span><text:span text:style-name="T10">)</text:span></text:p>
      <text:p text:style-name="P6">        <text:span text:style-name="T12">self</text:span><text:span text:style-name="T10">.</text:span><text:span text:style-name="T12">heartbeat_thread</text:span><text:span text:style-name="T10">.</text:span><text:span text:style-name="T11">start</text:span><text:span text:style-name="T10">()</text:span></text:p>
      <text:p text:style-name="P6">    </text:p>
      <text:p text:style-name="P6">    <text:span text:style-name="T9">def</text:span><text:span text:style-name="T10"> </text:span><text:span text:style-name="T11">_stop_monitoring_threads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heartbeat_thread</text:span><text:span text:style-name="T10">:</text:span></text:p>
      <text:p text:style-name="P6">            <text:span text:style-name="T12">self</text:span><text:span text:style-name="T10">.</text:span><text:span text:style-name="T12">heartbeat_thread</text:span><text:span text:style-name="T10">.</text:span><text:span text:style-name="T11">join</text:span><text:span text:style-name="T10">(</text:span><text:span text:style-name="T12">timeout</text:span><text:span text:style-name="T13">=</text:span><text:span text:style-name="T14">1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heartbeat_monitor</text:span><text:span text:style-name="T10">(</text:span><text:span text:style-name="T12">self</text:span><text:span text:style-name="T10">):</text:span></text:p>
      <text:p text:style-name="P6">        <text:span text:style-name="T16">"""Monitora se mensagens estão sendo recebidas regularmente."""</text:span></text:p>
      <text:p text:style-name="P6">        <text:span text:style-name="T15">while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 </text:span><text:span text:style-name="T9">and</text:span><text:span text:style-name="T10"> </text:span><text:span text:style-name="T12">self</text:span><text:span text:style-name="T10">.</text:span><text:span text:style-name="T12">is_connected</text:span><text:span text:style-name="T10">: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30</text:span><text:span text:style-name="T10">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last_message_time</text:span><text:span text:style-name="T10">:</text:span></text:p>
      <text:p text:style-name="P6">                <text:span text:style-name="T12">time_since_last</text:span><text:span text:style-name="T10"> </text:span><text:span text:style-name="T13">=</text:span><text:span text:style-name="T10"> (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 </text:span><text:span text:style-name="T11">-</text:span><text:span text:style-name="T10"> </text:span><text:span text:style-name="T12">self</text:span><text:span text:style-name="T10">.</text:span><text:span text:style-name="T12">last_message_time</text:span><text:span text:style-name="T10">).</text:span><text:span text:style-name="T11">total_seconds</text:span><text:span text:style-name="T10">()</text:span></text:p>
      <text:p text:style-name="P6">                <text:span text:style-name="T15">if</text:span><text:span text:style-name="T10"> </text:span><text:span text:style-name="T12">time_since_last</text:span><text:span text:style-name="T10"> </text:span><text:span text:style-name="T13">&gt;</text:span><text:span text:style-name="T10"> </text:span><text:span text:style-name="T14">120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Sem mensagens há </text:span><text:span text:style-name="T9">{</text:span><text:span text:style-name="T12">time_since_last</text:span><text:span text:style-name="T9">:.0f}</text:span><text:span text:style-name="T16">s. Forçando reconexão."</text:span><text:span text:style-name="T10">)</text:span></text:p>
      <text:p text:style-name="P6">            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            <text:span text:style-name="T15">break</text:span></text:p>
      <text:p text:style-name="P6">    </text:p>
      <text:p text:style-name="P6">    <text:span text:style-name="T9">def</text:span><text:span text:style-name="T10"> </text:span><text:span text:style-name="T11">_calculate_next_delay</text:span><text:span text:style-name="T10">(</text:span><text:span text:style-name="T12">self</text:span><text:span text:style-name="T10">):</text:span></text:p>
      <text:p text:style-name="P6">        <text:span text:style-name="T16">"""Calcula próximo delay com backoff exponencial + jitter."""</text:span></text:p>
      <text:p text:style-name="P6">        <text:span text:style-name="T12">delay</text:span><text:span text:style-name="T10"> </text:span><text:span text:style-name="T13">=</text:span><text:span text:style-name="T10"> </text:span><text:span text:style-name="T11">min</text:span><text:span text:style-name="T10">(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2">self</text:span><text:span text:style-name="T10">.</text:span><text:span text:style-name="T12">backoff_factor</text:span><text:span text:style-name="T10">, </text:span><text:span text:style-name="T12">self</text:span><text:span text:style-name="T10">.</text:span><text:span text:style-name="T12">max_delay</text:span><text:span text:style-name="T10">)</text:span></text:p>
      <text:p text:style-name="P6">        <text:span text:style-name="T12">jitter</text:span><text:span text:style-name="T10"> </text:span><text:span text:style-name="T13">=</text:span><text:span text:style-name="T10"> </text:span><text:span text:style-name="T12">delay</text:span><text:span text:style-name="T10"> </text:span><text:span text:style-name="T13">*</text:span><text:span text:style-name="T10"> </text:span><text:span text:style-name="T14">0.2</text:span><text:span text:style-name="T10"> </text:span><text:span text:style-name="T13">*</text:span><text:span text:style-name="T10"> (</text:span><text:span text:style-name="T17">random</text:span><text:span text:style-name="T10">.</text:span><text:span text:style-name="T12">random</text:span><text:span text:style-name="T10">() </text:span><text:span text:style-name="T13">-</text:span><text:span text:style-name="T10"> </text:span><text:span text:style-name="T14">0.5</text:span><text:span text:style-name="T10">)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delay</text:span><text:span text:style-name="T10"> </text:span><text:span text:style-name="T13">+</text:span><text:span text:style-name="T10"> </text:span><text:span text:style-name="T12">jitter</text:span><text:span text:style-name="T10">)</text:span></text:p>
      <text:p text:style-name="P6">        <text:span text:style-name="T15">return</text:span><text:span text:style-name="T10"> </text:span><text:span text:style-name="T12">self</text:span><text:span text:style-name="T10">.</text:span><text:span text:style-name="T12">current_delay</text:span></text:p>
      <text:p text:style-name="P6">    </text:p>
      <text:p text:style-name="P6">    <text:span text:style-name="T9">def</text:span><text:span text:style-name="T10"> </text:span><text:span text:style-name="T11">connect</text:span><text:span text:style-name="T10">(</text:span><text:span text:style-name="T12">self</text:span><text:span text:style-name="T10">):</text:span></text:p>
      <text:p text:style-name="P6">        <text:span text:style-name="T16">"""Estabelece conexão com sistema de reconexão robusto."""</text:span></text:p>
      <text:p text:style-name="P6">        <text:span text:style-name="T15">while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<text:span text:style-name="T15">try</text:span><text:span text:style-name="T10">:</text:span></text:p>
      <text:p text:style-name="P6">    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test_connection</text:span><text:span text:style-name="T10">():</text:span></text:p>
      <text:p text:style-name="P6">                    <text:span text:style-name="T15">raise</text:span><text:span text:style-name="T10"> </text:span><text:span text:style-name="T17">ConnectionError</text:span><text:span text:style-name="T10">(</text:span><text:span text:style-name="T16">"Falha no teste de conectividade"</text:span><text:span text:style-name="T10">)</text:span></text:p>
      <text:p text:style-name="P6">                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🔄 Tentativa </text:span><text:span text:style-name="T9">{</text:span><text:span text:style-name="T12">self</text:span><text:span text:style-name="T10">.</text:span><text:span text:style-name="T12">reconnect_count</text:span><text:span text:style-name="T10"> </text:span><text:span text:style-name="T13">+</text:span><text:span text:style-name="T10"> </text:span><text:span text:style-name="T14">1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"</text:span><text:span text:style-name="T10">)</text:span></text:p>
      <text:p text:style-name="P6">                <text:span text:style-name="T12">ws</text:span><text:span text:style-name="T10"> </text:span><text:span text:style-name="T13">=</text:span><text:span text:style-name="T10"> </text:span><text:span text:style-name="T17">websocket</text:span><text:span text:style-name="T10">.</text:span><text:span text:style-name="T17">WebSocketApp</text:span><text:span text:style-name="T10">(</text:span></text:p>
      <text:p text:style-name="P6"><text:soft-page-break/>                    <text:span text:style-name="T12">self</text:span><text:span text:style-name="T10">.</text:span><text:span text:style-name="T12">stream_url</text:span><text:span text:style-name="T10">,</text:span></text:p>
      <text:p text:style-name="P6">                    <text:span text:style-name="T12">on_message</text:span><text:span text:style-name="T13">=</text:span><text:span text:style-name="T12">self</text:span><text:span text:style-name="T10">.</text:span><text:span text:style-name="T11">_on_message</text:span><text:span text:style-name="T10">,</text:span></text:p>
      <text:p text:style-name="P6">                    <text:span text:style-name="T12">on_error</text:span><text:span text:style-name="T13">=</text:span><text:span text:style-name="T12">self</text:span><text:span text:style-name="T10">.</text:span><text:span text:style-name="T11">_on_error</text:span><text:span text:style-name="T10">,</text:span></text:p>
      <text:p text:style-name="P6">                    <text:span text:style-name="T12">on_close</text:span><text:span text:style-name="T13">=</text:span><text:span text:style-name="T12">self</text:span><text:span text:style-name="T10">.</text:span><text:span text:style-name="T11">_on_close</text:span><text:span text:style-name="T10">,</text:span></text:p>
      <text:p text:style-name="P6">                    <text:span text:style-name="T12">on_open</text:span><text:span text:style-name="T13">=</text:span><text:span text:style-name="T12">self</text:span><text:span text:style-name="T10">.</text:span><text:span text:style-name="T11">_on_open</text:span></text:p>
      <text:p text:style-name="P6">                <text:span text:style-name="T10">)</text:span></text:p>
      <text:p text:style-name="P6">                <text:span text:style-name="T12">ws</text:span><text:span text:style-name="T10">.</text:span><text:span text:style-name="T11">run_forever</text:span><text:span text:style-name="T10">(</text:span><text:span text:style-name="T12">ping_interval</text:span><text:span text:style-name="T13">=</text:span><text:span text:style-name="T14">30</text:span><text:span text:style-name="T10">, </text:span><text:span text:style-name="T12">ping_timeout</text:span><text:span text:style-name="T13">=</text:span><text:span text:style-name="T14">10</text:span><text:span text:style-name="T10">)</text:span></text:p>
      <text:p text:style-name="P6">                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        <text:span text:style-name="T15">break</text:span></text:p>
      <text:p text:style-name="P6">                </text:p>
      <text:p text:style-name="P6">    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⏹️ Interrompido pelo usuário"</text:span><text:span text:style-name="T10">)</text:span></text:p>
      <text:p text:style-name="P6">        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break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2">self</text:span><text:span text:style-name="T10">.</text:span><text:span text:style-name="T12">reconnect_count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2">self</text:span><text:span text:style-name="T10">.</text:span><text:span text:style-name="T12">total_reconnects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a conexão (</text:span><text:span text:style-name="T9">{</text:span><text:span text:style-name="T12">self</text:span><text:span text:style-name="T10">.</text:span><text:span text:style-name="T12">reconnect_count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)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:</text:span></text:p>
      <text:p text:style-name="P6">                    <text:span text:style-name="T12">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1">_calculate_next_delay</text:span><text:span text:style-name="T10">(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⏳ Reconectando em </text:span><text:span text:style-name="T9">{</text:span><text:span text:style-name="T12">delay</text:span><text:span text:style-name="T9">:.1f}</text:span><text:span text:style-name="T16">s..."</text:span><text:span text:style-name="T10">)</text:span></text:p>
      <text:p text:style-name="P6">                    <text:span text:style-name="T17">time</text:span><text:span text:style-name="T10">.</text:span><text:span text:style-name="T11">sleep</text:span><text:span text:style-name="T10">(</text:span><text:span text:style-name="T12">delay</text:span><text:span text:style-name="T10">)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16">"💀 Máximo de tentativas atingido. Encerrando."</text:span><text:span text:style-name="T10">)</text:span></text:p>
      <text:p text:style-name="P6">                    <text:span text:style-name="T15">break</text:span></text:p>
      <text:p text:style-name="P6">        <text:span text:style-name="T12">self</text:span><text:span text:style-name="T10">.</text:span><text:span text:style-name="T11">_stop_monitoring_threads</text:span><text:span text:style-name="T10">()</text:span></text:p>
      <text:p text:style-name="P6">    </text:p>
      <text:p text:style-name="P6">    <text:span text:style-name="T9">def</text:span><text:span text:style-name="T10"> </text:span><text:span text:style-name="T11">disconnect</text:span><text:span text:style-name="T10">(</text:span><text:span text:style-name="T12">self</text:span><text:span text:style-name="T10">)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🛑 Iniciando desconexão..."</text:span><text:span text:style-name="T10">)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</text:p>
      <text:p text:style-name="P6">    <text:span text:style-name="T9">def</text:span><text:span text:style-name="T10"> </text:span><text:span text:style-name="T11">get_connection_stats</text:span><text:span text:style-name="T10">(</text:span><text:span text:style-name="T12">self</text:span><text:span text:style-name="T10">):</text:span></text:p>
      <text:p text:style-name="P6">        <text:span text:style-name="T16">"""Retorna estatísticas da conexão."""</text:span></text:p>
      <text:p text:style-name="P6">        <text:span text:style-name="T19"># ... (Método pode ser simplificado ou mantido conforme necessidade) ...</text:span></text:p>
      <text:p text:style-name="P6">        <text:span text:style-name="T15">return</text:span><text:span text:style-name="T10"> {</text:span><text:span text:style-name="T16">"is_connected"</text:span><text:span text:style-name="T10">: </text:span><text:span text:style-name="T12">self</text:span><text:span text:style-name="T10">.</text:span><text:span text:style-name="T12">is_connected</text:span><text:span text:style-name="T10">, </text:span><text:span text:style-name="T16">"total_reconnects"</text:span><text:span text:style-name="T10">: </text:span><text:span text:style-name="T12">self</text:span><text:span text:style-name="T10">.</text:span><text:span text:style-name="T12">total_reconnects</text:span><text:span text:style-name="T10">}</text:span></text:p>
      <text:p text:style-name="P4"/>
      <text:p text:style-name="P5"># ===============================</text:p>
      <text:p text:style-name="P5"># CLASSES DE ANÁLISE</text:p>
      <text:p text:style-name="P5"># ===============================</text:p>
      <text:p text:style-name="P3"><text:span text:style-name="T8">class</text:span> <text:span text:style-name="T2">MarketAnalyzer</text:span>:</text:p>
      <text:p text:style-name="P6">    <text:span text:style-name="T16">"""Invoca as análises de fluxo de trades do data_handler."""</text:span>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k_absor</text:span><text:span text:style-name="T10">, </text:span><text:span text:style-name="T12">vol_factor_exh</text:span><text:span text:style-name="T10">, </text:span><text:span text:style-name="T12">history_size</text:span><text:span text:style-name="T10">):</text:span></text:p>
      <text:p text:style-name="P6">        <text:span text:style-name="T12">self</text:span><text:span text:style-name="T10">.</text:span><text:span text:style-name="T12">k_absor</text:span><text:span text:style-name="T10"> </text:span><text:span text:style-name="T13">=</text:span><text:span text:style-name="T10"> </text:span><text:span text:style-name="T12">k_absor</text:span></text:p>
      <text:p text:style-name="P6">        <text:span text:style-name="T12">self</text:span><text:span text:style-name="T10">.</text:span><text:span text:style-name="T12">vol_factor_exh</text:span><text:span text:style-name="T10"> </text:span><text:span text:style-name="T13">=</text:span><text:span text:style-name="T10"> </text:span><text:span text:style-name="T12">vol_factor_exh</text:span></text:p>
      <text:p text:style-name="P6">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)</text:span></text:p>
      <text:p text:style-name="P6">        <text:span text:style-name="T12">self</text:span><text:span text:style-name="T10">.</text:span><text:span text:style-name="T12">history_size</text:span><text:span text:style-name="T10"> </text:span><text:span text:style-name="T13">=</text:span><text:span text:style-name="T10"> </text:span><text:span text:style-name="T12">history_size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MarketAnalyzer inicializado."</text:span><text:span text:style-name="T10">)</text:span></text:p>
      <text:p text:style-name="P4"/>
      <text:p text:style-name="P6"><text:soft-page-break/>    <text:span text:style-name="T9">def</text:span><text:span text:style-name="T10"> </text:span><text:span text:style-name="T11">analyze_window</text:span><text:span text:style-name="T10">(</text:span><text:span text:style-name="T12">self</text:span><text:span text:style-name="T10">, </text:span><text:span text:style-name="T12">window_data</text:span><text:span text:style-name="T10">, </text:span><text:span text:style-name="T12">symbol</text:span><text:span text:style-name="T10">):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window_data</text:span><text:span text:style-name="T10"> </text:span><text:span text:style-name="T9">or</text:span><text:span text:style-name="T10"> </text:span><text:span text:style-name="T11">len</text:span><text:span text:style-name="T10">(</text:span><text:span text:style-name="T12">window_data</text:span><text:span text:style-name="T10">) </text:span><text:span text:style-name="T13">&lt;</text:span><text:span text:style-name="T10"> </text:span><text:span text:style-name="T14">2</text:span><text:span text:style-name="T10">:</text:span></text:p>
      <text:p text:style-name="P6">            <text:span text:style-name="T15">return</text:span><text:span text:style-name="T10"> </text:span><text:span text:style-name="T9">None</text:span><text:span text:style-name="T10">, </text:span><text:span text:style-name="T9">None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Analisando janela de trades com </text:span><text:span text:style-name="T9">{</text:span><text:span text:style-name="T11">len</text:span><text:span text:style-name="T10">(</text:span><text:span text:style-name="T12">window_data</text:span><text:span text:style-name="T10">)</text:span><text:span text:style-name="T9">}</text:span><text:span text:style-name="T16"> trades..."</text:span><text:span text:style-name="T10">)</text:span></text:p>
      <text:p text:style-name="P6">        </text:p>
      <text:p text:style-name="P6">        <text:span text:style-name="T12">absorption_event</text:span><text:span text:style-name="T10"> </text:span><text:span text:style-name="T13">=</text:span><text:span text:style-name="T10"> </text:span><text:span text:style-name="T11">create_absorption_event</text:span><text:span text:style-name="T10">(</text:span><text:span text:style-name="T12">window_data</text:span><text:span text:style-name="T10">, </text:span><text:span text:style-name="T12">symbol</text:span><text:span text:style-name="T10">, </text:span><text:span text:style-name="T12">k</text:span><text:span text:style-name="T13">=</text:span><text:span text:style-name="T12">self</text:span><text:span text:style-name="T10">.</text:span><text:span text:style-name="T12">k_absor</text:span><text:span text:style-name="T10">)</text:span></text:p>
      <text:p text:style-name="P6">        </text:p>
      <text:p text:style-name="P6">        <text:span text:style-name="T19"># --- CORREÇÃO APLICADA AQUI ---</text:span></text:p>
      <text:p text:style-name="P6">        <text:span text:style-name="T19"># Passa uma lista de volumes para a função, em vez do DataFrame completo.</text:span></text:p>
      <text:p text:style-name="P6">        <text:span text:style-name="T12">history_volumes</text:span><text:span text:style-name="T10"> </text:span><text:span text:style-name="T13">=</text:span><text:span text:style-name="T10"> </text:span><text:span text:style-name="T12">self</text:span><text:span text:style-name="T10">.</text:span><text:span text:style-name="T12">history_df</text:span><text:span text:style-name="T10">[</text:span><text:span text:style-name="T16">'VolumeTotal'</text:span><text:span text:style-name="T10">].</text:span><text:span text:style-name="T11">tolist</text:span><text:span text:style-name="T10">() </text:span>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history_df</text:span><text:span text:style-name="T10">.</text:span><text:span text:style-name="T12">empty</text:span><text:span text:style-name="T10"> </text:span><text:span text:style-name="T15">else</text:span><text:span text:style-name="T10"> []</text:span></text:p>
      <text:p text:style-name="P6">        <text:span text:style-name="T12">exhaustion_event</text:span><text:span text:style-name="T10"> </text:span><text:span text:style-name="T13">=</text:span><text:span text:style-name="T10"> </text:span><text:span text:style-name="T11">create_exhaustion_event</text:span><text:span text:style-name="T10">(</text:span><text:span text:style-name="T12">window_data</text:span><text:span text:style-name="T10">, </text:span><text:span text:style-name="T12">symbol</text:span><text:span text:style-name="T10">, </text:span><text:span text:style-name="T12">history_volumes</text:span><text:span text:style-name="T10">, </text:span><text:span text:style-name="T12">volume_factor</text:span><text:span text:style-name="T13">=</text:span><text:span text:style-name="T12">self</text:span><text:span text:style-name="T10">.</text:span><text:span text:style-name="T12">vol_factor_exh</text:span><text:span text:style-name="T10">)</text:span></text:p>
      <text:p text:style-name="P6">        </text:p>
      <text:p text:style-name="P6">        <text:span text:style-name="T19"># Atualizar histórico para a próxima análise de exaustão</text:span></text:p>
      <text:p text:style-name="P6">        <text:span text:style-name="T12">current_volume</text:span><text:span text:style-name="T10"> </text:span><text:span text:style-name="T13">=</text:span><text:span text:style-name="T10"> </text:span><text:span text:style-name="T12">exhaustion_event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</text:span><text:span text:style-name="T10">)</text:span></text:p>
      <text:p text:style-name="P6">        <text:span text:style-name="T15">if</text:span><text:span text:style-name="T10"> </text:span><text:span text:style-name="T12">current_volume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<text:span text:style-name="T12">new_row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[{</text:span><text:span text:style-name="T16">"VolumeTotal"</text:span><text:span text:style-name="T10">: </text:span><text:span text:style-name="T12">current_volume</text:span><text:span text:style-name="T10">}])</text:span></text:p>
      <text:p text:style-name="P6">    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7">pd</text:span><text:span text:style-name="T10">.</text:span><text:span text:style-name="T11">concat</text:span><text:span text:style-name="T10">([</text:span><text:span text:style-name="T12">self</text:span><text:span text:style-name="T10">.</text:span><text:span text:style-name="T12">history_df</text:span><text:span text:style-name="T10">, </text:span><text:span text:style-name="T12">new_row</text:span><text:span text:style-name="T10">], </text:span><text:span text:style-name="T12">ignore_index</text:span><text:span text:style-name="T13">=</text:span><text:span text:style-name="T9">True</text:span><text:span text:style-name="T10">)</text:span></text:p>
      <text:p text:style-name="P6">            <text:span text:style-name="T15">if</text:span><text:span text:style-name="T10"> </text:span><text:span text:style-name="T11">len</text:span><text:span text:style-name="T10">(</text:span><text:span text:style-name="T12">self</text:span><text:span text:style-name="T10">.</text:span><text:span text:style-name="T12">history_df</text:span><text:span text:style-name="T10">) </text:span><text:span text:style-name="T13">&gt;</text:span><text:span text:style-name="T10"> </text:span><text:span text:style-name="T12">self</text:span><text:span text:style-name="T10">.</text:span><text:span text:style-name="T12">history_size</text:span><text:span text:style-name="T10">:</text:span></text:p>
      <text:p text:style-name="P6">        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2">self</text:span><text:span text:style-name="T10">.</text:span><text:span text:style-name="T12">history_df</text:span><text:span text:style-name="T10">.</text:span><text:span text:style-name="T12">iloc</text:span><text:span text:style-name="T10">[</text:span><text:span text:style-name="T13">-</text:span><text:span text:style-name="T12">self</text:span><text:span text:style-name="T10">.</text:span><text:span text:style-name="T12">history_size</text:span><text:span text:style-name="T10">:]</text:span></text:p>
      <text:p text:style-name="P6">        </text:p>
      <text:p text:style-name="P6">        <text:span text:style-name="T15">return</text:span><text:span text:style-name="T10"> </text:span><text:span text:style-name="T12">absorption_event</text:span><text:span text:style-name="T10">, </text:span><text:span text:style-name="T12">exhaustion_event</text:span></text:p>
      <text:p text:style-name="P4"/>
      <text:p text:style-name="P5"># ===============================</text:p>
      <text:p text:style-name="P5"># BOT PRINCIPAL</text:p>
      <text:p text:style-name="P5"># ===============================</text:p>
      <text:p text:style-name="P3"><text:span text:style-name="T8">class</text:span> <text:span text:style-name="T2">EnhancedMarketBot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window_size_minutes</text:span><text:span text:style-name="T13">=</text:span><text:span text:style-name="T14">5</text:span><text:span text:style-name="T10">, </text:span><text:span text:style-name="T12">k_absor</text:span><text:span text:style-name="T13">=</text:span><text:span text:style-name="T14">100</text:span><text:span text:style-name="T10">, </text:span><text:span text:style-name="T12">vol_factor_exh</text:span><text:span text:style-name="T13">=</text:span><text:span text:style-name="T14">2.0</text:span><text:span text:style-name="T10">, </text:span><text:span text:style-name="T12">history_size</text:span><text:span text:style-name="T13">=</text:span><text:span text:style-name="T14">20</text:span><text:span text:style-name="T10">):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window_size_minutes</text:span><text:span text:style-name="T10"> </text:span><text:span text:style-name="T13">=</text:span><text:span text:style-name="T10"> </text:span><text:span text:style-name="T12">window_size_minutes</text:span></text:p>
      <text:p text:style-name="P6">        <text:span text:style-name="T12">self</text:span><text:span text:style-name="T10">.</text:span><text:span text:style-name="T12">ny_tz</text:span><text:span text:style-name="T10"> </text:span><text:span text:style-name="T13">=</text:span><text:span text:style-name="T10"> </text:span><text:span text:style-name="T17">ZoneInfo</text:span><text:span text:style-name="T10">(</text:span><text:span text:style-name="T16">"America/New_York"</text:span><text:span text:style-name="T10">)</text:span></text:p>
      <text:p text:style-name="P4"/>
      <text:p text:style-name="P6">        <text:span text:style-name="T19"># Inicializar analisadores e saver</text:span></text:p>
      <text:p text:style-name="P6">        <text:span text:style-name="T12">self</text:span><text:span text:style-name="T10">.</text:span><text:span text:style-name="T12">market_analyzer</text:span><text:span text:style-name="T10"> </text:span><text:span text:style-name="T13">=</text:span><text:span text:style-name="T10"> </text:span><text:span text:style-name="T17">MarketAnalyzer</text:span><text:span text:style-name="T10">(</text:span><text:span text:style-name="T12">k_absor</text:span><text:span text:style-name="T10">, </text:span><text:span text:style-name="T12">vol_factor_exh</text:span><text:span text:style-name="T10">, </text:span><text:span text:style-name="T12">history_size</text:span><text:span text:style-name="T10">)</text:span></text:p>
      <text:p text:style-name="P6">        <text:span text:style-name="T12">self</text:span><text:span text:style-name="T10">.</text:span><text:span text:style-name="T12">orderbook_analyzer</text:span><text:span text:style-name="T10"> </text:span><text:span text:style-name="T13">=</text:span><text:span text:style-name="T10"> </text:span><text:span text:style-name="T17">OrderBookAnalyzer</text:span><text:span text:style-name="T10">(</text:span><text:span text:style-name="T12">symbol</text:span><text:span text:style-name="T13">=</text:span><text:span text:style-name="T12">self</text:span><text:span text:style-name="T10">.</text:span><text:span text:style-name="T12">symbol</text:span><text:span text:style-name="T10">)</text:span></text:p>
      <text:p text:style-name="P6">        <text:span text:style-name="T12">self</text:span><text:span text:style-name="T10">.</text:span><text:span text:style-name="T12">event_saver</text:span><text:span text:style-name="T10"> </text:span><text:span text:style-name="T13">=</text:span><text:span text:style-name="T10"> </text:span><text:span text:style-name="T17">EventSaver</text:span><text:span text:style-name="T10">(</text:span><text:span text:style-name="T12">sound_alert</text:span><text:span text:style-name="T13">=</text:span><text:span text:style-name="T9">True</text:span><text:span text:style-name="T10">)</text:span></text:p>
      <text:p text:style-name="P4"/>
      <text:p text:style-name="P6">        <text:span text:style-name="T19"># Gerenciador de conexão</text:span></text:p>
      <text:p text:style-name="P6">        <text:span text:style-name="T12">self</text:span><text:span text:style-name="T10">.</text:span><text:span text:style-name="T12">connection_manager</text:span><text:span text:style-name="T10"> </text:span><text:span text:style-name="T13">=</text:span><text:span text:style-name="T10"> </text:span><text:span text:style-name="T17">RobustConnectionManager</text:span><text:span text:style-name="T10">(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5</text:span><text:span text:style-name="T10">)</text:span></text:p>
      <text:p text:style-name="P6">        <text:span text:style-name="T12">self</text:span><text:span text:style-name="T10">.</text:span><text:span text:style-name="T12">connection_manager</text:span><text:span text:style-name="T10">.</text:span><text:span text:style-name="T11">set_callbacks</text:span><text:span text:style-name="T10">(</text:span></text:p>
      <text:p text:style-name="P6">            <text:span text:style-name="T12">on_message</text:span><text:span text:style-name="T13">=</text:span><text:span text:style-name="T12">self</text:span><text:span text:style-name="T10">.</text:span><text:span text:style-name="T11">on_message</text:span><text:span text:style-name="T10">,</text:span></text:p>
      <text:p text:style-name="P6">            <text:span text:style-name="T12">on_open</text:span><text:span text:style-name="T13">=</text:span><text:span text:style-name="T12">self</text:span><text:span text:style-name="T10">.</text:span><text:span text:style-name="T11">on_open</text:span></text:p>
      <text:p text:style-name="P6">        <text:span text:style-name="T10">)</text:span></text:p>
      <text:p text:style-name="P4"/>
      <text:p text:style-name="P6">        <text:span text:style-name="T19"># Estado da janela</text:span></text:p>
      <text:p text:style-name="P6">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9">None</text:span></text:p>
      <text:p text:style-name="P6"><text:soft-page-break/>        <text:span text:style-name="T12">self</text:span><text:span text:style-name="T10">.</text:span><text:span text:style-name="T12">window_count</text:span><text:span text:style-name="T10"> </text:span><text:span text:style-name="T13">=</text:span><text:span text:style-name="T10"> </text:span><text:span text:style-name="T14">0</text:span></text:p>
      <text:p text:style-name="P4"/>
      <text:p text:style-name="P6">    <text:span text:style-name="T9">def</text:span><text:span text:style-name="T10"> </text:span><text:span text:style-name="T11">_update_window_end_time</text:span><text:span text:style-name="T10">(</text:span><text:span text:style-name="T12">self</text:span><text:span text:style-name="T10">):</text:span></text:p>
      <text:p text:style-name="P6">        <text:span text:style-name="T16">"""Calcula o próximo timestamp de fechamento de candle em NY."""</text:span></text:p>
      <text:p text:style-name="P6">        <text:span text:style-name="T12">now_ny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2">minutes_into_hour</text:span><text:span text:style-name="T10"> </text:span><text:span text:style-name="T13">=</text:span><text:span text:style-name="T10"> </text:span><text:span text:style-name="T12">now_ny</text:span><text:span text:style-name="T10">.</text:span><text:span text:style-name="T12">minute</text:span></text:p>
      <text:p text:style-name="P6">        <text:span text:style-name="T12">next_window_minute</text:span><text:span text:style-name="T10"> </text:span><text:span text:style-name="T13">=</text:span><text:span text:style-name="T10"> ((</text:span><text:span text:style-name="T12">minutes_into_hour</text:span><text:span text:style-name="T10"> </text:span><text:span text:style-name="T13">//</text:span><text:span text:style-name="T10"> </text:span><text:span text:style-name="T12">self</text:span><text:span text:style-name="T10">.</text:span><text:span text:style-name="T12">window_size_minutes</text:span><text:span text:style-name="T10">) </text:span><text:span text:style-name="T13">+</text:span><text:span text:style-name="T10"> </text:span><text:span text:style-name="T14">1</text:span><text:span text:style-name="T10">) </text:span><text:span text:style-name="T13">*</text:span><text:span text:style-name="T10"> </text:span><text:span text:style-name="T12">self</text:span><text:span text:style-name="T10">.</text:span><text:span text:style-name="T12">window_size_minutes</text:span></text:p>
      <text:p text:style-name="P6">        </text:p>
      <text:p text:style-name="P6">        <text:span text:style-name="T12">end_time_ny</text:span><text:span text:style-name="T10"> </text:span><text:span text:style-name="T13">=</text:span><text:span text:style-name="T10"> </text:span><text:span text:style-name="T12">now_ny</text:span><text:span text:style-name="T10">.</text:span><text:span text:style-name="T11">replace</text:span><text:span text:style-name="T10">(</text:span><text:span text:style-name="T12">second</text:span><text:span text:style-name="T13">=</text:span><text:span text:style-name="T14">0</text:span><text:span text:style-name="T10">, </text:span><text:span text:style-name="T12">microsecond</text:span><text:span text:style-name="T13">=</text:span><text:span text:style-name="T14">0</text:span><text:span text:style-name="T10">)</text:span></text:p>
      <text:p text:style-name="P6">        <text:span text:style-name="T15">if</text:span><text:span text:style-name="T10"> </text:span><text:span text:style-name="T12">next_window_minute</text:span><text:span text:style-name="T10"> </text:span><text:span text:style-name="T13">&gt;=</text:span><text:span text:style-name="T10"> </text:span><text:span text:style-name="T14">60</text:span><text:span text:style-name="T10">:</text:span></text:p>
      <text:p text:style-name="P6">            <text:span text:style-name="T12">end_time_ny</text:span><text:span text:style-name="T10"> </text:span><text:span text:style-name="T13">+=</text:span><text:span text:style-name="T10"> </text:span><text:span text:style-name="T17">timedelta</text:span><text:span text:style-name="T10">(</text:span><text:span text:style-name="T12">hours</text:span><text:span text:style-name="T13">=</text:span><text:span text:style-name="T14">1</text:span><text:span text:style-name="T10">)</text:span></text:p>
      <text:p text:style-name="P6">            <text:span text:style-name="T12">end_time_ny</text:span><text:span text:style-name="T10"> </text:span><text:span text:style-name="T13">=</text:span><text:span text:style-name="T10"> </text:span><text:span text:style-name="T12">end_time_ny</text:span><text:span text:style-name="T10">.</text:span><text:span text:style-name="T11">replace</text:span><text:span text:style-name="T10">(</text:span><text:span text:style-name="T12">minute</text:span><text:span text:style-name="T13">=</text:span><text:span text:style-name="T10">(</text:span><text:span text:style-name="T12">next_window_minute</text:span><text:span text:style-name="T10"> </text:span><text:span text:style-name="T13">%</text:span><text:span text:style-name="T10"> </text:span><text:span text:style-name="T14">60</text:span><text:span text:style-name="T10">))</text:span></text:p>
      <text:p text:style-name="P6">        <text:span text:style-name="T15">else</text:span><text:span text:style-name="T10">:</text:span></text:p>
      <text:p text:style-name="P6">            <text:span text:style-name="T12">end_time_ny</text:span><text:span text:style-name="T10"> </text:span><text:span text:style-name="T13">=</text:span><text:span text:style-name="T10"> </text:span><text:span text:style-name="T12">end_time_ny</text:span><text:span text:style-name="T10">.</text:span><text:span text:style-name="T11">replace</text:span><text:span text:style-name="T10">(</text:span><text:span text:style-name="T12">minute</text:span><text:span text:style-name="T13">=</text:span><text:span text:style-name="T12">next_window_minute</text:span><text:span text:style-name="T10">)</text:span></text:p>
      <text:p text:style-name="P6">            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12">end_time_ny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🕐 Nova janela definida. Próximo fechamento às </text:span><text:span text:style-name="T9">{</text:span><text:span text:style-name="T12">self</text:span><text:span text:style-name="T10">.</text:span><text:span text:style-name="T12">window_end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4"/>
      <text:p text:style-name="P6">    <text:span text:style-name="T9">def</text:span><text:span text:style-name="T10"> </text:span><text:span text:style-name="T11">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2">trade</text:span><text:span text:style-name="T10"> </text:span><text:span text:style-name="T13">=</text:span><text:span text:style-name="T10"> </text:span><text:span text:style-name="T17">json</text:span><text:span text:style-name="T10">.</text:span><text:span text:style-name="T11">loads</text:span><text:span text:style-name="T10">(</text:span><text:span text:style-name="T12">message</text:span><text:span text:style-name="T10">)</text:span></text:p>
      <text:p text:style-name="P6">            <text:span text:style-name="T15">if</text:span><text:span text:style-name="T10"> </text:span><text:span text:style-name="T16">"T"</text:span><text:span text:style-name="T10"> </text:span><text:span text:style-name="T9">not</text:span><text:span text:style-name="T10"> </text:span><text:span text:style-name="T9">in</text:span><text:span text:style-name="T10"> </text:span><text:span text:style-name="T12">trade</text:span><text:span text:style-name="T10">: </text:span><text:span text:style-name="T15">return</text:span></text:p>
      <text:p text:style-name="P6">            </text:p>
      <text:p text:style-name="P6">            <text:span text:style-name="T12">trade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fromtimestamp</text:span><text:span text:style-name="T10">(</text:span><text:span text:style-name="T12">trade</text:span><text:span text:style-name="T10">[</text:span><text:span text:style-name="T16">"T"</text:span><text:span text:style-name="T10">] </text:span><text:span text:style-name="T13">/</text:span><text:span text:style-name="T10"> </text:span><text:span text:style-name="T14">1000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</text:span></text:p>
      <text:p text:style-name="P4"/>
      <text:p text:style-name="P6">            <text:span text:style-name="T15">if</text:span><text:span text:style-name="T10"> </text:span><text:span text:style-name="T12">self</text:span><text:span text:style-name="T10">.</text:span><text:span text:style-name="T12">window_end_time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2">self</text:span><text:span text:style-name="T10">.</text:span><text:span text:style-name="T11">_update_window_end_time</text:span><text:span text:style-name="T10">()</text:span></text:p>
      <text:p text:style-name="P4"/>
      <text:p text:style-name="P6">            <text:span text:style-name="T15">if</text:span><text:span text:style-name="T10"> </text:span><text:span text:style-name="T12">trade_time</text:span><text:span text:style-name="T10"> </text:span><text:span text:style-name="T11">&gt;=</text:span><text:span text:style-name="T10"> </text:span><text:span text:style-name="T12">self</text:span><text:span text:style-name="T10">.</text:span><text:span text:style-name="T12">window_end_time</text:span><text:span text:style-name="T10">:</text:span></text:p>
      <text:p text:style-name="P6">                <text:span text:style-name="T12">self</text:span><text:span text:style-name="T10">.</text:span><text:span text:style-name="T11">_process_window</text:span><text:span text:style-name="T10">()</text:span></text:p>
      <text:p text:style-name="P6">                <text:span text:style-name="T12">self</text:span><text:span text:style-name="T10">.</text:span><text:span text:style-name="T11">_update_window_end_time</text:span><text:span text:style-name="T10">()</text:span></text:p>
      <text:p text:style-name="P6">    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</text:span><text:span text:style-name="T12">trade</text:span><text:span text:style-name="T10">]</text:span></text:p>
      <text:p text:style-name="P6">            <text:span text:style-name="T15">else</text:span><text:span text:style-name="T10">:</text:span></text:p>
      <text:p text:style-name="P6">                <text:span text:style-name="T12">self</text:span><text:span text:style-name="T10">.</text:span><text:span text:style-name="T12">window_data</text:span><text:span text:style-name="T10">.</text:span><text:span text:style-name="T11">append</text:span><text:span text:style-name="T10">(</text:span><text:span text:style-name="T12">trade</text:span><text:span text:style-name="T10">)</text:span></text:p>
      <text:p text:style-name="P6">    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processar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process_window</text:span><text:span text:style-name="T10">(</text:span><text:span text:style-name="T12">self</text:span><text:span text:style-name="T10">):</text:span></text:p>
      <text:p text:style-name="P6">        <text:span text:style-name="T16">"""Processa a janela de trades e o livro de ofertas, e salva os eventos."""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window_data</text:span><text:span text:style-name="T10">: </text:span><text:span text:style-name="T15">return</text:span></text:p>
      <text:p text:style-name="P6">        <text:span text:style-name="T12">self</text:span><text:span text:style-name="T10">.</text:span><text:span text:style-name="T12">window_count</text:span><text:span text:style-name="T10"> </text:span><text:span text:style-name="T13">+=</text:span><text:span text:style-name="T10"> </text:span><text:span text:style-name="T14">1</text:span></text:p>
      <text:p text:style-name="P6">        </text:p>
      <text:p text:style-name="P6">        <text:span text:style-name="T15">try</text:span><text:span text:style-name="T10">:</text:span></text:p>
      <text:p text:style-name="P6">            <text:span text:style-name="T19"># 1. Análise do Fluxo de Trades</text:span></text:p>
      <text:p text:style-name="P6">            <text:span text:style-name="T12">absorption_event</text:span><text:span text:style-name="T10">, </text:span><text:span text:style-name="T12">exhaustion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market_analyzer</text:span><text:span text:style-name="T10">.</text:span><text:span text:style-name="T11">analyze_window</text:span><text:span text:style-name="T10">(</text:span><text:span text:style-name="T12">self</text:span><text:span text:style-name="T10">.</text:span><text:span text:style-name="T12">window_data</text:span><text:span text:style-name="T10">, </text:span><text:span text:style-name="T12">self</text:span><text:span text:style-name="T10">.</text:span><text:span text:style-name="T12">symbol</text:span><text:span text:style-name="T10">)</text:span></text:p>
      <text:p text:style-name="P6">            </text:p>
      <text:p text:style-name="P6">            <text:span text:style-name="T15">for</text:span><text:span text:style-name="T10"> </text:span><text:span text:style-name="T12">event</text:span><text:span text:style-name="T10"> </text:span><text:span text:style-name="T15">in</text:span><text:span text:style-name="T10"> [</text:span><text:span text:style-name="T12">absorption_event</text:span><text:span text:style-name="T10">, </text:span><text:span text:style-name="T12">exhaustion_event</text:span><text:span text:style-name="T10">]:</text:span></text:p>
      <text:p text:style-name="P6"><text:soft-page-break/>                <text:span text:style-name="T15">if</text:span><text:span text:style-name="T10"> </text:span><text:span text:style-name="T12">event</text:span><text:span text:style-name="T10"> </text:span><text:span text:style-name="T9">and</text:span><text:span text:style-name="T10"> </text:span><text:span text:style-name="T12">event</text:span><text:span text:style-name="T10">[</text:span><text:span text:style-name="T16">"resultado_da_batalha"</text:span><text:span text:style-name="T10">] </text:span><text:span text:style-name="T9">not</text:span><text:span text:style-name="T10"> </text:span><text:span text:style-name="T9">in</text:span><text:span text:style-name="T10"> [</text:span><text:span text:style-name="T16">"Sem Absorção"</text:span><text:span text:style-name="T10">, </text:span><text:span text:style-name="T16">"Sem Exaustão"</text:span><text:span text:style-name="T10">, </text:span><text:span text:style-name="T16">"Erro"</text:span><text:span text:style-name="T10">]:</text:span></text:p>
      <text:p text:style-name="P6">    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event</text:span><text:span text:style-name="T10">)</text:span></text:p>
      <text:p text:style-name="P6">                    <text:span text:style-name="T12">self</text:span><text:span text:style-name="T10">.</text:span><text:span text:style-name="T11">_log_event</text:span><text:span text:style-name="T10">(</text:span><text:span text:style-name="T12">event</text:span><text:span text:style-name="T10">)</text:span></text:p>
      <text:p text:style-name="P6">            </text:p>
      <text:p text:style-name="P6">            <text:span text:style-name="T19"># 2. Análise do Livro de Ofertas</text:span></text:p>
      <text:p text:style-name="P6">            <text:span text:style-name="T12">orderbook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orderbook_analyzer</text:span><text:span text:style-name="T10">.</text:span><text:span text:style-name="T11">analyze_order_book</text:span><text:span text:style-name="T10">()</text:span></text:p>
      <text:p text:style-name="P6">            <text:span text:style-name="T15">if</text:span><text:span text:style-name="T10"> </text:span><text:span text:style-name="T12">orderbook_event</text:span><text:span text:style-name="T10"> </text:span><text:span text:style-name="T9">and</text:span><text:span text:style-name="T10"> </text:span><text:span text:style-name="T12">orderbook_event</text:span><text:span text:style-name="T10">[</text:span><text:span text:style-name="T16">"resultado_da_batalha"</text:span><text:span text:style-name="T10">] </text:span><text:span text:style-name="T9">not</text:span><text:span text:style-name="T10"> </text:span><text:span text:style-name="T9">in</text:span><text:span text:style-name="T10"> [</text:span><text:span text:style-name="T16">"Neutro"</text:span><text:span text:style-name="T10">, </text:span><text:span text:style-name="T16">"Erro"</text:span><text:span text:style-name="T10">]:</text:span></text:p>
      <text:p text:style-name="P6">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orderbook_event</text:span><text:span text:style-name="T10">)</text:span></text:p>
      <text:p text:style-name="P6">                <text:span text:style-name="T12">self</text:span><text:span text:style-name="T10">.</text:span><text:span text:style-name="T11">_log_event</text:span><text:span text:style-name="T10">(</text:span><text:span text:style-name="T12">orderbook_event</text:span><text:span text:style-name="T10">)</text:span></text:p>
      <text:p text:style-name="P4"/>
      <text:p text:style-name="P6">            <text:span text:style-name="T19"># Log de conclusão da janela</text:span></text:p>
      <text:p text:style-name="P6">    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    <text:span text:style-name="T11">print</text:span><text:span text:style-name="T10">(</text:span><text:span text:style-name="T9">f</text:span><text:span text:style-name="T16">"[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] 🟡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 processada. </text:span><text:span text:style-name="T9">{</text:span><text:span text:style-name="T11">len</text:span><text:span text:style-name="T10">(</text:span><text:span text:style-name="T12">self</text:span><text:span text:style-name="T10">.</text:span><text:span text:style-name="T12">window_data</text:span><text:span text:style-name="T10">)</text:span><text:span text:style-name="T9">}</text:span><text:span text:style-name="T16"> trades."</text:span><text:span text:style-name="T10">)</text:span></text:p>
      <text:p text:style-name="P6">            <text:span text:style-name="T11">print</text:span><text:span text:style-name="T10">(</text:span><text:span text:style-name="T16">"─"</text:span><text:span text:style-name="T10"> </text:span><text:span text:style-name="T13">*</text:span><text:span text:style-name="T10"> </text:span><text:span text:style-name="T14">60</text:span><text:span text:style-name="T10">)</text:span></text:p>
      <text:p text:style-name="P4"/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finally</text:span><text:span text:style-name="T10">:</text:span></text:p>
      <text:p text:style-name="P6">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4"/>
      <text:p text:style-name="P6">    <text:span text:style-name="T9">def</text:span><text:span text:style-name="T10"> </text:span><text:span text:style-name="T11">_log_event</text:span><text:span text:style-name="T10">(</text:span><text:span text:style-name="T12">self</text:span><text:span text:style-name="T10">, </text:span><text:span text:style-name="T12">event</text:span><text:span text:style-name="T10">):</text:span></text:p>
      <text:p text:style-name="P6">        <text:span text:style-name="T16">"""Loga um evento detectado de forma padronizada."""</text:span></text:p>
      <text:p text:style-name="P6">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2">resultad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resultado_da_batalha'</text:span><text:span text:style-name="T10">, </text:span><text:span text:style-name="T16">'N/A'</text:span><text:span text:style-name="T10">).upper()</text:span></text:p>
      <text:p text:style-name="P6">        <text:span text:style-name="T12">tip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tipo_evento'</text:span><text:span text:style-name="T10">, </text:span><text:span text:style-name="T16">'EVENTO'</text:span><text:span text:style-name="T10">)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descricao'</text:span><text:span text:style-name="T10">, </text:span><text:span text:style-name="T16">''</text:span><text:span text:style-name="T10">)</text:span></text:p>
      <text:p text:style-name="P6">        </text:p>
      <text:p text:style-name="P6">        <text:span text:style-name="T11">print</text:span><text:span text:style-name="T10">(</text:span><text:span text:style-name="T9">f</text:span><text:span text:style-name="T16">"</text:span><text:span text:style-name="T20">\n</text:span><text:span text:style-name="T16">🎯 </text:span><text:span text:style-name="T9">{</text:span><text:span text:style-name="T12">tipo</text:span><text:span text:style-name="T9">}</text:span><text:span text:style-name="T16">: </text:span><text:span text:style-name="T9">{</text:span><text:span text:style-name="T12">resultado</text:span><text:span text:style-name="T9">}</text:span><text:span text:style-name="T16"> DETECTADO - 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6">        <text:span text:style-name="T11">print</text:span><text:span text:style-name="T10">(</text:span><text:span text:style-name="T9">f</text:span><text:span text:style-name="T16">"   Símbolo: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 |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"</text:span><text:span text:style-name="T10">)</text:span></text:p>
      <text:p text:style-name="P6">        <text:span text:style-name="T11">print</text:span><text:span text:style-name="T10">(</text:span><text:span text:style-name="T9">f</text:span><text:span text:style-name="T16">"   📝 </text:span><text:span text:style-name="T9">{</text:span><text:span text:style-name="T12">descricao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🚀 Bot iniciado - 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run</text:span><text:span text:style-name="T10">(</text:span><text:span text:style-name="T12">self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🤖 Iniciando bot para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..."</text:span><text:span text:style-name="T10">)</text:span></text:p>
      <text:p text:style-name="P6">            <text:span text:style-name="T12">self</text:span><text:span text:style-name="T10">.</text:span><text:span text:style-name="T12">connection_manager</text:span><text:span text:style-name="T10">.</text:span><text:span text:style-name="T11">connect</text:span><text:span text:style-name="T10">()</text:span></text:p>
      <text:p text:style-name="P6">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⏹️ Bot interrompido pelo usuário."</text:span><text:span text:style-name="T10">)</text:span></text:p>
      <text:p text:style-name="P6">        <text:span text:style-name="T15">finally</text:span><text:span text:style-name="T10">:</text:span></text:p>
      <text:p text:style-name="P6">            <text:span text:style-name="T12">self</text:span><text:span text:style-name="T10">.</text:span><text:span text:style-name="T12">connection_manager</text:span><text:span text:style-name="T10">.</text:span><text:span text:style-name="T11">disconnect</text:span><text:span text:style-name="T10">(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Bot encerrado."</text:span><text:span text:style-name="T10">)</text:span></text:p>
      <text:p text:style-name="P4"/>
      <text:p text:style-name="P5"># ===============================</text:p>
      <text:p text:style-name="P5"><text:soft-page-break/># EXECUÇÃO</text:p>
      <text:p text:style-name="P5"># ===============================</text:p>
      <text:p text:style-name="P3"><text:span text:style-name="T1">if</text:span> <text:span text:style-name="T5">__name__</text:span> <text:span text:style-name="T6">==</text:span> <text:span text:style-name="T7">"__main__"</text:span>:</text:p>
      <text:p text:style-name="P6">    <text:span text:style-name="T12">bot</text:span><text:span text:style-name="T10"> </text:span><text:span text:style-name="T13">=</text:span><text:span text:style-name="T10"> </text:span><text:span text:style-name="T17">EnhancedMarketBot</text:span><text:span text:style-name="T10">(</text:span></text:p>
      <text:p text:style-name="P6">        <text:span text:style-name="T12">stream_url</text:span><text:span text:style-name="T13">=</text:span><text:span text:style-name="T17">config</text:span><text:span text:style-name="T10">.</text:span><text:span text:style-name="T12">STREAM_URL</text:span><text:span text:style-name="T10">,</text:span></text:p>
      <text:p text:style-name="P6">        <text:span text:style-name="T12">symbol</text:span><text:span text:style-name="T13">=</text:span><text:span text:style-name="T17">config</text:span><text:span text:style-name="T10">.</text:span><text:span text:style-name="T12">SYMBOL</text:span><text:span text:style-name="T10">,</text:span></text:p>
      <text:p text:style-name="P6">        <text:span text:style-name="T12">window_size_minutes</text:span><text:span text:style-name="T13">=</text:span><text:span text:style-name="T14">5</text:span><text:span text:style-name="T10">,</text:span></text:p>
      <text:p text:style-name="P6">        <text:span text:style-name="T12">k_absor</text:span><text:span text:style-name="T13">=</text:span><text:span text:style-name="T14">100</text:span><text:span text:style-name="T10">,</text:span></text:p>
      <text:p text:style-name="P6">        <text:span text:style-name="T12">vol_factor_exh</text:span><text:span text:style-name="T13">=</text:span><text:span text:style-name="T14">2.0</text:span><text:span text:style-name="T10">,</text:span></text:p>
      <text:p text:style-name="P6">        <text:span text:style-name="T12">history_size</text:span><text:span text:style-name="T13">=</text:span><text:span text:style-name="T14">20</text:span></text:p>
      <text:p text:style-name="P6">    <text:span text:style-name="T10">)</text:span></text:p>
      <text:p text:style-name="P6">    <text:span text:style-name="T12">bot</text:span><text:span text:style-name="T10">.</text:span><text:span text:style-name="T11">run</text:span><text:span text:style-name="T10">(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orderbook_analiser</text:p>
      <text:p text:style-name="P14"/>
      <text:p text:style-name="P15"># orderbook_analyzer.py</text:p>
      <text:p text:style-name="P3"><text:span text:style-name="T1">import</text:span> <text:span text:style-name="T2">requests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import</text:span> <text:span text:style-name="T2">logging</text:span></text:p>
      <text:p text:style-name="P4"/>
      <text:p text:style-name="P3"><text:span text:style-name="T4">NY_TZ</text:span> <text:span text:style-name="T6">=</text:span> <text:span text:style-name="T2">ZoneInfo</text:span>(<text:span text:style-name="T7">"America/New_York"</text:span>)</text:p>
      <text:p text:style-name="P4"/>
      <text:p text:style-name="P3"><text:span text:style-name="T8">class</text:span> <text:span text:style-name="T2">OrderBookAnalyzer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ymbol</text:span><text:span text:style-name="T13">=</text:span><text:span text:style-name="T16">"BTCUSDT"</text:span><text:span text:style-name="T10">, </text:span><text:span text:style-name="T12">limit</text:span><text:span text:style-name="T13">=</text:span><text:span text:style-name="T14">50</text:span><text:span text:style-name="T10">, </text:span><text:span text:style-name="T12">liquidity_flow_alert_percentage</text:span><text:span text:style-name="T13">=</text:span><text:span text:style-name="T14">0.5</text:span><text:span text:style-name="T10">):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limit</text:span><text:span text:style-name="T10"> </text:span><text:span text:style-name="T13">=</text:span><text:span text:style-name="T10"> </text:span><text:span text:style-name="T12">limit</text:span></text:p>
      <text:p text:style-name="P6">        <text:span text:style-name="T12">self</text:span><text:span text:style-name="T10">.</text:span><text:span text:style-name="T12">api_url</text:span><text:span text:style-name="T10"> </text:span><text:span text:style-name="T13">=</text:span><text:span text:style-name="T10"> </text:span><text:span text:style-name="T16">"https://api.binance.com/api/v3/depth"</text:span></text:p>
      <text:p text:style-name="P6">        <text:span text:style-name="T12">self</text:span><text:span text:style-name="T10">.</text:span><text:span text:style-name="T12">liquidity_flow_alert_percentage</text:span><text:span text:style-name="T10"> </text:span><text:span text:style-name="T13">=</text:span><text:span text:style-name="T10"> </text:span><text:span text:style-name="T12">liquidity_flow_alert_percentage</text:span></text:p>
      <text:p text:style-name="P6">        </text:p>
      <text:p text:style-name="P6">        <text:span text:style-name="T19"># Estado para rastrear fluxo de liquidez</text:span></text:p>
      <text:p text:style-name="P6">        <text:span text:style-name="T12">self</text:span><text:span text:style-name="T10">.</text:span><text:span text:style-name="T12">prev_top_bids_volu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prev_top_asks_volume</text:span><text:span text:style-name="T10"> </text:span><text:span text:style-name="T13">=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fetch_order_book</text:span><text:span text:style-name="T10">(</text:span><text:span text:style-name="T12">self</text:span><text:span text:style-name="T10">):</text:span></text:p>
      <text:p text:style-name="P6">        <text:span text:style-name="T12">params</text:span><text:span text:style-name="T10"> </text:span><text:span text:style-name="T13">=</text:span><text:span text:style-name="T10"> {</text:span><text:span text:style-name="T16">"symbol"</text:span><text:span text:style-name="T10">: </text:span><text:span text:style-name="T12">self</text:span><text:span text:style-name="T10">.</text:span><text:span text:style-name="T12">symbol</text:span><text:span text:style-name="T10">, </text:span><text:span text:style-name="T16">"limit"</text:span><text:span text:style-name="T10">: </text:span><text:span text:style-name="T12">self</text:span><text:span text:style-name="T10">.</text:span><text:span text:style-name="T12">limit</text:span><text:span text:style-name="T10">}</text:span></text:p>
      <text:p text:style-name="P6">        <text:span text:style-name="T12">response</text:span><text:span text:style-name="T10"> </text:span><text:span text:style-name="T13">=</text:span><text:span text:style-name="T10"> </text:span><text:span text:style-name="T17">requests</text:span><text:span text:style-name="T10">.</text:span><text:span text:style-name="T11">get</text:span><text:span text:style-name="T10">(</text:span><text:span text:style-name="T12">self</text:span><text:span text:style-name="T10">.</text:span><text:span text:style-name="T12">api_url</text:span><text:span text:style-name="T10">, </text:span><text:span text:style-name="T12">params</text:span><text:span text:style-name="T13">=</text:span><text:span text:style-name="T12">params</text:span><text:span text:style-name="T10">, </text:span><text:span text:style-name="T12">timeout</text:span><text:span text:style-name="T13">=</text:span><text:span text:style-name="T14">5</text:span><text:span text:style-name="T10">)</text:span></text:p>
      <text:p text:style-name="P6"><text:soft-page-break/>        <text:span text:style-name="T12">response</text:span><text:span text:style-name="T10">.</text:span><text:span text:style-name="T11">raise_for_status</text:span><text:span text:style-name="T10">()</text:span></text:p>
      <text:p text:style-name="P6">        <text:span text:style-name="T12">data</text:span><text:span text:style-name="T10"> </text:span><text:span text:style-name="T13">=</text:span><text:span text:style-name="T10"> </text:span><text:span text:style-name="T12">response</text:span><text:span text:style-name="T10">.</text:span><text:span text:style-name="T11">json</text:span><text:span text:style-name="T10">()</text:span></text:p>
      <text:p text:style-name="P6">        <text:span text:style-name="T12">bids</text:span><text:span text:style-name="T10"> </text:span><text:span text:style-name="T13">=</text:span><text:span text:style-name="T10"> [(</text:span><text:span text:style-name="T17">float</text:span><text:span text:style-name="T10">(</text:span><text:span text:style-name="T12">price</text:span><text:span text:style-name="T10">), </text:span><text:span text:style-name="T17">float</text:span><text:span text:style-name="T10">(</text:span><text:span text:style-name="T12">qty</text:span><text:span text:style-name="T10">)) </text:span><text:span text:style-name="T15">for</text:span><text:span text:style-name="T10"> </text:span><text:span text:style-name="T12">price</text:span><text:span text:style-name="T10">, </text:span><text:span text:style-name="T12">qty</text:span><text:span text:style-name="T10"> </text:span><text:span text:style-name="T15">in</text:span><text:span text:style-name="T10"> </text:span><text:span text:style-name="T12">data</text:span><text:span text:style-name="T10">[</text:span><text:span text:style-name="T16">'bids'</text:span><text:span text:style-name="T10">]]</text:span></text:p>
      <text:p text:style-name="P6">        <text:span text:style-name="T12">asks</text:span><text:span text:style-name="T10"> </text:span><text:span text:style-name="T13">=</text:span><text:span text:style-name="T10"> [(</text:span><text:span text:style-name="T17">float</text:span><text:span text:style-name="T10">(</text:span><text:span text:style-name="T12">price</text:span><text:span text:style-name="T10">), </text:span><text:span text:style-name="T17">float</text:span><text:span text:style-name="T10">(</text:span><text:span text:style-name="T12">qty</text:span><text:span text:style-name="T10">)) </text:span><text:span text:style-name="T15">for</text:span><text:span text:style-name="T10"> </text:span><text:span text:style-name="T12">price</text:span><text:span text:style-name="T10">, </text:span><text:span text:style-name="T12">qty</text:span><text:span text:style-name="T10"> </text:span><text:span text:style-name="T15">in</text:span><text:span text:style-name="T10"> </text:span><text:span text:style-name="T12">data</text:span><text:span text:style-name="T10">[</text:span><text:span text:style-name="T16">'asks'</text:span><text:span text:style-name="T10">]]</text:span></text:p>
      <text:p text:style-name="P6">        <text:span text:style-name="T15">return</text:span><text:span text:style-name="T10"> </text:span><text:span text:style-name="T12">bids</text:span><text:span text:style-name="T10">, </text:span><text:span text:style-name="T12">asks</text:span></text:p>
      <text:p text:style-name="P4"/>
      <text:p text:style-name="P6">    <text:span text:style-name="T9">def</text:span><text:span text:style-name="T10"> </text:span><text:span text:style-name="T11">calculate_metrics</text:span><text:span text:style-name="T10">(</text:span><text:span text:style-name="T12">self</text:span><text:span text:style-name="T10">, </text:span><text:span text:style-name="T12">bids</text:span><text:span text:style-name="T10">, </text:span><text:span text:style-name="T12">asks</text:span><text:span text:style-name="T10">):</text:span></text:p>
      <text:p text:style-name="P6">        <text:span text:style-name="T19"># Volumes totais (para imbalance)</text:span></text:p>
      <text:p text:style-name="P6">        <text:span text:style-name="T12">buy_volume_total</text:span><text:span text:style-name="T10"> </text:span><text:span text:style-name="T13">=</text:span><text:span text:style-name="T10"> </text:span><text:span text:style-name="T11">sum</text:span><text:span text:style-name="T10">(</text:span><text:span text:style-name="T12">qty</text:span><text:span text:style-name="T10"> </text:span><text:span text:style-name="T15">for</text:span><text:span text:style-name="T10"> </text:span><text:span text:style-name="T12">_</text:span><text:span text:style-name="T10">, </text:span><text:span text:style-name="T12">qty</text:span><text:span text:style-name="T10"> </text:span><text:span text:style-name="T15">in</text:span><text:span text:style-name="T10"> </text:span><text:span text:style-name="T12">bids</text:span><text:span text:style-name="T10">)</text:span></text:p>
      <text:p text:style-name="P6">        <text:span text:style-name="T12">sell_volume_total</text:span><text:span text:style-name="T10"> </text:span><text:span text:style-name="T13">=</text:span><text:span text:style-name="T10"> </text:span><text:span text:style-name="T11">sum</text:span><text:span text:style-name="T10">(</text:span><text:span text:style-name="T12">qty</text:span><text:span text:style-name="T10"> </text:span><text:span text:style-name="T15">for</text:span><text:span text:style-name="T10"> </text:span><text:span text:style-name="T12">_</text:span><text:span text:style-name="T10">, </text:span><text:span text:style-name="T12">qty</text:span><text:span text:style-name="T10"> </text:span><text:span text:style-name="T15">in</text:span><text:span text:style-name="T10"> </text:span><text:span text:style-name="T12">asks</text:span><text:span text:style-name="T10">)</text:span></text:p>
      <text:p text:style-name="P6">        <text:span text:style-name="T12">total_volume</text:span><text:span text:style-name="T10"> </text:span><text:span text:style-name="T13">=</text:span><text:span text:style-name="T10"> </text:span><text:span text:style-name="T12">buy_volume_total</text:span><text:span text:style-name="T10"> </text:span><text:span text:style-name="T13">+</text:span><text:span text:style-name="T10"> </text:span><text:span text:style-name="T12">sell_volume_total</text:span></text:p>
      <text:p text:style-name="P6">        <text:span text:style-name="T12">imbalance</text:span><text:span text:style-name="T10"> </text:span><text:span text:style-name="T13">=</text:span><text:span text:style-name="T10"> (</text:span><text:span text:style-name="T12">buy_volume_total</text:span><text:span text:style-name="T10"> </text:span><text:span text:style-name="T13">-</text:span><text:span text:style-name="T10"> </text:span><text:span text:style-name="T12">sell_volume_total</text:span><text:span text:style-name="T10">) </text:span><text:span text:style-name="T13">/</text:span><text:span text:style-name="T10"> </text:span><text:span text:style-name="T12">total_volume</text:span><text:span text:style-name="T10"> </text:span><text:span text:style-name="T15">if</text:span><text:span text:style-name="T10"> </text:span><text:span text:style-name="T12">total_volume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4">0</text:span></text:p>
      <text:p text:style-name="P4"/>
      <text:p text:style-name="P6">        <text:span text:style-name="T19"># Volumes no topo do livro (para ratio)</text:span></text:p>
      <text:p text:style-name="P6">        <text:span text:style-name="T12">top_buy_volume</text:span><text:span text:style-name="T10"> </text:span><text:span text:style-name="T13">=</text:span><text:span text:style-name="T10"> </text:span><text:span text:style-name="T11">sum</text:span><text:span text:style-name="T10">(</text:span><text:span text:style-name="T12">qty</text:span><text:span text:style-name="T10"> </text:span><text:span text:style-name="T15">for</text:span><text:span text:style-name="T10"> </text:span><text:span text:style-name="T12">_</text:span><text:span text:style-name="T10">, </text:span><text:span text:style-name="T12">qty</text:span><text:span text:style-name="T10"> </text:span><text:span text:style-name="T15">in</text:span><text:span text:style-name="T10"> </text:span><text:span text:style-name="T12">bids</text:span><text:span text:style-name="T10">[:</text:span><text:span text:style-name="T14">10</text:span><text:span text:style-name="T10">])</text:span></text:p>
      <text:p text:style-name="P6">        <text:span text:style-name="T12">top_sell_volume</text:span><text:span text:style-name="T10"> </text:span><text:span text:style-name="T13">=</text:span><text:span text:style-name="T10"> </text:span><text:span text:style-name="T11">sum</text:span><text:span text:style-name="T10">(</text:span><text:span text:style-name="T12">qty</text:span><text:span text:style-name="T10"> </text:span><text:span text:style-name="T15">for</text:span><text:span text:style-name="T10"> </text:span><text:span text:style-name="T12">_</text:span><text:span text:style-name="T10">, </text:span><text:span text:style-name="T12">qty</text:span><text:span text:style-name="T10"> </text:span><text:span text:style-name="T15">in</text:span><text:span text:style-name="T10"> </text:span><text:span text:style-name="T12">asks</text:span><text:span text:style-name="T10">[:</text:span><text:span text:style-name="T14">10</text:span><text:span text:style-name="T10">])</text:span></text:p>
      <text:p text:style-name="P6">        <text:span text:style-name="T12">volume_ratio</text:span><text:span text:style-name="T10"> </text:span><text:span text:style-name="T13">=</text:span><text:span text:style-name="T10"> </text:span><text:span text:style-name="T12">top_buy_volume</text:span><text:span text:style-name="T10"> </text:span><text:span text:style-name="T13">/</text:span><text:span text:style-name="T10"> </text:span><text:span text:style-name="T12">top_sell_volume</text:span><text:span text:style-name="T10"> </text:span><text:span text:style-name="T15">if</text:span><text:span text:style-name="T10"> </text:span><text:span text:style-name="T12">top_sell_volume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7">float</text:span><text:span text:style-name="T10">(</text:span><text:span text:style-name="T16">'inf'</text:span><text:span text:style-name="T10">)</text:span></text:p>
      <text:p text:style-name="P4"/>
      <text:p text:style-name="P6">        <text:span text:style-name="T19"># Pressão ponderada pelo preço</text:span></text:p>
      <text:p text:style-name="P6">        <text:span text:style-name="T12">top_bids_pressure</text:span><text:span text:style-name="T10"> </text:span><text:span text:style-name="T13">=</text:span><text:span text:style-name="T10"> </text:span><text:span text:style-name="T11">sum</text:span><text:span text:style-name="T10">(</text:span><text:span text:style-name="T12">price</text:span><text:span text:style-name="T10"> </text:span><text:span text:style-name="T13">*</text:span><text:span text:style-name="T10"> </text:span><text:span text:style-name="T12">qty</text:span><text:span text:style-name="T10"> </text:span><text:span text:style-name="T15">for</text:span><text:span text:style-name="T10"> </text:span><text:span text:style-name="T12">price</text:span><text:span text:style-name="T10">, </text:span><text:span text:style-name="T12">qty</text:span><text:span text:style-name="T10"> </text:span><text:span text:style-name="T15">in</text:span><text:span text:style-name="T10"> </text:span><text:span text:style-name="T12">bids</text:span><text:span text:style-name="T10">[:</text:span><text:span text:style-name="T14">10</text:span><text:span text:style-name="T10">])</text:span></text:p>
      <text:p text:style-name="P6">        <text:span text:style-name="T12">top_asks_pressure</text:span><text:span text:style-name="T10"> </text:span><text:span text:style-name="T13">=</text:span><text:span text:style-name="T10"> </text:span><text:span text:style-name="T11">sum</text:span><text:span text:style-name="T10">(</text:span><text:span text:style-name="T12">price</text:span><text:span text:style-name="T10"> </text:span><text:span text:style-name="T13">*</text:span><text:span text:style-name="T10"> </text:span><text:span text:style-name="T12">qty</text:span><text:span text:style-name="T10"> </text:span><text:span text:style-name="T15">for</text:span><text:span text:style-name="T10"> </text:span><text:span text:style-name="T12">price</text:span><text:span text:style-name="T10">, </text:span><text:span text:style-name="T12">qty</text:span><text:span text:style-name="T10"> </text:span><text:span text:style-name="T15">in</text:span><text:span text:style-name="T10"> </text:span><text:span text:style-name="T12">asks</text:span><text:span text:style-name="T10">[:</text:span><text:span text:style-name="T14">10</text:span><text:span text:style-name="T10">])</text:span></text:p>
      <text:p text:style-name="P6">        <text:span text:style-name="T12">total_pressure</text:span><text:span text:style-name="T10"> </text:span><text:span text:style-name="T13">=</text:span><text:span text:style-name="T10"> </text:span><text:span text:style-name="T12">top_bids_pressure</text:span><text:span text:style-name="T10"> </text:span><text:span text:style-name="T13">+</text:span><text:span text:style-name="T10"> </text:span><text:span text:style-name="T12">top_asks_pressure</text:span></text:p>
      <text:p text:style-name="P6">        <text:span text:style-name="T12">pressure</text:span><text:span text:style-name="T10"> </text:span><text:span text:style-name="T13">=</text:span><text:span text:style-name="T10"> (</text:span><text:span text:style-name="T12">top_bids_pressure</text:span><text:span text:style-name="T10"> </text:span><text:span text:style-name="T13">-</text:span><text:span text:style-name="T10"> </text:span><text:span text:style-name="T12">top_asks_pressure</text:span><text:span text:style-name="T10">) </text:span><text:span text:style-name="T13">/</text:span><text:span text:style-name="T10"> </text:span><text:span text:style-name="T12">total_pressure</text:span><text:span text:style-name="T10"> </text:span><text:span text:style-name="T15">if</text:span><text:span text:style-name="T10"> </text:span><text:span text:style-name="T12">total_pressure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4">0</text:span></text:p>
      <text:p text:style-name="P4"/>
      <text:p text:style-name="P6">        <text:span text:style-name="T15">return</text:span><text:span text:style-name="T10"> </text:span><text:span text:style-name="T12">imbalance</text:span><text:span text:style-name="T10">, </text:span><text:span text:style-name="T12">volume_ratio</text:span><text:span text:style-name="T10">, </text:span><text:span text:style-name="T12">pressure</text:span><text:span text:style-name="T10">, </text:span><text:span text:style-name="T12">top_buy_volume</text:span><text:span text:style-name="T10">, </text:span><text:span text:style-name="T12">top_sell_volume</text:span></text:p>
      <text:p text:style-name="P4"/>
      <text:p text:style-name="P6">    <text:span text:style-name="T9">def</text:span><text:span text:style-name="T10"> </text:span><text:span text:style-name="T11">analyze_liquidity_flow</text:span><text:span text:style-name="T10">(</text:span><text:span text:style-name="T12">self</text:span><text:span text:style-name="T10">, </text:span><text:span text:style-name="T12">current_bids_volume</text:span><text:span text:style-name="T10">, </text:span><text:span text:style-name="T12">current_asks_volume</text:span><text:span text:style-name="T10">):</text:span></text:p>
      <text:p text:style-name="P6">        <text:span text:style-name="T16">"""Analisa a mudança na liquidez no topo do livro de ofertas."""</text:span></text:p>
      <text:p text:style-name="P6">        <text:span text:style-name="T12">alerts</text:span><text:span text:style-name="T10"> </text:span><text:span text:style-name="T13">=</text:span><text:span text:style-name="T10"> []</text:span></text:p>
      <text:p text:style-name="P6">        </text:p>
      <text:p text:style-name="P6">        <text:span text:style-name="T19"># Analisa o fluxo no lado da compra (bids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prev_top_bids_volume</text:span><text:span text:style-name="T10"> </text:span><text:span text:style-name="T9">and</text:span><text:span text:style-name="T10"> </text:span><text:span text:style-name="T12">current_bids_volume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<text:span text:style-name="T12">change_percent</text:span><text:span text:style-name="T10"> </text:span><text:span text:style-name="T13">=</text:span><text:span text:style-name="T10"> (</text:span><text:span text:style-name="T12">current_bids_volume</text:span><text:span text:style-name="T10"> </text:span><text:span text:style-name="T13">-</text:span><text:span text:style-name="T10"> </text:span><text:span text:style-name="T12">self</text:span><text:span text:style-name="T10">.</text:span><text:span text:style-name="T12">prev_top_bids_volume</text:span><text:span text:style-name="T10">) </text:span><text:span text:style-name="T13">/</text:span><text:span text:style-name="T10"> </text:span><text:span text:style-name="T12">self</text:span><text:span text:style-name="T10">.</text:span><text:span text:style-name="T12">prev_top_bids_volume</text:span></text:p>
      <text:p text:style-name="P6">            <text:span text:style-name="T15">if</text:span><text:span text:style-name="T10"> </text:span><text:span text:style-name="T12">change_percent</text:span><text:span text:style-name="T10"> </text:span><text:span text:style-name="T13">&gt;</text:span><text:span text:style-name="T10"> </text:span><text:span text:style-name="T12">self</text:span><text:span text:style-name="T10">.</text:span><text:span text:style-name="T12">liquidity_flow_alert_percentage</text:span><text:span text:style-name="T10">:</text:span></text:p>
      <text:p text:style-name="P6">                <text:span text:style-name="T12">alerts</text:span><text:span text:style-name="T10">.</text:span><text:span text:style-name="T11">append</text:span><text:span text:style-name="T10">(</text:span><text:span text:style-name="T9">f</text:span><text:span text:style-name="T16">"ALERTA: Aumento de </text:span><text:span text:style-name="T9">{</text:span><text:span text:style-name="T12">change_percent</text:span><text:span text:style-name="T9">:.1%}</text:span><text:span text:style-name="T16"> na liquidez de compra (Bids)."</text:span><text:span text:style-name="T10">)</text:span></text:p>
      <text:p text:style-name="P6">            <text:span text:style-name="T15">elif</text:span><text:span text:style-name="T10"> </text:span><text:span text:style-name="T12">change_percent</text:span><text:span text:style-name="T10"> </text:span><text:span text:style-name="T13">&lt;</text:span><text:span text:style-name="T10"> </text:span><text:span text:style-name="T13">-</text:span><text:span text:style-name="T12">self</text:span><text:span text:style-name="T10">.</text:span><text:span text:style-name="T12">liquidity_flow_alert_percentage</text:span><text:span text:style-name="T10">:</text:span></text:p>
      <text:p text:style-name="P6">                <text:span text:style-name="T12">alerts</text:span><text:span text:style-name="T10">.</text:span><text:span text:style-name="T11">append</text:span><text:span text:style-name="T10">(</text:span><text:span text:style-name="T9">f</text:span><text:span text:style-name="T16">"ALERTA: Retirada de </text:span><text:span text:style-name="T9">{</text:span><text:span text:style-name="T11">abs</text:span><text:span text:style-name="T10">(</text:span><text:span text:style-name="T12">change_percent</text:span><text:span text:style-name="T10">)</text:span><text:span text:style-name="T9">:.1%}</text:span><text:span text:style-name="T16"> na liquidez de compra (Bids)."</text:span><text:span text:style-name="T10">)</text:span></text:p>
      <text:p text:style-name="P4"/>
      <text:p text:style-name="P6">        <text:span text:style-name="T19"># Analisa o fluxo no lado da venda (asks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prev_top_asks_volume</text:span><text:span text:style-name="T10"> </text:span><text:span text:style-name="T9">and</text:span><text:span text:style-name="T10"> </text:span><text:span text:style-name="T12">current_asks_volume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<text:span text:style-name="T12">change_percent</text:span><text:span text:style-name="T10"> </text:span><text:span text:style-name="T13">=</text:span><text:span text:style-name="T10"> (</text:span><text:span text:style-name="T12">current_asks_volume</text:span><text:span text:style-name="T10"> </text:span><text:span text:style-name="T13">-</text:span><text:span text:style-name="T10"> </text:span><text:span text:style-name="T12">self</text:span><text:span text:style-name="T10">.</text:span><text:span text:style-name="T12">prev_top_asks_volume</text:span><text:span text:style-name="T10">) </text:span><text:span text:style-name="T13">/</text:span><text:span text:style-name="T10"> </text:span><text:span text:style-name="T12">self</text:span><text:span text:style-name="T10">.</text:span><text:span text:style-name="T12">prev_top_asks_volume</text:span></text:p>
      <text:p text:style-name="P6">            <text:span text:style-name="T15">if</text:span><text:span text:style-name="T10"> </text:span><text:span text:style-name="T12">change_percent</text:span><text:span text:style-name="T10"> </text:span><text:span text:style-name="T13">&gt;</text:span><text:span text:style-name="T10"> </text:span><text:span text:style-name="T12">self</text:span><text:span text:style-name="T10">.</text:span><text:span text:style-name="T12">liquidity_flow_alert_percentage</text:span><text:span text:style-name="T10">:</text:span></text:p>
      <text:p text:style-name="P6">                <text:span text:style-name="T12">alerts</text:span><text:span text:style-name="T10">.</text:span><text:span text:style-name="T11">append</text:span><text:span text:style-name="T10">(</text:span><text:span text:style-name="T9">f</text:span><text:span text:style-name="T16">"ALERTA: Aumento de </text:span><text:span text:style-name="T9">{</text:span><text:span text:style-name="T12">change_percent</text:span><text:span text:style-name="T9">:.1%}</text:span><text:span text:style-name="T16"> na liquidez de venda (Asks)."</text:span><text:span text:style-name="T10">)</text:span></text:p>
      <text:p text:style-name="P6"><text:soft-page-break/>            <text:span text:style-name="T15">elif</text:span><text:span text:style-name="T10"> </text:span><text:span text:style-name="T12">change_percent</text:span><text:span text:style-name="T10"> </text:span><text:span text:style-name="T13">&lt;</text:span><text:span text:style-name="T10"> </text:span><text:span text:style-name="T13">-</text:span><text:span text:style-name="T12">self</text:span><text:span text:style-name="T10">.</text:span><text:span text:style-name="T12">liquidity_flow_alert_percentage</text:span><text:span text:style-name="T10">:</text:span></text:p>
      <text:p text:style-name="P6">                <text:span text:style-name="T12">alerts</text:span><text:span text:style-name="T10">.</text:span><text:span text:style-name="T11">append</text:span><text:span text:style-name="T10">(</text:span><text:span text:style-name="T9">f</text:span><text:span text:style-name="T16">"ALERTA: Retirada de </text:span><text:span text:style-name="T9">{</text:span><text:span text:style-name="T11">abs</text:span><text:span text:style-name="T10">(</text:span><text:span text:style-name="T12">change_percent</text:span><text:span text:style-name="T10">)</text:span><text:span text:style-name="T9">:.1%}</text:span><text:span text:style-name="T16"> na liquidez de venda (Asks)."</text:span><text:span text:style-name="T10">)</text:span></text:p>
      <text:p text:style-name="P4"/>
      <text:p text:style-name="P6">        <text:span text:style-name="T19"># Atualiza o estado para a próxima análise</text:span></text:p>
      <text:p text:style-name="P6">        <text:span text:style-name="T12">self</text:span><text:span text:style-name="T10">.</text:span><text:span text:style-name="T12">prev_top_bids_volume</text:span><text:span text:style-name="T10"> </text:span><text:span text:style-name="T13">=</text:span><text:span text:style-name="T10"> </text:span><text:span text:style-name="T12">current_bids_volume</text:span></text:p>
      <text:p text:style-name="P6">        <text:span text:style-name="T12">self</text:span><text:span text:style-name="T10">.</text:span><text:span text:style-name="T12">prev_top_asks_volume</text:span><text:span text:style-name="T10"> </text:span><text:span text:style-name="T13">=</text:span><text:span text:style-name="T10"> </text:span><text:span text:style-name="T12">current_asks_volume</text:span></text:p>
      <text:p text:style-name="P6">        <text:span text:style-name="T15">return</text:span><text:span text:style-name="T10"> </text:span><text:span text:style-name="T12">alerts</text:span></text:p>
      <text:p text:style-name="P4"/>
      <text:p text:style-name="P6">    <text:span text:style-name="T9">def</text:span><text:span text:style-name="T10"> </text:span><text:span text:style-name="T11">analyze_order_book</text:span><text:span text:style-name="T10">(</text:span><text:span text:style-name="T12">self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2">bids</text:span><text:span text:style-name="T10">, </text:span><text:span text:style-name="T12">asks</text:span><text:span text:style-name="T10"> </text:span><text:span text:style-name="T13">=</text:span><text:span text:style-name="T10"> </text:span><text:span text:style-name="T12">self</text:span><text:span text:style-name="T10">.</text:span><text:span text:style-name="T11">fetch_order_book</text:span><text:span text:style-name="T10">()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bids</text:span><text:span text:style-name="T10"> </text:span><text:span text:style-name="T9">or</text:span><text:span text:style-name="T10"> </text:span><text:span text:style-name="T9">not</text:span><text:span text:style-name="T10"> </text:span><text:span text:style-name="T12">asks</text:span><text:span text:style-name="T10">:</text:span></text:p>
      <text:p text:style-name="P6">                <text:span text:style-name="T15">raise</text:span><text:span text:style-name="T10"> </text:span><text:span text:style-name="T17">ValueError</text:span><text:span text:style-name="T10">(</text:span><text:span text:style-name="T16">"Livro de ofertas vazio ou inválido."</text:span><text:span text:style-name="T10">)</text:span></text:p>
      <text:p text:style-name="P4"/>
      <text:p text:style-name="P6">            <text:span text:style-name="T12">imbalance</text:span><text:span text:style-name="T10">, </text:span><text:span text:style-name="T12">volume_ratio</text:span><text:span text:style-name="T10">, </text:span><text:span text:style-name="T12">pressure</text:span><text:span text:style-name="T10">, </text:span><text:span text:style-name="T12">top_buy_vol</text:span><text:span text:style-name="T10">, </text:span><text:span text:style-name="T12">top_sell_vol</text:span><text:span text:style-name="T10"> </text:span><text:span text:style-name="T13">=</text:span><text:span text:style-name="T10"> </text:span><text:span text:style-name="T12">self</text:span><text:span text:style-name="T10">.</text:span><text:span text:style-name="T11">calculate_metrics</text:span><text:span text:style-name="T10">(</text:span><text:span text:style-name="T12">bids</text:span><text:span text:style-name="T10">, </text:span><text:span text:style-name="T12">asks</text:span><text:span text:style-name="T10">)</text:span></text:p>
      <text:p text:style-name="P6">            <text:span text:style-name="T12">flow_alerts</text:span><text:span text:style-name="T10"> </text:span><text:span text:style-name="T13">=</text:span><text:span text:style-name="T10"> </text:span><text:span text:style-name="T12">self</text:span><text:span text:style-name="T10">.</text:span><text:span text:style-name="T11">analyze_liquidity_flow</text:span><text:span text:style-name="T10">(</text:span><text:span text:style-name="T12">top_buy_vol</text:span><text:span text:style-name="T10">, </text:span><text:span text:style-name="T12">top_sell_vol</text:span><text:span text:style-name="T10">)</text:span></text:p>
      <text:p text:style-name="P4"/>
      <text:p text:style-name="P6">            <text:span text:style-name="T12">is_signal</text:span><text:span text:style-name="T10"> </text:span><text:span text:style-name="T13">=</text:span><text:span text:style-name="T10"> </text:span><text:span text:style-name="T9">False</text:span></text:p>
      <text:p text:style-name="P6">            <text:span text:style-name="T15">if</text:span><text:span text:style-name="T10"> </text:span><text:span text:style-name="T12">imbalance</text:span><text:span text:style-name="T10"> </text:span><text:span text:style-name="T13">&gt;</text:span><text:span text:style-name="T10"> </text:span><text:span text:style-name="T14">0.3</text:span><text:span text:style-name="T10"> </text:span><text:span text:style-name="T9">and</text:span><text:span text:style-name="T10"> </text:span><text:span text:style-name="T12">volume_ratio</text:span><text:span text:style-name="T10"> </text:span><text:span text:style-name="T13">&gt;</text:span><text:span text:style-name="T10"> </text:span><text:span text:style-name="T14">1.2</text:span><text:span text:style-name="T10">:</text:span></text:p>
      <text:p text:style-name="P6">                <text:span text:style-name="T12">result</text:span><text:span text:style-name="T10"> </text:span><text:span text:style-name="T13">=</text:span><text:span text:style-name="T10"> </text:span><text:span text:style-name="T16">"Demanda Forte"</text:span></text:p>
      <text:p text:style-name="P6">                <text:span text:style-name="T12">description</text:span><text:span text:style-name="T10"> </text:span><text:span text:style-name="T13">=</text:span><text:span text:style-name="T10"> </text:span><text:span text:style-name="T9">f</text:span><text:span text:style-name="T16">"Pressão de compra detectada no livro. Imbalance: </text:span><text:span text:style-name="T9">{</text:span><text:span text:style-name="T12">imbalance</text:span><text:span text:style-name="T9">:.2%}</text:span><text:span text:style-name="T16">, Ratio: </text:span><text:span text:style-name="T9">{</text:span><text:span text:style-name="T12">volume_ratio</text:span><text:span text:style-name="T9">:.2f}</text:span><text:span text:style-name="T16">"</text:span></text:p>
      <text:p text:style-name="P6"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5">elif</text:span><text:span text:style-name="T10"> </text:span><text:span text:style-name="T12">imbalance</text:span><text:span text:style-name="T10"> </text:span><text:span text:style-name="T13">&lt;</text:span><text:span text:style-name="T10"> </text:span><text:span text:style-name="T13">-</text:span><text:span text:style-name="T14">0.3</text:span><text:span text:style-name="T10"> </text:span><text:span text:style-name="T9">and</text:span><text:span text:style-name="T10"> </text:span><text:span text:style-name="T12">volume_ratio</text:span><text:span text:style-name="T10"> </text:span><text:span text:style-name="T13">&lt;</text:span><text:span text:style-name="T10"> </text:span><text:span text:style-name="T14">0.8</text:span><text:span text:style-name="T10">:</text:span></text:p>
      <text:p text:style-name="P6">                <text:span text:style-name="T12">result</text:span><text:span text:style-name="T10"> </text:span><text:span text:style-name="T13">=</text:span><text:span text:style-name="T10"> </text:span><text:span text:style-name="T16">"Oferta Forte"</text:span></text:p>
      <text:p text:style-name="P6">                <text:span text:style-name="T12">description</text:span><text:span text:style-name="T10"> </text:span><text:span text:style-name="T13">=</text:span><text:span text:style-name="T10"> </text:span><text:span text:style-name="T9">f</text:span><text:span text:style-name="T16">"Pressão de venda detectada no livro. Imbalance: </text:span><text:span text:style-name="T9">{</text:span><text:span text:style-name="T12">imbalance</text:span><text:span text:style-name="T9">:.2%}</text:span><text:span text:style-name="T16">, Ratio: </text:span><text:span text:style-name="T9">{</text:span><text:span text:style-name="T12">volume_ratio</text:span><text:span text:style-name="T9">:.2f}</text:span><text:span text:style-name="T16">"</text:span></text:p>
      <text:p text:style-name="P6"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5">else</text:span><text:span text:style-name="T10">:</text:span></text:p>
      <text:p text:style-name="P6">                <text:span text:style-name="T12">result</text:span><text:span text:style-name="T10"> </text:span><text:span text:style-name="T13">=</text:span><text:span text:style-name="T10"> </text:span><text:span text:style-name="T16">"Nenhum Resultado"</text:span></text:p>
      <text:p text:style-name="P6">                <text:span text:style-name="T12">description</text:span><text:span text:style-name="T10"> </text:span><text:span text:style-name="T13">=</text:span><text:span text:style-name="T10"> </text:span><text:span text:style-name="T16">"Livro de ofertas equilibrado."</text:span></text:p>
      <text:p text:style-name="P4"/>
      <text:p text:style-name="P6">            <text:span text:style-name="T12">timestamp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.</text:span><text:span text:style-name="T11">astimezone</text:span><text:span text:style-name="T10">(</text:span><text:span text:style-name="T18">NY_TZ</text:span><text:span text:style-name="T10">).</text:span><text:span text:style-name="T11">isoformat</text:span><text:span text:style-name="T10">(</text:span><text:span text:style-name="T12">timespec</text:span><text:span text:style-name="T13">=</text:span><text:span text:style-name="T16">"seconds"</text:span><text:span text:style-name="T10">)</text:span></text:p>
      <text:p text:style-name="P6">            <text:span text:style-name="T12">event</text:span><text:span text:style-name="T10"> </text:span><text:span text:style-name="T13">=</text:span><text:span text:style-name="T10"> {</text:span></text:p>
      <text:p text:style-name="P6">                <text:span text:style-name="T16">"is_signal"</text:span><text:span text:style-name="T10">: </text:span><text:span text:style-name="T12">is_signal</text:span><text:span text:style-name="T10">,</text:span></text:p>
      <text:p text:style-name="P6">                <text:span text:style-name="T16">"timestamp"</text:span><text:span text:style-name="T10">: </text:span><text:span text:style-name="T12">timestamp</text:span><text:span text:style-name="T10">,</text:span></text:p>
      <text:p text:style-name="P6">                <text:span text:style-name="T16">"tipo_evento"</text:span><text:span text:style-name="T10">: </text:span><text:span text:style-name="T16">"OrderBook"</text:span><text:span text:style-name="T10">,</text:span></text:p>
      <text:p text:style-name="P6">                <text:span text:style-name="T16">"resultado_da_batalha"</text:span><text:span text:style-name="T10">: </text:span><text:span text:style-name="T12">result</text:span><text:span text:style-name="T10">,</text:span></text:p>
      <text:p text:style-name="P6">                <text:span text:style-name="T16">"descricao"</text:span><text:span text:style-name="T10">: </text:span><text:span text:style-name="T12">description</text:span><text:span text:style-name="T10">,</text:span></text:p>
      <text:p text:style-name="P6">                <text:span text:style-name="T16">"ativo"</text:span><text:span text:style-name="T10">: </text:span><text:span text:style-name="T12">self</text:span><text:span text:style-name="T10">.</text:span><text:span text:style-name="T12">symbol</text:span><text:span text:style-name="T10">,</text:span></text:p>
      <text:p text:style-name="P6">                <text:span text:style-name="T16">"imbalance"</text:span><text:span text:style-name="T10">: </text:span><text:span text:style-name="T11">round</text:span><text:span text:style-name="T10">(</text:span><text:span text:style-name="T12">imbalance</text:span><text:span text:style-name="T10">, </text:span><text:span text:style-name="T14">4</text:span><text:span text:style-name="T10">),</text:span></text:p>
      <text:p text:style-name="P6">                <text:span text:style-name="T16">"volume_ratio"</text:span><text:span text:style-name="T10">: </text:span><text:span text:style-name="T11">round</text:span><text:span text:style-name="T10">(</text:span><text:span text:style-name="T12">volume_ratio</text:span><text:span text:style-name="T10">, </text:span><text:span text:style-name="T14">4</text:span><text:span text:style-name="T10">) </text:span><text:span text:style-name="T15">if</text:span><text:span text:style-name="T10"> </text:span><text:span text:style-name="T12">volume_ratio</text:span><text:span text:style-name="T10"> </text:span><text:span text:style-name="T13">!=</text:span><text:span text:style-name="T10"> </text:span><text:span text:style-name="T17">float</text:span><text:span text:style-name="T10">(</text:span><text:span text:style-name="T16">'inf'</text:span><text:span text:style-name="T10">) </text:span><text:span text:style-name="T15">else</text:span><text:span text:style-name="T10"> </text:span><text:span text:style-name="T16">'inf'</text:span><text:span text:style-name="T10">,</text:span></text:p>
      <text:p text:style-name="P6">                <text:span text:style-name="T16">"pressure"</text:span><text:span text:style-name="T10">: </text:span><text:span text:style-name="T11">round</text:span><text:span text:style-name="T10">(</text:span><text:span text:style-name="T12">pressure</text:span><text:span text:style-name="T10">, </text:span><text:span text:style-name="T14">4</text:span><text:span text:style-name="T10">),</text:span></text:p>
      <text:p text:style-name="P6">            <text:span text:style-name="T10">}</text:span></text:p>
      <text:p text:style-name="P6">            <text:span text:style-name="T15">if</text:span><text:span text:style-name="T10"> </text:span><text:span text:style-name="T12">flow_alerts</text:span><text:span text:style-name="T10">:</text:span></text:p>
      <text:p text:style-name="P6">                <text:span text:style-name="T12">event</text:span><text:span text:style-name="T10">[</text:span><text:span text:style-name="T16">"alertas_fluxo_liquidez"</text:span><text:span text:style-name="T10">] </text:span><text:span text:style-name="T13">=</text:span><text:span text:style-name="T10"> </text:span><text:span text:style-name="T12">flow_alerts</text:span></text:p>
      <text:p text:style-name="P6">                <text:span text:style-name="T19"># Um alerta de fluxo por si só pode ser um sinal</text:span></text:p>
      <text:p text:style-name="P6"><text:soft-page-break/>                <text:span text:style-name="T15">if</text:span><text:span text:style-name="T10"> </text:span><text:span text:style-name="T9">not</text:span><text:span text:style-name="T10"> </text:span><text:span text:style-name="T12">is_signal</text:span><text:span text:style-name="T10">:</text:span></text:p>
      <text:p text:style-name="P6">                    <text:span text:style-name="T12">event</text:span><text:span text:style-name="T10">[</text:span><text:span text:style-name="T16">"descricao"</text:span><text:span text:style-name="T10">] </text:span><text:span text:style-name="T13">+=</text:span><text:span text:style-name="T10"> </text:span><text:span text:style-name="T16">" "</text:span><text:span text:style-name="T10"> </text:span><text:span text:style-name="T13">+</text:span><text:span text:style-name="T10"> </text:span><text:span text:style-name="T16">" | "</text:span><text:span text:style-name="T10">.</text:span><text:span text:style-name="T11">join</text:span><text:span text:style-name="T10">(</text:span><text:span text:style-name="T12">flow_alerts</text:span><text:span text:style-name="T10">)</text:span></text:p>
      <text:p text:style-name="P6">            <text:span text:style-name="T15">return</text:span><text:span text:style-name="T10"> </text:span><text:span text:style-name="T12">event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analisar o livro de ofertas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2">timestamp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.</text:span><text:span text:style-name="T11">astimezone</text:span><text:span text:style-name="T10">(</text:span><text:span text:style-name="T18">NY_TZ</text:span><text:span text:style-name="T10">).</text:span><text:span text:style-name="T11">isoformat</text:span><text:span text:style-name="T10">(</text:span><text:span text:style-name="T12">timespec</text:span><text:span text:style-name="T13">=</text:span><text:span text:style-name="T16">"seconds"</text:span><text:span text:style-name="T10">)</text:span></text:p>
      <text:p text:style-name="P6">            <text:span text:style-name="T15">return</text:span><text:span text:style-name="T10"> {</text:span></text:p>
      <text:p text:style-name="P6">                <text:span text:style-name="T16">"is_signal"</text:span><text:span text:style-name="T10">: </text:span><text:span text:style-name="T9">False</text:span><text:span text:style-name="T10">,</text:span></text:p>
      <text:p text:style-name="P6">                <text:span text:style-name="T16">"timestamp"</text:span><text:span text:style-name="T10">: </text:span><text:span text:style-name="T12">timestamp</text:span><text:span text:style-name="T10">,</text:span></text:p>
      <text:p text:style-name="P6">                <text:span text:style-name="T16">"tipo_evento"</text:span><text:span text:style-name="T10">: </text:span><text:span text:style-name="T16">"OrderBook"</text:span><text:span text:style-name="T10">,</text:span></text:p>
      <text:p text:style-name="P6">                <text:span text:style-name="T16">"resultado_da_batalha"</text:span><text:span text:style-name="T10">: </text:span><text:span text:style-name="T16">"Erro"</text:span><text:span text:style-name="T10">,</text:span></text:p>
      <text:p text:style-name="P6">                <text:span text:style-name="T16">"descricao"</text:span><text:span text:style-name="T10">: </text:span><text:span text:style-name="T9">f</text:span><text:span text:style-name="T16">"Falha na análise: </text:span><text:span text:style-name="T9">{</text:span><text:span text:style-name="T12">e</text:span><text:span text:style-name="T9">}</text:span><text:span text:style-name="T16">"</text:span><text:span text:style-name="T10">,</text:span></text:p>
      <text:p text:style-name="P6">                <text:span text:style-name="T16">"ativo"</text:span><text:span text:style-name="T10">: </text:span><text:span text:style-name="T12">self</text:span><text:span text:style-name="T10">.</text:span><text:span text:style-name="T12">symbol</text:span><text:span text:style-name="T10">,</text:span></text:p>
      <text:p text:style-name="P6">            <text:span text:style-name="T10">}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><text:soft-page-break/></text:p>
      <text:p text:style-name="P16"/>
      <text:p text:style-name="P17">MARKET-ANALISE</text:p>
      <text:p text:style-name="P17"/>
      <text:p text:style-name="P18"># MAIN.PY</text:p>
      <text:p text:style-name="P3"><text:span text:style-name="T1">import</text:span> <text:span text:style-name="T2">websocket</text:span></text:p>
      <text:p text:style-name="P3"><text:span text:style-name="T1">import</text:span> <text:span text:style-name="T2">json</text:span></text:p>
      <text:p text:style-name="P3"><text:span text:style-name="T1">import</text:span> <text:span text:style-name="T2">time</text:span></text:p>
      <text:p text:style-name="P3"><text:span text:style-name="T1">import</text:span> <text:span text:style-name="T2">logging</text:span></text:p>
      <text:p text:style-name="P3"><text:span text:style-name="T1">import</text:span> <text:span text:style-name="T2">threading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, <text:span text:style-name="T2">timedelta</text:span></text:p>
      <text:p text:style-name="P3"><text:span text:style-name="T1">from</text:span> <text:span text:style-name="T2">urllib</text:span>.<text:span text:style-name="T2">parse</text:span> <text:span text:style-name="T1">import</text:span> <text:span text:style-name="T3">urlparse</text:span></text:p>
      <text:p text:style-name="P3"><text:span text:style-name="T1">import</text:span> <text:span text:style-name="T2">ssl</text:span></text:p>
      <text:p text:style-name="P3"><text:span text:style-name="T1">import</text:span> <text:span text:style-name="T2">socket</text:span></text:p>
      <text:p text:style-name="P3"><text:span text:style-name="T1">import</text:span> <text:span text:style-name="T2">random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from</text:span> <text:span text:style-name="T2">collections</text:span> <text:span text:style-name="T1">import</text:span> <text:span text:style-name="T2">deque</text:span></text:p>
      <text:p text:style-name="P3"><text:span text:style-name="T1">import</text:span> <text:span text:style-name="T2">pandas</text:span> <text:span text:style-name="T1">as</text:span> <text:span text:style-name="T2">pd</text:span></text:p>
      <text:p text:style-name="P4"/>
      <text:p text:style-name="P5"># Importações dos módulos do projeto</text:p>
      <text:p text:style-name="P3"><text:span text:style-name="T1">import</text:span> <text:span text:style-name="T2">config</text:span></text:p>
      <text:p text:style-name="P3"><text:span text:style-name="T1">from</text:span> <text:span text:style-name="T2">data_handler</text:span> <text:span text:style-name="T1">import</text:span> <text:span text:style-name="T3">create_absorption_event</text:span>, <text:span text:style-name="T3">create_exhaustion_event</text:span></text:p>
      <text:p text:style-name="P3"><text:span text:style-name="T1">from</text:span> <text:span text:style-name="T2">orderbook_analyzer</text:span> <text:span text:style-name="T1">import</text:span> <text:span text:style-name="T2">OrderBookAnalyzer</text:span></text:p>
      <text:p text:style-name="P3"><text:span text:style-name="T1">from</text:span> <text:span text:style-name="T2">event_saver</text:span> <text:span text:style-name="T1">import</text:span> <text:span text:style-name="T2">EventSaver</text:span></text:p>
      <text:p text:style-name="P4"/>
      <text:p text:style-name="P5"># Configuração de logging</text:p>
      <text:p text:style-name="P3"><text:span text:style-name="T2">logging</text:span>.<text:span text:style-name="T3">basicConfig</text:span>(</text:p>
      <text:p text:style-name="P6">    <text:span text:style-name="T12">level</text:span><text:span text:style-name="T13">=</text:span><text:span text:style-name="T17">logging</text:span><text:span text:style-name="T10">.</text:span><text:span text:style-name="T12">INFO</text:span><text:span text:style-name="T10">,</text:span></text:p>
      <text:p text:style-name="P6">    <text:span text:style-name="T12">format</text:span><text:span text:style-name="T13">=</text:span><text:span text:style-name="T16">'</text:span><text:span text:style-name="T9">%(asctime)s</text:span><text:span text:style-name="T16"> - </text:span><text:span text:style-name="T9">%(levelname)s</text:span><text:span text:style-name="T16"> - </text:span><text:span text:style-name="T9">%(message)s</text:span><text:span text:style-name="T16">'</text:span></text:p>
      <text:p text:style-name="P3">)</text:p>
      <text:p text:style-name="P4"/>
      <text:p text:style-name="P3"><text:span text:style-name="T8">class</text:span> <text:span text:style-name="T2">RobustConnectionManager</text:span>:</text:p>
      <text:p text:style-name="P6">    <text:span text:style-name="T19"># ... (O CÓDIGO DESTA CLASSE CONTINUA EXATAMENTE O MESMO) ...</text:span>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0</text:span><text:span text:style-name="T10">, </text:span></text:p>
      <text:p text:style-name="P6">                 <text:span text:style-name="T12">initial_delay</text:span><text:span text:style-name="T13">=</text:span><text:span text:style-name="T14">1</text:span><text:span text:style-name="T10">, </text:span><text:span text:style-name="T12">max_delay</text:span><text:span text:style-name="T13">=</text:span><text:span text:style-name="T14">60</text:span><text:span text:style-name="T10">, </text:span><text:span text:style-name="T12">backoff_factor</text:span><text:span text:style-name="T13">=</text:span><text:span text:style-name="T14">1.5</text:span><text:span text:style-name="T10">):</text:span></text:p>
      <text:p text:style-name="P6">        <text:span text:style-name="T12">self</text:span><text:span text:style-name="T10">.</text:span><text:span text:style-name="T12">stream_url</text:span><text:span text:style-name="T10"> </text:span><text:span text:style-name="T13">=</text:span><text:span text:style-name="T10"> </text:span><text:span text:style-name="T12">stream_url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max_reconnect_attempts</text:span><text:span text:style-name="T10"> </text:span><text:span text:style-name="T13">=</text:span><text:span text:style-name="T10"> </text:span><text:span text:style-name="T12">max_reconnect_attempts</text:span></text:p>
      <text:p text:style-name="P6">        <text:span text:style-name="T12">self</text:span><text:span text:style-name="T10">.</text:span><text:span text:style-name="T12">initial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max_delay</text:span><text:span text:style-name="T10"> </text:span><text:span text:style-name="T13">=</text:span><text:span text:style-name="T10"> </text:span><text:span text:style-name="T12">max_delay</text:span></text:p>
      <text:p text:style-name="P6">        <text:span text:style-name="T12">self</text:span><text:span text:style-name="T10">.</text:span><text:span text:style-name="T12">backoff_factor</text:span><text:span text:style-name="T10"> </text:span><text:span text:style-name="T13">=</text:span><text:span text:style-name="T10"> </text:span><text:span text:style-name="T12">backoff_factor</text:span></text:p>
      <text:p text:style-name="P6">        </text:p>
      <text:p text:style-name="P6">        <text:span text:style-name="T19"># Estado da conexão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initial_delay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9">None</text:span></text:p>
      <text:p text:style-name="P6"><text:soft-page-break/>        </text:p>
      <text:p text:style-name="P6">        <text:span text:style-name="T19"># Threads de monitoramento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nection_monitor_thread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/text:p>
      <text:p text:style-name="P6">        <text:span text:style-name="T19"># Callbacks personalizados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9">None</text:span></text:p>
      <text:p text:style-name="P6">        </text:p>
      <text:p text:style-name="P6">        <text:span text:style-name="T19"># Estatísticas de conexão</text:span></text:p>
      <text:p text:style-name="P6">        <text:span text:style-name="T12">self</text:span><text:span text:style-name="T10">.</text:span><text:span text:style-name="T12">total_messages_received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total_reconnects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connection_uptime</text:span><text:span text:style-name="T10"> </text:span><text:span text:style-name="T13">=</text:span><text:span text:style-name="T10"> </text:span><text:span text:style-name="T17">timedelta</text:span><text:span text:style-name="T10">(</text:span><text:span text:style-name="T14">0</text:span><text:span text:style-name="T10">)</text:span></text:p>
      <text:p text:style-name="P6">        </text:p>
      <text:p text:style-name="P6">    <text:span text:style-name="T9">def</text:span><text:span text:style-name="T10"> </text:span><text:span text:style-name="T11">set_callbacks</text:span><text:span text:style-name="T10">(</text:span><text:span text:style-name="T12">self</text:span><text:span text:style-name="T10">, </text:span><text:span text:style-name="T12">on_message</text:span><text:span text:style-name="T13">=</text:span><text:span text:style-name="T9">None</text:span><text:span text:style-name="T10">, </text:span><text:span text:style-name="T12">on_open</text:span><text:span text:style-name="T13">=</text:span><text:span text:style-name="T9">None</text:span><text:span text:style-name="T10">, </text:span><text:span text:style-name="T12">on_close</text:span><text:span text:style-name="T13">=</text:span><text:span text:style-name="T9">None</text:span><text:span text:style-name="T10">, </text:span><text:span text:style-name="T12">on_error</text:span><text:span text:style-name="T13">=</text:span><text:span text:style-name="T9">None</text:span><text:span text:style-name="T10">):</text:span></text:p>
      <text:p text:style-name="P6">        <text:span text:style-name="T16">"""Define callbacks personalizados."""</text:span></text:p>
      <text:p text:style-name="P6">        <text:span text:style-name="T12">self</text:span><text:span text:style-name="T10">.</text:span><text:span text:style-name="T12">on_message_callback</text:span><text:span text:style-name="T10"> </text:span><text:span text:style-name="T13">=</text:span><text:span text:style-name="T10"> </text:span><text:span text:style-name="T12">on_message</text:span></text:p>
      <text:p text:style-name="P6">        <text:span text:style-name="T12">self</text:span><text:span text:style-name="T10">.</text:span><text:span text:style-name="T12">on_open_callback</text:span><text:span text:style-name="T10"> </text:span><text:span text:style-name="T13">=</text:span><text:span text:style-name="T10"> </text:span><text:span text:style-name="T12">on_open</text:span></text:p>
      <text:p text:style-name="P6">        <text:span text:style-name="T12">self</text:span><text:span text:style-name="T10">.</text:span><text:span text:style-name="T12">on_close_callback</text:span><text:span text:style-name="T10"> </text:span><text:span text:style-name="T13">=</text:span><text:span text:style-name="T10"> </text:span><text:span text:style-name="T12">on_close</text:span></text:p>
      <text:p text:style-name="P6">        <text:span text:style-name="T12">self</text:span><text:span text:style-name="T10">.</text:span><text:span text:style-name="T12">on_error_callback</text:span><text:span text:style-name="T10"> </text:span><text:span text:style-name="T13">=</text:span><text:span text:style-name="T10"> </text:span><text:span text:style-name="T12">on_error</text:span></text:p>
      <text:p text:style-name="P6">    </text:p>
      <text:p text:style-name="P6">    <text:span text:style-name="T9">def</text:span><text:span text:style-name="T10"> </text:span><text:span text:style-name="T11">_test_connection</text:span><text:span text:style-name="T10">(</text:span><text:span text:style-name="T12">self</text:span><text:span text:style-name="T10">):</text:span></text:p>
      <text:p text:style-name="P6">        <text:span text:style-name="T16">"""Testa se a URL é acessível antes de conectar."""</text:span></text:p>
      <text:p text:style-name="P6">        <text:span text:style-name="T15">try</text:span><text:span text:style-name="T10">:</text:span></text:p>
      <text:p text:style-name="P6">            <text:span text:style-name="T12">parsed_url</text:span><text:span text:style-name="T10"> </text:span><text:span text:style-name="T13">=</text:span><text:span text:style-name="T10"> </text:span><text:span text:style-name="T11">urlparse</text:span><text:span text:style-name="T10">(</text:span><text:span text:style-name="T12">self</text:span><text:span text:style-name="T10">.</text:span><text:span text:style-name="T12">stream_url</text:span><text:span text:style-name="T10">)</text:span></text:p>
      <text:p text:style-name="P6">            <text:span text:style-name="T12">host</text:span><text:span text:style-name="T10"> </text:span><text:span text:style-name="T13">=</text:span><text:span text:style-name="T10"> </text:span><text:span text:style-name="T12">parsed_url</text:span><text:span text:style-name="T10">.</text:span><text:span text:style-name="T12">hostname</text:span></text:p>
      <text:p text:style-name="P6">            <text:span text:style-name="T12">port</text:span><text:span text:style-name="T10"> </text:span><text:span text:style-name="T13">=</text:span><text:span text:style-name="T10"> </text:span><text:span text:style-name="T12">parsed_url</text:span><text:span text:style-name="T10">.</text:span><text:span text:style-name="T12">port</text:span><text:span text:style-name="T10"> </text:span><text:span text:style-name="T9">or</text:span><text:span text:style-name="T10"> (</text:span><text:span text:style-name="T14">443</text:span><text:span text:style-name="T10"> </text:span><text:span text:style-name="T15">if</text:span><text:span text:style-name="T10"> </text:span><text:span text:style-name="T12">parsed_url</text:span><text:span text:style-name="T10">.</text:span><text:span text:style-name="T12">scheme</text:span><text:span text:style-name="T10"> </text:span><text:span text:style-name="T13">==</text:span><text:span text:style-name="T10"> </text:span><text:span text:style-name="T16">'wss'</text:span><text:span text:style-name="T10"> </text:span><text:span text:style-name="T15">else</text:span><text:span text:style-name="T10"> </text:span><text:span text:style-name="T14">80</text:span><text:span text:style-name="T10">)</text:span></text:p>
      <text:p text:style-name="P6">            </text:p>
      <text:p text:style-name="P6">            <text:span text:style-name="T15">with</text:span><text:span text:style-name="T10"> </text:span><text:span text:style-name="T17">socket</text:span><text:span text:style-name="T10">.</text:span><text:span text:style-name="T11">create_connection</text:span><text:span text:style-name="T10">((</text:span><text:span text:style-name="T12">host</text:span><text:span text:style-name="T10">, </text:span><text:span text:style-name="T12">port</text:span><text:span text:style-name="T10">), </text:span><text:span text:style-name="T12">timeout</text:span><text:span text:style-name="T13">=</text:span><text:span text:style-name="T14">5</text:span><text:span text:style-name="T10">) </text:span><text:span text:style-name="T15">as</text:span><text:span text:style-name="T10"> </text:span><text:span text:style-name="T12">sock</text:span><text:span text:style-name="T10">:</text:span></text:p>
      <text:p text:style-name="P6">                <text:span text:style-name="T15">if</text:span><text:span text:style-name="T10"> </text:span><text:span text:style-name="T12">parsed_url</text:span><text:span text:style-name="T10">.</text:span><text:span text:style-name="T12">scheme</text:span><text:span text:style-name="T10"> </text:span><text:span text:style-name="T13">==</text:span><text:span text:style-name="T10"> </text:span><text:span text:style-name="T16">'wss'</text:span><text:span text:style-name="T10">:</text:span></text:p>
      <text:p text:style-name="P6">                    <text:span text:style-name="T12">context</text:span><text:span text:style-name="T10"> </text:span><text:span text:style-name="T13">=</text:span><text:span text:style-name="T10"> </text:span><text:span text:style-name="T17">ssl</text:span><text:span text:style-name="T10">.</text:span><text:span text:style-name="T11">create_default_context</text:span><text:span text:style-name="T10">()</text:span></text:p>
      <text:p text:style-name="P6">                    <text:span text:style-name="T15">with</text:span><text:span text:style-name="T10"> </text:span><text:span text:style-name="T12">context</text:span><text:span text:style-name="T10">.</text:span><text:span text:style-name="T11">wrap_socket</text:span><text:span text:style-name="T10">(</text:span><text:span text:style-name="T12">sock</text:span><text:span text:style-name="T10">, </text:span><text:span text:style-name="T12">server_hostname</text:span><text:span text:style-name="T13">=</text:span><text:span text:style-name="T12">host</text:span><text:span text:style-name="T10">) </text:span><text:span text:style-name="T15">as</text:span><text:span text:style-name="T10"> </text:span><text:span text:style-name="T12">ssock</text:span><text:span text:style-name="T10">:</text:span></text:p>
      <text:p text:style-name="P6">                        <text:span text:style-name="T15">return</text:span><text:span text:style-name="T10"> </text:span><text:span text:style-name="T9">True</text:span></text:p>
      <text:p text:style-name="P6">                <text:span text:style-name="T15">return</text:span><text:span text:style-name="T10"> </text:span><text:span text:style-name="T9">Tru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testar conex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alse</text:span></text:p>
      <text:p text:style-name="P6">    </text:p>
      <text:p text:style-name="P6">    <text:span text:style-name="T9">def</text:span><text:span text:style-name="T10"> </text:span><text:span text:style-name="T11">_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        <text:span text:style-name="T16">"""Handler interno para mensagens."""</text:span></text:p>
      <text:p text:style-name="P6">        <text:span text:style-name="T15">try</text:span><text:span text:style-name="T10">:</text:span></text:p>
      <text:p text:style-name="P6">    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    <text:span text:style-name="T12">self</text:span><text:span text:style-name="T10">.</text:span><text:span text:style-name="T12">total_messages_received</text:span><text:span text:style-name="T10"> </text:span><text:span text:style-name="T13">+=</text:span><text:span text:style-name="T10"> </text:span><text:span text:style-name="T14">1</text:span></text:p>
      <text:p text:style-name="P6">            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urrent_delay</text:span><text:span text:style-name="T10"> </text:span><text:span text:style-name="T13">&gt;</text:span><text:span text:style-name="T10"> </text:span><text:span text:style-name="T12">self</text:span><text:span text:style-name="T10">.</text:span><text:span text:style-name="T12">initial_delay</text:span><text:span text:style-name="T10">:</text:span></text:p>
      <text:p text:style-name="P6">        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4">0.9</text:span><text:span text:style-name="T10">)</text:span></text:p>
      <text:p text:style-name="P6">            </text:p>
      <text:p text:style-name="P6"><text:soft-page-break/>            <text:span text:style-name="T15">if</text:span><text:span text:style-name="T10"> </text:span><text:span text:style-name="T12">self</text:span><text:span text:style-name="T10">.</text:span><text:span text:style-name="T12">on_message_callback</text:span><text:span text:style-name="T10">:</text:span></text:p>
      <text:p text:style-name="P6">                <text:span text:style-name="T12">self</text:span><text:span text:style-name="T10">.</text:span><text:span text:style-name="T12">on_message_callback</text:span><text:span text:style-name="T10">(</text:span><text:span text:style-name="T12">ws</text:span><text:span text:style-name="T10">, </text:span><text:span text:style-name="T12">message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6">"""Handler interno para abertura de conexão."""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2">self</text:span><text:span text:style-name="T10">.</text:span><text:span text:style-name="T12">reconnect_count</text:span><text:span text:style-name="T10"> </text:span><text:span text:style-name="T13">=</text:span><text:span text:style-name="T10"> </text:span><text:span text:style-name="T14">0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2">initial_delay</text:span></text:p>
      <text:p text:style-name="P6">        <text:span text:style-name="T12">self</text:span><text:span text:style-name="T10">.</text:span><text:span text:style-name="T12">connection_start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</text:span></text:p>
      <text:p text:style-name="P6">        <text:span text:style-name="T12">self</text:span><text:span text:style-name="T10">.</text:span><text:span text:style-name="T12">last_message_time</text:span><text:span text:style-name="T10"> </text:span><text:span text:style-name="T13">=</text:span><text:span text:style-name="T10"> </text:span><text:span text:style-name="T12">self</text:span><text:span text:style-name="T10">.</text:span><text:span text:style-name="T12">connection_start_time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Conexão estabelecida com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"</text:span><text:span text:style-name="T10">)</text:span></text:p>
      <text:p text:style-name="P6">        <text:span text:style-name="T12">self</text:span><text:span text:style-name="T10">.</text:span><text:span text:style-name="T11">_start_monitoring_threads</text:span><text:span text:style-name="T10">()</text:span></text:p>
      <text:p text:style-name="P6">        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open_callback</text:span><text:span text:style-name="T10">:</text:span></text:p>
      <text:p text:style-name="P6">            <text:span text:style-name="T12">self</text:span><text:span text:style-name="T10">.</text:span><text:span text:style-name="T12">on_open_callback</text:span><text:span text:style-name="T10">(</text:span><text:span text:style-name="T12">ws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clos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:</text:span></text:p>
      <text:p text:style-name="P6">        <text:span text:style-name="T16">"""Handler interno para fechamento de conexão."""</text:span></text:p>
      <text:p text:style-name="P6">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</text:p>
      <text:p text:style-name="P6">        <text:span text:style-name="T15">if</text:span><text:span text:style-name="T10"> </text:span><text:span text:style-name="T12">self</text:span><text:span text:style-name="T10">.</text:span><text:span text:style-name="T12">connection_start_time</text:span><text:span text:style-name="T10">:</text:span></text:p>
      <text:p text:style-name="P6">            <text:span text:style-name="T12">session_duration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 </text:span><text:span text:style-name="T11">-</text:span><text:span text:style-name="T10"> </text:span><text:span text:style-name="T12">self</text:span><text:span text:style-name="T10">.</text:span><text:span text:style-name="T12">connection_start_time</text:span></text:p>
      <text:p text:style-name="P6">            <text:span text:style-name="T12">self</text:span><text:span text:style-name="T10">.</text:span><text:span text:style-name="T12">connection_uptime</text:span><text:span text:style-name="T10"> </text:span><text:span text:style-name="T13">+=</text:span><text:span text:style-name="T10"> </text:span><text:span text:style-name="T12">session_duration</text:span></text:p>
      <text:p text:style-name="P6">        </text:p>
      <text:p text:style-name="P6">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🔌 Conexão fechada - Código: </text:span><text:span text:style-name="T9">{</text:span><text:span text:style-name="T12">close_status_code</text:span><text:span text:style-name="T9">}</text:span><text:span text:style-name="T16">, Msg: </text:span><text:span text:style-name="T9">{</text:span><text:span text:style-name="T12">close_msg</text:span><text:span text:style-name="T9">}</text:span><text:span text:style-name="T16">"</text:span><text:span text:style-name="T10">)</text:span></text:p>
      <text:p text:style-name="P6">        <text:span text:style-name="T12">self</text:span><text:span text:style-name="T10">.</text:span><text:span text:style-name="T11">_stop_monitoring_threads</text:span><text:span text:style-name="T10">()</text:span></text:p>
      <text:p text:style-name="P6">        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close_callback</text:span><text:span text:style-name="T10">:</text:span></text:p>
      <text:p text:style-name="P6">            <text:span text:style-name="T12">self</text:span><text:span text:style-name="T10">.</text:span><text:span text:style-name="T12">on_close_callback</text:span><text:span text:style-name="T10">(</text:span><text:span text:style-name="T12">ws</text:span><text:span text:style-name="T10">, </text:span><text:span text:style-name="T12">close_status_code</text:span><text:span text:style-name="T10">, </text:span><text:span text:style-name="T12">close_msg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on_error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error</text:span><text:span text:style-name="T10">):</text:span></text:p>
      <text:p text:style-name="P6">        <text:span text:style-name="T16">"""Handler interno para erros."""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WebSocket: </text:span><text:span text:style-name="T9">{</text:span><text:span text:style-name="T12">error</text:span><text:span text:style-name="T9">}</text:span><text:span text:style-name="T16">"</text:span><text:span text:style-name="T10">)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on_error_callback</text:span><text:span text:style-name="T10">:</text:span></text:p>
      <text:p text:style-name="P6">            <text:span text:style-name="T12">self</text:span><text:span text:style-name="T10">.</text:span><text:span text:style-name="T12">on_error_callback</text:span><text:span text:style-name="T10">(</text:span><text:span text:style-name="T12">ws</text:span><text:span text:style-name="T10">, </text:span><text:span text:style-name="T12">error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_start_monitoring_threads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2">heartbeat_thread</text:span><text:span text:style-name="T10"> </text:span><text:span text:style-name="T13">=</text:span><text:span text:style-name="T10"> </text:span><text:span text:style-name="T17">threading</text:span><text:span text:style-name="T10">.</text:span><text:span text:style-name="T17">Thread</text:span><text:span text:style-name="T10">(</text:span><text:span text:style-name="T12">target</text:span><text:span text:style-name="T13">=</text:span><text:span text:style-name="T12">self</text:span><text:span text:style-name="T10">.</text:span><text:span text:style-name="T11">_heartbeat_monitor</text:span><text:span text:style-name="T10">, </text:span><text:span text:style-name="T12">daemon</text:span><text:span text:style-name="T13">=</text:span><text:span text:style-name="T9">True</text:span><text:span text:style-name="T10">)</text:span></text:p>
      <text:p text:style-name="P6">        <text:span text:style-name="T12">self</text:span><text:span text:style-name="T10">.</text:span><text:span text:style-name="T12">heartbeat_thread</text:span><text:span text:style-name="T10">.</text:span><text:span text:style-name="T11">start</text:span><text:span text:style-name="T10">()</text:span></text:p>
      <text:p text:style-name="P6">    </text:p>
      <text:p text:style-name="P6">    <text:span text:style-name="T9">def</text:span><text:span text:style-name="T10"> </text:span><text:span text:style-name="T11">_stop_monitoring_threads</text:span><text:span text:style-name="T10">(</text:span><text:span text:style-name="T12">self</text:span><text:span text:style-name="T10">):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<text:span text:style-name="T15">if</text:span><text:span text:style-name="T10"> </text:span><text:span text:style-name="T12">self</text:span><text:span text:style-name="T10">.</text:span><text:span text:style-name="T12">heartbeat_thread</text:span><text:span text:style-name="T10">:</text:span></text:p>
      <text:p text:style-name="P6">            <text:span text:style-name="T12">self</text:span><text:span text:style-name="T10">.</text:span><text:span text:style-name="T12">heartbeat_thread</text:span><text:span text:style-name="T10">.</text:span><text:span text:style-name="T11">join</text:span><text:span text:style-name="T10">(</text:span><text:span text:style-name="T12">timeout</text:span><text:span text:style-name="T13">=</text:span><text:span text:style-name="T14">1</text:span><text:span text:style-name="T10">)</text:span></text:p>
      <text:p text:style-name="P6">    </text:p>
      <text:p text:style-name="P6"><text:soft-page-break/>    <text:span text:style-name="T9">def</text:span><text:span text:style-name="T10"> </text:span><text:span text:style-name="T11">_heartbeat_monitor</text:span><text:span text:style-name="T10">(</text:span><text:span text:style-name="T12">self</text:span><text:span text:style-name="T10">):</text:span></text:p>
      <text:p text:style-name="P6">        <text:span text:style-name="T16">"""Monitora se mensagens estão sendo recebidas regularmente."""</text:span></text:p>
      <text:p text:style-name="P6">        <text:span text:style-name="T15">while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 </text:span><text:span text:style-name="T9">and</text:span><text:span text:style-name="T10"> </text:span><text:span text:style-name="T12">self</text:span><text:span text:style-name="T10">.</text:span><text:span text:style-name="T12">is_connected</text:span><text:span text:style-name="T10">: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30</text:span><text:span text:style-name="T10">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last_message_time</text:span><text:span text:style-name="T10">:</text:span></text:p>
      <text:p text:style-name="P6">                <text:span text:style-name="T12">time_since_last</text:span><text:span text:style-name="T10"> </text:span><text:span text:style-name="T13">=</text:span><text:span text:style-name="T10"> (</text:span><text:span text:style-name="T17">datetime</text:span><text:span text:style-name="T10">.</text:span><text:span text:style-name="T11">now</text:span><text:span text:style-name="T10">(</text:span><text:span text:style-name="T17">timezone</text:span><text:span text:style-name="T10">.</text:span><text:span text:style-name="T12">utc</text:span><text:span text:style-name="T10">) </text:span><text:span text:style-name="T11">-</text:span><text:span text:style-name="T10"> </text:span><text:span text:style-name="T12">self</text:span><text:span text:style-name="T10">.</text:span><text:span text:style-name="T12">last_message_time</text:span><text:span text:style-name="T10">).</text:span><text:span text:style-name="T11">total_seconds</text:span><text:span text:style-name="T10">()</text:span></text:p>
      <text:p text:style-name="P6">                <text:span text:style-name="T15">if</text:span><text:span text:style-name="T10"> </text:span><text:span text:style-name="T12">time_since_last</text:span><text:span text:style-name="T10"> </text:span><text:span text:style-name="T13">&gt;</text:span><text:span text:style-name="T10"> </text:span><text:span text:style-name="T14">120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Sem mensagens há </text:span><text:span text:style-name="T9">{</text:span><text:span text:style-name="T12">time_since_last</text:span><text:span text:style-name="T9">:.0f}</text:span><text:span text:style-name="T16">s. Forçando reconexão."</text:span><text:span text:style-name="T10">)</text:span></text:p>
      <text:p text:style-name="P6">                    <text:span text:style-name="T12">self</text:span><text:span text:style-name="T10">.</text:span><text:span text:style-name="T12">is_connected</text:span><text:span text:style-name="T10"> </text:span><text:span text:style-name="T13">=</text:span><text:span text:style-name="T10"> </text:span><text:span text:style-name="T9">False</text:span></text:p>
      <text:p text:style-name="P6">                    <text:span text:style-name="T15">break</text:span></text:p>
      <text:p text:style-name="P6">    </text:p>
      <text:p text:style-name="P6">    <text:span text:style-name="T9">def</text:span><text:span text:style-name="T10"> </text:span><text:span text:style-name="T11">_calculate_next_delay</text:span><text:span text:style-name="T10">(</text:span><text:span text:style-name="T12">self</text:span><text:span text:style-name="T10">):</text:span></text:p>
      <text:p text:style-name="P6">        <text:span text:style-name="T16">"""Calcula próximo delay com backoff exponencial + jitter."""</text:span></text:p>
      <text:p text:style-name="P6">        <text:span text:style-name="T12">delay</text:span><text:span text:style-name="T10"> </text:span><text:span text:style-name="T13">=</text:span><text:span text:style-name="T10"> </text:span><text:span text:style-name="T11">min</text:span><text:span text:style-name="T10">(</text:span><text:span text:style-name="T12">self</text:span><text:span text:style-name="T10">.</text:span><text:span text:style-name="T12">current_delay</text:span><text:span text:style-name="T10"> </text:span><text:span text:style-name="T13">*</text:span><text:span text:style-name="T10"> </text:span><text:span text:style-name="T12">self</text:span><text:span text:style-name="T10">.</text:span><text:span text:style-name="T12">backoff_factor</text:span><text:span text:style-name="T10">, </text:span><text:span text:style-name="T12">self</text:span><text:span text:style-name="T10">.</text:span><text:span text:style-name="T12">max_delay</text:span><text:span text:style-name="T10">)</text:span></text:p>
      <text:p text:style-name="P6">        <text:span text:style-name="T12">jitter</text:span><text:span text:style-name="T10"> </text:span><text:span text:style-name="T13">=</text:span><text:span text:style-name="T10"> </text:span><text:span text:style-name="T12">delay</text:span><text:span text:style-name="T10"> </text:span><text:span text:style-name="T13">*</text:span><text:span text:style-name="T10"> </text:span><text:span text:style-name="T14">0.2</text:span><text:span text:style-name="T10"> </text:span><text:span text:style-name="T13">*</text:span><text:span text:style-name="T10"> (</text:span><text:span text:style-name="T17">random</text:span><text:span text:style-name="T10">.</text:span><text:span text:style-name="T12">random</text:span><text:span text:style-name="T10">() </text:span><text:span text:style-name="T13">-</text:span><text:span text:style-name="T10"> </text:span><text:span text:style-name="T14">0.5</text:span><text:span text:style-name="T10">)</text:span></text:p>
      <text:p text:style-name="P6">        <text:span text:style-name="T12">self</text:span><text:span text:style-name="T10">.</text:span><text:span text:style-name="T12">current_delay</text:span><text:span text:style-name="T10"> </text:span><text:span text:style-name="T13">=</text:span><text:span text:style-name="T10"> </text:span><text:span text:style-name="T11">max</text:span><text:span text:style-name="T10">(</text:span><text:span text:style-name="T12">self</text:span><text:span text:style-name="T10">.</text:span><text:span text:style-name="T12">initial_delay</text:span><text:span text:style-name="T10">, </text:span><text:span text:style-name="T12">delay</text:span><text:span text:style-name="T10"> </text:span><text:span text:style-name="T13">+</text:span><text:span text:style-name="T10"> </text:span><text:span text:style-name="T12">jitter</text:span><text:span text:style-name="T10">)</text:span></text:p>
      <text:p text:style-name="P6">        <text:span text:style-name="T15">return</text:span><text:span text:style-name="T10"> </text:span><text:span text:style-name="T12">self</text:span><text:span text:style-name="T10">.</text:span><text:span text:style-name="T12">current_delay</text:span></text:p>
      <text:p text:style-name="P6">    </text:p>
      <text:p text:style-name="P6">    <text:span text:style-name="T9">def</text:span><text:span text:style-name="T10"> </text:span><text:span text:style-name="T11">connect</text:span><text:span text:style-name="T10">(</text:span><text:span text:style-name="T12">self</text:span><text:span text:style-name="T10">):</text:span></text:p>
      <text:p text:style-name="P6">        <text:span text:style-name="T16">"""Estabelece conexão com sistema de reconexão robusto."""</text:span></text:p>
      <text:p text:style-name="P6">        <text:span text:style-name="T15">while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 </text:span><text:span text:style-name="T9">and</text:span><text:span text:style-name="T10"> </text:span><text:span text:style-name="T9">not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<text:span text:style-name="T15">try</text:span><text:span text:style-name="T10">:</text:span></text:p>
      <text:p text:style-name="P6">    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test_connection</text:span><text:span text:style-name="T10">():</text:span></text:p>
      <text:p text:style-name="P6">                    <text:span text:style-name="T15">raise</text:span><text:span text:style-name="T10"> </text:span><text:span text:style-name="T17">ConnectionError</text:span><text:span text:style-name="T10">(</text:span><text:span text:style-name="T16">"Falha no teste de conectividade"</text:span><text:span text:style-name="T10">)</text:span></text:p>
      <text:p text:style-name="P6">                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🔄 Tentativa </text:span><text:span text:style-name="T9">{</text:span><text:span text:style-name="T12">self</text:span><text:span text:style-name="T10">.</text:span><text:span text:style-name="T12">reconnect_count</text:span><text:span text:style-name="T10"> </text:span><text:span text:style-name="T13">+</text:span><text:span text:style-name="T10"> </text:span><text:span text:style-name="T14">1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"</text:span><text:span text:style-name="T10">)</text:span></text:p>
      <text:p text:style-name="P6">                <text:span text:style-name="T12">ws</text:span><text:span text:style-name="T10"> </text:span><text:span text:style-name="T13">=</text:span><text:span text:style-name="T10"> </text:span><text:span text:style-name="T17">websocket</text:span><text:span text:style-name="T10">.</text:span><text:span text:style-name="T17">WebSocketApp</text:span><text:span text:style-name="T10">(</text:span></text:p>
      <text:p text:style-name="P6">                    <text:span text:style-name="T12">self</text:span><text:span text:style-name="T10">.</text:span><text:span text:style-name="T12">stream_url</text:span><text:span text:style-name="T10">,</text:span></text:p>
      <text:p text:style-name="P6">                    <text:span text:style-name="T12">on_message</text:span><text:span text:style-name="T13">=</text:span><text:span text:style-name="T12">self</text:span><text:span text:style-name="T10">.</text:span><text:span text:style-name="T11">_on_message</text:span><text:span text:style-name="T10">,</text:span></text:p>
      <text:p text:style-name="P6">                    <text:span text:style-name="T12">on_error</text:span><text:span text:style-name="T13">=</text:span><text:span text:style-name="T12">self</text:span><text:span text:style-name="T10">.</text:span><text:span text:style-name="T11">_on_error</text:span><text:span text:style-name="T10">,</text:span></text:p>
      <text:p text:style-name="P6">                    <text:span text:style-name="T12">on_close</text:span><text:span text:style-name="T13">=</text:span><text:span text:style-name="T12">self</text:span><text:span text:style-name="T10">.</text:span><text:span text:style-name="T11">_on_close</text:span><text:span text:style-name="T10">,</text:span></text:p>
      <text:p text:style-name="P6">                    <text:span text:style-name="T12">on_open</text:span><text:span text:style-name="T13">=</text:span><text:span text:style-name="T12">self</text:span><text:span text:style-name="T10">.</text:span><text:span text:style-name="T11">_on_open</text:span></text:p>
      <text:p text:style-name="P6">                <text:span text:style-name="T10">)</text:span></text:p>
      <text:p text:style-name="P6">                <text:span text:style-name="T12">ws</text:span><text:span text:style-name="T10">.</text:span><text:span text:style-name="T11">run_forever</text:span><text:span text:style-name="T10">(</text:span><text:span text:style-name="T12">ping_interval</text:span><text:span text:style-name="T13">=</text:span><text:span text:style-name="T14">30</text:span><text:span text:style-name="T10">, </text:span><text:span text:style-name="T12">ping_timeout</text:span><text:span text:style-name="T13">=</text:span><text:span text:style-name="T14">10</text:span><text:span text:style-name="T10">)</text:span></text:p>
      <text:p text:style-name="P6">                </text:p>
      <text:p text:style-name="P6">                <text:span text:style-name="T15">if</text:span><text:span text:style-name="T10"> </text:span><text:span text:style-name="T12">self</text:span><text:span text:style-name="T10">.</text:span><text:span text:style-name="T12">should_stop</text:span><text:span text:style-name="T10">:</text:span></text:p>
      <text:p text:style-name="P6">                    <text:span text:style-name="T15">break</text:span></text:p>
      <text:p text:style-name="P6">                </text:p>
      <text:p text:style-name="P6">    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⏹️ Interrompido pelo usuário"</text:span><text:span text:style-name="T10">)</text:span></text:p>
      <text:p text:style-name="P6">        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break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2">self</text:span><text:span text:style-name="T10">.</text:span><text:span text:style-name="T12">reconnect_count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2">self</text:span><text:span text:style-name="T10">.</text:span><text:span text:style-name="T12">total_reconnects</text:span><text:span text:style-name="T10"> </text:span><text:span text:style-name="T13">+=</text:span><text:span text:style-name="T10"> </text:span><text:span text:style-name="T14">1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a conexão (</text:span><text:span text:style-name="T9">{</text:span><text:span text:style-name="T12">self</text:span><text:span text:style-name="T10">.</text:span><text:span text:style-name="T12">reconnect_count</text:span><text:span text:style-name="T9">}</text:span><text:span text:style-name="T16">/</text:span><text:span text:style-name="T9">{</text:span><text:span text:style-name="T12">self</text:span><text:span text:style-name="T10">.</text:span><text:span text:style-name="T12">max_reconnect_attempts</text:span><text:span text:style-name="T9">}</text:span><text:span text:style-name="T16">)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<text:soft-page-break/>                <text:span text:style-name="T15">if</text:span><text:span text:style-name="T10"> </text:span><text:span text:style-name="T12">self</text:span><text:span text:style-name="T10">.</text:span><text:span text:style-name="T12">reconnect_count</text:span><text:span text:style-name="T10"> </text:span><text:span text:style-name="T13">&lt;</text:span><text:span text:style-name="T10"> </text:span><text:span text:style-name="T12">self</text:span><text:span text:style-name="T10">.</text:span><text:span text:style-name="T12">max_reconnect_attempts</text:span><text:span text:style-name="T10">:</text:span></text:p>
      <text:p text:style-name="P6">                    <text:span text:style-name="T12">delay</text:span><text:span text:style-name="T10"> </text:span><text:span text:style-name="T13">=</text:span><text:span text:style-name="T10"> </text:span><text:span text:style-name="T12">self</text:span><text:span text:style-name="T10">.</text:span><text:span text:style-name="T11">_calculate_next_delay</text:span><text:span text:style-name="T10">(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⏳ Reconectando em </text:span><text:span text:style-name="T9">{</text:span><text:span text:style-name="T12">delay</text:span><text:span text:style-name="T9">:.1f}</text:span><text:span text:style-name="T16">s..."</text:span><text:span text:style-name="T10">)</text:span></text:p>
      <text:p text:style-name="P6">                    <text:span text:style-name="T17">time</text:span><text:span text:style-name="T10">.</text:span><text:span text:style-name="T11">sleep</text:span><text:span text:style-name="T10">(</text:span><text:span text:style-name="T12">delay</text:span><text:span text:style-name="T10">)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16">"💀 Máximo de tentativas atingido. Encerrando."</text:span><text:span text:style-name="T10">)</text:span></text:p>
      <text:p text:style-name="P6">                    <text:span text:style-name="T15">break</text:span></text:p>
      <text:p text:style-name="P6">        <text:span text:style-name="T12">self</text:span><text:span text:style-name="T10">.</text:span><text:span text:style-name="T11">_stop_monitoring_threads</text:span><text:span text:style-name="T10">()</text:span></text:p>
      <text:p text:style-name="P6">    </text:p>
      <text:p text:style-name="P6">    <text:span text:style-name="T9">def</text:span><text:span text:style-name="T10"> </text:span><text:span text:style-name="T11">disconnect</text:span><text:span text:style-name="T10">(</text:span><text:span text:style-name="T12">self</text:span><text:span text:style-name="T10">)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🛑 Iniciando desconexão..."</text:span><text:span text:style-name="T10">)</text:span></text:p>
      <text:p text:style-name="P6">        <text:span text:style-name="T12">self</text:span><text:span text:style-name="T10">.</text:span><text:span text:style-name="T12">should_stop</text:span><text:span text:style-name="T10"> </text:span><text:span text:style-name="T13">=</text:span><text:span text:style-name="T10"> </text:span><text:span text:style-name="T9">True</text:span></text:p>
      <text:p text:style-name="P6">    </text:p>
      <text:p text:style-name="P6">    <text:span text:style-name="T9">def</text:span><text:span text:style-name="T10"> </text:span><text:span text:style-name="T11">get_connection_stats</text:span><text:span text:style-name="T10">(</text:span><text:span text:style-name="T12">self</text:span><text:span text:style-name="T10">):</text:span></text:p>
      <text:p text:style-name="P6">        <text:span text:style-name="T16">"""Retorna estatísticas da conexão."""</text:span></text:p>
      <text:p text:style-name="P6">        <text:span text:style-name="T19"># ... (Método pode ser simplificado ou mantido conforme necessidade) ...</text:span></text:p>
      <text:p text:style-name="P6">        <text:span text:style-name="T15">return</text:span><text:span text:style-name="T10"> {</text:span><text:span text:style-name="T16">"is_connected"</text:span><text:span text:style-name="T10">: </text:span><text:span text:style-name="T12">self</text:span><text:span text:style-name="T10">.</text:span><text:span text:style-name="T12">is_connected</text:span><text:span text:style-name="T10">, </text:span><text:span text:style-name="T16">"total_reconnects"</text:span><text:span text:style-name="T10">: </text:span><text:span text:style-name="T12">self</text:span><text:span text:style-name="T10">.</text:span><text:span text:style-name="T12">total_reconnects</text:span><text:span text:style-name="T10">}</text:span></text:p>
      <text:p text:style-name="P4"/>
      <text:p text:style-name="P5"># ===============================</text:p>
      <text:p text:style-name="P5"># CLASSES DE ANÁLISE</text:p>
      <text:p text:style-name="P5"># ===============================</text:p>
      <text:p text:style-name="P3"><text:span text:style-name="T8">class</text:span> <text:span text:style-name="T2">MarketAnalyzer</text:span>:</text:p>
      <text:p text:style-name="P6">    <text:span text:style-name="T16">"""Invoca as análises de fluxo de trades do data_handler."""</text:span>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k_absor</text:span><text:span text:style-name="T10">, </text:span><text:span text:style-name="T12">vol_factor_exh</text:span><text:span text:style-name="T10">, </text:span><text:span text:style-name="T12">history_size</text:span><text:span text:style-name="T10">):</text:span></text:p>
      <text:p text:style-name="P6">        <text:span text:style-name="T12">self</text:span><text:span text:style-name="T10">.</text:span><text:span text:style-name="T12">k_absor</text:span><text:span text:style-name="T10"> </text:span><text:span text:style-name="T13">=</text:span><text:span text:style-name="T10"> </text:span><text:span text:style-name="T12">k_absor</text:span></text:p>
      <text:p text:style-name="P6">        <text:span text:style-name="T12">self</text:span><text:span text:style-name="T10">.</text:span><text:span text:style-name="T12">vol_factor_exh</text:span><text:span text:style-name="T10"> </text:span><text:span text:style-name="T13">=</text:span><text:span text:style-name="T10"> </text:span><text:span text:style-name="T12">vol_factor_exh</text:span></text:p>
      <text:p text:style-name="P6">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)</text:span></text:p>
      <text:p text:style-name="P6">        <text:span text:style-name="T12">self</text:span><text:span text:style-name="T10">.</text:span><text:span text:style-name="T12">history_size</text:span><text:span text:style-name="T10"> </text:span><text:span text:style-name="T13">=</text:span><text:span text:style-name="T10"> </text:span><text:span text:style-name="T12">history_size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MarketAnalyzer inicializado."</text:span><text:span text:style-name="T10">)</text:span></text:p>
      <text:p text:style-name="P4"/>
      <text:p text:style-name="P6">    <text:span text:style-name="T9">def</text:span><text:span text:style-name="T10"> </text:span><text:span text:style-name="T11">analyze_window</text:span><text:span text:style-name="T10">(</text:span><text:span text:style-name="T12">self</text:span><text:span text:style-name="T10">, </text:span><text:span text:style-name="T12">window_data</text:span><text:span text:style-name="T10">, </text:span><text:span text:style-name="T12">symbol</text:span><text:span text:style-name="T10">):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window_data</text:span><text:span text:style-name="T10"> </text:span><text:span text:style-name="T9">or</text:span><text:span text:style-name="T10"> </text:span><text:span text:style-name="T11">len</text:span><text:span text:style-name="T10">(</text:span><text:span text:style-name="T12">window_data</text:span><text:span text:style-name="T10">) </text:span><text:span text:style-name="T13">&lt;</text:span><text:span text:style-name="T10"> </text:span><text:span text:style-name="T14">2</text:span><text:span text:style-name="T10">:</text:span></text:p>
      <text:p text:style-name="P6">            <text:span text:style-name="T15">return</text:span><text:span text:style-name="T10"> </text:span><text:span text:style-name="T9">None</text:span><text:span text:style-name="T10">, </text:span><text:span text:style-name="T9">None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Analisando janela de trades com </text:span><text:span text:style-name="T9">{</text:span><text:span text:style-name="T11">len</text:span><text:span text:style-name="T10">(</text:span><text:span text:style-name="T12">window_data</text:span><text:span text:style-name="T10">)</text:span><text:span text:style-name="T9">}</text:span><text:span text:style-name="T16"> trades..."</text:span><text:span text:style-name="T10">)</text:span></text:p>
      <text:p text:style-name="P6">        </text:p>
      <text:p text:style-name="P6">        <text:span text:style-name="T12">absorption_event</text:span><text:span text:style-name="T10"> </text:span><text:span text:style-name="T13">=</text:span><text:span text:style-name="T10"> </text:span><text:span text:style-name="T11">create_absorption_event</text:span><text:span text:style-name="T10">(</text:span><text:span text:style-name="T12">window_data</text:span><text:span text:style-name="T10">, </text:span><text:span text:style-name="T12">symbol</text:span><text:span text:style-name="T10">, </text:span><text:span text:style-name="T12">k</text:span><text:span text:style-name="T13">=</text:span><text:span text:style-name="T12">self</text:span><text:span text:style-name="T10">.</text:span><text:span text:style-name="T12">k_absor</text:span><text:span text:style-name="T10">)</text:span></text:p>
      <text:p text:style-name="P6">        </text:p>
      <text:p text:style-name="P6">        <text:span text:style-name="T19"># --- CORREÇÃO APLICADA AQUI ---</text:span></text:p>
      <text:p text:style-name="P6">        <text:span text:style-name="T19"># Passa uma lista de volumes para a função, em vez do DataFrame completo.</text:span></text:p>
      <text:p text:style-name="P6">        <text:span text:style-name="T12">history_volumes</text:span><text:span text:style-name="T10"> </text:span><text:span text:style-name="T13">=</text:span><text:span text:style-name="T10"> </text:span><text:span text:style-name="T12">self</text:span><text:span text:style-name="T10">.</text:span><text:span text:style-name="T12">history_df</text:span><text:span text:style-name="T10">[</text:span><text:span text:style-name="T16">'VolumeTotal'</text:span><text:span text:style-name="T10">].</text:span><text:span text:style-name="T11">tolist</text:span><text:span text:style-name="T10">() </text:span>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history_df</text:span><text:span text:style-name="T10">.</text:span><text:span text:style-name="T12">empty</text:span><text:span text:style-name="T10"> </text:span><text:span text:style-name="T15">else</text:span><text:span text:style-name="T10"> []</text:span></text:p>
      <text:p text:style-name="P6">        <text:span text:style-name="T12">exhaustion_event</text:span><text:span text:style-name="T10"> </text:span><text:span text:style-name="T13">=</text:span><text:span text:style-name="T10"> </text:span><text:span text:style-name="T11">create_exhaustion_event</text:span><text:span text:style-name="T10">(</text:span><text:span text:style-name="T12">window_data</text:span><text:span text:style-name="T10">, </text:span><text:span text:style-name="T12">symbol</text:span><text:span text:style-name="T10">, </text:span><text:span text:style-name="T12">history_volumes</text:span><text:span text:style-name="T10">, </text:span><text:span text:style-name="T12">volume_factor</text:span><text:span text:style-name="T13">=</text:span><text:span text:style-name="T12">self</text:span><text:span text:style-name="T10">.</text:span><text:span text:style-name="T12">vol_factor_exh</text:span><text:span text:style-name="T10">)</text:span></text:p>
      <text:p text:style-name="P6">        </text:p>
      <text:p text:style-name="P6">        <text:span text:style-name="T19"># Atualizar histórico para a próxima análise de exaustão</text:span></text:p>
      <text:p text:style-name="P6">        <text:span text:style-name="T12">current_volume</text:span><text:span text:style-name="T10"> </text:span><text:span text:style-name="T13">=</text:span><text:span text:style-name="T10"> </text:span><text:span text:style-name="T12">exhaustion_event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</text:span><text:span text:style-name="T10">)</text:span></text:p>
      <text:p text:style-name="P6">        <text:span text:style-name="T15">if</text:span><text:span text:style-name="T10"> </text:span><text:span text:style-name="T12">current_volume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<text:span text:style-name="T12">new_row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[{</text:span><text:span text:style-name="T16">"VolumeTotal"</text:span><text:span text:style-name="T10">: </text:span><text:span text:style-name="T12">current_volume</text:span><text:span text:style-name="T10">}])</text:span></text:p>
      <text:p text:style-name="P6">    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7">pd</text:span><text:span text:style-name="T10">.</text:span><text:span text:style-name="T11">concat</text:span><text:span text:style-name="T10">([</text:span><text:span text:style-name="T12">self</text:span><text:span text:style-name="T10">.</text:span><text:span text:style-name="T12">history_df</text:span><text:span text:style-name="T10">, </text:span><text:span text:style-name="T12">new_row</text:span><text:span text:style-name="T10">], </text:span><text:span text:style-name="T12">ignore_index</text:span><text:span text:style-name="T13">=</text:span><text:span text:style-name="T9">True</text:span><text:span text:style-name="T10">)</text:span></text:p>
      <text:p text:style-name="P6"><text:soft-page-break/>            <text:span text:style-name="T15">if</text:span><text:span text:style-name="T10"> </text:span><text:span text:style-name="T11">len</text:span><text:span text:style-name="T10">(</text:span><text:span text:style-name="T12">self</text:span><text:span text:style-name="T10">.</text:span><text:span text:style-name="T12">history_df</text:span><text:span text:style-name="T10">) </text:span><text:span text:style-name="T13">&gt;</text:span><text:span text:style-name="T10"> </text:span><text:span text:style-name="T12">self</text:span><text:span text:style-name="T10">.</text:span><text:span text:style-name="T12">history_size</text:span><text:span text:style-name="T10">:</text:span></text:p>
      <text:p text:style-name="P6">                <text:span text:style-name="T12">self</text:span><text:span text:style-name="T10">.</text:span><text:span text:style-name="T12">history_df</text:span><text:span text:style-name="T10"> </text:span><text:span text:style-name="T13">=</text:span><text:span text:style-name="T10"> </text:span><text:span text:style-name="T12">self</text:span><text:span text:style-name="T10">.</text:span><text:span text:style-name="T12">history_df</text:span><text:span text:style-name="T10">.</text:span><text:span text:style-name="T12">iloc</text:span><text:span text:style-name="T10">[</text:span><text:span text:style-name="T13">-</text:span><text:span text:style-name="T12">self</text:span><text:span text:style-name="T10">.</text:span><text:span text:style-name="T12">history_size</text:span><text:span text:style-name="T10">:]</text:span></text:p>
      <text:p text:style-name="P6">        </text:p>
      <text:p text:style-name="P6">        <text:span text:style-name="T15">return</text:span><text:span text:style-name="T10"> </text:span><text:span text:style-name="T12">absorption_event</text:span><text:span text:style-name="T10">, </text:span><text:span text:style-name="T12">exhaustion_event</text:span></text:p>
      <text:p text:style-name="P4"/>
      <text:p text:style-name="P5"># ===============================</text:p>
      <text:p text:style-name="P5"># BOT PRINCIPAL</text:p>
      <text:p text:style-name="P5"># ===============================</text:p>
      <text:p text:style-name="P3"><text:span text:style-name="T8">class</text:span> <text:span text:style-name="T2">EnhancedMarketBot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stream_url</text:span><text:span text:style-name="T10">, </text:span><text:span text:style-name="T12">symbol</text:span><text:span text:style-name="T10">, </text:span><text:span text:style-name="T12">window_size_minutes</text:span><text:span text:style-name="T13">=</text:span><text:span text:style-name="T14">5</text:span><text:span text:style-name="T10">, </text:span><text:span text:style-name="T12">k_absor</text:span><text:span text:style-name="T13">=</text:span><text:span text:style-name="T14">100</text:span><text:span text:style-name="T10">, </text:span><text:span text:style-name="T12">vol_factor_exh</text:span><text:span text:style-name="T13">=</text:span><text:span text:style-name="T14">2.0</text:span><text:span text:style-name="T10">, </text:span><text:span text:style-name="T12">history_size</text:span><text:span text:style-name="T13">=</text:span><text:span text:style-name="T14">20</text:span><text:span text:style-name="T10">):</text:span></text:p>
      <text:p text:style-name="P6">        <text:span text:style-name="T12">self</text:span><text:span text:style-name="T10">.</text:span><text:span text:style-name="T12">symbol</text:span><text:span text:style-name="T10"> </text:span><text:span text:style-name="T13">=</text:span><text:span text:style-name="T10"> </text:span><text:span text:style-name="T12">symbol</text:span></text:p>
      <text:p text:style-name="P6">        <text:span text:style-name="T12">self</text:span><text:span text:style-name="T10">.</text:span><text:span text:style-name="T12">window_size_minutes</text:span><text:span text:style-name="T10"> </text:span><text:span text:style-name="T13">=</text:span><text:span text:style-name="T10"> </text:span><text:span text:style-name="T12">window_size_minutes</text:span></text:p>
      <text:p text:style-name="P6">        <text:span text:style-name="T12">self</text:span><text:span text:style-name="T10">.</text:span><text:span text:style-name="T12">ny_tz</text:span><text:span text:style-name="T10"> </text:span><text:span text:style-name="T13">=</text:span><text:span text:style-name="T10"> </text:span><text:span text:style-name="T17">ZoneInfo</text:span><text:span text:style-name="T10">(</text:span><text:span text:style-name="T16">"America/New_York"</text:span><text:span text:style-name="T10">)</text:span></text:p>
      <text:p text:style-name="P4"/>
      <text:p text:style-name="P6">        <text:span text:style-name="T19"># Inicializar analisadores e saver</text:span></text:p>
      <text:p text:style-name="P6">        <text:span text:style-name="T12">self</text:span><text:span text:style-name="T10">.</text:span><text:span text:style-name="T12">market_analyzer</text:span><text:span text:style-name="T10"> </text:span><text:span text:style-name="T13">=</text:span><text:span text:style-name="T10"> </text:span><text:span text:style-name="T17">MarketAnalyzer</text:span><text:span text:style-name="T10">(</text:span><text:span text:style-name="T12">k_absor</text:span><text:span text:style-name="T10">, </text:span><text:span text:style-name="T12">vol_factor_exh</text:span><text:span text:style-name="T10">, </text:span><text:span text:style-name="T12">history_size</text:span><text:span text:style-name="T10">)</text:span></text:p>
      <text:p text:style-name="P6">        <text:span text:style-name="T12">self</text:span><text:span text:style-name="T10">.</text:span><text:span text:style-name="T12">orderbook_analyzer</text:span><text:span text:style-name="T10"> </text:span><text:span text:style-name="T13">=</text:span><text:span text:style-name="T10"> </text:span><text:span text:style-name="T17">OrderBookAnalyzer</text:span><text:span text:style-name="T10">(</text:span><text:span text:style-name="T12">symbol</text:span><text:span text:style-name="T13">=</text:span><text:span text:style-name="T12">self</text:span><text:span text:style-name="T10">.</text:span><text:span text:style-name="T12">symbol</text:span><text:span text:style-name="T10">)</text:span></text:p>
      <text:p text:style-name="P6">        <text:span text:style-name="T12">self</text:span><text:span text:style-name="T10">.</text:span><text:span text:style-name="T12">event_saver</text:span><text:span text:style-name="T10"> </text:span><text:span text:style-name="T13">=</text:span><text:span text:style-name="T10"> </text:span><text:span text:style-name="T17">EventSaver</text:span><text:span text:style-name="T10">(</text:span><text:span text:style-name="T12">sound_alert</text:span><text:span text:style-name="T13">=</text:span><text:span text:style-name="T9">True</text:span><text:span text:style-name="T10">)</text:span></text:p>
      <text:p text:style-name="P4"/>
      <text:p text:style-name="P6">        <text:span text:style-name="T19"># Gerenciador de conexão</text:span></text:p>
      <text:p text:style-name="P6">        <text:span text:style-name="T12">self</text:span><text:span text:style-name="T10">.</text:span><text:span text:style-name="T12">connection_manager</text:span><text:span text:style-name="T10"> </text:span><text:span text:style-name="T13">=</text:span><text:span text:style-name="T10"> </text:span><text:span text:style-name="T17">RobustConnectionManager</text:span><text:span text:style-name="T10">(</text:span><text:span text:style-name="T12">stream_url</text:span><text:span text:style-name="T10">, </text:span><text:span text:style-name="T12">symbol</text:span><text:span text:style-name="T10">, </text:span><text:span text:style-name="T12">max_reconnect_attempts</text:span><text:span text:style-name="T13">=</text:span><text:span text:style-name="T14">15</text:span><text:span text:style-name="T10">)</text:span></text:p>
      <text:p text:style-name="P6">        <text:span text:style-name="T12">self</text:span><text:span text:style-name="T10">.</text:span><text:span text:style-name="T12">connection_manager</text:span><text:span text:style-name="T10">.</text:span><text:span text:style-name="T11">set_callbacks</text:span><text:span text:style-name="T10">(</text:span></text:p>
      <text:p text:style-name="P6">            <text:span text:style-name="T12">on_message</text:span><text:span text:style-name="T13">=</text:span><text:span text:style-name="T12">self</text:span><text:span text:style-name="T10">.</text:span><text:span text:style-name="T11">on_message</text:span><text:span text:style-name="T10">,</text:span></text:p>
      <text:p text:style-name="P6">            <text:span text:style-name="T12">on_open</text:span><text:span text:style-name="T13">=</text:span><text:span text:style-name="T12">self</text:span><text:span text:style-name="T10">.</text:span><text:span text:style-name="T11">on_open</text:span></text:p>
      <text:p text:style-name="P6">        <text:span text:style-name="T10">)</text:span></text:p>
      <text:p text:style-name="P4"/>
      <text:p text:style-name="P6">        <text:span text:style-name="T19"># Estado da janela</text:span></text:p>
      <text:p text:style-name="P6">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window_count</text:span><text:span text:style-name="T10"> </text:span><text:span text:style-name="T13">=</text:span><text:span text:style-name="T10"> </text:span><text:span text:style-name="T14">0</text:span></text:p>
      <text:p text:style-name="P4"/>
      <text:p text:style-name="P6">    <text:span text:style-name="T9">def</text:span><text:span text:style-name="T10"> </text:span><text:span text:style-name="T11">_update_window_end_time</text:span><text:span text:style-name="T10">(</text:span><text:span text:style-name="T12">self</text:span><text:span text:style-name="T10">):</text:span></text:p>
      <text:p text:style-name="P6">        <text:span text:style-name="T16">"""Calcula o próximo timestamp de fechamento de candle em NY."""</text:span></text:p>
      <text:p text:style-name="P6">        <text:span text:style-name="T12">now_ny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2">minutes_into_hour</text:span><text:span text:style-name="T10"> </text:span><text:span text:style-name="T13">=</text:span><text:span text:style-name="T10"> </text:span><text:span text:style-name="T12">now_ny</text:span><text:span text:style-name="T10">.</text:span><text:span text:style-name="T12">minute</text:span></text:p>
      <text:p text:style-name="P6">        <text:span text:style-name="T12">next_window_minute</text:span><text:span text:style-name="T10"> </text:span><text:span text:style-name="T13">=</text:span><text:span text:style-name="T10"> ((</text:span><text:span text:style-name="T12">minutes_into_hour</text:span><text:span text:style-name="T10"> </text:span><text:span text:style-name="T13">//</text:span><text:span text:style-name="T10"> </text:span><text:span text:style-name="T12">self</text:span><text:span text:style-name="T10">.</text:span><text:span text:style-name="T12">window_size_minutes</text:span><text:span text:style-name="T10">) </text:span><text:span text:style-name="T13">+</text:span><text:span text:style-name="T10"> </text:span><text:span text:style-name="T14">1</text:span><text:span text:style-name="T10">) </text:span><text:span text:style-name="T13">*</text:span><text:span text:style-name="T10"> </text:span><text:span text:style-name="T12">self</text:span><text:span text:style-name="T10">.</text:span><text:span text:style-name="T12">window_size_minutes</text:span></text:p>
      <text:p text:style-name="P6">        </text:p>
      <text:p text:style-name="P6">        <text:span text:style-name="T12">end_time_ny</text:span><text:span text:style-name="T10"> </text:span><text:span text:style-name="T13">=</text:span><text:span text:style-name="T10"> </text:span><text:span text:style-name="T12">now_ny</text:span><text:span text:style-name="T10">.</text:span><text:span text:style-name="T11">replace</text:span><text:span text:style-name="T10">(</text:span><text:span text:style-name="T12">second</text:span><text:span text:style-name="T13">=</text:span><text:span text:style-name="T14">0</text:span><text:span text:style-name="T10">, </text:span><text:span text:style-name="T12">microsecond</text:span><text:span text:style-name="T13">=</text:span><text:span text:style-name="T14">0</text:span><text:span text:style-name="T10">)</text:span></text:p>
      <text:p text:style-name="P6">        <text:span text:style-name="T15">if</text:span><text:span text:style-name="T10"> </text:span><text:span text:style-name="T12">next_window_minute</text:span><text:span text:style-name="T10"> </text:span><text:span text:style-name="T13">&gt;=</text:span><text:span text:style-name="T10"> </text:span><text:span text:style-name="T14">60</text:span><text:span text:style-name="T10">:</text:span></text:p>
      <text:p text:style-name="P6">            <text:span text:style-name="T12">end_time_ny</text:span><text:span text:style-name="T10"> </text:span><text:span text:style-name="T13">+=</text:span><text:span text:style-name="T10"> </text:span><text:span text:style-name="T17">timedelta</text:span><text:span text:style-name="T10">(</text:span><text:span text:style-name="T12">hours</text:span><text:span text:style-name="T13">=</text:span><text:span text:style-name="T14">1</text:span><text:span text:style-name="T10">)</text:span></text:p>
      <text:p text:style-name="P6">            <text:span text:style-name="T12">end_time_ny</text:span><text:span text:style-name="T10"> </text:span><text:span text:style-name="T13">=</text:span><text:span text:style-name="T10"> </text:span><text:span text:style-name="T12">end_time_ny</text:span><text:span text:style-name="T10">.</text:span><text:span text:style-name="T11">replace</text:span><text:span text:style-name="T10">(</text:span><text:span text:style-name="T12">minute</text:span><text:span text:style-name="T13">=</text:span><text:span text:style-name="T10">(</text:span><text:span text:style-name="T12">next_window_minute</text:span><text:span text:style-name="T10"> </text:span><text:span text:style-name="T13">%</text:span><text:span text:style-name="T10"> </text:span><text:span text:style-name="T14">60</text:span><text:span text:style-name="T10">))</text:span></text:p>
      <text:p text:style-name="P6">        <text:span text:style-name="T15">else</text:span><text:span text:style-name="T10">:</text:span></text:p>
      <text:p text:style-name="P6">            <text:span text:style-name="T12">end_time_ny</text:span><text:span text:style-name="T10"> </text:span><text:span text:style-name="T13">=</text:span><text:span text:style-name="T10"> </text:span><text:span text:style-name="T12">end_time_ny</text:span><text:span text:style-name="T10">.</text:span><text:span text:style-name="T11">replace</text:span><text:span text:style-name="T10">(</text:span><text:span text:style-name="T12">minute</text:span><text:span text:style-name="T13">=</text:span><text:span text:style-name="T12">next_window_minute</text:span><text:span text:style-name="T10">)</text:span></text:p>
      <text:p text:style-name="P6">            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12">end_time_ny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🕐 Nova janela definida. Próximo fechamento às </text:span><text:span text:style-name="T9">{</text:span><text:span text:style-name="T12">self</text:span><text:span text:style-name="T10">.</text:span><text:span text:style-name="T12">window_end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4"/>
      <text:p text:style-name="P6"><text:soft-page-break/>    <text:span text:style-name="T9">def</text:span><text:span text:style-name="T10"> </text:span><text:span text:style-name="T11">on_message</text:span><text:span text:style-name="T10">(</text:span><text:span text:style-name="T12">self</text:span><text:span text:style-name="T10">, </text:span><text:span text:style-name="T12">ws</text:span><text:span text:style-name="T10">, </text:span><text:span text:style-name="T12">message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2">trade</text:span><text:span text:style-name="T10"> </text:span><text:span text:style-name="T13">=</text:span><text:span text:style-name="T10"> </text:span><text:span text:style-name="T17">json</text:span><text:span text:style-name="T10">.</text:span><text:span text:style-name="T11">loads</text:span><text:span text:style-name="T10">(</text:span><text:span text:style-name="T12">message</text:span><text:span text:style-name="T10">)</text:span></text:p>
      <text:p text:style-name="P6">            <text:span text:style-name="T15">if</text:span><text:span text:style-name="T10"> </text:span><text:span text:style-name="T16">"T"</text:span><text:span text:style-name="T10"> </text:span><text:span text:style-name="T9">not</text:span><text:span text:style-name="T10"> </text:span><text:span text:style-name="T9">in</text:span><text:span text:style-name="T10"> </text:span><text:span text:style-name="T12">trade</text:span><text:span text:style-name="T10">: </text:span><text:span text:style-name="T15">return</text:span></text:p>
      <text:p text:style-name="P6">            </text:p>
      <text:p text:style-name="P6">            <text:span text:style-name="T12">trade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fromtimestamp</text:span><text:span text:style-name="T10">(</text:span><text:span text:style-name="T12">trade</text:span><text:span text:style-name="T10">[</text:span><text:span text:style-name="T16">"T"</text:span><text:span text:style-name="T10">] </text:span><text:span text:style-name="T13">/</text:span><text:span text:style-name="T10"> </text:span><text:span text:style-name="T14">1000</text:span><text:span text:style-name="T10">, </text:span><text:span text:style-name="T12">tz</text:span><text:span text:style-name="T13">=</text:span><text:span text:style-name="T12">self</text:span><text:span text:style-name="T10">.</text:span><text:span text:style-name="T12">ny_tz</text:span><text:span text:style-name="T10">)</text:span></text:p>
      <text:p text:style-name="P4"/>
      <text:p text:style-name="P6">            <text:span text:style-name="T15">if</text:span><text:span text:style-name="T10"> </text:span><text:span text:style-name="T12">self</text:span><text:span text:style-name="T10">.</text:span><text:span text:style-name="T12">window_end_time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2">self</text:span><text:span text:style-name="T10">.</text:span><text:span text:style-name="T11">_update_window_end_time</text:span><text:span text:style-name="T10">()</text:span></text:p>
      <text:p text:style-name="P4"/>
      <text:p text:style-name="P6">            <text:span text:style-name="T15">if</text:span><text:span text:style-name="T10"> </text:span><text:span text:style-name="T12">trade_time</text:span><text:span text:style-name="T10"> </text:span><text:span text:style-name="T11">&gt;=</text:span><text:span text:style-name="T10"> </text:span><text:span text:style-name="T12">self</text:span><text:span text:style-name="T10">.</text:span><text:span text:style-name="T12">window_end_time</text:span><text:span text:style-name="T10">:</text:span></text:p>
      <text:p text:style-name="P6">                <text:span text:style-name="T12">self</text:span><text:span text:style-name="T10">.</text:span><text:span text:style-name="T11">_process_window</text:span><text:span text:style-name="T10">()</text:span></text:p>
      <text:p text:style-name="P6">                <text:span text:style-name="T12">self</text:span><text:span text:style-name="T10">.</text:span><text:span text:style-name="T11">_update_window_end_time</text:span><text:span text:style-name="T10">()</text:span></text:p>
      <text:p text:style-name="P6">    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</text:span><text:span text:style-name="T12">trade</text:span><text:span text:style-name="T10">]</text:span></text:p>
      <text:p text:style-name="P6">            <text:span text:style-name="T15">else</text:span><text:span text:style-name="T10">:</text:span></text:p>
      <text:p text:style-name="P6">                <text:span text:style-name="T12">self</text:span><text:span text:style-name="T10">.</text:span><text:span text:style-name="T12">window_data</text:span><text:span text:style-name="T10">.</text:span><text:span text:style-name="T11">append</text:span><text:span text:style-name="T10">(</text:span><text:span text:style-name="T12">trade</text:span><text:span text:style-name="T10">)</text:span></text:p>
      <text:p text:style-name="P6">    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processar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process_window</text:span><text:span text:style-name="T10">(</text:span><text:span text:style-name="T12">self</text:span><text:span text:style-name="T10">):</text:span></text:p>
      <text:p text:style-name="P6">        <text:span text:style-name="T16">"""Processa a janela de trades e o livro de ofertas, e salva os eventos."""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window_data</text:span><text:span text:style-name="T10">: </text:span><text:span text:style-name="T15">return</text:span></text:p>
      <text:p text:style-name="P6">        <text:span text:style-name="T12">self</text:span><text:span text:style-name="T10">.</text:span><text:span text:style-name="T12">window_count</text:span><text:span text:style-name="T10"> </text:span><text:span text:style-name="T13">+=</text:span><text:span text:style-name="T10"> </text:span><text:span text:style-name="T14">1</text:span></text:p>
      <text:p text:style-name="P6">        </text:p>
      <text:p text:style-name="P6">        <text:span text:style-name="T15">try</text:span><text:span text:style-name="T10">:</text:span></text:p>
      <text:p text:style-name="P6">            <text:span text:style-name="T19"># 1. Análise do Fluxo de Trades</text:span></text:p>
      <text:p text:style-name="P6">            <text:span text:style-name="T12">absorption_event</text:span><text:span text:style-name="T10">, </text:span><text:span text:style-name="T12">exhaustion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market_analyzer</text:span><text:span text:style-name="T10">.</text:span><text:span text:style-name="T11">analyze_window</text:span><text:span text:style-name="T10">(</text:span><text:span text:style-name="T12">self</text:span><text:span text:style-name="T10">.</text:span><text:span text:style-name="T12">window_data</text:span><text:span text:style-name="T10">, </text:span><text:span text:style-name="T12">self</text:span><text:span text:style-name="T10">.</text:span><text:span text:style-name="T12">symbol</text:span><text:span text:style-name="T10">)</text:span></text:p>
      <text:p text:style-name="P6">            </text:p>
      <text:p text:style-name="P6">            <text:span text:style-name="T15">for</text:span><text:span text:style-name="T10"> </text:span><text:span text:style-name="T12">event</text:span><text:span text:style-name="T10"> </text:span><text:span text:style-name="T15">in</text:span><text:span text:style-name="T10"> [</text:span><text:span text:style-name="T12">absorption_event</text:span><text:span text:style-name="T10">, </text:span><text:span text:style-name="T12">exhaustion_event</text:span><text:span text:style-name="T10">]:</text:span></text:p>
      <text:p text:style-name="P6">                <text:span text:style-name="T15">if</text:span><text:span text:style-name="T10"> </text:span><text:span text:style-name="T12">event</text:span><text:span text:style-name="T10"> </text:span><text:span text:style-name="T9">and</text:span><text:span text:style-name="T10"> </text:span><text:span text:style-name="T12">event</text:span><text:span text:style-name="T10">[</text:span><text:span text:style-name="T16">"resultado_da_batalha"</text:span><text:span text:style-name="T10">] </text:span><text:span text:style-name="T9">not</text:span><text:span text:style-name="T10"> </text:span><text:span text:style-name="T9">in</text:span><text:span text:style-name="T10"> [</text:span><text:span text:style-name="T16">"Sem Absorção"</text:span><text:span text:style-name="T10">, </text:span><text:span text:style-name="T16">"Sem Exaustão"</text:span><text:span text:style-name="T10">, </text:span><text:span text:style-name="T16">"Erro"</text:span><text:span text:style-name="T10">]:</text:span></text:p>
      <text:p text:style-name="P6">    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event</text:span><text:span text:style-name="T10">)</text:span></text:p>
      <text:p text:style-name="P6">                    <text:span text:style-name="T12">self</text:span><text:span text:style-name="T10">.</text:span><text:span text:style-name="T11">_log_event</text:span><text:span text:style-name="T10">(</text:span><text:span text:style-name="T12">event</text:span><text:span text:style-name="T10">)</text:span></text:p>
      <text:p text:style-name="P6">            </text:p>
      <text:p text:style-name="P6">            <text:span text:style-name="T19"># 2. Análise do Livro de Ofertas</text:span></text:p>
      <text:p text:style-name="P6">            <text:span text:style-name="T12">orderbook_event</text:span><text:span text:style-name="T10"> </text:span><text:span text:style-name="T13">=</text:span><text:span text:style-name="T10"> </text:span><text:span text:style-name="T12">self</text:span><text:span text:style-name="T10">.</text:span><text:span text:style-name="T12">orderbook_analyzer</text:span><text:span text:style-name="T10">.</text:span><text:span text:style-name="T11">analyze_order_book</text:span><text:span text:style-name="T10">()</text:span></text:p>
      <text:p text:style-name="P6">            <text:span text:style-name="T15">if</text:span><text:span text:style-name="T10"> </text:span><text:span text:style-name="T12">orderbook_event</text:span><text:span text:style-name="T10"> </text:span><text:span text:style-name="T9">and</text:span><text:span text:style-name="T10"> </text:span><text:span text:style-name="T12">orderbook_event</text:span><text:span text:style-name="T10">[</text:span><text:span text:style-name="T16">"resultado_da_batalha"</text:span><text:span text:style-name="T10">] </text:span><text:span text:style-name="T9">not</text:span><text:span text:style-name="T10"> </text:span><text:span text:style-name="T9">in</text:span><text:span text:style-name="T10"> [</text:span><text:span text:style-name="T16">"Neutro"</text:span><text:span text:style-name="T10">, </text:span><text:span text:style-name="T16">"Erro"</text:span><text:span text:style-name="T10">]:</text:span></text:p>
      <text:p text:style-name="P6">                <text:span text:style-name="T12">self</text:span><text:span text:style-name="T10">.</text:span><text:span text:style-name="T12">event_saver</text:span><text:span text:style-name="T10">.</text:span><text:span text:style-name="T11">save_event</text:span><text:span text:style-name="T10">(</text:span><text:span text:style-name="T12">orderbook_event</text:span><text:span text:style-name="T10">)</text:span></text:p>
      <text:p text:style-name="P6">                <text:span text:style-name="T12">self</text:span><text:span text:style-name="T10">.</text:span><text:span text:style-name="T11">_log_event</text:span><text:span text:style-name="T10">(</text:span><text:span text:style-name="T12">orderbook_event</text:span><text:span text:style-name="T10">)</text:span></text:p>
      <text:p text:style-name="P4"/>
      <text:p text:style-name="P6">            <text:span text:style-name="T19"># Log de conclusão da janela</text:span></text:p>
      <text:p text:style-name="P6">    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    <text:span text:style-name="T11">print</text:span><text:span text:style-name="T10">(</text:span><text:span text:style-name="T9">f</text:span><text:span text:style-name="T16">"[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] 🟡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 processada. </text:span><text:span text:style-name="T9">{</text:span><text:span text:style-name="T11">len</text:span><text:span text:style-name="T10">(</text:span><text:span text:style-name="T12">self</text:span><text:span text:style-name="T10">.</text:span><text:span text:style-name="T12">window_data</text:span><text:span text:style-name="T10">)</text:span><text:span text:style-name="T9">}</text:span><text:span text:style-name="T16"> trades."</text:span><text:span text:style-name="T10">)</text:span></text:p>
      <text:p text:style-name="P6">            <text:span text:style-name="T11">print</text:span><text:span text:style-name="T10">(</text:span><text:span text:style-name="T16">"─"</text:span><text:span text:style-name="T10"> </text:span><text:span text:style-name="T13">*</text:span><text:span text:style-name="T10"> </text:span><text:span text:style-name="T14">60</text:span><text:span text:style-name="T10">)</text:span></text:p>
      <text:p text:style-name="P4"/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no processamento da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<text:soft-page-break/>        <text:span text:style-name="T15">finally</text:span><text:span text:style-name="T10">:</text:span></text:p>
      <text:p text:style-name="P6">            <text:span text:style-name="T12">self</text:span><text:span text:style-name="T10">.</text:span><text:span text:style-name="T12">window_data</text:span><text:span text:style-name="T10"> </text:span><text:span text:style-name="T13">=</text:span><text:span text:style-name="T10"> []</text:span></text:p>
      <text:p text:style-name="P4"/>
      <text:p text:style-name="P6">    <text:span text:style-name="T9">def</text:span><text:span text:style-name="T10"> </text:span><text:span text:style-name="T11">_log_event</text:span><text:span text:style-name="T10">(</text:span><text:span text:style-name="T12">self</text:span><text:span text:style-name="T10">, </text:span><text:span text:style-name="T12">event</text:span><text:span text:style-name="T10">):</text:span></text:p>
      <text:p text:style-name="P6">        <text:span text:style-name="T16">"""Loga um evento detectado de forma padronizada."""</text:span></text:p>
      <text:p text:style-name="P6">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2">resultad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resultado_da_batalha'</text:span><text:span text:style-name="T10">, </text:span><text:span text:style-name="T16">'N/A'</text:span><text:span text:style-name="T10">).upper()</text:span></text:p>
      <text:p text:style-name="P6">        <text:span text:style-name="T12">tip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tipo_evento'</text:span><text:span text:style-name="T10">, </text:span><text:span text:style-name="T16">'EVENTO'</text:span><text:span text:style-name="T10">)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12">event</text:span><text:span text:style-name="T10">.get(</text:span><text:span text:style-name="T16">'descricao'</text:span><text:span text:style-name="T10">, </text:span><text:span text:style-name="T16">''</text:span><text:span text:style-name="T10">)</text:span></text:p>
      <text:p text:style-name="P6">        </text:p>
      <text:p text:style-name="P6">        <text:span text:style-name="T11">print</text:span><text:span text:style-name="T10">(</text:span><text:span text:style-name="T9">f</text:span><text:span text:style-name="T16">"</text:span><text:span text:style-name="T20">\n</text:span><text:span text:style-name="T16">🎯 </text:span><text:span text:style-name="T9">{</text:span><text:span text:style-name="T12">tipo</text:span><text:span text:style-name="T9">}</text:span><text:span text:style-name="T16">: </text:span><text:span text:style-name="T9">{</text:span><text:span text:style-name="T12">resultado</text:span><text:span text:style-name="T9">}</text:span><text:span text:style-name="T16"> DETECTADO - 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6">        <text:span text:style-name="T11">print</text:span><text:span text:style-name="T10">(</text:span><text:span text:style-name="T9">f</text:span><text:span text:style-name="T16">"   Símbolo: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 | Janela #</text:span><text:span text:style-name="T9">{</text:span><text:span text:style-name="T12">self</text:span><text:span text:style-name="T10">.</text:span><text:span text:style-name="T12">window_count</text:span><text:span text:style-name="T9">}</text:span><text:span text:style-name="T16">"</text:span><text:span text:style-name="T10">)</text:span></text:p>
      <text:p text:style-name="P6">        <text:span text:style-name="T11">print</text:span><text:span text:style-name="T10">(</text:span><text:span text:style-name="T9">f</text:span><text:span text:style-name="T16">"   📝 </text:span><text:span text:style-name="T9">{</text:span><text:span text:style-name="T12">descricao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on_open</text:span><text:span text:style-name="T10">(</text:span><text:span text:style-name="T12">self</text:span><text:span text:style-name="T10">, </text:span><text:span text:style-name="T12">ws</text:span><text:span text:style-name="T10">):</text:span></text:p>
      <text:p text:style-name="P6">        <text:span text:style-name="T12">ny_time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now</text:span><text:span text:style-name="T10">(</text:span><text:span text:style-name="T12">self</text:span><text:span text:style-name="T10">.</text:span><text:span text:style-name="T12">ny_tz</text:span><text:span text:style-name="T10">)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🚀 Bot iniciado - </text:span><text:span text:style-name="T9">{</text:span><text:span text:style-name="T12">ny_time</text:span><text:span text:style-name="T10">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 NY"</text:span><text:span text:style-name="T10">)</text:span></text:p>
      <text:p text:style-name="P6">        <text:span text:style-name="T12">self</text:span><text:span text:style-name="T10">.</text:span><text:span text:style-name="T12">window_end_time</text:span><text:span text:style-name="T10"> </text:span><text:span text:style-name="T13">=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run</text:span><text:span text:style-name="T10">(</text:span><text:span text:style-name="T12">self</text:span><text:span text:style-name="T10">):</text:span></text:p>
      <text:p text:style-name="P6">        <text:span text:style-name="T15">try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🤖 Iniciando bot para </text:span><text:span text:style-name="T9">{</text:span><text:span text:style-name="T12">self</text:span><text:span text:style-name="T10">.</text:span><text:span text:style-name="T12">symbol</text:span><text:span text:style-name="T9">}</text:span><text:span text:style-name="T16">..."</text:span><text:span text:style-name="T10">)</text:span></text:p>
      <text:p text:style-name="P6">            <text:span text:style-name="T12">self</text:span><text:span text:style-name="T10">.</text:span><text:span text:style-name="T12">connection_manager</text:span><text:span text:style-name="T10">.</text:span><text:span text:style-name="T11">connect</text:span><text:span text:style-name="T10">()</text:span></text:p>
      <text:p text:style-name="P6">        <text:span text:style-name="T15">except</text:span><text:span text:style-name="T10"> </text:span><text:span text:style-name="T17">KeyboardInterrupt</text:span><text:span text:style-name="T10">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⏹️ Bot interrompido pelo usuário."</text:span><text:span text:style-name="T10">)</text:span></text:p>
      <text:p text:style-name="P6">        <text:span text:style-name="T15">finally</text:span><text:span text:style-name="T10">:</text:span></text:p>
      <text:p text:style-name="P6">            <text:span text:style-name="T12">self</text:span><text:span text:style-name="T10">.</text:span><text:span text:style-name="T12">connection_manager</text:span><text:span text:style-name="T10">.</text:span><text:span text:style-name="T11">disconnect</text:span><text:span text:style-name="T10">(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Bot encerrado."</text:span><text:span text:style-name="T10">)</text:span></text:p>
      <text:p text:style-name="P4"/>
      <text:p text:style-name="P5"># ===============================</text:p>
      <text:p text:style-name="P5"># EXECUÇÃO</text:p>
      <text:p text:style-name="P5"># ===============================</text:p>
      <text:p text:style-name="P3"><text:span text:style-name="T1">if</text:span> <text:span text:style-name="T5">__name__</text:span> <text:span text:style-name="T6">==</text:span> <text:span text:style-name="T7">"__main__"</text:span>:</text:p>
      <text:p text:style-name="P6">    <text:span text:style-name="T12">bot</text:span><text:span text:style-name="T10"> </text:span><text:span text:style-name="T13">=</text:span><text:span text:style-name="T10"> </text:span><text:span text:style-name="T17">EnhancedMarketBot</text:span><text:span text:style-name="T10">(</text:span></text:p>
      <text:p text:style-name="P6">        <text:span text:style-name="T12">stream_url</text:span><text:span text:style-name="T13">=</text:span><text:span text:style-name="T17">config</text:span><text:span text:style-name="T10">.</text:span><text:span text:style-name="T12">STREAM_URL</text:span><text:span text:style-name="T10">,</text:span></text:p>
      <text:p text:style-name="P6">        <text:span text:style-name="T12">symbol</text:span><text:span text:style-name="T13">=</text:span><text:span text:style-name="T17">config</text:span><text:span text:style-name="T10">.</text:span><text:span text:style-name="T12">SYMBOL</text:span><text:span text:style-name="T10">,</text:span></text:p>
      <text:p text:style-name="P6">        <text:span text:style-name="T12">window_size_minutes</text:span><text:span text:style-name="T13">=</text:span><text:span text:style-name="T14">5</text:span><text:span text:style-name="T10">,</text:span></text:p>
      <text:p text:style-name="P6">        <text:span text:style-name="T12">k_absor</text:span><text:span text:style-name="T13">=</text:span><text:span text:style-name="T14">100</text:span><text:span text:style-name="T10">,</text:span></text:p>
      <text:p text:style-name="P6">        <text:span text:style-name="T12">vol_factor_exh</text:span><text:span text:style-name="T13">=</text:span><text:span text:style-name="T14">2.0</text:span><text:span text:style-name="T10">,</text:span></text:p>
      <text:p text:style-name="P6">        <text:span text:style-name="T12">history_size</text:span><text:span text:style-name="T13">=</text:span><text:span text:style-name="T14">20</text:span></text:p>
      <text:p text:style-name="P6">    <text:span text:style-name="T10">)</text:span></text:p>
      <text:p text:style-name="P6">    <text:span text:style-name="T12">bot</text:span><text:span text:style-name="T10">.</text:span><text:span text:style-name="T11">run</text:span><text:span text:style-name="T10">()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REQUERIMENT.TXT</text:p>
      <text:p text:style-name="P17"/>
      <text:p text:style-name="P19"><text:span text:style-name="T2">websocket-client</text:span><text:span text:style-name="T6">==</text:span><text:span text:style-name="T22">1.6.4</text:span></text:p>
      <text:p text:style-name="P3"><text:span text:style-name="T2">requests</text:span><text:span text:style-name="T6">&gt;=</text:span><text:span text:style-name="T22">2.31.0</text:span></text:p>
      <text:p text:style-name="P3"><text:span text:style-name="T2">pandas</text:span><text:span text:style-name="T6">==</text:span><text:span text:style-name="T22">1.5.3</text:span></text:p>
      <text:p text:style-name="P3"><text:span text:style-name="T2">numpy</text:span><text:span text:style-name="T6">==</text:span><text:span text:style-name="T22">1.24.3</text:span></text:p>
      <text:p text:style-name="P20"/>
      <text:p text:style-name="P20"/>
      <text:p text:style-name="P20"/>
      <text:p text:style-name="P20"/>
      <text:p text:style-name="P21"/>
      <text:p text:style-name="P22">FIX_PLAYWRINGHT</text:p>
      <text:p text:style-name="P22"/>
      <text:p text:style-name="P22"/>
      <text:p text:style-name="P22"/>
      <text:p text:style-name="P23"># fix_playwright.py</text:p>
      <text:p text:style-name="P3"><text:span text:style-name="T1">import</text:span> <text:span text:style-name="T2">os</text:span></text:p>
      <text:p text:style-name="P3"><text:span text:style-name="T1">import</text:span> <text:span text:style-name="T2">shutil</text:span></text:p>
      <text:p text:style-name="P3"><text:span text:style-name="T1">import</text:span> <text:span text:style-name="T2">logging</text:span></text:p>
      <text:p text:style-name="P3"><text:span text:style-name="T1">import</text:span> <text:span text:style-name="T2">subprocess</text:span></text:p>
      <text:p text:style-name="P3"><text:span text:style-name="T1">import</text:span> <text:span text:style-name="T2">sys</text:span></text:p>
      <text:p text:style-name="P4"/>
      <text:p text:style-name="P3"><text:span text:style-name="T2">logging</text:span>.<text:span text:style-name="T3">basicConfig</text:span>(<text:span text:style-name="T5">level</text:span><text:span text:style-name="T6">=</text:span><text:span text:style-name="T2">logging</text:span>.<text:span text:style-name="T5">INFO</text:span>)</text:p>
      <text:p text:style-name="P4"/>
      <text:p text:style-name="P3"><text:span text:style-name="T8">def</text:span> <text:span text:style-name="T3">install_playwright</text:span>():</text:p>
      <text:p text:style-name="P6">    <text:span text:style-name="T16">"""Instala/atualiza o Playwright e browsers."""</text:span></text:p>
      <text:p text:style-name="P6">    <text:span text:style-name="T15">try</text:span><text:span text:style-name="T10">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📦 Atualizando Playwright..."</text:span><text:span text:style-name="T10">)</text:span></text:p>
      <text:p text:style-name="P6">        <text:span text:style-name="T17">subprocess</text:span><text:span text:style-name="T10">.</text:span><text:span text:style-name="T11">run</text:span><text:span text:style-name="T10">([</text:span><text:span text:style-name="T17">sys</text:span><text:span text:style-name="T10">.</text:span><text:span text:style-name="T12">executable</text:span><text:span text:style-name="T10">, </text:span><text:span text:style-name="T16">"-m"</text:span><text:span text:style-name="T10">, </text:span><text:span text:style-name="T16">"pip"</text:span><text:span text:style-name="T10">, </text:span><text:span text:style-name="T16">"install"</text:span><text:span text:style-name="T10">, </text:span><text:span text:style-name="T16">"--upgrade"</text:span><text:span text:style-name="T10">, </text:span><text:span text:style-name="T16">"playwright"</text:span><text:span text:style-name="T10">], </text:span><text:span text:style-name="T12">check</text:span><text:span text:style-name="T13">=</text:span><text:span text:style-name="T9">True</text:span><text:span text:style-name="T10">)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🌐 Instalando browsers..."</text:span><text:span text:style-name="T10">)</text:span></text:p>
      <text:p text:style-name="P6">        <text:span text:style-name="T17">subprocess</text:span><text:span text:style-name="T10">.</text:span><text:span text:style-name="T11">run</text:span><text:span text:style-name="T10">([</text:span><text:span text:style-name="T17">sys</text:span><text:span text:style-name="T10">.</text:span><text:span text:style-name="T12">executable</text:span><text:span text:style-name="T10">, </text:span><text:span text:style-name="T16">"-m"</text:span><text:span text:style-name="T10">, </text:span><text:span text:style-name="T16">"playwright"</text:span><text:span text:style-name="T10">, </text:span><text:span text:style-name="T16">"install"</text:span><text:span text:style-name="T10">, </text:span><text:span text:style-name="T16">"chromium"</text:span><text:span text:style-name="T10">], </text:span><text:span text:style-name="T12">check</text:span><text:span text:style-name="T13">=</text:span><text:span text:style-name="T9">True</text:span><text:span text:style-name="T10">)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✅ Playwright atualizado com sucesso!"</text:span><text:span text:style-name="T10">)</text:span></text:p>
      <text:p text:style-name="P6">        <text:span text:style-name="T15">return</text:span><text:span text:style-name="T10"> </text:span><text:span text:style-name="T9">True</text:span></text:p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atualizar Playwright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return</text:span><text:span text:style-name="T10"> </text:span><text:span text:style-name="T9">False</text:span></text:p>
      <text:p text:style-name="P4"/>
      <text:p text:style-name="P3"><text:span text:style-name="T8">def</text:span> <text:span text:style-name="T3">fix_playwright_extensions</text:span>():</text:p>
      <text:p text:style-name="P6"><text:soft-page-break/>    <text:span text:style-name="T16">"""Remove arquivos problemáticos do diretório do Playwright."""</text:span></text:p>
      <text:p text:style-name="P6">    </text:p>
      <text:p text:style-name="P6">    <text:span text:style-name="T12">playwright_dirs</text:span><text:span text:style-name="T10"> </text:span><text:span text:style-name="T13">=</text:span><text:span text:style-name="T10"> [</text:span></text:p>
      <text:p text:style-name="P6">        <text:span text:style-name="T16">"./playwright_user_data"</text:span><text:span text:style-name="T10">,</text:span></text:p>
      <text:p text:style-name="P6">        <text:span text:style-name="T16">"./gemini_data"</text:span></text:p>
      <text:p text:style-name="P6">    <text:span text:style-name="T10">]</text:span></text:p>
      <text:p text:style-name="P6">    </text:p>
      <text:p text:style-name="P6">    <text:span text:style-name="T15">for</text:span><text:span text:style-name="T10"> </text:span><text:span text:style-name="T12">dir_path</text:span><text:span text:style-name="T10"> </text:span><text:span text:style-name="T15">in</text:span><text:span text:style-name="T10"> </text:span><text:span text:style-name="T12">playwright_dirs</text:span><text:span text:style-name="T10">:</text:span></text:p>
      <text:p text:style-name="P6">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dir_path</text:span><text:span text:style-name="T10">):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🔍 Verificando diretório: </text:span><text:span text:style-name="T9">{</text:span><text:span text:style-name="T12">dir_path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9"># Arquivos/pastas problemáticos mais abrangente</text:span></text:p>
      <text:p text:style-name="P6">            <text:span text:style-name="T12">problematic_paths</text:span><text:span text:style-name="T10"> </text:span><text:span text:style-name="T13">=</text:span><text:span text:style-name="T10"> [</text:span></text:p>
      <text:p text:style-name="P6">                <text:span text:style-name="T16">"Default/Extensions"</text:span><text:span text:style-name="T10">,</text:span></text:p>
      <text:p text:style-name="P6">                <text:span text:style-name="T16">"Default/Local Extension Settings"</text:span><text:span text:style-name="T10">,</text:span></text:p>
      <text:p text:style-name="P6">                <text:span text:style-name="T16">"Default/Network Persistent State"</text:span><text:span text:style-name="T10">,</text:span></text:p>
      <text:p text:style-name="P6">                <text:span text:style-name="T16">"Default/TransportSecurity"</text:span><text:span text:style-name="T10">,</text:span></text:p>
      <text:p text:style-name="P6">                <text:span text:style-name="T16">"Default/Web Data"</text:span><text:span text:style-name="T10">,</text:span></text:p>
      <text:p text:style-name="P6">                <text:span text:style-name="T16">"Default/Web Data-journal"</text:span><text:span text:style-name="T10">,</text:span></text:p>
      <text:p text:style-name="P6">                <text:span text:style-name="T16">"CrashpadMetrics-active.pma"</text:span><text:span text:style-name="T10">,</text:span></text:p>
      <text:p text:style-name="P6">                <text:span text:style-name="T16">"chrome_debug.log"</text:span><text:span text:style-name="T10">,</text:span></text:p>
      <text:p text:style-name="P6">                <text:span text:style-name="T16">"Default/Preferences"</text:span><text:span text:style-name="T10">,</text:span></text:p>
      <text:p text:style-name="P6">                <text:span text:style-name="T16">"Default/Secure Preferences"</text:span><text:span text:style-name="T10">,</text:span></text:p>
      <text:p text:style-name="P6">                <text:span text:style-name="T16">"Default/Login Data"</text:span><text:span text:style-name="T10">,</text:span></text:p>
      <text:p text:style-name="P6">                <text:span text:style-name="T16">"Default/Login Data-journal"</text:span></text:p>
      <text:p text:style-name="P6">            <text:span text:style-name="T10">]</text:span></text:p>
      <text:p text:style-name="P6">            </text:p>
      <text:p text:style-name="P6">            <text:span text:style-name="T15">for</text:span><text:span text:style-name="T10"> </text:span><text:span text:style-name="T12">prob_path</text:span><text:span text:style-name="T10"> </text:span><text:span text:style-name="T15">in</text:span><text:span text:style-name="T10"> </text:span><text:span text:style-name="T12">problematic_paths</text:span><text:span text:style-name="T10">:</text:span></text:p>
      <text:p text:style-name="P6">                <text:span text:style-name="T12">full_path</text:span><text:span text:style-name="T10"> </text:span><text:span text:style-name="T13">=</text:span><text:span text:style-name="T10"> </text:span><text:span text:style-name="T17">os</text:span><text:span text:style-name="T10">.</text:span><text:span text:style-name="T12">path</text:span><text:span text:style-name="T10">.</text:span><text:span text:style-name="T11">join</text:span><text:span text:style-name="T10">(</text:span><text:span text:style-name="T12">dir_path</text:span><text:span text:style-name="T10">, </text:span><text:span text:style-name="T12">prob_path</text:span><text:span text:style-name="T10">)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full_path</text:span><text:span text:style-name="T10">):</text:span></text:p>
      <text:p text:style-name="P6">                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isfile</text:span><text:span text:style-name="T10">(</text:span><text:span text:style-name="T12">full_path</text:span><text:span text:style-name="T10">):</text:span></text:p>
      <text:p text:style-name="P6">                            <text:span text:style-name="T17">os</text:span><text:span text:style-name="T10">.</text:span><text:span text:style-name="T11">remove</text:span><text:span text:style-name="T10">(</text:span><text:span text:style-name="T12">full_path</text:span><text:span text:style-name="T10">)</text:span></text:p>
      <text:p text:style-name="P6">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Arquivo removido: </text:span><text:span text:style-name="T9">{</text:span><text:span text:style-name="T12">prob_path</text:span><text:span text:style-name="T9">}</text:span><text:span text:style-name="T16">"</text:span><text:span text:style-name="T10">)</text:span></text:p>
      <text:p text:style-name="P6">                        <text:span text:style-name="T15">el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isdir</text:span><text:span text:style-name="T10">(</text:span><text:span text:style-name="T12">full_path</text:span><text:span text:style-name="T10">):</text:span></text:p>
      <text:p text:style-name="P6">                            <text:span text:style-name="T17">shutil</text:span><text:span text:style-name="T10">.</text:span><text:span text:style-name="T12">rmtree</text:span><text:span text:style-name="T10">(</text:span><text:span text:style-name="T12">full_path</text:span><text:span text:style-name="T10">)</text:span></text:p>
      <text:p text:style-name="P6">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Diretório removido: </text:span><text:span text:style-name="T9">{</text:span><text:span text:style-name="T12">prob_path</text:span><text:span text:style-name="T9">}</text:span><text:span text:style-name="T16">"</text:span><text:span text:style-name="T10">)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Não foi possível remover </text:span><text:span text:style-name="T9">{</text:span><text:span text:style-name="T12">prob_path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else</text:span><text:span text:style-name="T10">:</text:span></text:p>
      <text:p text:style-name="P6">            <text:span text:style-name="T19"># Cria o diretório limpo</text:span></text:p>
      <text:p text:style-name="P6">            <text:span text:style-name="T17">os</text:span><text:span text:style-name="T10">.</text:span><text:span text:style-name="T11">makedirs</text:span><text:span text:style-name="T10">(</text:span><text:span text:style-name="T12">dir_path</text:span><text:span text:style-name="T10">, </text:span><text:span text:style-name="T12">exist_ok</text:span><text:span text:style-name="T13">=</text:span><text:span text:style-name="T9">True</text:span><text:span text:style-name="T10">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📁 Diretório criado: </text:span><text:span text:style-name="T9">{</text:span><text:span text:style-name="T12">dir_path</text:span><text:span text:style-name="T9">}</text:span><text:span text:style-name="T16">"</text:span><text:span text:style-name="T10">)</text:span></text:p>
      <text:p text:style-name="P4"/>
      <text:p text:style-name="P3"><text:span text:style-name="T8">def</text:span> <text:span text:style-name="T3">clean_all_playwright_data</text:span>():</text:p>
      <text:p text:style-name="P6">    <text:span text:style-name="T16">"""Remove completamente todos os dados do Playwright."""</text:span></text:p>
      <text:p text:style-name="P6">    <text:span text:style-name="T11">print</text:span><text:span text:style-name="T10">(</text:span><text:span text:style-name="T16">"⚠️  ATENÇÃO: Isso vai remover TODOS os dados salvos do browser!"</text:span><text:span text:style-name="T10">)</text:span></text:p>
      <text:p text:style-name="P6">    <text:span text:style-name="T11">print</text:span><text:span text:style-name="T10">(</text:span><text:span text:style-name="T16">"   Você precisará fazer login novamente no Google Gemini."</text:span><text:span text:style-name="T10">)</text:span></text:p>
      <text:p text:style-name="P6">    </text:p>
      <text:p text:style-name="P6">    <text:span text:style-name="T12">choice</text:span><text:span text:style-name="T10"> </text:span><text:span text:style-name="T13">=</text:span><text:span text:style-name="T10"> </text:span><text:span text:style-name="T11">input</text:span><text:span text:style-name="T10">(</text:span><text:span text:style-name="T16">"Deseja continuar? (s/N): "</text:span><text:span text:style-name="T10">).</text:span><text:span text:style-name="T11">lower</text:span><text:span text:style-name="T10">().</text:span><text:span text:style-name="T11">strip</text:span><text:span text:style-name="T10">()</text:span></text:p>
      <text:p text:style-name="P6">    </text:p>
      <text:p text:style-name="P6"><text:soft-page-break/>    <text:span text:style-name="T15">if</text:span><text:span text:style-name="T10"> </text:span><text:span text:style-name="T12">choice</text:span><text:span text:style-name="T10"> </text:span><text:span text:style-name="T13">==</text:span><text:span text:style-name="T10"> </text:span><text:span text:style-name="T16">'s'</text:span><text:span text:style-name="T10">:</text:span></text:p>
      <text:p text:style-name="P6">        <text:span text:style-name="T12">dirs_to_clean</text:span><text:span text:style-name="T10"> </text:span><text:span text:style-name="T13">=</text:span><text:span text:style-name="T10"> [</text:span><text:span text:style-name="T16">"./playwright_user_data"</text:span><text:span text:style-name="T10">, </text:span><text:span text:style-name="T16">"./gemini_data"</text:span><text:span text:style-name="T10">]</text:span></text:p>
      <text:p text:style-name="P6">        </text:p>
      <text:p text:style-name="P6">        <text:span text:style-name="T15">for</text:span><text:span text:style-name="T10"> </text:span><text:span text:style-name="T12">dir_path</text:span><text:span text:style-name="T10"> </text:span><text:span text:style-name="T15">in</text:span><text:span text:style-name="T10"> </text:span><text:span text:style-name="T12">dirs_to_clean</text:span><text:span text:style-name="T10">:</text:span></text:p>
      <text:p text:style-name="P6">    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dir_path</text:span><text:span text:style-name="T10">)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7">shutil</text:span><text:span text:style-name="T10">.</text:span><text:span text:style-name="T12">rmtree</text:span><text:span text:style-name="T10">(</text:span><text:span text:style-name="T12">dir_path</text:span><text:span text:style-name="T10">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🧹 Diretório removido: </text:span><text:span text:style-name="T9">{</text:span><text:span text:style-name="T12">dir_path</text:span><text:span text:style-name="T9">}</text:span><text:span text:style-name="T16">"</text:span><text:span text:style-name="T10">)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remover </text:span><text:span text:style-name="T9">{</text:span><text:span text:style-name="T12">dir_path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✅ Limpeza completa realizada!"</text:span><text:span text:style-name="T10">)</text:span></text:p>
      <text:p text:style-name="P6">    <text:span text:style-name="T15">else</text:span><text:span text:style-name="T10">: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❌ Limpeza cancelada."</text:span><text:span text:style-name="T10">)</text:span></text:p>
      <text:p text:style-name="P4"/>
      <text:p text:style-name="P3"><text:span text:style-name="T8">def</text:span> <text:span text:style-name="T3">setup_first_time</text:span>():</text:p>
      <text:p text:style-name="P6">    <text:span text:style-name="T16">"""Configuração para primeira execução."""</text:span></text:p>
      <text:p text:style-name="P6">    <text:span text:style-name="T11">print</text:span><text:span text:style-name="T10">(</text:span><text:span text:style-name="T16">"🚀 Configuração inicial do sistema..."</text:span><text:span text:style-name="T10">)</text:span></text:p>
      <text:p text:style-name="P6">    </text:p>
      <text:p text:style-name="P6">    <text:span text:style-name="T19"># Atualiza Playwright</text:span></text:p>
      <text:p text:style-name="P6">    <text:span text:style-name="T15">if</text:span><text:span text:style-name="T10"> </text:span><text:span text:style-name="T9">not</text:span><text:span text:style-name="T10"> </text:span><text:span text:style-name="T11">install_playwright</text:span><text:span text:style-name="T10">():</text:span></text:p>
      <text:p text:style-name="P6">        <text:span text:style-name="T11">print</text:span><text:span text:style-name="T10">(</text:span><text:span text:style-name="T16">"❌ Falha na instalação do Playwright"</text:span><text:span text:style-name="T10">)</text:span></text:p>
      <text:p text:style-name="P6">        <text:span text:style-name="T15">return</text:span><text:span text:style-name="T10"> </text:span><text:span text:style-name="T9">False</text:span></text:p>
      <text:p text:style-name="P6">    </text:p>
      <text:p text:style-name="P6">    <text:span text:style-name="T19"># Remove arquivos problemáticos</text:span></text:p>
      <text:p text:style-name="P6">    <text:span text:style-name="T11">fix_playwright_extensions</text:span><text:span text:style-name="T10">()</text:span></text:p>
      <text:p text:style-name="P6">    </text:p>
      <text:p text:style-name="P6">    <text:span text:style-name="T11">print</text:span><text:span text:style-name="T10">(</text:span><text:span text:style-name="T16">"</text:span><text:span text:style-name="T20">\n</text:span><text:span text:style-name="T16">✅ Configuração inicial concluída!"</text:span><text:span text:style-name="T10">)</text:span></text:p>
      <text:p text:style-name="P6">    <text:span text:style-name="T11">print</text:span><text:span text:style-name="T10">(</text:span><text:span text:style-name="T16">"💡 IMPORTANTE: Na primeira execução do bot, uma janela do browser será aberta."</text:span><text:span text:style-name="T10">)</text:span></text:p>
      <text:p text:style-name="P6">    <text:span text:style-name="T11">print</text:span><text:span text:style-name="T10">(</text:span><text:span text:style-name="T16">"   Faça login no Google/Gemini e depois você pode fechar a janela."</text:span><text:span text:style-name="T10">)</text:span></text:p>
      <text:p text:style-name="P6">    <text:span text:style-name="T11">print</text:span><text:span text:style-name="T10">(</text:span><text:span text:style-name="T16">"   Nas próximas execuções, o login será lembrado."</text:span><text:span text:style-name="T10">)</text:span></text:p>
      <text:p text:style-name="P6">    </text:p>
      <text:p text:style-name="P6">    <text:span text:style-name="T15">return</text:span><text:span text:style-name="T10"> </text:span><text:span text:style-name="T9">True</text:span></text:p>
      <text:p text:style-name="P4"/>
      <text:p text:style-name="P3"><text:span text:style-name="T1">if</text:span> <text:span text:style-name="T5">__name__</text:span> <text:span text:style-name="T6">==</text:span> <text:span text:style-name="T7">"__main__"</text:span>:</text:p>
      <text:p text:style-name="P6">    <text:span text:style-name="T11">print</text:span><text:span text:style-name="T10">(</text:span><text:span text:style-name="T16">"=== CORRETOR DO PLAYWRIGHT ==="</text:span><text:span text:style-name="T10">)</text:span></text:p>
      <text:p text:style-name="P6">    <text:span text:style-name="T11">print</text:span><text:span text:style-name="T10">(</text:span><text:span text:style-name="T16">"1. Configuração inicial (recomendado para primeira vez)"</text:span><text:span text:style-name="T10">)</text:span></text:p>
      <text:p text:style-name="P6">    <text:span text:style-name="T11">print</text:span><text:span text:style-name="T10">(</text:span><text:span text:style-name="T16">"2. Corrigir problemas de extensão"</text:span><text:span text:style-name="T10">)</text:span></text:p>
      <text:p text:style-name="P6">    <text:span text:style-name="T11">print</text:span><text:span text:style-name="T10">(</text:span><text:span text:style-name="T16">"3. Limpeza completa (remove login salvo)"</text:span><text:span text:style-name="T10">)</text:span></text:p>
      <text:p text:style-name="P6">    <text:span text:style-name="T11">print</text:span><text:span text:style-name="T10">(</text:span><text:span text:style-name="T16">"4. Apenas atualizar Playwright"</text:span><text:span text:style-name="T10">)</text:span></text:p>
      <text:p text:style-name="P6">    <text:span text:style-name="T11">print</text:span><text:span text:style-name="T10">(</text:span><text:span text:style-name="T16">"5. Sair"</text:span><text:span text:style-name="T10">)</text:span></text:p>
      <text:p text:style-name="P6">    </text:p>
      <text:p text:style-name="P6">    <text:span text:style-name="T12">choice</text:span><text:span text:style-name="T10"> </text:span><text:span text:style-name="T13">=</text:span><text:span text:style-name="T10"> </text:span><text:span text:style-name="T11">input</text:span><text:span text:style-name="T10">(</text:span><text:span text:style-name="T16">"Escolha uma opção (1/2/3/4/5): "</text:span><text:span text:style-name="T10">).</text:span><text:span text:style-name="T11">strip</text:span><text:span text:style-name="T10">()</text:span></text:p>
      <text:p text:style-name="P6">    </text:p>
      <text:p text:style-name="P6">    <text:span text:style-name="T15">if</text:span><text:span text:style-name="T10"> </text:span><text:span text:style-name="T12">choice</text:span><text:span text:style-name="T10"> </text:span><text:span text:style-name="T13">==</text:span><text:span text:style-name="T10"> </text:span><text:span text:style-name="T16">"1"</text:span><text:span text:style-name="T10">:</text:span></text:p>
      <text:p text:style-name="P6">        <text:span text:style-name="T11">setup_first_time</text:span><text:span text:style-name="T10">()</text:span></text:p>
      <text:p text:style-name="P6">        </text:p>
      <text:p text:style-name="P6">    <text:span text:style-name="T15">elif</text:span><text:span text:style-name="T10"> </text:span><text:span text:style-name="T12">choice</text:span><text:span text:style-name="T10"> </text:span><text:span text:style-name="T13">==</text:span><text:span text:style-name="T10"> </text:span><text:span text:style-name="T16">"2"</text:span><text:span text:style-name="T10">:</text:span></text:p>
      <text:p text:style-name="P6">        <text:span text:style-name="T11">fix_playwright_extensions</text:span><text:span text:style-name="T10">()</text:span></text:p>
      <text:p text:style-name="P6">        <text:span text:style-name="T11">print</text:span><text:span text:style-name="T10">(</text:span><text:span text:style-name="T16">"</text:span><text:span text:style-name="T20">\n</text:span><text:span text:style-name="T16">✅ Correção aplicada! Tente executar o bot novamente."</text:span><text:span text:style-name="T10">)</text:span></text:p>
      <text:p text:style-name="P6"><text:soft-page-break/>        </text:p>
      <text:p text:style-name="P6">    <text:span text:style-name="T15">elif</text:span><text:span text:style-name="T10"> </text:span><text:span text:style-name="T12">choice</text:span><text:span text:style-name="T10"> </text:span><text:span text:style-name="T13">==</text:span><text:span text:style-name="T10"> </text:span><text:span text:style-name="T16">"3"</text:span><text:span text:style-name="T10">:</text:span></text:p>
      <text:p text:style-name="P6">        <text:span text:style-name="T11">clean_all_playwright_data</text:span><text:span text:style-name="T10">()</text:span></text:p>
      <text:p text:style-name="P6">        </text:p>
      <text:p text:style-name="P6">    <text:span text:style-name="T15">elif</text:span><text:span text:style-name="T10"> </text:span><text:span text:style-name="T12">choice</text:span><text:span text:style-name="T10"> </text:span><text:span text:style-name="T13">==</text:span><text:span text:style-name="T10"> </text:span><text:span text:style-name="T16">"4"</text:span><text:span text:style-name="T10">:</text:span></text:p>
      <text:p text:style-name="P6">        <text:span text:style-name="T11">install_playwright</text:span><text:span text:style-name="T10">()</text:span></text:p>
      <text:p text:style-name="P6">        </text:p>
      <text:p text:style-name="P6">    <text:span text:style-name="T15">else</text:span><text:span text:style-name="T10">:</text:span></text:p>
      <text:p text:style-name="P6">        <text:span text:style-name="T11">print</text:span><text:span text:style-name="T10">(</text:span><text:span text:style-name="T16">"👋 Saindo..."</text:span><text:span text:style-name="T10">)</text:span></text:p>
      <text:p text:style-name="P22"/>
      <text:p text:style-name="P22"/>
      <text:p text:style-name="P22"/>
      <text:p text:style-name="P22"/>
      <text:p text:style-name="P22"/>
      <text:p text:style-name="P22">AI_ANALIZER</text:p>
      <text:p text:style-name="P22"/>
      <text:p text:style-name="P23"># ai_analyzer_firefox.py</text:p>
      <text:p text:style-name="P4"/>
      <text:p text:style-name="P3"><text:span text:style-name="T1">import</text:span> <text:span text:style-name="T2">json</text:span></text:p>
      <text:p text:style-name="P3"><text:span text:style-name="T1">from</text:span> <text:span text:style-name="T2">playwright</text:span>.<text:span text:style-name="T2">sync_api</text:span> <text:span text:style-name="T1">import</text:span> <text:span text:style-name="T3">sync_playwright</text:span>, <text:span text:style-name="T2">TimeoutError</text:span></text:p>
      <text:p text:style-name="P3"><text:span text:style-name="T1">import</text:span> <text:span text:style-name="T2">logging</text:span></text:p>
      <text:p text:style-name="P3"><text:span text:style-name="T1">import</text:span> <text:span text:style-name="T2">time</text:span></text:p>
      <text:p text:style-name="P3"><text:span text:style-name="T1">import</text:span> <text:span text:style-name="T2">os</text:span></text:p>
      <text:p text:style-name="P3"><text:span text:style-name="T1">import</text:span> <text:span text:style-name="T2">shutil</text:span></text:p>
      <text:p text:style-name="P3"><text:span text:style-name="T1">import</text:span> <text:span text:style-name="T2">random</text:span></text:p>
      <text:p text:style-name="P4"/>
      <text:p text:style-name="P5"># URL do Google Gemini</text:p>
      <text:p text:style-name="P3"><text:span text:style-name="T4">GEMINI_URL</text:span> <text:span text:style-name="T6">=</text:span> <text:span text:style-name="T7">"https://gemini.google.com/app"</text:span></text:p>
      <text:p text:style-name="P4"/>
      <text:p text:style-name="P3"><text:span text:style-name="T8">class</text:span> <text:span text:style-name="T2">AIAnalyzer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headless</text:span><text:span text:style-name="T13">=</text:span><text:span text:style-name="T9">False</text:span><text:span text:style-name="T10">, </text:span><text:span text:style-name="T12">user_data_dir</text:span><text:span text:style-name="T13">=</text:span><text:span text:style-name="T16">"./firefox_data"</text:span><text:span text:style-name="T10">):</text:span></text:p>
      <text:p text:style-name="P6">        <text:span text:style-name="T12">self</text:span><text:span text:style-name="T10">.</text:span><text:span text:style-name="T12">headless</text:span><text:span text:style-name="T10"> </text:span><text:span text:style-name="T13">=</text:span><text:span text:style-name="T10"> </text:span><text:span text:style-name="T12">headless</text:span></text:p>
      <text:p text:style-name="P6">        <text:span text:style-name="T12">self</text:span><text:span text:style-name="T10">.</text:span><text:span text:style-name="T12">user_data_dir</text:span><text:span text:style-name="T10"> </text:span><text:span text:style-name="T13">=</text:span><text:span text:style-name="T10"> </text:span><text:span text:style-name="T12">user_data_dir</text:span></text:p>
      <text:p text:style-name="P6">        <text:span text:style-name="T12">self</text:span><text:span text:style-name="T10">.</text:span><text:span text:style-name="T12">browser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context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page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playwright</text:span><text:span text:style-name="T10"> </text:span><text:span text:style-name="T13">=</text:span><text:span text:style-name="T10"> </text:span><text:span text:style-name="T9">None</text:span></text:p>
      <text:p text:style-name="P6">        <text:span text:style-name="T12">self</text:span><text:span text:style-name="T10">.</text:span><text:span text:style-name="T12">is_logged_in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self</text:span><text:span text:style-name="T10">.</text:span><text:span text:style-name="T11">_ensure_user_data_dir</text:span><text:span text:style-name="T10">()</text:span></text:p>
      <text:p text:style-name="P6">    </text:p>
      <text:p text:style-name="P6">    <text:span text:style-name="T9">def</text:span><text:span text:style-name="T10"> </text:span><text:span text:style-name="T11">_ensure_user_data_dir</text:span><text:span text:style-name="T10">(</text:span><text:span text:style-name="T12">self</text:span><text:span text:style-name="T10">):</text:span></text:p>
      <text:p text:style-name="P6">        <text:span text:style-name="T16">"""Garante que o diretório de dados do usuário existe."""</text:span></text:p>
      <text:p text:style-name="P6">        <text:span text:style-name="T15">if</text:span><text:span text:style-name="T10"> </text:span><text:span text:style-name="T9">not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self</text:span><text:span text:style-name="T10">.</text:span><text:span text:style-name="T12">user_data_dir</text:span><text:span text:style-name="T10">):</text:span></text:p>
      <text:p text:style-name="P6">            <text:span text:style-name="T17">os</text:span><text:span text:style-name="T10">.</text:span><text:span text:style-name="T11">makedirs</text:span><text:span text:style-name="T10">(</text:span><text:span text:style-name="T12">self</text:span><text:span text:style-name="T10">.</text:span><text:span text:style-name="T12">user_data_dir</text:span><text:span text:style-name="T10">, </text:span><text:span text:style-name="T12">exist_ok</text:span><text:span text:style-name="T13">=</text:span><text:span text:style-name="T9">True</text:span><text:span text:style-name="T10">)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📁 Diretório Firefox criado: </text:span><text:span text:style-name="T9">{</text:span><text:span text:style-name="T12">self</text:span><text:span text:style-name="T10">.</text:span><text:span text:style-name="T12">user_data_dir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clean_user_data_dir</text:span><text:span text:style-name="T10">(</text:span><text:span text:style-name="T12">self</text:span><text:span text:style-name="T10">):</text:span></text:p>
      <text:p text:style-name="P6"><text:soft-page-break/>        <text:span text:style-name="T16">"""Limpa completamente o diretório de dados do usuário."""</text:span></text:p>
      <text:p text:style-name="P6">        <text:span text:style-name="T15">try</text:span><text:span text:style-name="T10">: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ontext</text:span><text:span text:style-name="T10">:</text:span></text:p>
      <text:p text:style-name="P6">                <text:span text:style-name="T12">self</text:span><text:span text:style-name="T10">.</text:span><text:span text:style-name="T12">context</text:span><text:span text:style-name="T10">.</text:span><text:span text:style-name="T11">close</text:span><text:span text:style-name="T10">(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browser</text:span><text:span text:style-name="T10">:</text:span></text:p>
      <text:p text:style-name="P6">                <text:span text:style-name="T12">self</text:span><text:span text:style-name="T10">.</text:span><text:span text:style-name="T12">browser</text:span><text:span text:style-name="T10">.</text:span><text:span text:style-name="T11">close</text:span><text:span text:style-name="T10">()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playwright</text:span><text:span text:style-name="T10">:</text:span></text:p>
      <text:p text:style-name="P6">                <text:span text:style-name="T12">self</text:span><text:span text:style-name="T10">.</text:span><text:span text:style-name="T12">playwright</text:span><text:span text:style-name="T10">.</text:span><text:span text:style-name="T11">stop</text:span><text:span text:style-name="T10">()</text:span></text:p>
      <text:p text:style-name="P6">                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2</text:span><text:span text:style-name="T10">)</text:span></text:p>
      <text:p text:style-name="P6">            </text:p>
      <text:p text:style-name="P6">    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self</text:span><text:span text:style-name="T10">.</text:span><text:span text:style-name="T12">user_data_dir</text:span><text:span text:style-name="T10">):</text:span></text:p>
      <text:p text:style-name="P6">                <text:span text:style-name="T17">shutil</text:span><text:span text:style-name="T10">.</text:span><text:span text:style-name="T12">rmtree</text:span><text:span text:style-name="T10">(</text:span><text:span text:style-name="T12">self</text:span><text:span text:style-name="T10">.</text:span><text:span text:style-name="T12">user_data_dir</text:span><text:span text:style-name="T10">)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🧹 Diretório Firefox limpo: </text:span><text:span text:style-name="T9">{</text:span><text:span text:style-name="T12">self</text:span><text:span text:style-name="T10">.</text:span><text:span text:style-name="T12">user_data_dir</text:span><text:span text:style-name="T9">}</text:span><text:span text:style-name="T16">"</text:span><text:span text:style-name="T10">)</text:span></text:p>
      <text:p text:style-name="P6">            <text:span text:style-name="T12">self</text:span><text:span text:style-name="T10">.</text:span><text:span text:style-name="T11">_ensure_user_data_dir</text:span><text:span text:style-name="T10">()</text:span></text:p>
      <text:p text:style-name="P6">            </text:p>
      <text:p text:style-name="P6">            <text:span text:style-name="T19"># Reinicializa variáveis</text:span></text:p>
      <text:p text:style-name="P6">            <text:span text:style-name="T12">self</text:span><text:span text:style-name="T10">.</text:span><text:span text:style-name="T12">browser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2">self</text:span><text:span text:style-name="T10">.</text:span><text:span text:style-name="T12">context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2">self</text:span><text:span text:style-name="T10">.</text:span><text:span text:style-name="T12">page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2">self</text:span><text:span text:style-name="T10">.</text:span><text:span text:style-name="T12">playwright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2">self</text:span><text:span text:style-name="T10">.</text:span><text:span text:style-name="T12">is_logged_in</text:span><text:span text:style-name="T10"> </text:span><text:span text:style-name="T13">=</text:span><text:span text:style-name="T10"> </text:span><text:span text:style-name="T9">False</text:span></text:p>
      <text:p text:style-name="P6">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limpar diretóri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create_prompt</text:span><text:span text:style-name="T10">(</text:span><text:span text:style-name="T12">self</text:span><text:span text:style-name="T10">, </text:span><text:span text:style-name="T12">event_data</text:span><text:span text:style-name="T10">: </text:span><text:span text:style-name="T17">dict</text:span><text:span text:style-name="T10">) -&gt; </text:span><text:span text:style-name="T17">str</text:span><text:span text:style-name="T10">:</text:span></text:p>
      <text:p text:style-name="P6">        <text:span text:style-name="T16">"""Cria um prompt otimizado para análise de eventos de mercado."""</text:span></text:p>
      <text:p text:style-name="P6">        <text:span text:style-name="T12">tipo_event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tipo_evento"</text:span><text:span text:style-name="T10">, </text:span><text:span text:style-name="T16">"N/A"</text:span><text:span text:style-name="T10">)</text:span></text:p>
      <text:p text:style-name="P6">        <text:span text:style-name="T12">ativ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ativo"</text:span><text:span text:style-name="T10">, </text:span><text:span text:style-name="T16">"N/A"</text:span><text:span text:style-name="T10">)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descricao"</text:span><text:span text:style-name="T10">, </text:span><text:span text:style-name="T16">"Sem descrição."</text:span><text:span text:style-name="T10">)</text:span></text:p>
      <text:p text:style-name="P6">        <text:span text:style-name="T12">delt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delta"</text:span><text:span text:style-name="T10">, </text:span><text:span text:style-name="T14">0.0</text:span><text:span text:style-name="T10">)</text:span></text:p>
      <text:p text:style-name="P6">        <text:span text:style-name="T12">volume_total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.0</text:span><text:span text:style-name="T10">)</text:span></text:p>
      <text:p text:style-name="P6">        <text:span text:style-name="T12">preco_fechament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preco_fechamento"</text:span><text:span text:style-name="T10">, </text:span><text:span text:style-name="T14">0.0</text:span><text:span text:style-name="T10">)</text:span></text:p>
      <text:p text:style-name="P6">        <text:span text:style-name="T12">volume_compr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compra"</text:span><text:span text:style-name="T10">, </text:span><text:span text:style-name="T14">0.0</text:span><text:span text:style-name="T10">)</text:span></text:p>
      <text:p text:style-name="P6">        <text:span text:style-name="T12">volume_vend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venda"</text:span><text:span text:style-name="T10">, </text:span><text:span text:style-name="T14">0.0</text:span><text:span text:style-name="T10">)</text:span></text:p>
      <text:p text:style-name="P6">        </text:p>
      <text:p text:style-name="P6">        <text:span text:style-name="T12">contexto_extra</text:span><text:span text:style-name="T10"> </text:span><text:span text:style-name="T13">=</text:span><text:span text:style-name="T10"> </text:span><text:span text:style-name="T16">""</text:span></text:p>
      <text:p text:style-name="P6">        <text:span text:style-name="T15">if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contexto_sma"</text:span><text:span text:style-name="T10">):</text:span></text:p>
      <text:p text:style-name="P6">            <text:span text:style-name="T12">contexto_extra</text:span><text:span text:style-name="T10"> </text:span><text:span text:style-name="T13">+=</text:span><text:span text:style-name="T10"> </text:span><text:span text:style-name="T9">f</text:span><text:span text:style-name="T16">"- **Contexto SMA:** </text:span><text:span text:style-name="T9">{</text:span><text:span text:style-name="T12">event_data</text:span><text:span text:style-name="T10">.</text:span><text:span text:style-name="T11">get</text:span><text:span text:style-name="T10">(</text:span><text:span text:style-name="T16">'contexto_sma'</text:span><text:span text:style-name="T10">)</text:span><text:span text:style-name="T9">}</text:span><text:span text:style-name="T20">\n</text:span><text:span text:style-name="T16">"</text:span></text:p>
      <text:p text:style-name="P6">        <text:span text:style-name="T15">if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indice_absorcao"</text:span><text:span text:style-name="T10">):</text:span></text:p>
      <text:p text:style-name="P6">            <text:span text:style-name="T12">contexto_extra</text:span><text:span text:style-name="T10"> </text:span><text:span text:style-name="T13">+=</text:span><text:span text:style-name="T10"> </text:span><text:span text:style-name="T9">f</text:span><text:span text:style-name="T16">"- **Índice de Absorção:** </text:span><text:span text:style-name="T9">{</text:span><text:span text:style-name="T12">event_data</text:span><text:span text:style-name="T10">.</text:span><text:span text:style-name="T11">get</text:span><text:span text:style-name="T10">(</text:span><text:span text:style-name="T16">'indice_absorcao'</text:span><text:span text:style-name="T10">)</text:span><text:span text:style-name="T9">:.2f}</text:span><text:span text:style-name="T20">\n</text:span><text:span text:style-name="T16">"</text:span></text:p>
      <text:p text:style-name="P4"/>
      <text:p text:style-name="P6">        <text:span text:style-name="T12">prompt</text:span><text:span text:style-name="T10"> </text:span><text:span text:style-name="T13">=</text:span><text:span text:style-name="T10"> </text:span><text:span text:style-name="T9">f</text:span><text:span text:style-name="T16">"""Analise este evento de mercado como um especialista em order flow:</text:span></text:p>
      <text:p text:style-name="P4"/>
      <text:p text:style-name="P24">**DADOS DO EVENTO:**</text:p>
      <text:p text:style-name="P3"><text:span text:style-name="T7">- Ativo: </text:span><text:span text:style-name="T8">{</text:span><text:span text:style-name="T5">ativo</text:span><text:span text:style-name="T8">}</text:span></text:p>
      <text:p text:style-name="P3"><text:span text:style-name="T7">- Tipo: </text:span><text:span text:style-name="T8">{</text:span><text:span text:style-name="T5">tipo_evento</text:span><text:span text:style-name="T8">}</text:span></text:p>
      <text:p text:style-name="P3"><text:span text:style-name="T7">- Descrição: </text:span><text:span text:style-name="T8">{</text:span><text:span text:style-name="T5">descricao</text:span><text:span text:style-name="T8">}</text:span></text:p>
      <text:p text:style-name="P3"><text:span text:style-name="T7">- Delta: </text:span><text:span text:style-name="T8">{</text:span><text:span text:style-name="T5">delta</text:span><text:span text:style-name="T8">:.2f}</text:span></text:p>
      <text:p text:style-name="P3"><text:soft-page-break/><text:span text:style-name="T7">- Volume Total: </text:span><text:span text:style-name="T8">{</text:span><text:span text:style-name="T5">volume_total</text:span><text:span text:style-name="T8">:.0f}</text:span></text:p>
      <text:p text:style-name="P3"><text:span text:style-name="T7">- Volume Compra: </text:span><text:span text:style-name="T8">{</text:span><text:span text:style-name="T5">volume_compra</text:span><text:span text:style-name="T8">:.0f}</text:span></text:p>
      <text:p text:style-name="P3"><text:span text:style-name="T7">- Volume Venda: </text:span><text:span text:style-name="T8">{</text:span><text:span text:style-name="T5">volume_venda</text:span><text:span text:style-name="T8">:.0f}</text:span></text:p>
      <text:p text:style-name="P3"><text:span text:style-name="T7">- Preço Fechamento: $</text:span><text:span text:style-name="T8">{</text:span><text:span text:style-name="T5">preco_fechamento</text:span><text:span text:style-name="T8">:.2f}</text:span></text:p>
      <text:p text:style-name="P3"><text:span text:style-name="T8">{</text:span><text:span text:style-name="T5">contexto_extra</text:span><text:span text:style-name="T8">}</text:span></text:p>
      <text:p text:style-name="P4"/>
      <text:p text:style-name="P24">**ANÁLISE SOLICITADA:**</text:p>
      <text:p text:style-name="P24">Forneça uma análise concisa (máximo 150 palavras) respondendo:</text:p>
      <text:p text:style-name="P4"/>
      <text:p text:style-name="P24">1. **Interpretação:** O que este evento revela sobre o fluxo de ordens?</text:p>
      <text:p text:style-name="P24">2. **Força Dominante:** Compradores ou vendedores estão no controle?</text:p>
      <text:p text:style-name="P24">3. **Expectativa:** Qual movimento é mais provável no curto prazo?</text:p>
      <text:p text:style-name="P24">4. **Ação:** Recomendação prática para este cenário.</text:p>
      <text:p text:style-name="P4"/>
      <text:p text:style-name="P24">Seja direto e objetivo."""</text:p>
      <text:p text:style-name="P6">        </text:p>
      <text:p text:style-name="P6">        <text:span text:style-name="T15">return</text:span><text:span text:style-name="T10"> </text:span><text:span text:style-name="T12">prompt</text:span></text:p>
      <text:p text:style-name="P4"/>
      <text:p text:style-name="P6">    <text:span text:style-name="T9">def</text:span><text:span text:style-name="T10"> </text:span><text:span text:style-name="T11">_wait_for_element_safely</text:span><text:span text:style-name="T10">(</text:span><text:span text:style-name="T12">self</text:span><text:span text:style-name="T10">, </text:span><text:span text:style-name="T12">page</text:span><text:span text:style-name="T10">, </text:span><text:span text:style-name="T12">selector</text:span><text:span text:style-name="T10">, </text:span><text:span text:style-name="T12">timeout</text:span><text:span text:style-name="T13">=</text:span><text:span text:style-name="T14">15000</text:span><text:span text:style-name="T10">):</text:span></text:p>
      <text:p text:style-name="P6">        <text:span text:style-name="T16">"""Espera por um elemento com tratamento de erro melhorado."""</text:span></text:p>
      <text:p text:style-name="P6">        <text:span text:style-name="T15">try</text:span><text:span text:style-name="T10">:</text:span></text:p>
      <text:p text:style-name="P6">            <text:span text:style-name="T12">element</text:span><text:span text:style-name="T10"> </text:span><text:span text:style-name="T13">=</text:span><text:span text:style-name="T10"> </text:span><text:span text:style-name="T12">page</text:span><text:span text:style-name="T10">.wait_for_selector(</text:span><text:span text:style-name="T12">selector</text:span><text:span text:style-name="T10">, </text:span><text:span text:style-name="T12">timeout</text:span><text:span text:style-name="T13">=</text:span><text:span text:style-name="T12">timeout</text:span><text:span text:style-name="T10">, </text:span><text:span text:style-name="T12">state</text:span><text:span text:style-name="T13">=</text:span><text:span text:style-name="T16">"visible"</text:span><text:span text:style-name="T10">)</text:span></text:p>
      <text:p text:style-name="P6">            <text:span text:style-name="T15">return</text:span><text:span text:style-name="T10"> </text:span><text:span text:style-name="T12">element</text:span></text:p>
      <text:p text:style-name="P6">        <text:span text:style-name="T15">except</text:span><text:span text:style-name="T10"> </text:span><text:span text:style-name="T17">TimeoutError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⏰ Timeout aguardando elemento: </text:span><text:span text:style-name="T9">{</text:span><text:span text:style-name="T12">selector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Non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Erro aguardando elemento </text:span><text:span text:style-name="T9">{</text:span><text:span text:style-name="T12">selector</text:span><text:span text:style-name="T9">}</text:span><text:span text:style-name="T16">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_initialize_browser</text:span><text:span text:style-name="T10">(</text:span><text:span text:style-name="T12">self</text:span><text:span text:style-name="T10">):</text:span></text:p>
      <text:p text:style-name="P6">        <text:span text:style-name="T16">"""Inicializa o Firefox com configurações otimizadas."""</text:span></text:p>
      <text:p text:style-name="P6">        <text:span text:style-name="T15">try</text:span><text:span text:style-name="T10">: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playwright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🦊 Inicializando Playwright com Firefox..."</text:span><text:span text:style-name="T10">)</text:span></text:p>
      <text:p text:style-name="P6">                <text:span text:style-name="T12">self</text:span><text:span text:style-name="T10">.</text:span><text:span text:style-name="T12">playwright</text:span><text:span text:style-name="T10"> </text:span><text:span text:style-name="T13">=</text:span><text:span text:style-name="T10"> </text:span><text:span text:style-name="T11">sync_playwright</text:span><text:span text:style-name="T10">().</text:span><text:span text:style-name="T11">start</text:span><text:span text:style-name="T10">()</text:span></text:p>
      <text:p text:style-name="P6">                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browser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🌐 Abrindo Firefox..."</text:span><text:span text:style-name="T10">)</text:span></text:p>
      <text:p text:style-name="P6">                </text:p>
      <text:p text:style-name="P6">                <text:span text:style-name="T19"># Firefox tem menos detecção de automação que Chrome</text:span></text:p>
      <text:p text:style-name="P6">                <text:span text:style-name="T12">firefox_args</text:span><text:span text:style-name="T10"> </text:span><text:span text:style-name="T13">=</text:span><text:span text:style-name="T10"> [</text:span></text:p>
      <text:p text:style-name="P6">                    <text:span text:style-name="T16">"--width=1920"</text:span><text:span text:style-name="T10">,</text:span></text:p>
      <text:p text:style-name="P6">                    <text:span text:style-name="T16">"--height=1080"</text:span></text:p>
      <text:p text:style-name="P6">                <text:span text:style-name="T10">]</text:span></text:p>
      <text:p text:style-name="P6">                </text:p>
      <text:p text:style-name="P6">                <text:span text:style-name="T12">self</text:span><text:span text:style-name="T10">.</text:span><text:span text:style-name="T12">browser</text:span><text:span text:style-name="T10"> </text:span><text:span text:style-name="T13">=</text:span><text:span text:style-name="T10"> </text:span><text:span text:style-name="T12">self</text:span><text:span text:style-name="T10">.</text:span><text:span text:style-name="T12">playwright</text:span><text:span text:style-name="T10">.</text:span><text:span text:style-name="T12">firefox</text:span><text:span text:style-name="T10">.</text:span><text:span text:style-name="T11">launch</text:span><text:span text:style-name="T10">(</text:span></text:p>
      <text:p text:style-name="P6">                    <text:span text:style-name="T12">headless</text:span><text:span text:style-name="T13">=</text:span><text:span text:style-name="T12">self</text:span><text:span text:style-name="T10">.</text:span><text:span text:style-name="T12">headless</text:span><text:span text:style-name="T10">,</text:span></text:p>
      <text:p text:style-name="P6">                    <text:span text:style-name="T12">args</text:span><text:span text:style-name="T13">=</text:span><text:span text:style-name="T12">firefox_args</text:span></text:p>
      <text:p text:style-name="P6">                <text:span text:style-name="T10">)</text:span></text:p>
      <text:p text:style-name="P6">                </text:p>
      <text:p text:style-name="P6"><text:soft-page-break/>                <text:span text:style-name="T19"># Cria contexto com configurações realistas</text:span></text:p>
      <text:p text:style-name="P6">                <text:span text:style-name="T12">self</text:span><text:span text:style-name="T10">.</text:span><text:span text:style-name="T12">context</text:span><text:span text:style-name="T10"> </text:span><text:span text:style-name="T13">=</text:span><text:span text:style-name="T10"> </text:span><text:span text:style-name="T12">self</text:span><text:span text:style-name="T10">.</text:span><text:span text:style-name="T12">browser</text:span><text:span text:style-name="T10">.</text:span><text:span text:style-name="T11">new_context</text:span><text:span text:style-name="T10">(</text:span></text:p>
      <text:p text:style-name="P6">                    <text:span text:style-name="T12">viewport</text:span><text:span text:style-name="T13">=</text:span><text:span text:style-name="T10">{</text:span><text:span text:style-name="T16">"width"</text:span><text:span text:style-name="T10">: </text:span><text:span text:style-name="T14">1920</text:span><text:span text:style-name="T10">, </text:span><text:span text:style-name="T16">"height"</text:span><text:span text:style-name="T10">: </text:span><text:span text:style-name="T14">1080</text:span><text:span text:style-name="T10">},</text:span></text:p>
      <text:p text:style-name="P6">                    <text:span text:style-name="T12">user_agent</text:span><text:span text:style-name="T13">=</text:span><text:span text:style-name="T16">"Mozilla/5.0 (Windows NT 10.0; Win64; x64; rv:122.0) Gecko/20100101 Firefox/122.0"</text:span><text:span text:style-name="T10">,</text:span></text:p>
      <text:p text:style-name="P6">                    <text:span text:style-name="T12">locale</text:span><text:span text:style-name="T13">=</text:span><text:span text:style-name="T16">"pt-BR"</text:span><text:span text:style-name="T10">,</text:span></text:p>
      <text:p text:style-name="P6">                    <text:span text:style-name="T12">timezone_id</text:span><text:span text:style-name="T13">=</text:span><text:span text:style-name="T16">"America/Sao_Paulo"</text:span><text:span text:style-name="T10">,</text:span></text:p>
      <text:p text:style-name="P6">                    <text:span text:style-name="T12">extra_http_headers</text:span><text:span text:style-name="T13">=</text:span><text:span text:style-name="T10">{</text:span></text:p>
      <text:p text:style-name="P6">                        <text:span text:style-name="T16">"Accept-Language"</text:span><text:span text:style-name="T10">: </text:span><text:span text:style-name="T16">"pt-BR,pt;q=0.9,en-US;q=0.8,en;q=0.7"</text:span><text:span text:style-name="T10">,</text:span></text:p>
      <text:p text:style-name="P6">                        <text:span text:style-name="T16">"Accept"</text:span><text:span text:style-name="T10">: </text:span><text:span text:style-name="T16">"text/html,application/xhtml+xml,application/xml;q=0.9,image/webp,*/*;q=0.8"</text:span><text:span text:style-name="T10">,</text:span></text:p>
      <text:p text:style-name="P6">                        <text:span text:style-name="T16">"Accept-Encoding"</text:span><text:span text:style-name="T10">: </text:span><text:span text:style-name="T16">"gzip, deflate, br"</text:span><text:span text:style-name="T10">,</text:span></text:p>
      <text:p text:style-name="P6">                        <text:span text:style-name="T16">"DNT"</text:span><text:span text:style-name="T10">: </text:span><text:span text:style-name="T16">"1"</text:span><text:span text:style-name="T10">,</text:span></text:p>
      <text:p text:style-name="P6">                        <text:span text:style-name="T16">"Connection"</text:span><text:span text:style-name="T10">: </text:span><text:span text:style-name="T16">"keep-alive"</text:span><text:span text:style-name="T10">,</text:span></text:p>
      <text:p text:style-name="P6">                        <text:span text:style-name="T16">"Upgrade-Insecure-Requests"</text:span><text:span text:style-name="T10">: </text:span><text:span text:style-name="T16">"1"</text:span></text:p>
      <text:p text:style-name="P6">                    <text:span text:style-name="T10">}</text:span></text:p>
      <text:p text:style-name="P6">                <text:span text:style-name="T10">)</text:span></text:p>
      <text:p text:style-name="P6">                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page</text:span><text:span text:style-name="T10"> </text:span><text:span text:style-name="T9">is</text:span><text:span text:style-name="T10"> </text:span><text:span text:style-name="T9">None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📄 Criando nova página..."</text:span><text:span text:style-name="T10">)</text:span></text:p>
      <text:p text:style-name="P6">                <text:span text:style-name="T12">self</text:span><text:span text:style-name="T10">.</text:span><text:span text:style-name="T12">page</text:span><text:span text:style-name="T10"> </text:span><text:span text:style-name="T13">=</text:span><text:span text:style-name="T10"> </text:span><text:span text:style-name="T12">self</text:span><text:span text:style-name="T10">.</text:span><text:span text:style-name="T12">context</text:span><text:span text:style-name="T10">.</text:span><text:span text:style-name="T11">new_page</text:span><text:span text:style-name="T10">()</text:span></text:p>
      <text:p text:style-name="P6">                </text:p>
      <text:p text:style-name="P6">                <text:span text:style-name="T19"># Bloqueia apenas recursos desnecessários</text:span></text:p>
      <text:p text:style-name="P6">                <text:span text:style-name="T12">self</text:span><text:span text:style-name="T10">.</text:span><text:span text:style-name="T12">page</text:span><text:span text:style-name="T10">.</text:span><text:span text:style-name="T11">route</text:span><text:span text:style-name="T10">(</text:span><text:span text:style-name="T16">"**/*.{png,jpg,jpeg,gif,svg,woff,woff2}"</text:span><text:span text:style-name="T10">, </text:span><text:span text:style-name="T9">lambda</text:span><text:span text:style-name="T10"> </text:span><text:span text:style-name="T12">route</text:span><text:span text:style-name="T10">: </text:span><text:span text:style-name="T12">route</text:span><text:span text:style-name="T10">.</text:span><text:span text:style-name="T11">abort</text:span><text:span text:style-name="T10">())</text:span></text:p>
      <text:p text:style-name="P6">    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inicializar Firefox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aise</text:span><text:span text:style-name="T10"> </text:span><text:span text:style-name="T12">e</text:span></text:p>
      <text:p text:style-name="P4"/>
      <text:p text:style-name="P6">    <text:span text:style-name="T9">def</text:span><text:span text:style-name="T10"> </text:span><text:span text:style-name="T11">_handle_initial_popups</text:span><text:span text:style-name="T10">(</text:span><text:span text:style-name="T12">self</text:span><text:span text:style-name="T10">, </text:span><text:span text:style-name="T12">page</text:span><text:span text:style-name="T10">):</text:span></text:p>
      <text:p text:style-name="P6">        <text:span text:style-name="T16">"""Lida com popups iniciais que podem aparecer no Gemini."""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🔍 Verificando popups iniciais..."</text:span><text:span text:style-name="T10">)</text:span></text:p>
      <text:p text:style-name="P6">        </text:p>
      <text:p text:style-name="P6">        <text:span text:style-name="T12">popup_selectors</text:span><text:span text:style-name="T10"> </text:span><text:span text:style-name="T13">=</text:span><text:span text:style-name="T10"> [</text:span></text:p>
      <text:p text:style-name="P6">            <text:span text:style-name="T19"># Seletores em português</text:span></text:p>
      <text:p text:style-name="P6">            <text:span text:style-name="T16">"button:has-text('Entendi')"</text:span><text:span text:style-name="T10">,</text:span></text:p>
      <text:p text:style-name="P6">            <text:span text:style-name="T16">"button:has-text('OK')"</text:span><text:span text:style-name="T10">,</text:span></text:p>
      <text:p text:style-name="P6">            <text:span text:style-name="T16">"button:has-text('Aceitar')"</text:span><text:span text:style-name="T10">, </text:span></text:p>
      <text:p text:style-name="P6">            <text:span text:style-name="T16">"button:has-text('Continuar')"</text:span><text:span text:style-name="T10">,</text:span></text:p>
      <text:p text:style-name="P6">            <text:span text:style-name="T16">"button:has-text('Começar')"</text:span><text:span text:style-name="T10">,</text:span></text:p>
      <text:p text:style-name="P6">            <text:span text:style-name="T16">"button:has-text('Fechar')"</text:span><text:span text:style-name="T10">,</text:span></text:p>
      <text:p text:style-name="P6">            <text:span text:style-name="T19"># Seletores em inglês</text:span></text:p>
      <text:p text:style-name="P6">            <text:span text:style-name="T16">"button:has-text('Got it')"</text:span><text:span text:style-name="T10">,</text:span></text:p>
      <text:p text:style-name="P6">            <text:span text:style-name="T16">"button:has-text('Accept')"</text:span><text:span text:style-name="T10">,</text:span></text:p>
      <text:p text:style-name="P6">            <text:span text:style-name="T16">"button:has-text('Continue')"</text:span><text:span text:style-name="T10">,</text:span></text:p>
      <text:p text:style-name="P6">            <text:span text:style-name="T16">"button:has-text('Start')"</text:span><text:span text:style-name="T10">,</text:span></text:p>
      <text:p text:style-name="P6">            <text:span text:style-name="T16">"button:has-text('Close')"</text:span><text:span text:style-name="T10">,</text:span></text:p>
      <text:p text:style-name="P6">            <text:span text:style-name="T16">"button:has-text('Dismiss')"</text:span><text:span text:style-name="T10">,</text:span></text:p>
      <text:p text:style-name="P6">            <text:span text:style-name="T19"># Seletores por atributos</text:span></text:p>
      <text:p text:style-name="P6">            <text:span text:style-name="T16">"[data-testid='dismiss-button']"</text:span><text:span text:style-name="T10">,</text:span></text:p>
      <text:p text:style-name="P6"><text:soft-page-break/>            <text:span text:style-name="T16">"[data-testid='close-button']"</text:span><text:span text:style-name="T10">,</text:span></text:p>
      <text:p text:style-name="P6">            <text:span text:style-name="T16">"[data-testid='continue-button']"</text:span><text:span text:style-name="T10">,</text:span></text:p>
      <text:p text:style-name="P6">            <text:span text:style-name="T16">"[aria-label*='dismiss']"</text:span><text:span text:style-name="T10">,</text:span></text:p>
      <text:p text:style-name="P6">            <text:span text:style-name="T16">"[aria-label*='close']"</text:span><text:span text:style-name="T10">,</text:span></text:p>
      <text:p text:style-name="P6">            <text:span text:style-name="T16">"[aria-label*='fechar']"</text:span><text:span text:style-name="T10">,</text:span></text:p>
      <text:p text:style-name="P6">            <text:span text:style-name="T19"># Seletores genéricos</text:span></text:p>
      <text:p text:style-name="P6">            <text:span text:style-name="T16">".dismiss-button"</text:span><text:span text:style-name="T10">,</text:span></text:p>
      <text:p text:style-name="P6">            <text:span text:style-name="T16">".close-button"</text:span><text:span text:style-name="T10">,</text:span></text:p>
      <text:p text:style-name="P6">            <text:span text:style-name="T16">"button[class*='dismiss']"</text:span><text:span text:style-name="T10">,</text:span></text:p>
      <text:p text:style-name="P6">            <text:span text:style-name="T16">"button[class*='close']"</text:span></text:p>
      <text:p text:style-name="P6">        <text:span text:style-name="T10">]</text:span></text:p>
      <text:p text:style-name="P6">        </text:p>
      <text:p text:style-name="P6">        <text:span text:style-name="T15">for</text:span><text:span text:style-name="T10"> </text:span><text:span text:style-name="T12">selector</text:span><text:span text:style-name="T10"> </text:span><text:span text:style-name="T15">in</text:span><text:span text:style-name="T10"> </text:span><text:span text:style-name="T12">popup_selectors</text:span><text:span text:style-name="T10">:</text:span></text:p>
      <text:p text:style-name="P6">            <text:span text:style-name="T15">try</text:span><text:span text:style-name="T10">:</text:span></text:p>
      <text:p text:style-name="P6">                <text:span text:style-name="T12">elements</text:span><text:span text:style-name="T10"> </text:span><text:span text:style-name="T13">=</text:span><text:span text:style-name="T10"> </text:span><text:span text:style-name="T12">page</text:span><text:span text:style-name="T10">.locator(</text:span><text:span text:style-name="T12">selector</text:span><text:span text:style-name="T10">)</text:span></text:p>
      <text:p text:style-name="P6">                <text:span text:style-name="T12">count</text:span><text:span text:style-name="T10"> </text:span><text:span text:style-name="T13">=</text:span><text:span text:style-name="T10"> </text:span><text:span text:style-name="T12">elements</text:span><text:span text:style-name="T10">.count()</text:span></text:p>
      <text:p text:style-name="P6">                <text:span text:style-name="T15">if</text:span><text:span text:style-name="T10"> </text:span><text:span text:style-name="T12">cou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    <text:span text:style-name="T15">for</text:span><text:span text:style-name="T10"> </text:span><text:span text:style-name="T12">i</text:span><text:span text:style-name="T10"> </text:span><text:span text:style-name="T15">in</text:span><text:span text:style-name="T10"> </text:span><text:span text:style-name="T17">range</text:span><text:span text:style-name="T10">(</text:span><text:span text:style-name="T12">count</text:span><text:span text:style-name="T10">):</text:span></text:p>
      <text:p text:style-name="P6">                        <text:span text:style-name="T12">element</text:span><text:span text:style-name="T10"> </text:span><text:span text:style-name="T13">=</text:span><text:span text:style-name="T10"> </text:span><text:span text:style-name="T12">elements</text:span><text:span text:style-name="T10">.nth(</text:span><text:span text:style-name="T12">i</text:span><text:span text:style-name="T10">)</text:span></text:p>
      <text:p text:style-name="P6">                        <text:span text:style-name="T15">if</text:span><text:span text:style-name="T10"> </text:span><text:span text:style-name="T12">element</text:span><text:span text:style-name="T10">.is_visible(</text:span><text:span text:style-name="T12">timeout</text:span><text:span text:style-name="T13">=</text:span><text:span text:style-name="T14">1000</text:span><text:span text:style-name="T10">):</text:span></text:p>
      <text:p text:style-name="P6">                            <text:span text:style-name="T12">element</text:span><text:span text:style-name="T10">.click(</text:span><text:span text:style-name="T12">timeout</text:span><text:span text:style-name="T13">=</text:span><text:span text:style-name="T14">3000</text:span><text:span text:style-name="T10">)</text:span></text:p>
      <text:p text:style-name="P6">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Popup fechado: </text:span><text:span text:style-name="T9">{</text:span><text:span text:style-name="T12">selector</text:span><text:span text:style-name="T9">}</text:span><text:span text:style-name="T16">"</text:span><text:span text:style-name="T10">)</text:span></text:p>
      <text:p text:style-name="P6">                            <text:span text:style-name="T17">time</text:span><text:span text:style-name="T10">.</text:span><text:span text:style-name="T11">sleep</text:span><text:span text:style-name="T10">(</text:span><text:span text:style-name="T14">1</text:span><text:span text:style-name="T10">)</text:span></text:p>
      <text:p text:style-name="P6">                            <text:span text:style-name="T15">break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5">continue</text:span></text:p>
      <text:p text:style-name="P6">        </text:p>
      <text:p text:style-name="P6">        <text:span text:style-name="T17">time</text:span><text:span text:style-name="T10">.</text:span><text:span text:style-name="T11">sleep</text:span><text:span text:style-name="T10">(</text:span><text:span text:style-name="T14">2</text:span><text:span text:style-name="T10">)</text:span></text:p>
      <text:p text:style-name="P4"/>
      <text:p text:style-name="P6">    <text:span text:style-name="T9">def</text:span><text:span text:style-name="T10"> </text:span><text:span text:style-name="T11">_check_login_status</text:span><text:span text:style-name="T10">(</text:span><text:span text:style-name="T12">self</text:span><text:span text:style-name="T10">, </text:span><text:span text:style-name="T12">page</text:span><text:span text:style-name="T10">):</text:span></text:p>
      <text:p text:style-name="P6">        <text:span text:style-name="T16">"""Verifica se o usuário está logado no Google."""</text:span></text:p>
      <text:p text:style-name="P6">        <text:span text:style-name="T15">try</text:span><text:span text:style-name="T10">:</text:span></text:p>
      <text:p text:style-name="P6">            <text:span text:style-name="T19"># Verifica indicadores de login</text:span></text:p>
      <text:p text:style-name="P6">            <text:span text:style-name="T12">login_indicators</text:span><text:span text:style-name="T10"> </text:span><text:span text:style-name="T13">=</text:span><text:span text:style-name="T10"> [</text:span></text:p>
      <text:p text:style-name="P6">                <text:span text:style-name="T16">"[data-testid='user-avatar']"</text:span><text:span text:style-name="T10">,</text:span></text:p>
      <text:p text:style-name="P6">                <text:span text:style-name="T16">".gb_d"</text:span><text:span text:style-name="T10">,  </text:span><text:span text:style-name="T19"># Avatar do Google</text:span></text:p>
      <text:p text:style-name="P6">                <text:span text:style-name="T16">"[aria-label*='Account']"</text:span><text:span text:style-name="T10">,</text:span></text:p>
      <text:p text:style-name="P6">                <text:span text:style-name="T16">"[aria-label*='Conta']"</text:span><text:span text:style-name="T10">,</text:span></text:p>
      <text:p text:style-name="P6">                <text:span text:style-name="T16">"img[alt*='profile']"</text:span><text:span text:style-name="T10">,</text:span></text:p>
      <text:p text:style-name="P6">                <text:span text:style-name="T16">"[data-feature-request-trigger-label='avatar']"</text:span><text:span text:style-name="T10">,</text:span></text:p>
      <text:p text:style-name="P6">                <text:span text:style-name="T16">"img[src*='googleusercontent']"</text:span></text:p>
      <text:p text:style-name="P6">            <text:span text:style-name="T10">]</text:span></text:p>
      <text:p text:style-name="P6">            </text:p>
      <text:p text:style-name="P6">            <text:span text:style-name="T15">for</text:span><text:span text:style-name="T10"> </text:span><text:span text:style-name="T12">indicator</text:span><text:span text:style-name="T10"> </text:span><text:span text:style-name="T15">in</text:span><text:span text:style-name="T10"> </text:span><text:span text:style-name="T12">login_indicators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5">if</text:span><text:span text:style-name="T10"> </text:span><text:span text:style-name="T12">page</text:span><text:span text:style-name="T10">.locator(</text:span><text:span text:style-name="T12">indicator</text:span><text:span text:style-name="T10">).first.is_visible(</text:span><text:span text:style-name="T12">timeout</text:span><text:span text:style-name="T13">=</text:span><text:span text:style-name="T14">3000</text:span><text:span text:style-name="T10">):</text:span></text:p>
      <text:p text:style-name="P6">                        <text:span text:style-name="T17">logging</text:span><text:span text:style-name="T10">.</text:span><text:span text:style-name="T11">info</text:span><text:span text:style-name="T10">(</text:span><text:span text:style-name="T16">"✅ Usuário parece estar logado"</text:span><text:span text:style-name="T10">)</text:span></text:p>
      <text:p text:style-name="P6">                        <text:span text:style-name="T12">self</text:span><text:span text:style-name="T10">.</text:span><text:span text:style-name="T12">is_logged_in</text:span><text:span text:style-name="T10"> </text:span><text:span text:style-name="T13">=</text:span><text:span text:style-name="T10"> </text:span><text:span text:style-name="T9">True</text:span></text:p>
      <text:p text:style-name="P6">                        <text:span text:style-name="T15">return</text:span><text:span text:style-name="T10"> </text:span><text:span text:style-name="T9">True</text:span></text:p>
      <text:p text:style-name="P6">                <text:span text:style-name="T15">except</text:span><text:span text:style-name="T10">:</text:span></text:p>
      <text:p text:style-name="P6">                    <text:span text:style-name="T15">continue</text:span></text:p>
      <text:p text:style-name="P6"><text:soft-page-break/>            </text:p>
      <text:p text:style-name="P6">            <text:span text:style-name="T19"># Verifica se há botões de login</text:span></text:p>
      <text:p text:style-name="P6">            <text:span text:style-name="T12">login_buttons</text:span><text:span text:style-name="T10"> </text:span><text:span text:style-name="T13">=</text:span><text:span text:style-name="T10"> [</text:span></text:p>
      <text:p text:style-name="P6">                <text:span text:style-name="T16">"button:has-text('Sign in')"</text:span><text:span text:style-name="T10">,</text:span></text:p>
      <text:p text:style-name="P6">                <text:span text:style-name="T16">"button:has-text('Entrar')"</text:span><text:span text:style-name="T10">,</text:span></text:p>
      <text:p text:style-name="P6">                <text:span text:style-name="T16">"a:has-text('Sign in')"</text:span><text:span text:style-name="T10">,</text:span></text:p>
      <text:p text:style-name="P6">                <text:span text:style-name="T16">"a:has-text('Entrar')"</text:span><text:span text:style-name="T10">,</text:span></text:p>
      <text:p text:style-name="P6">                <text:span text:style-name="T16">"button:has-text('Fazer login')"</text:span></text:p>
      <text:p text:style-name="P6">            <text:span text:style-name="T10">]</text:span></text:p>
      <text:p text:style-name="P6">            </text:p>
      <text:p text:style-name="P6">            <text:span text:style-name="T15">for</text:span><text:span text:style-name="T10"> </text:span><text:span text:style-name="T12">button</text:span><text:span text:style-name="T10"> </text:span><text:span text:style-name="T15">in</text:span><text:span text:style-name="T10"> </text:span><text:span text:style-name="T12">login_buttons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5">if</text:span><text:span text:style-name="T10"> </text:span><text:span text:style-name="T12">page</text:span><text:span text:style-name="T10">.locator(</text:span><text:span text:style-name="T12">button</text:span><text:span text:style-name="T10">).first.is_visible(</text:span><text:span text:style-name="T12">timeout</text:span><text:span text:style-name="T13">=</text:span><text:span text:style-name="T14">2000</text:span><text:span text:style-name="T10">):</text:span></text:p>
      <text:p text:style-name="P6">                        <text:span text:style-name="T17">logging</text:span><text:span text:style-name="T10">.</text:span><text:span text:style-name="T11">warning</text:span><text:span text:style-name="T10">(</text:span><text:span text:style-name="T16">"⚠️ Usuário não está logado - botão de login encontrado"</text:span><text:span text:style-name="T10">)</text:span></text:p>
      <text:p text:style-name="P6">                        <text:span text:style-name="T12">self</text:span><text:span text:style-name="T10">.</text:span><text:span text:style-name="T12">is_logged_in</text:span><text:span text:style-name="T10"> </text:span><text:span text:style-name="T13">=</text:span><text:span text:style-name="T10"> </text:span><text:span text:style-name="T9">False</text:span></text:p>
      <text:p text:style-name="P6">                        <text:span text:style-name="T15">return</text:span><text:span text:style-name="T10"> </text:span><text:span text:style-name="T9">False</text:span></text:p>
      <text:p text:style-name="P6">                <text:span text:style-name="T15">except</text:span><text:span text:style-name="T10">:</text:span></text:p>
      <text:p text:style-name="P6">                    <text:span text:style-name="T15">continue</text:span></text:p>
      <text:p text:style-name="P6">                    </text:p>
      <text:p text:style-name="P6">            <text:span text:style-name="T19"># Se não encontrou nem login nem logout, assume que está logado</text:span></text:p>
      <text:p text:style-name="P6">            <text:span text:style-name="T12">self</text:span><text:span text:style-name="T10">.</text:span><text:span text:style-name="T12">is_logged_in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5">return</text:span><text:span text:style-name="T10"> </text:span><text:span text:style-name="T9">True</text:span></text:p>
      <text:p text:style-name="P6">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verificar status de login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alse</text:span></text:p>
      <text:p text:style-name="P4"/>
      <text:p text:style-name="P6">    <text:span text:style-name="T9">def</text:span><text:span text:style-name="T10"> </text:span><text:span text:style-name="T11">_find_text_input</text:span><text:span text:style-name="T10">(</text:span><text:span text:style-name="T12">self</text:span><text:span text:style-name="T10">, </text:span><text:span text:style-name="T12">page</text:span><text:span text:style-name="T10">):</text:span></text:p>
      <text:p text:style-name="P6">        <text:span text:style-name="T16">"""Encontra a área de input de texto do Gemini."""</text:span></text:p>
      <text:p text:style-name="P6">        <text:span text:style-name="T12">text_input_selectors</text:span><text:span text:style-name="T10"> </text:span><text:span text:style-name="T13">=</text:span><text:span text:style-name="T10"> [</text:span></text:p>
      <text:p text:style-name="P6">            <text:span text:style-name="T19"># Seletores mais específicos primeiro</text:span></text:p>
      <text:p text:style-name="P6">            <text:span text:style-name="T16">"div[contenteditable='true'][role='textbox']"</text:span><text:span text:style-name="T10">,</text:span></text:p>
      <text:p text:style-name="P6">            <text:span text:style-name="T16">"div[contenteditable='true'][data-testid*='input']"</text:span><text:span text:style-name="T10">,</text:span></text:p>
      <text:p text:style-name="P6">            <text:span text:style-name="T16">"div[contenteditable='true'][aria-label*='message']"</text:span><text:span text:style-name="T10">,</text:span></text:p>
      <text:p text:style-name="P6">            <text:span text:style-name="T16">"div[contenteditable='true'][aria-label*='pergunta']"</text:span><text:span text:style-name="T10">,</text:span></text:p>
      <text:p text:style-name="P6">            <text:span text:style-name="T16">"div[contenteditable='true'][aria-label*='question']"</text:span><text:span text:style-name="T10">,</text:span></text:p>
      <text:p text:style-name="P6">            <text:span text:style-name="T19"># Seletores por classe</text:span></text:p>
      <text:p text:style-name="P6">            <text:span text:style-name="T16">".ql-editor[contenteditable='true']"</text:span><text:span text:style-name="T10">,</text:span></text:p>
      <text:p text:style-name="P6">            <text:span text:style-name="T16">"div[class*='input'][contenteditable='true']"</text:span><text:span text:style-name="T10">,</text:span></text:p>
      <text:p text:style-name="P6">            <text:span text:style-name="T16">"div[class*='editor'][contenteditable='true']"</text:span><text:span text:style-name="T10">,</text:span></text:p>
      <text:p text:style-name="P6">            <text:span text:style-name="T16">"div[class*='composer'][contenteditable='true']"</text:span><text:span text:style-name="T10">,</text:span></text:p>
      <text:p text:style-name="P6">            <text:span text:style-name="T19"># Seletores mais genéricos</text:span></text:p>
      <text:p text:style-name="P6">            <text:span text:style-name="T16">"[contenteditable='true']"</text:span><text:span text:style-name="T10">,</text:span></text:p>
      <text:p text:style-name="P6">            <text:span text:style-name="T16">"textarea[placeholder*='message']"</text:span><text:span text:style-name="T10">,</text:span></text:p>
      <text:p text:style-name="P6">            <text:span text:style-name="T16">"textarea[placeholder*='pergunta']"</text:span><text:span text:style-name="T10">,</text:span></text:p>
      <text:p text:style-name="P6">            <text:span text:style-name="T16">"input[type='text'][placeholder*='message']"</text:span><text:span text:style-name="T10">,</text:span></text:p>
      <text:p text:style-name="P6">            <text:span text:style-name="T19"># Fallbacks</text:span></text:p>
      <text:p text:style-name="P6">            <text:span text:style-name="T16">"div[role='textbox']"</text:span><text:span text:style-name="T10">,</text:span></text:p>
      <text:p text:style-name="P6">            <text:span text:style-name="T16">"textarea"</text:span><text:span text:style-name="T10">,</text:span></text:p>
      <text:p text:style-name="P6">            <text:span text:style-name="T16">"input[type='text']"</text:span></text:p>
      <text:p text:style-name="P6"><text:soft-page-break/>        <text:span text:style-name="T10">]</text:span></text:p>
      <text:p text:style-name="P6">        </text:p>
      <text:p text:style-name="P6">        <text:span text:style-name="T15">for</text:span><text:span text:style-name="T10"> </text:span><text:span text:style-name="T12">selector</text:span><text:span text:style-name="T10"> </text:span><text:span text:style-name="T15">in</text:span><text:span text:style-name="T10"> </text:span><text:span text:style-name="T12">text_input_selectors</text:span><text:span text:style-name="T10">:</text:span></text:p>
      <text:p text:style-name="P6">            <text:span text:style-name="T15">try</text:span><text:span text:style-name="T10">:</text:span></text:p>
      <text:p text:style-name="P6">                <text:span text:style-name="T12">elements</text:span><text:span text:style-name="T10"> </text:span><text:span text:style-name="T13">=</text:span><text:span text:style-name="T10"> </text:span><text:span text:style-name="T12">page</text:span><text:span text:style-name="T10">.locator(</text:span><text:span text:style-name="T12">selector</text:span><text:span text:style-name="T10">)</text:span></text:p>
      <text:p text:style-name="P6">                <text:span text:style-name="T12">count</text:span><text:span text:style-name="T10"> </text:span><text:span text:style-name="T13">=</text:span><text:span text:style-name="T10"> </text:span><text:span text:style-name="T12">elements</text:span><text:span text:style-name="T10">.count()</text:span></text:p>
      <text:p text:style-name="P6">                </text:p>
      <text:p text:style-name="P6">                <text:span text:style-name="T15">if</text:span><text:span text:style-name="T10"> </text:span><text:span text:style-name="T12">cou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    <text:span text:style-name="T15">for</text:span><text:span text:style-name="T10"> </text:span><text:span text:style-name="T12">i</text:span><text:span text:style-name="T10"> </text:span><text:span text:style-name="T15">in</text:span><text:span text:style-name="T10"> </text:span><text:span text:style-name="T17">range</text:span><text:span text:style-name="T10">(</text:span><text:span text:style-name="T12">count</text:span><text:span text:style-name="T10">):</text:span></text:p>
      <text:p text:style-name="P6">                        <text:span text:style-name="T12">element</text:span><text:span text:style-name="T10"> </text:span><text:span text:style-name="T13">=</text:span><text:span text:style-name="T10"> </text:span><text:span text:style-name="T12">elements</text:span><text:span text:style-name="T10">.nth(</text:span><text:span text:style-name="T12">i</text:span><text:span text:style-name="T10">)</text:span></text:p>
      <text:p text:style-name="P6">                        <text:span text:style-name="T15">try</text:span><text:span text:style-name="T10">:</text:span></text:p>
      <text:p text:style-name="P6">                            <text:span text:style-name="T15">if</text:span><text:span text:style-name="T10"> </text:span><text:span text:style-name="T12">element</text:span><text:span text:style-name="T10">.is_visible(</text:span><text:span text:style-name="T12">timeout</text:span><text:span text:style-name="T13">=</text:span><text:span text:style-name="T14">2000</text:span><text:span text:style-name="T10">) </text:span><text:span text:style-name="T9">and</text:span><text:span text:style-name="T10"> </text:span><text:span text:style-name="T12">element</text:span><text:span text:style-name="T10">.is_enabled(</text:span><text:span text:style-name="T12">timeout</text:span><text:span text:style-name="T13">=</text:span><text:span text:style-name="T14">1000</text:span><text:span text:style-name="T10">):</text:span></text:p>
      <text:p text:style-name="P6">    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Campo de texto encontrado: </text:span><text:span text:style-name="T9">{</text:span><text:span text:style-name="T12">selector</text:span><text:span text:style-name="T9">}</text:span><text:span text:style-name="T16"> (elemento </text:span><text:span text:style-name="T9">{</text:span><text:span text:style-name="T12">i</text:span><text:span text:style-name="T13">+</text:span><text:span text:style-name="T14">1</text:span><text:span text:style-name="T9">}</text:span><text:span text:style-name="T16">/</text:span><text:span text:style-name="T9">{</text:span><text:span text:style-name="T12">count</text:span><text:span text:style-name="T9">}</text:span><text:span text:style-name="T16">)"</text:span><text:span text:style-name="T10">)</text:span></text:p>
      <text:p text:style-name="P6">                                <text:span text:style-name="T15">return</text:span><text:span text:style-name="T10"> </text:span><text:span text:style-name="T12">element</text:span></text:p>
      <text:p text:style-name="P6">                        <text:span text:style-name="T15">except</text:span><text:span text:style-name="T10">:</text:span></text:p>
      <text:p text:style-name="P6">                            <text:span text:style-name="T15">continue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5">continue</text:span></text:p>
      <text:p text:style-name="P6">        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16">"❌ Nenhum campo de texto encontrado"</text:span><text:span text:style-name="T10">)</text:span></text:p>
      <text:p text:style-name="P6">        <text:span text:style-name="T15">return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_find_send_button</text:span><text:span text:style-name="T10">(</text:span><text:span text:style-name="T12">self</text:span><text:span text:style-name="T10">, </text:span><text:span text:style-name="T12">page</text:span><text:span text:style-name="T10">):</text:span></text:p>
      <text:p text:style-name="P6">        <text:span text:style-name="T16">"""Encontra o botão de envio com múltiplas estratégias."""</text:span></text:p>
      <text:p text:style-name="P6">        <text:span text:style-name="T12">send_button_selectors</text:span><text:span text:style-name="T10"> </text:span><text:span text:style-name="T13">=</text:span><text:span text:style-name="T10"> [</text:span></text:p>
      <text:p text:style-name="P6">            <text:span text:style-name="T19"># Seletores específicos por texto</text:span></text:p>
      <text:p text:style-name="P6">            <text:span text:style-name="T16">"button:has-text('Enviar')"</text:span><text:span text:style-name="T10">,</text:span></text:p>
      <text:p text:style-name="P6">            <text:span text:style-name="T16">"button:has-text('Send')"</text:span><text:span text:style-name="T10">, </text:span></text:p>
      <text:p text:style-name="P6">            <text:span text:style-name="T16">"button:has-text('Submit')"</text:span><text:span text:style-name="T10">,</text:span></text:p>
      <text:p text:style-name="P6">            <text:span text:style-name="T16">"button[title='Enviar']"</text:span><text:span text:style-name="T10">,</text:span></text:p>
      <text:p text:style-name="P6">            <text:span text:style-name="T16">"button[title='Send']"</text:span><text:span text:style-name="T10">,</text:span></text:p>
      <text:p text:style-name="P6">            <text:span text:style-name="T16">"button[aria-label*='Enviar']"</text:span><text:span text:style-name="T10">,</text:span></text:p>
      <text:p text:style-name="P6">            <text:span text:style-name="T16">"button[aria-label*='Send']"</text:span><text:span text:style-name="T10">,</text:span></text:p>
      <text:p text:style-name="P6">            <text:span text:style-name="T16">"button[aria-label*='Submit']"</text:span><text:span text:style-name="T10">,</text:span></text:p>
      <text:p text:style-name="P6">            <text:span text:style-name="T19"># Seletores por ícones/símbolos</text:span></text:p>
      <text:p text:style-name="P6">            <text:span text:style-name="T16">"button:has([data-testid*='send'])"</text:span><text:span text:style-name="T10">,</text:span></text:p>
      <text:p text:style-name="P6">            <text:span text:style-name="T16">"button:has([aria-label*='send'])"</text:span><text:span text:style-name="T10">,</text:span></text:p>
      <text:p text:style-name="P6">            <text:span text:style-name="T16">"button[data-testid*='send']"</text:span><text:span text:style-name="T10">,</text:span></text:p>
      <text:p text:style-name="P6">            <text:span text:style-name="T16">"button[class*='send']"</text:span><text:span text:style-name="T10">,</text:span></text:p>
      <text:p text:style-name="P6">            <text:span text:style-name="T19"># Seletores por posição/contexto</text:span></text:p>
      <text:p text:style-name="P6">            <text:span text:style-name="T16">"form button[type='submit']"</text:span><text:span text:style-name="T10">,</text:span></text:p>
      <text:p text:style-name="P6">            <text:span text:style-name="T16">"div[class*='input'] button"</text:span><text:span text:style-name="T10">,</text:span></text:p>
      <text:p text:style-name="P6">            <text:span text:style-name="T16">"div[class*='composer'] button"</text:span><text:span text:style-name="T10">,</text:span></text:p>
      <text:p text:style-name="P6">            <text:span text:style-name="T19"># Seletores mais genéricos</text:span></text:p>
      <text:p text:style-name="P6">            <text:span text:style-name="T16">"button[type='submit']"</text:span><text:span text:style-name="T10">,</text:span></text:p>
      <text:p text:style-name="P6">            <text:span text:style-name="T16">"button:last-child"</text:span></text:p>
      <text:p text:style-name="P6">        <text:span text:style-name="T10">]</text:span></text:p>
      <text:p text:style-name="P6">        </text:p>
      <text:p text:style-name="P6">        <text:span text:style-name="T15">for</text:span><text:span text:style-name="T10"> </text:span><text:span text:style-name="T12">selector</text:span><text:span text:style-name="T10"> </text:span><text:span text:style-name="T15">in</text:span><text:span text:style-name="T10"> </text:span><text:span text:style-name="T12">send_button_selectors</text:span><text:span text:style-name="T10">:</text:span></text:p>
      <text:p text:style-name="P6"><text:soft-page-break/>            <text:span text:style-name="T15">try</text:span><text:span text:style-name="T10">:</text:span></text:p>
      <text:p text:style-name="P6">                <text:span text:style-name="T12">elements</text:span><text:span text:style-name="T10"> </text:span><text:span text:style-name="T13">=</text:span><text:span text:style-name="T10"> </text:span><text:span text:style-name="T12">page</text:span><text:span text:style-name="T10">.locator(</text:span><text:span text:style-name="T12">selector</text:span><text:span text:style-name="T10">)</text:span></text:p>
      <text:p text:style-name="P6">                <text:span text:style-name="T12">count</text:span><text:span text:style-name="T10"> </text:span><text:span text:style-name="T13">=</text:span><text:span text:style-name="T10"> </text:span><text:span text:style-name="T12">elements</text:span><text:span text:style-name="T10">.count()</text:span></text:p>
      <text:p text:style-name="P6">                </text:p>
      <text:p text:style-name="P6">                <text:span text:style-name="T15">if</text:span><text:span text:style-name="T10"> </text:span><text:span text:style-name="T12">cou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    <text:span text:style-name="T15">for</text:span><text:span text:style-name="T10"> </text:span><text:span text:style-name="T12">i</text:span><text:span text:style-name="T10"> </text:span><text:span text:style-name="T15">in</text:span><text:span text:style-name="T10"> </text:span><text:span text:style-name="T17">range</text:span><text:span text:style-name="T10">(</text:span><text:span text:style-name="T12">count</text:span><text:span text:style-name="T10">):</text:span></text:p>
      <text:p text:style-name="P6">                        <text:span text:style-name="T12">element</text:span><text:span text:style-name="T10"> </text:span><text:span text:style-name="T13">=</text:span><text:span text:style-name="T10"> </text:span><text:span text:style-name="T12">elements</text:span><text:span text:style-name="T10">.nth(</text:span><text:span text:style-name="T12">i</text:span><text:span text:style-name="T10">)</text:span></text:p>
      <text:p text:style-name="P6">                        <text:span text:style-name="T15">try</text:span><text:span text:style-name="T10">:</text:span></text:p>
      <text:p text:style-name="P6">                            <text:span text:style-name="T15">if</text:span><text:span text:style-name="T10"> </text:span><text:span text:style-name="T12">element</text:span><text:span text:style-name="T10">.is_visible(</text:span><text:span text:style-name="T12">timeout</text:span><text:span text:style-name="T13">=</text:span><text:span text:style-name="T14">2000</text:span><text:span text:style-name="T10">) </text:span><text:span text:style-name="T9">and</text:span><text:span text:style-name="T10"> </text:span><text:span text:style-name="T12">element</text:span><text:span text:style-name="T10">.is_enabled(</text:span><text:span text:style-name="T12">timeout</text:span><text:span text:style-name="T13">=</text:span><text:span text:style-name="T14">1000</text:span><text:span text:style-name="T10">):</text:span></text:p>
      <text:p text:style-name="P6">    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Botão de envio encontrado: </text:span><text:span text:style-name="T9">{</text:span><text:span text:style-name="T12">selector</text:span><text:span text:style-name="T9">}</text:span><text:span text:style-name="T16"> (elemento </text:span><text:span text:style-name="T9">{</text:span><text:span text:style-name="T12">i</text:span><text:span text:style-name="T13">+</text:span><text:span text:style-name="T14">1</text:span><text:span text:style-name="T9">}</text:span><text:span text:style-name="T16">/</text:span><text:span text:style-name="T9">{</text:span><text:span text:style-name="T12">count</text:span><text:span text:style-name="T9">}</text:span><text:span text:style-name="T16">)"</text:span><text:span text:style-name="T10">)</text:span></text:p>
      <text:p text:style-name="P6">                                <text:span text:style-name="T15">return</text:span><text:span text:style-name="T10"> </text:span><text:span text:style-name="T12">element</text:span></text:p>
      <text:p text:style-name="P6">                        <text:span text:style-name="T15">except</text:span><text:span text:style-name="T10">:</text:span></text:p>
      <text:p text:style-name="P6">                            <text:span text:style-name="T15">continue</text:span></text:p>
      <text:p text:style-name="P6">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<text:span text:style-name="T15">continue</text:span></text:p>
      <text:p text:style-name="P6">        </text:p>
      <text:p text:style-name="P6">        <text:span text:style-name="T17">logging</text:span><text:span text:style-name="T10">.</text:span><text:span text:style-name="T11">warning</text:span><text:span text:style-name="T10">(</text:span><text:span text:style-name="T16">"⚠️ Botão de envio não encontrado"</text:span><text:span text:style-name="T10">)</text:span></text:p>
      <text:p text:style-name="P6">        <text:span text:style-name="T15">return</text:span><text:span text:style-name="T10"> </text:span><text:span text:style-name="T9">None</text:span></text:p>
      <text:p text:style-name="P4"/>
      <text:p text:style-name="P6">    <text:span text:style-name="T9">def</text:span><text:span text:style-name="T10"> </text:span><text:span text:style-name="T11">_clear_text_input</text:span><text:span text:style-name="T10">(</text:span><text:span text:style-name="T12">self</text:span><text:span text:style-name="T10">, </text:span><text:span text:style-name="T12">text_input</text:span><text:span text:style-name="T10">):</text:span></text:p>
      <text:p text:style-name="P6">        <text:span text:style-name="T16">"""Limpa o campo de texto de forma robusta."""</text:span></text:p>
      <text:p text:style-name="P6">        <text:span text:style-name="T15">try</text:span><text:span text:style-name="T10">:</text:span></text:p>
      <text:p text:style-name="P6">            <text:span text:style-name="T19"># Método 1: Click e select all + delete</text:span></text:p>
      <text:p text:style-name="P6">            <text:span text:style-name="T12">text_input</text:span><text:span text:style-name="T10">.click(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0.5</text:span><text:span text:style-name="T10">)</text:span></text:p>
      <text:p text:style-name="P6">            <text:span text:style-name="T12">text_input</text:span><text:span text:style-name="T10">.press(</text:span><text:span text:style-name="T16">"Control+A"</text:span><text:span text:style-name="T10">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0.2</text:span><text:span text:style-name="T10">)</text:span></text:p>
      <text:p text:style-name="P6">            <text:span text:style-name="T12">text_input</text:span><text:span text:style-name="T10">.press(</text:span><text:span text:style-name="T16">"Delete"</text:span><text:span text:style-name="T10">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0.3</text:span><text:span text:style-name="T10">)</text:span></text:p>
      <text:p text:style-name="P6">            <text:span text:style-name="T15">return</text:span><text:span text:style-name="T10"> </text:span><text:span text:style-name="T9">Tru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Método 1 de limpeza falhou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<text:span text:style-name="T15">try</text:span><text:span text:style-name="T10">:</text:span></text:p>
      <text:p text:style-name="P6">            <text:span text:style-name="T19"># Método 2: Usar fill para limpar</text:span></text:p>
      <text:p text:style-name="P6">            <text:span text:style-name="T12">text_input</text:span><text:span text:style-name="T10">.fill(</text:span><text:span text:style-name="T16">""</text:span><text:span text:style-name="T10">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0.3</text:span><text:span text:style-name="T10">)</text:span></text:p>
      <text:p text:style-name="P6">            <text:span text:style-name="T15">return</text:span><text:span text:style-name="T10"> </text:span><text:span text:style-name="T9">True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Método 2 de limpeza falhou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<text:span text:style-name="T15">return</text:span><text:span text:style-name="T10"> </text:span><text:span text:style-name="T9">False</text:span></text:p>
      <text:p text:style-name="P4"/>
      <text:p text:style-name="P6">    <text:span text:style-name="T9">def</text:span><text:span text:style-name="T10"> </text:span><text:span text:style-name="T11">_type_message</text:span><text:span text:style-name="T10">(</text:span><text:span text:style-name="T12">self</text:span><text:span text:style-name="T10">, </text:span><text:span text:style-name="T12">text_input</text:span><text:span text:style-name="T10">, </text:span><text:span text:style-name="T12">message</text:span><text:span text:style-name="T10">):</text:span></text:p>
      <text:p text:style-name="P6">        <text:span text:style-name="T16">"""Digita a mensagem de forma robusta."""</text:span></text:p>
      <text:p text:style-name="P6">        <text:span text:style-name="T15">try</text:span><text:span text:style-name="T10">:</text:span></text:p>
      <text:p text:style-name="P6">            <text:span text:style-name="T19"># Garante foco no campo</text:span></text:p>
      <text:p text:style-name="P6">            <text:span text:style-name="T12">text_input</text:span><text:span text:style-name="T10">.click(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0.5</text:span><text:span text:style-name="T10">)</text:span></text:p>
      <text:p text:style-name="P6"><text:soft-page-break/>            </text:p>
      <text:p text:style-name="P6">            <text:span text:style-name="T19"># Digita com delay humano</text:span></text:p>
      <text:p text:style-name="P6">            <text:span text:style-name="T12">delay</text:span><text:span text:style-name="T10"> </text:span><text:span text:style-name="T13">=</text:span><text:span text:style-name="T10"> </text:span><text:span text:style-name="T17">random</text:span><text:span text:style-name="T10">.</text:span><text:span text:style-name="T12">randint</text:span><text:span text:style-name="T10">(</text:span><text:span text:style-name="T14">30</text:span><text:span text:style-name="T10">, </text:span><text:span text:style-name="T14">80</text:span><text:span text:style-name="T10">)</text:span></text:p>
      <text:p text:style-name="P6">            <text:span text:style-name="T12">text_input</text:span><text:span text:style-name="T10">.type(</text:span><text:span text:style-name="T12">message</text:span><text:span text:style-name="T10">, </text:span><text:span text:style-name="T12">delay</text:span><text:span text:style-name="T13">=</text:span><text:span text:style-name="T12">delay</text:span><text:span text:style-name="T10">)</text:span></text:p>
      <text:p text:style-name="P6">            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1</text:span><text:span text:style-name="T10">)</text:span></text:p>
      <text:p text:style-name="P6">            <text:span text:style-name="T15">return</text:span><text:span text:style-name="T10"> </text:span><text:span text:style-name="T9">True</text:span></text:p>
      <text:p text:style-name="P6">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digitar mensagem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alse</text:span></text:p>
      <text:p text:style-name="P4"/>
      <text:p text:style-name="P6">    <text:span text:style-name="T9">def</text:span><text:span text:style-name="T10"> </text:span><text:span text:style-name="T11">_send_message_to_gemini</text:span><text:span text:style-name="T10">(</text:span><text:span text:style-name="T12">self</text:span><text:span text:style-name="T10">, </text:span><text:span text:style-name="T12">prompt</text:span><text:span text:style-name="T10">):</text:span></text:p>
      <text:p text:style-name="P6">        <text:span text:style-name="T16">"""Envia mensagem para o Gemini usando Firefox."""</text:span></text:p>
      <text:p text:style-name="P6">        <text:span text:style-name="T15">try</text:span><text:span text:style-name="T10">:</text:span></text:p>
      <text:p text:style-name="P6">            <text:span text:style-name="T19"># Navega para o Gemini se necessário</text:span></text:p>
      <text:p text:style-name="P6">            <text:span text:style-name="T12">current_url</text:span><text:span text:style-name="T10"> </text:span><text:span text:style-name="T13">=</text:span><text:span text:style-name="T10"> </text:span><text:span text:style-name="T12">self</text:span><text:span text:style-name="T10">.</text:span><text:span text:style-name="T12">page</text:span><text:span text:style-name="T10">.</text:span><text:span text:style-name="T12">url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current_url</text:span><text:span text:style-name="T10">.</text:span><text:span text:style-name="T11">startswith</text:span><text:span text:style-name="T10">(</text:span><text:span text:style-name="T16">"https://gemini.google.com"</text:span><text:span text:style-name="T10">)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🌐 Navegando para o Google Gemini..."</text:span><text:span text:style-name="T10">)</text:span></text:p>
      <text:p text:style-name="P6">                <text:span text:style-name="T12">self</text:span><text:span text:style-name="T10">.</text:span><text:span text:style-name="T12">page</text:span><text:span text:style-name="T10">.</text:span><text:span text:style-name="T11">goto</text:span><text:span text:style-name="T10">(</text:span><text:span text:style-name="T18">GEMINI_URL</text:span><text:span text:style-name="T10">, </text:span><text:span text:style-name="T12">wait_until</text:span><text:span text:style-name="T13">=</text:span><text:span text:style-name="T16">"domcontentloaded"</text:span><text:span text:style-name="T10">, </text:span><text:span text:style-name="T12">timeout</text:span><text:span text:style-name="T13">=</text:span><text:span text:style-name="T14">30000</text:span><text:span text:style-name="T10">)</text:span></text:p>
      <text:p text:style-name="P6">                <text:span text:style-name="T17">time</text:span><text:span text:style-name="T10">.</text:span><text:span text:style-name="T11">sleep</text:span><text:span text:style-name="T10">(</text:span><text:span text:style-name="T14">5</text:span><text:span text:style-name="T10">)</text:span></text:p>
      <text:p text:style-name="P6">            </text:p>
      <text:p text:style-name="P6">            <text:span text:style-name="T19"># Verifica e lida com popups</text:span></text:p>
      <text:p text:style-name="P6">            <text:span text:style-name="T12">self</text:span><text:span text:style-name="T10">.</text:span><text:span text:style-name="T11">_handle_initial_popups</text:span><text:span text:style-name="T10">(</text:span><text:span text:style-name="T12">self</text:span><text:span text:style-name="T10">.</text:span><text:span text:style-name="T12">page</text:span><text:span text:style-name="T10">)</text:span></text:p>
      <text:p text:style-name="P6">            </text:p>
      <text:p text:style-name="P6">            <text:span text:style-name="T19"># Verifica status de login (versão simplificada para Firefox)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check_login_status</text:span><text:span text:style-name="T10">(</text:span><text:span text:style-name="T12">self</text:span><text:span text:style-name="T10">.</text:span><text:span text:style-name="T12">page</text:span><text:span text:style-name="T10">):</text:span></text:p>
      <text:p text:style-name="P6">                <text:span text:style-name="T17">logging</text:span><text:span text:style-name="T10">.</text:span><text:span text:style-name="T11">error</text:span><text:span text:style-name="T10">(</text:span><text:span text:style-name="T16">"❌ Usuário não está logado no Google."</text:span><text:span text:style-name="T10">)</text:span></text:p>
      <text:p text:style-name="P6">    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2">headless</text:span><text:span text:style-name="T10">:</text:span></text:p>
      <text:p text:style-name="P6">                    <text:span text:style-name="T11">print</text:span><text:span text:style-name="T10">(</text:span><text:span text:style-name="T16">"</text:span><text:span text:style-name="T20">\n</text:span><text:span text:style-name="T16">"</text:span><text:span text:style-name="T10"> </text:span><text:span text:style-name="T13">+</text:span><text:span text:style-name="T10"> </text:span><text:span text:style-name="T16">"="</text:span><text:span text:style-name="T13">*</text:span><text:span text:style-name="T14">60</text:span><text:span text:style-name="T10">)</text:span></text:p>
      <text:p text:style-name="P6">                    <text:span text:style-name="T11">print</text:span><text:span text:style-name="T10">(</text:span><text:span text:style-name="T16">"🔐 AÇÃO NECESSÁRIA: LOGIN MANUAL NO FIREFOX"</text:span><text:span text:style-name="T10">)</text:span></text:p>
      <text:p text:style-name="P6">                    <text:span text:style-name="T11">print</text:span><text:span text:style-name="T10">(</text:span><text:span text:style-name="T16">"="</text:span><text:span text:style-name="T13">*</text:span><text:span text:style-name="T14">60</text:span><text:span text:style-name="T10">)</text:span></text:p>
      <text:p text:style-name="P6">                    <text:span text:style-name="T11">print</text:span><text:span text:style-name="T10">(</text:span><text:span text:style-name="T16">"1. Na janela do Firefox que foi aberta:"</text:span><text:span text:style-name="T10">)</text:span></text:p>
      <text:p text:style-name="P6">                    <text:span text:style-name="T11">print</text:span><text:span text:style-name="T10">(</text:span><text:span text:style-name="T16">"2. Vá para https://accounts.google.com"</text:span><text:span text:style-name="T10">)</text:span></text:p>
      <text:p text:style-name="P6">                    <text:span text:style-name="T11">print</text:span><text:span text:style-name="T10">(</text:span><text:span text:style-name="T16">"3. Faça login com sua conta Google"</text:span><text:span text:style-name="T10">)</text:span></text:p>
      <text:p text:style-name="P6">                    <text:span text:style-name="T11">print</text:span><text:span text:style-name="T10">(</text:span><text:span text:style-name="T16">"4. Depois vá para https://gemini.google.com"</text:span><text:span text:style-name="T10">)</text:span></text:p>
      <text:p text:style-name="P6">                    <text:span text:style-name="T11">print</text:span><text:span text:style-name="T10">(</text:span><text:span text:style-name="T16">"5. Aceite os termos se solicitado"</text:span><text:span text:style-name="T10">)</text:span></text:p>
      <text:p text:style-name="P6">                    <text:span text:style-name="T11">print</text:span><text:span text:style-name="T10">(</text:span><text:span text:style-name="T16">"6. Volte aqui e pressione Enter para continuar"</text:span><text:span text:style-name="T10">)</text:span></text:p>
      <text:p text:style-name="P6">                    <text:span text:style-name="T11">print</text:span><text:span text:style-name="T10">(</text:span><text:span text:style-name="T16">"="</text:span><text:span text:style-name="T13">*</text:span><text:span text:style-name="T14">60</text:span><text:span text:style-name="T10">)</text:span></text:p>
      <text:p text:style-name="P6">                    <text:span text:style-name="T11">input</text:span><text:span text:style-name="T10">(</text:span><text:span text:style-name="T16">"Pressione Enter após fazer login..."</text:span><text:span text:style-name="T10">)</text:span></text:p>
      <text:p text:style-name="P6">                    </text:p>
      <text:p text:style-name="P6">                    <text:span text:style-name="T19"># Recarrega e verifica novamente</text:span></text:p>
      <text:p text:style-name="P6">                    <text:span text:style-name="T12">self</text:span><text:span text:style-name="T10">.</text:span><text:span text:style-name="T12">page</text:span><text:span text:style-name="T10">.</text:span><text:span text:style-name="T11">reload</text:span><text:span text:style-name="T10">()</text:span></text:p>
      <text:p text:style-name="P6">                    <text:span text:style-name="T17">time</text:span><text:span text:style-name="T10">.</text:span><text:span text:style-name="T11">sleep</text:span><text:span text:style-name="T10">(</text:span><text:span text:style-name="T14">3</text:span><text:span text:style-name="T10">)</text:span></text:p>
      <text:p text:style-name="P6">        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check_login_status</text:span><text:span text:style-name="T10">(</text:span><text:span text:style-name="T12">self</text:span><text:span text:style-name="T10">.</text:span><text:span text:style-name="T12">page</text:span><text:span text:style-name="T10">):</text:span></text:p>
      <text:p text:style-name="P6">                        <text:span text:style-name="T15">return</text:span><text:span text:style-name="T10"> </text:span><text:span text:style-name="T16">"Erro: Login ainda não detectado. Verifique se fez login corretamente."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5">return</text:span><text:span text:style-name="T10"> </text:span><text:span text:style-name="T16">"Erro: Usuário não logado. Execute com headless=False para fazer login manual."</text:span></text:p>
      <text:p text:style-name="P6">            </text:p>
      <text:p text:style-name="P6"><text:soft-page-break/>            <text:span text:style-name="T19"># Aguarda a página carregar completamente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3</text:span><text:span text:style-name="T10">)</text:span></text:p>
      <text:p text:style-name="P6">            </text:p>
      <text:p text:style-name="P6">            <text:span text:style-name="T19"># Encontra o campo de texto</text:span></text:p>
      <text:p text:style-name="P6">            <text:span text:style-name="T12">text_input</text:span><text:span text:style-name="T10"> </text:span><text:span text:style-name="T13">=</text:span><text:span text:style-name="T10"> </text:span><text:span text:style-name="T12">self</text:span><text:span text:style-name="T10">.</text:span><text:span text:style-name="T11">_find_text_input</text:span><text:span text:style-name="T10">(</text:span><text:span text:style-name="T12">self</text:span><text:span text:style-name="T10">.</text:span><text:span text:style-name="T12">page</text:span><text:span text:style-name="T10">)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text_input</text:span><text:span text:style-name="T10">:</text:span></text:p>
      <text:p text:style-name="P6">                <text:span text:style-name="T15">raise</text:span><text:span text:style-name="T10"> </text:span><text:span text:style-name="T17">Exception</text:span><text:span text:style-name="T10">(</text:span><text:span text:style-name="T16">"Campo de input de texto não encontrado no Gemini"</text:span><text:span text:style-name="T10">)</text:span></text:p>
      <text:p text:style-name="P6">            </text:p>
      <text:p text:style-name="P6">            <text:span text:style-name="T19"># Limpa o campo de texto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🧹 Limpando campo de texto..."</text:span><text:span text:style-name="T10">)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clear_text_input</text:span><text:span text:style-name="T10">(</text:span><text:span text:style-name="T12">text_input</text:span><text:span text:style-name="T10">):</text:span></text:p>
      <text:p text:style-name="P6">                <text:span text:style-name="T17">logging</text:span><text:span text:style-name="T10">.</text:span><text:span text:style-name="T11">warning</text:span><text:span text:style-name="T10">(</text:span><text:span text:style-name="T16">"⚠️ Não foi possível limpar completamente o campo"</text:span><text:span text:style-name="T10">)</text:span></text:p>
      <text:p text:style-name="P6">            </text:p>
      <text:p text:style-name="P6">            <text:span text:style-name="T19"># Digita a mensagem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⌨️ Digitando prompt..."</text:span><text:span text:style-name="T10">)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lf</text:span><text:span text:style-name="T10">.</text:span><text:span text:style-name="T11">_type_message</text:span><text:span text:style-name="T10">(</text:span><text:span text:style-name="T12">text_input</text:span><text:span text:style-name="T10">, </text:span><text:span text:style-name="T12">prompt</text:span><text:span text:style-name="T10">):</text:span></text:p>
      <text:p text:style-name="P6">                <text:span text:style-name="T15">raise</text:span><text:span text:style-name="T10"> </text:span><text:span text:style-name="T17">Exception</text:span><text:span text:style-name="T10">(</text:span><text:span text:style-name="T16">"Falha ao digitar mensagem no campo de texto"</text:span><text:span text:style-name="T10">)</text:span></text:p>
      <text:p text:style-name="P6">            </text:p>
      <text:p text:style-name="P6">            <text:span text:style-name="T19"># Encontra e clica no botão de envio</text:span></text:p>
      <text:p text:style-name="P6">            <text:span text:style-name="T12">send_button</text:span><text:span text:style-name="T10"> </text:span><text:span text:style-name="T13">=</text:span><text:span text:style-name="T10"> </text:span><text:span text:style-name="T12">self</text:span><text:span text:style-name="T10">.</text:span><text:span text:style-name="T11">_find_send_button</text:span><text:span text:style-name="T10">(</text:span><text:span text:style-name="T12">self</text:span><text:span text:style-name="T10">.</text:span><text:span text:style-name="T12">page</text:span><text:span text:style-name="T10">)</text:span></text:p>
      <text:p text:style-name="P6">            <text:span text:style-name="T12">sent_successfully</text:span><text:span text:style-name="T10"> </text:span><text:span text:style-name="T13">=</text:span><text:span text:style-name="T10"> </text:span><text:span text:style-name="T9">False</text:span></text:p>
      <text:p text:style-name="P6">            </text:p>
      <text:p text:style-name="P6">            <text:span text:style-name="T15">if</text:span><text:span text:style-name="T10"> </text:span><text:span text:style-name="T12">send_button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📤 Enviando mensagem via botão..."</text:span><text:span text:style-name="T10">)</text:span></text:p>
      <text:p text:style-name="P6">                    <text:span text:style-name="T12">send_button</text:span><text:span text:style-name="T10">.click(</text:span><text:span text:style-name="T12">timeout</text:span><text:span text:style-name="T13">=</text:span><text:span text:style-name="T14">10000</text:span><text:span text:style-name="T10">)</text:span></text:p>
      <text:p text:style-name="P6">                    <text:span text:style-name="T12">sent_successfully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Falha ao clicar no bot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9"># Fallbacks para envio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nt_successfully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📤 Tentando enviar com Enter..."</text:span><text:span text:style-name="T10">)</text:span></text:p>
      <text:p text:style-name="P6">                    <text:span text:style-name="T12">text_input</text:span><text:span text:style-name="T10">.press(</text:span><text:span text:style-name="T16">"Enter"</text:span><text:span text:style-name="T10">)</text:span></text:p>
      <text:p text:style-name="P6">                    <text:span text:style-name="T12">sent_successfully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Falha ao enviar com Enter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nt_successfully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📤 Tentativa com Ctrl+Enter..."</text:span><text:span text:style-name="T10">)</text:span></text:p>
      <text:p text:style-name="P6">                    <text:span text:style-name="T12">self</text:span><text:span text:style-name="T10">.</text:span><text:span text:style-name="T12">page</text:span><text:span text:style-name="T10">.</text:span><text:span text:style-name="T12">keyboard</text:span><text:span text:style-name="T10">.</text:span><text:span text:style-name="T11">press</text:span><text:span text:style-name="T10">(</text:span><text:span text:style-name="T16">"Control+Enter"</text:span><text:span text:style-name="T10">)</text:span></text:p>
      <text:p text:style-name="P6">                    <text:span text:style-name="T12">sent_successfully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warning</text:span><text:span text:style-name="T10">(</text:span><text:span text:style-name="T9">f</text:span><text:span text:style-name="T16">"⚠️ Falha ao enviar com Ctrl+Enter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sent_successfully</text:span><text:span text:style-name="T10">:</text:span></text:p>
      <text:p text:style-name="P6">                <text:span text:style-name="T15">raise</text:span><text:span text:style-name="T10"> </text:span><text:span text:style-name="T17">Exception</text:span><text:span text:style-name="T10">(</text:span><text:span text:style-name="T16">"Não foi possível enviar a mensagem por nenhum método"</text:span><text:span text:style-name="T10">)</text:span></text:p>
      <text:p text:style-name="P4"/>
      <text:p text:style-name="P6">            <text:span text:style-name="T19"># Aguarda resposta</text:span></text:p>
      <text:p text:style-name="P6"><text:soft-page-break/>            <text:span text:style-name="T17">logging</text:span><text:span text:style-name="T10">.</text:span><text:span text:style-name="T11">info</text:span><text:span text:style-name="T10">(</text:span><text:span text:style-name="T16">"⏳ Aguardando resposta da IA..."</text:span><text:span text:style-name="T10">)</text:span></text:p>
      <text:p text:style-name="P6">            </text:p>
      <text:p text:style-name="P6">            <text:span text:style-name="T19"># Aguarda indicadores de que a resposta está sendo gerada</text:span></text:p>
      <text:p text:style-name="P6">            <text:span text:style-name="T12">response_indicators</text:span><text:span text:style-name="T10"> </text:span><text:span text:style-name="T13">=</text:span><text:span text:style-name="T10"> [</text:span></text:p>
      <text:p text:style-name="P6">                <text:span text:style-name="T16">"[aria-label*='generating']"</text:span><text:span text:style-name="T10">,</text:span></text:p>
      <text:p text:style-name="P6">                <text:span text:style-name="T16">"[aria-label*='gerando']"</text:span><text:span text:style-name="T10">,</text:span></text:p>
      <text:p text:style-name="P6">                <text:span text:style-name="T16">"div:has-text('Thinking')"</text:span><text:span text:style-name="T10">,</text:span></text:p>
      <text:p text:style-name="P6">                <text:span text:style-name="T16">"div:has-text('Pensando')"</text:span><text:span text:style-name="T10">,</text:span></text:p>
      <text:p text:style-name="P6">                <text:span text:style-name="T16">".generating"</text:span><text:span text:style-name="T10">,</text:span></text:p>
      <text:p text:style-name="P6">                <text:span text:style-name="T16">"[data-testid*='generating']"</text:span></text:p>
      <text:p text:style-name="P6">            <text:span text:style-name="T10">]</text:span></text:p>
      <text:p text:style-name="P6">            </text:p>
      <text:p text:style-name="P6">            <text:span text:style-name="T19"># Aguarda início da resposta</text:span></text:p>
      <text:p text:style-name="P6">            <text:span text:style-name="T15">for</text:span><text:span text:style-name="T10"> </text:span><text:span text:style-name="T12">indicator</text:span><text:span text:style-name="T10"> </text:span><text:span text:style-name="T15">in</text:span><text:span text:style-name="T10"> </text:span><text:span text:style-name="T12">response_indicators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2">self</text:span><text:span text:style-name="T10">.</text:span><text:span text:style-name="T12">page</text:span><text:span text:style-name="T10">.</text:span><text:span text:style-name="T11">wait_for_selector</text:span><text:span text:style-name="T10">(</text:span><text:span text:style-name="T12">indicator</text:span><text:span text:style-name="T10">, </text:span><text:span text:style-name="T12">timeout</text:span><text:span text:style-name="T13">=</text:span><text:span text:style-name="T14">10000</text:span><text:span text:style-name="T10">)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✅ IA começou a responder"</text:span><text:span text:style-name="T10">)</text:span></text:p>
      <text:p text:style-name="P6">                    <text:span text:style-name="T15">break</text:span></text:p>
      <text:p text:style-name="P6">                <text:span text:style-name="T15">except</text:span><text:span text:style-name="T10">:</text:span></text:p>
      <text:p text:style-name="P6">                    <text:span text:style-name="T15">continue</text:span></text:p>
      <text:p text:style-name="P6">            </text:p>
      <text:p text:style-name="P6">            <text:span text:style-name="T19"># Aguarda um tempo mínimo para resposta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10</text:span><text:span text:style-name="T10">)</text:span></text:p>
      <text:p text:style-name="P6">            </text:p>
      <text:p text:style-name="P6">            <text:span text:style-name="T19"># Aguarda indicadores de conclusão</text:span></text:p>
      <text:p text:style-name="P6">            <text:span text:style-name="T12">completion_indicators</text:span><text:span text:style-name="T10"> </text:span><text:span text:style-name="T13">=</text:span><text:span text:style-name="T10"> [</text:span></text:p>
      <text:p text:style-name="P6">                <text:span text:style-name="T16">"button:has-text('Regenerar')"</text:span><text:span text:style-name="T10">,</text:span></text:p>
      <text:p text:style-name="P6">                <text:span text:style-name="T16">"button:has-text('Regenerate')"</text:span><text:span text:style-name="T10">,</text:span></text:p>
      <text:p text:style-name="P6">                <text:span text:style-name="T16">"button[aria-label*='regenerate']"</text:span><text:span text:style-name="T10">,</text:span></text:p>
      <text:p text:style-name="P6">                <text:span text:style-name="T16">"button[aria-label*='regenerar']"</text:span><text:span text:style-name="T10">,</text:span></text:p>
      <text:p text:style-name="P6">                <text:span text:style-name="T16">"[data-testid*='regenerate']"</text:span></text:p>
      <text:p text:style-name="P6">            <text:span text:style-name="T10">]</text:span></text:p>
      <text:p text:style-name="P6">            </text:p>
      <text:p text:style-name="P6">            <text:span text:style-name="T12">completed</text:span><text:span text:style-name="T10"> </text:span><text:span text:style-name="T13">=</text:span><text:span text:style-name="T10"> </text:span><text:span text:style-name="T9">False</text:span></text:p>
      <text:p text:style-name="P6">            <text:span text:style-name="T15">for</text:span><text:span text:style-name="T10"> </text:span><text:span text:style-name="T12">indicator</text:span><text:span text:style-name="T10"> </text:span><text:span text:style-name="T15">in</text:span><text:span text:style-name="T10"> </text:span><text:span text:style-name="T12">completion_indicators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2">self</text:span><text:span text:style-name="T10">.</text:span><text:span text:style-name="T12">page</text:span><text:span text:style-name="T10">.</text:span><text:span text:style-name="T11">wait_for_selector</text:span><text:span text:style-name="T10">(</text:span><text:span text:style-name="T12">indicator</text:span><text:span text:style-name="T10">, </text:span><text:span text:style-name="T12">timeout</text:span><text:span text:style-name="T13">=</text:span><text:span text:style-name="T14">90000</text:span><text:span text:style-name="T10">)</text:span></text:p>
      <text:p text:style-name="P6">                    <text:span text:style-name="T12">completed</text:span><text:span text:style-name="T10"> </text:span><text:span text:style-name="T13">=</text:span><text:span text:style-name="T10"> </text:span><text:span text:style-name="T9">True</text:span></text:p>
      <text:p text:style-name="P6">                    <text:span text:style-name="T17">logging</text:span><text:span text:style-name="T10">.</text:span><text:span text:style-name="T11">info</text:span><text:span text:style-name="T10">(</text:span><text:span text:style-name="T16">"✅ Resposta concluída"</text:span><text:span text:style-name="T10">)</text:span></text:p>
      <text:p text:style-name="P6">                    <text:span text:style-name="T15">break</text:span></text:p>
      <text:p text:style-name="P6">                <text:span text:style-name="T15">except</text:span><text:span text:style-name="T10">:</text:span></text:p>
      <text:p text:style-name="P6">                    <text:span text:style-name="T15">continue</text:span></text:p>
      <text:p text:style-name="P6">            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completed</text:span><text:span text:style-name="T10">:</text:span></text:p>
      <text:p text:style-name="P6">                <text:span text:style-name="T17">logging</text:span><text:span text:style-name="T10">.</text:span><text:span text:style-name="T11">warning</text:span><text:span text:style-name="T10">(</text:span><text:span text:style-name="T16">"⚠️ Indicadores de conclusão não encontrados, aguardando tempo fixo..."</text:span><text:span text:style-name="T10">)</text:span></text:p>
      <text:p text:style-name="P6">                <text:span text:style-name="T17">time</text:span><text:span text:style-name="T10">.</text:span><text:span text:style-name="T11">sleep</text:span><text:span text:style-name="T10">(</text:span><text:span text:style-name="T14">30</text:span><text:span text:style-name="T10">)</text:span></text:p>
      <text:p text:style-name="P6">            </text:p>
      <text:p text:style-name="P6">            <text:span text:style-name="T19"># Aguarda adicional para garantir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2</text:span><text:span text:style-name="T10">)</text:span></text:p>
      <text:p text:style-name="P4"/>
      <text:p text:style-name="P6"><text:soft-page-break/>            <text:span text:style-name="T19"># Captura a resposta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📖 Capturando resposta..."</text:span><text:span text:style-name="T10">)</text:span></text:p>
      <text:p text:style-name="P6">            </text:p>
      <text:p text:style-name="P6">            <text:span text:style-name="T12">response_selectors</text:span><text:span text:style-name="T10"> </text:span><text:span text:style-name="T13">=</text:span><text:span text:style-name="T10"> [</text:span></text:p>
      <text:p text:style-name="P6">                <text:span text:style-name="T19"># Seletores mais específicos primeiro</text:span></text:p>
      <text:p text:style-name="P6">                <text:span text:style-name="T16">"div[data-message-author-role='model'] div[class*='markdown']"</text:span><text:span text:style-name="T10">,</text:span></text:p>
      <text:p text:style-name="P6">                <text:span text:style-name="T16">"div[data-message-author-role='model'] div"</text:span><text:span text:style-name="T10">,</text:span></text:p>
      <text:p text:style-name="P6">                <text:span text:style-name="T16">"[data-testid='response-text']"</text:span><text:span text:style-name="T10">,</text:span></text:p>
      <text:p text:style-name="P6">                <text:span text:style-name="T16">".model-response .markdown-content"</text:span><text:span text:style-name="T10">,</text:span></text:p>
      <text:p text:style-name="P6">                <text:span text:style-name="T16">".model-response div"</text:span><text:span text:style-name="T10">,</text:span></text:p>
      <text:p text:style-name="P6">                <text:span text:style-name="T16">".response-container-content"</text:span><text:span text:style-name="T10">,</text:span></text:p>
      <text:p text:style-name="P6">                <text:span text:style-name="T16">".markdown-content"</text:span><text:span text:style-name="T10">,</text:span></text:p>
      <text:p text:style-name="P6">                <text:span text:style-name="T16">"div[class*='response'] div[class*='content']"</text:span></text:p>
      <text:p text:style-name="P6">            <text:span text:style-name="T10">]</text:span></text:p>
      <text:p text:style-name="P6">            </text:p>
      <text:p text:style-name="P6">            <text:span text:style-name="T12">response_text</text:span><text:span text:style-name="T10"> </text:span><text:span text:style-name="T13">=</text:span><text:span text:style-name="T10"> </text:span><text:span text:style-name="T16">""</text:span></text:p>
      <text:p text:style-name="P6">            <text:span text:style-name="T15">for</text:span><text:span text:style-name="T10"> </text:span><text:span text:style-name="T12">selector</text:span><text:span text:style-name="T10"> </text:span><text:span text:style-name="T15">in</text:span><text:span text:style-name="T10"> </text:span><text:span text:style-name="T12">response_selectors</text:span><text:span text:style-name="T10">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2">elements</text:span><text:span text:style-name="T10"> </text:span><text:span text:style-name="T13">=</text:span><text:span text:style-name="T10"> </text:span><text:span text:style-name="T12">self</text:span><text:span text:style-name="T10">.</text:span><text:span text:style-name="T12">page</text:span><text:span text:style-name="T10">.</text:span><text:span text:style-name="T11">locator</text:span><text:span text:style-name="T10">(</text:span><text:span text:style-name="T12">selector</text:span><text:span text:style-name="T10">)</text:span></text:p>
      <text:p text:style-name="P6">                    <text:span text:style-name="T12">count</text:span><text:span text:style-name="T10"> </text:span><text:span text:style-name="T13">=</text:span><text:span text:style-name="T10"> </text:span><text:span text:style-name="T12">elements</text:span><text:span text:style-name="T10">.</text:span><text:span text:style-name="T11">count</text:span><text:span text:style-name="T10">()</text:span></text:p>
      <text:p text:style-name="P6">                    </text:p>
      <text:p text:style-name="P6">                    <text:span text:style-name="T15">if</text:span><text:span text:style-name="T10"> </text:span><text:span text:style-name="T12">cou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        <text:span text:style-name="T19"># Tenta pegar o último elemento (resposta mais recente)</text:span></text:p>
      <text:p text:style-name="P6">                        <text:span text:style-name="T12">last_element</text:span><text:span text:style-name="T10"> </text:span><text:span text:style-name="T13">=</text:span><text:span text:style-name="T10"> </text:span><text:span text:style-name="T12">elements</text:span><text:span text:style-name="T10">.</text:span><text:span text:style-name="T12">last</text:span></text:p>
      <text:p text:style-name="P6">                        <text:span text:style-name="T15">if</text:span><text:span text:style-name="T10"> </text:span><text:span text:style-name="T12">last_element</text:span><text:span text:style-name="T10">.</text:span><text:span text:style-name="T11">is_visible</text:span><text:span text:style-name="T10">():</text:span></text:p>
      <text:p text:style-name="P6">                            <text:span text:style-name="T12">response_text</text:span><text:span text:style-name="T10"> </text:span><text:span text:style-name="T13">=</text:span><text:span text:style-name="T10"> </text:span><text:span text:style-name="T12">last_element</text:span><text:span text:style-name="T10">.</text:span><text:span text:style-name="T11">inner_text</text:span><text:span text:style-name="T10">()</text:span></text:p>
      <text:p text:style-name="P6">                            <text:span text:style-name="T15">if</text:span><text:span text:style-name="T10"> </text:span><text:span text:style-name="T12">response_text</text:span><text:span text:style-name="T10">.</text:span><text:span text:style-name="T11">strip</text:span><text:span text:style-name="T10">() </text:span><text:span text:style-name="T9">and</text:span><text:span text:style-name="T10"> </text:span><text:span text:style-name="T11">len</text:span><text:span text:style-name="T10">(</text:span><text:span text:style-name="T12">response_text</text:span><text:span text:style-name="T10">.</text:span><text:span text:style-name="T11">strip</text:span><text:span text:style-name="T10">()) </text:span><text:span text:style-name="T13">&gt;</text:span><text:span text:style-name="T10"> </text:span><text:span text:style-name="T14">10</text:span><text:span text:style-name="T10">:</text:span></text:p>
      <text:p text:style-name="P6">                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Resposta capturada: </text:span><text:span text:style-name="T9">{</text:span><text:span text:style-name="T12">selector</text:span><text:span text:style-name="T9">}</text:span><text:span text:style-name="T16"> (</text:span><text:span text:style-name="T9">{</text:span><text:span text:style-name="T11">len</text:span><text:span text:style-name="T10">(</text:span><text:span text:style-name="T12">response_text</text:span><text:span text:style-name="T10">)</text:span><text:span text:style-name="T9">}</text:span><text:span text:style-name="T16"> chars)"</text:span><text:span text:style-name="T10">)</text:span></text:p>
      <text:p text:style-name="P6">                                <text:span text:style-name="T15">break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5">continue</text:span></text:p>
      <text:p text:style-name="P6">            </text:p>
      <text:p text:style-name="P6">            <text:span text:style-name="T19"># Fallback: JavaScript para capturar</text:span></text:p>
      <text:p text:style-name="P6">            <text:span text:style-name="T15">if</text:span><text:span text:style-name="T10"> </text:span><text:span text:style-name="T9">not</text:span><text:span text:style-name="T10"> </text:span><text:span text:style-name="T12">response_text</text:span><text:span text:style-name="T10">.</text:span><text:span text:style-name="T11">strip</text:span><text:span text:style-name="T10">():</text:span></text:p>
      <text:p text:style-name="P6">                <text:span text:style-name="T15">try</text:span><text:span text:style-name="T10">:</text:span></text:p>
      <text:p text:style-name="P6">                    <text:span text:style-name="T12">response_text</text:span><text:span text:style-name="T10"> </text:span><text:span text:style-name="T13">=</text:span><text:span text:style-name="T10"> </text:span><text:span text:style-name="T12">self</text:span><text:span text:style-name="T10">.</text:span><text:span text:style-name="T12">page</text:span><text:span text:style-name="T10">.</text:span><text:span text:style-name="T11">evaluate</text:span><text:span text:style-name="T10">(</text:span><text:span text:style-name="T16">"""</text:span></text:p>
      <text:p text:style-name="P11">                        <text:span text:style-name="T10">() =&gt; {</text:span></text:p>
      <text:p text:style-name="P11">                            <text:span text:style-name="T10">const selectors = [</text:span></text:p>
      <text:p text:style-name="P11">                                <text:span text:style-name="T10">'[data-message-author-role="model"] div',</text:span></text:p>
      <text:p text:style-name="P11">                                <text:span text:style-name="T10">'.model-response div',</text:span></text:p>
      <text:p text:style-name="P11">                                <text:span text:style-name="T10">'.response div',</text:span></text:p>
      <text:p text:style-name="P11">                                <text:span text:style-name="T10">'div[class*="response"] div'</text:span></text:p>
      <text:p text:style-name="P11">                            <text:span text:style-name="T10">];</text:span></text:p>
      <text:p text:style-name="P11">                            </text:p>
      <text:p text:style-name="P11">                            <text:span text:style-name="T10">for (const selector of selectors) {</text:span></text:p>
      <text:p text:style-name="P11">                                <text:span text:style-name="T10">const elements = document.querySelectorAll(selector);</text:span></text:p>
      <text:p text:style-name="P11">                                <text:span text:style-name="T10">if (elements.length &gt; 0) {</text:span></text:p>
      <text:p text:style-name="P11">                                    <text:span text:style-name="T10">const lastElement = elements[elements.length - 1];</text:span></text:p>
      <text:p text:style-name="P11">                                    <text:span text:style-name="T10">if (lastElement.innerText &amp;&amp; lastElement.innerText.trim().length &gt; 10) {</text:span></text:p>
      <text:p text:style-name="P11"><text:soft-page-break/>                                        <text:span text:style-name="T10">return lastElement.innerText.trim();</text:span></text:p>
      <text:p text:style-name="P11">                                    <text:span text:style-name="T10">}</text:span></text:p>
      <text:p text:style-name="P11">                                <text:span text:style-name="T10">}</text:span></text:p>
      <text:p text:style-name="P11">                            <text:span text:style-name="T10">}</text:span></text:p>
      <text:p text:style-name="P11">                            <text:span text:style-name="T10">return '';</text:span></text:p>
      <text:p text:style-name="P11">                        <text:span text:style-name="T10">}</text:span></text:p>
      <text:p text:style-name="P6"><text:span text:style-name="T7">                    </text:span><text:span text:style-name="T16">"""</text:span><text:span text:style-name="T10">)</text:span></text:p>
      <text:p text:style-name="P6">        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o fallback JavaScript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        <text:span text:style-name="T15">if</text:span><text:span text:style-name="T10"> </text:span><text:span text:style-name="T12">response_text</text:span><text:span text:style-name="T10">.</text:span><text:span text:style-name="T11">strip</text:span><text:span text:style-name="T10">()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9">f</text:span><text:span text:style-name="T16">"✅ Resposta capturada com sucesso (</text:span><text:span text:style-name="T9">{</text:span><text:span text:style-name="T11">len</text:span><text:span text:style-name="T10">(</text:span><text:span text:style-name="T12">response_text</text:span><text:span text:style-name="T10">)</text:span><text:span text:style-name="T9">}</text:span><text:span text:style-name="T16"> caracteres)"</text:span><text:span text:style-name="T10">)</text:span></text:p>
      <text:p text:style-name="P6">                <text:span text:style-name="T15">return</text:span><text:span text:style-name="T10"> </text:span><text:span text:style-name="T12">response_text</text:span><text:span text:style-name="T10">.</text:span><text:span text:style-name="T11">strip</text:span><text:span text:style-name="T10">()</text:span></text:p>
      <text:p text:style-name="P6">            <text:span text:style-name="T15">else</text:span><text:span text:style-name="T10">:</text:span></text:p>
      <text:p text:style-name="P6">                <text:span text:style-name="T15">return</text:span><text:span text:style-name="T10"> </text:span><text:span text:style-name="T16">"A IA retornou uma resposta vazia ou não foi possível capturá-la."</text:span></text:p>
      <text:p text:style-name="P4"/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ao enviar mensagem para o Gemini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</text:span><text:span text:style-name="T16">"Erro na comunicação com a IA: </text:span><text:span text:style-name="T9">{</text:span><text:span text:style-name="T17">str</text:span><text:span text:style-name="T10">(</text:span><text:span text:style-name="T12">e</text:span><text:span text:style-name="T10">)</text:span><text:span text:style-name="T9">}</text:span><text:span text:style-name="T16">"</text:span></text:p>
      <text:p text:style-name="P4"/>
      <text:p text:style-name="P6">    <text:span text:style-name="T9">def</text:span><text:span text:style-name="T10"> </text:span><text:span text:style-name="T11">analyze_event</text:span><text:span text:style-name="T10">(</text:span><text:span text:style-name="T12">self</text:span><text:span text:style-name="T10">, </text:span><text:span text:style-name="T12">event_data</text:span><text:span text:style-name="T10">: </text:span><text:span text:style-name="T17">dict</text:span><text:span text:style-name="T10">) -&gt; </text:span><text:span text:style-name="T17">str</text:span><text:span text:style-name="T10">:</text:span></text:p>
      <text:p text:style-name="P6">        <text:span text:style-name="T16">"""Analisa um evento de mercado usando IA."""</text:span></text:p>
      <text:p text:style-name="P6">        <text:span text:style-name="T15">try</text:span><text:span text:style-name="T10">:</text:span></text:p>
      <text:p text:style-name="P6">            <text:span text:style-name="T12">self</text:span><text:span text:style-name="T10">.</text:span><text:span text:style-name="T11">_initialize_browser</text:span><text:span text:style-name="T10">()</text:span></text:p>
      <text:p text:style-name="P6">            <text:span text:style-name="T12">prompt</text:span><text:span text:style-name="T10"> </text:span><text:span text:style-name="T13">=</text:span><text:span text:style-name="T10"> </text:span><text:span text:style-name="T12">self</text:span><text:span text:style-name="T10">.</text:span><text:span text:style-name="T11">_create_prompt</text:span><text:span text:style-name="T10">(</text:span><text:span text:style-name="T12">event_data</text:span><text:span text:style-name="T10">)</text:span></text:p>
      <text:p text:style-name="P6">            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🤖 Iniciando análise com IA (Firefox)..."</text:span><text:span text:style-name="T10">)</text:span></text:p>
      <text:p text:style-name="P6">            <text:span text:style-name="T12">response</text:span><text:span text:style-name="T10"> </text:span><text:span text:style-name="T13">=</text:span><text:span text:style-name="T10"> </text:span><text:span text:style-name="T12">self</text:span><text:span text:style-name="T10">.</text:span><text:span text:style-name="T11">_send_message_to_gemini</text:span><text:span text:style-name="T10">(</text:span><text:span text:style-name="T12">prompt</text:span><text:span text:style-name="T10">)</text:span></text:p>
      <text:p text:style-name="P6">            </text:p>
      <text:p text:style-name="P6">            <text:span text:style-name="T15">if</text:span><text:span text:style-name="T10"> </text:span><text:span text:style-name="T12">response</text:span><text:span text:style-name="T10"> </text:span><text:span text:style-name="T9">and</text:span><text:span text:style-name="T10"> </text:span><text:span text:style-name="T11">len</text:span><text:span text:style-name="T10">(</text:span><text:span text:style-name="T12">response</text:span><text:span text:style-name="T10">.strip()) </text:span><text:span text:style-name="T13">&gt;</text:span><text:span text:style-name="T10"> </text:span><text:span text:style-name="T14">10</text:span><text:span text:style-name="T10">:</text:span></text:p>
      <text:p text:style-name="P6">                <text:span text:style-name="T17">logging</text:span><text:span text:style-name="T10">.</text:span><text:span text:style-name="T11">info</text:span><text:span text:style-name="T10">(</text:span><text:span text:style-name="T16">"✅ Análise da IA concluída com sucesso!"</text:span><text:span text:style-name="T10">)</text:span></text:p>
      <text:p text:style-name="P6">                <text:span text:style-name="T15">return</text:span><text:span text:style-name="T10"> </text:span><text:span text:style-name="T12">response</text:span></text:p>
      <text:p text:style-name="P6">            <text:span text:style-name="T15">else</text:span><text:span text:style-name="T10">:</text:span></text:p>
      <text:p text:style-name="P6">                <text:span text:style-name="T15">return</text:span><text:span text:style-name="T10"> </text:span><text:span text:style-name="T16">"A IA retornou uma resposta vazia ou muito curta."</text:span></text:p>
      <text:p text:style-name="P4"/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durante análise da IA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</text:span><text:span text:style-name="T16">"Erro na análise da IA: </text:span><text:span text:style-name="T9">{</text:span><text:span text:style-name="T17">str</text:span><text:span text:style-name="T10">(</text:span><text:span text:style-name="T12">e</text:span><text:span text:style-name="T10">)</text:span><text:span text:style-name="T9">}</text:span><text:span text:style-name="T16">"</text:span></text:p>
      <text:p text:style-name="P4"/>
      <text:p text:style-name="P6">    <text:span text:style-name="T9">def</text:span><text:span text:style-name="T10"> </text:span><text:span text:style-name="T11">close</text:span><text:span text:style-name="T10">(</text:span><text:span text:style-name="T12">self</text:span><text:span text:style-name="T10">):</text:span></text:p>
      <text:p text:style-name="P6">        <text:span text:style-name="T16">"""Fecha o browser e limpa recursos."""</text:span></text:p>
      <text:p text:style-name="P6">        <text:span text:style-name="T15">try</text:span><text:span text:style-name="T10">: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page</text:span><text:span text:style-name="T10">:</text:span></text:p>
      <text:p text:style-name="P6">                <text:span text:style-name="T12">self</text:span><text:span text:style-name="T10">.</text:span><text:span text:style-name="T12">page</text:span><text:span text:style-name="T10">.</text:span><text:span text:style-name="T11">close</text:span><text:span text:style-name="T10">()</text:span></text:p>
      <text:p text:style-name="P6">                <text:span text:style-name="T12">self</text:span><text:span text:style-name="T10">.</text:span><text:span text:style-name="T12">page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context</text:span><text:span text:style-name="T10">:</text:span></text:p>
      <text:p text:style-name="P6">                <text:span text:style-name="T12">self</text:span><text:span text:style-name="T10">.</text:span><text:span text:style-name="T12">context</text:span><text:span text:style-name="T10">.</text:span><text:span text:style-name="T11">close</text:span><text:span text:style-name="T10">()</text:span></text:p>
      <text:p text:style-name="P6">                <text:span text:style-name="T12">self</text:span><text:span text:style-name="T10">.</text:span><text:span text:style-name="T12">context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browser</text:span><text:span text:style-name="T10">:</text:span></text:p>
      <text:p text:style-name="P6">                <text:span text:style-name="T12">self</text:span><text:span text:style-name="T10">.</text:span><text:span text:style-name="T12">browser</text:span><text:span text:style-name="T10">.</text:span><text:span text:style-name="T11">close</text:span><text:span text:style-name="T10">()</text:span></text:p>
      <text:p text:style-name="P6"><text:soft-page-break/>                <text:span text:style-name="T12">self</text:span><text:span text:style-name="T10">.</text:span><text:span text:style-name="T12">browser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5">if</text:span><text:span text:style-name="T10"> </text:span><text:span text:style-name="T12">self</text:span><text:span text:style-name="T10">.</text:span><text:span text:style-name="T12">playwright</text:span><text:span text:style-name="T10">:</text:span></text:p>
      <text:p text:style-name="P6">                <text:span text:style-name="T12">self</text:span><text:span text:style-name="T10">.</text:span><text:span text:style-name="T12">playwright</text:span><text:span text:style-name="T10">.</text:span><text:span text:style-name="T11">stop</text:span><text:span text:style-name="T10">()</text:span></text:p>
      <text:p text:style-name="P6">                <text:span text:style-name="T12">self</text:span><text:span text:style-name="T10">.</text:span><text:span text:style-name="T12">playwright</text:span><text:span text:style-name="T10"> </text:span><text:span text:style-name="T13">=</text:span><text:span text:style-name="T10"> </text:span><text:span text:style-name="T9">None</text:span></text:p>
      <text:p text:style-name="P6">            <text:span text:style-name="T17">logging</text:span><text:span text:style-name="T10">.</text:span><text:span text:style-name="T11">info</text:span><text:span text:style-name="T10">(</text:span><text:span text:style-name="T16">"🔒 Firefox fechado e recursos liberados."</text:span><text:span text:style-name="T10">)</text:span>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fechar Firefox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4"/>
      <text:p text:style-name="P6">    <text:span text:style-name="T9">def</text:span><text:span text:style-name="T10"> </text:span><text:span text:style-name="T11">__del__</text:span><text:span text:style-name="T10">(</text:span><text:span text:style-name="T12">self</text:span><text:span text:style-name="T10">):</text:span></text:p>
      <text:p text:style-name="P6">        <text:span text:style-name="T16">"""Destructor para garantir limpeza de recursos."""</text:span></text:p>
      <text:p text:style-name="P6">        <text:span text:style-name="T12">self</text:span><text:span text:style-name="T10">.</text:span><text:span text:style-name="T11">close</text:span><text:span text:style-name="T10">(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I_ANALISE.DISABLED.PY</text:p>
      <text:p text:style-name="P22"/>
      <text:p text:style-name="P23"># ai_analyzer_disabled.py</text:p>
      <text:p text:style-name="P4"/>
      <text:p text:style-name="P3"><text:span text:style-name="T1">import</text:span> <text:span text:style-name="T2">logging</text:span></text:p>
      <text:p text:style-name="P3"><text:span text:style-name="T1">import</text:span> <text:span text:style-name="T2">time</text:span></text:p>
      <text:p text:style-name="P3"><text:span text:style-name="T1">from</text:span> <text:span text:style-name="T2">datetime</text:span> <text:span text:style-name="T1">import</text:span> <text:span text:style-name="T2">datetime</text:span></text:p>
      <text:p text:style-name="P4"/>
      <text:p text:style-name="P3"><text:span text:style-name="T8">class</text:span> <text:span text:style-name="T2">AIAnalyzer</text:span>:</text:p>
      <text:p text:style-name="P6">    <text:span text:style-name="T9">def</text:span><text:span text:style-name="T10"> </text:span><text:span text:style-name="T11">__init__</text:span><text:span text:style-name="T10">(</text:span><text:span text:style-name="T12">self</text:span><text:span text:style-name="T10">, </text:span><text:span text:style-name="T12">headless</text:span><text:span text:style-name="T13">=</text:span><text:span text:style-name="T9">True</text:span><text:span text:style-name="T10">, </text:span><text:span text:style-name="T12">user_data_dir</text:span><text:span text:style-name="T13">=</text:span><text:span text:style-name="T16">"./disabled"</text:span><text:span text:style-name="T10">):</text:span></text:p>
      <text:p text:style-name="P6">        <text:span text:style-name="T12">self</text:span><text:span text:style-name="T10">.</text:span><text:span text:style-name="T12">enabled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7">logging</text:span><text:span text:style-name="T10">.</text:span><text:span text:style-name="T11">info</text:span><text:span text:style-name="T10">(</text:span><text:span text:style-name="T16">"🤖 IA Analyzer DESABILITADO - Sistema funcionará com análise básica"</text:span><text:span text:style-name="T10">)</text:span></text:p>
      <text:p text:style-name="P6">    </text:p>
      <text:p text:style-name="P6">    <text:span text:style-name="T9">def</text:span><text:span text:style-name="T10"> </text:span><text:span text:style-name="T11">analyze_event</text:span><text:span text:style-name="T10">(</text:span><text:span text:style-name="T12">self</text:span><text:span text:style-name="T10">, </text:span><text:span text:style-name="T12">event_data</text:span><text:span text:style-name="T10">: </text:span><text:span text:style-name="T17">dict</text:span><text:span text:style-name="T10">) -&gt; </text:span><text:span text:style-name="T17">str</text:span><text:span text:style-name="T10">:</text:span></text:p>
      <text:p text:style-name="P6">        <text:span text:style-name="T16">"""Retorna análise básica sem IA externa."""</text:span></text:p>
      <text:p text:style-name="P6">        <text:span text:style-name="T15">try</text:span><text:span text:style-name="T10">:</text:span></text:p>
      <text:p text:style-name="P6">            <text:span text:style-name="T12">tipo_event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tipo_evento"</text:span><text:span text:style-name="T10">, </text:span><text:span text:style-name="T16">"N/A"</text:span><text:span text:style-name="T10">)</text:span></text:p>
      <text:p text:style-name="P6">            <text:span text:style-name="T12">ativ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ativo"</text:span><text:span text:style-name="T10">, </text:span><text:span text:style-name="T16">"N/A"</text:span><text:span text:style-name="T10">)</text:span></text:p>
      <text:p text:style-name="P6">            <text:span text:style-name="T12">delt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delta"</text:span><text:span text:style-name="T10">, </text:span><text:span text:style-name="T14">0</text:span><text:span text:style-name="T10">)</text:span></text:p>
      <text:p text:style-name="P6">            <text:span text:style-name="T12">volume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total"</text:span><text:span text:style-name="T10">, </text:span><text:span text:style-name="T14">0</text:span><text:span text:style-name="T10">)</text:span></text:p>
      <text:p text:style-name="P6">            <text:span text:style-name="T12">prec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preco_fechamento"</text:span><text:span text:style-name="T10">, </text:span><text:span text:style-name="T14">0</text:span><text:span text:style-name="T10">)</text:span></text:p>
      <text:p text:style-name="P6">            <text:span text:style-name="T12">volume_compr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compra"</text:span><text:span text:style-name="T10">, </text:span><text:span text:style-name="T14">0</text:span><text:span text:style-name="T10">)</text:span></text:p>
      <text:p text:style-name="P6">            <text:span text:style-name="T12">volume_venda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volume_venda"</text:span><text:span text:style-name="T10">, </text:span><text:span text:style-name="T14">0</text:span><text:span text:style-name="T10">)</text:span></text:p>
      <text:p text:style-name="P6">            <text:span text:style-name="T12">indice_absorcao</text:span><text:span text:style-name="T10"> </text:span><text:span text:style-name="T13">=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indice_absorcao"</text:span><text:span text:style-name="T10">, </text:span><text:span text:style-name="T14">0</text:span><text:span text:style-name="T10">)</text:span></text:p>
      <text:p text:style-name="P6">            </text:p>
      <text:p text:style-name="P6">            <text:span text:style-name="T19"># Análise básica baseada em regras</text:span></text:p>
      <text:p text:style-name="P6">            <text:span text:style-name="T12">analysis</text:span><text:span text:style-name="T10"> </text:span><text:span text:style-name="T13">=</text:span><text:span text:style-name="T10"> []</text:span></text:p>
      <text:p text:style-name="P6"><text:soft-page-break/>            </text:p>
      <text:p text:style-name="P6">            <text:span text:style-name="T19"># Cabeçalho</text:span></text:p>
      <text:p text:style-name="P6">            <text:span text:style-name="T12">analysis</text:span><text:span text:style-name="T10">.</text:span><text:span text:style-name="T11">append</text:span><text:span text:style-name="T10">(</text:span><text:span text:style-name="T9">f</text:span><text:span text:style-name="T16">"📊 ANÁLISE BÁSICA - </text:span><text:span text:style-name="T9">{</text:span><text:span text:style-name="T12">tipo_evento</text:span><text:span text:style-name="T9">}</text:span><text:span text:style-name="T16">"</text:span><text:span text:style-name="T10">)</text:span></text:p>
      <text:p text:style-name="P6">            <text:span text:style-name="T12">analysis</text:span><text:span text:style-name="T10">.</text:span><text:span text:style-name="T11">append</text:span><text:span text:style-name="T10">(</text:span><text:span text:style-name="T9">f</text:span><text:span text:style-name="T16">"💹 Ativo: </text:span><text:span text:style-name="T9">{</text:span><text:span text:style-name="T12">ativo</text:span><text:span text:style-name="T9">}</text:span><text:span text:style-name="T16"> | Preço: $</text:span><text:span text:style-name="T9">{</text:span><text:span text:style-name="T12">preco</text:span><text:span text:style-name="T9">:.2f}</text:span><text:span text:style-name="T16">"</text:span><text:span text:style-name="T10">)</text:span></text:p>
      <text:p text:style-name="P6">            <text:span text:style-name="T12">analysis</text:span><text:span text:style-name="T10">.</text:span><text:span text:style-name="T11">append</text:span><text:span text:style-name="T10">(</text:span><text:span text:style-name="T16">"─"</text:span><text:span text:style-name="T10"> </text:span><text:span text:style-name="T13">*</text:span><text:span text:style-name="T10"> </text:span><text:span text:style-name="T14">50</text:span><text:span text:style-name="T10">)</text:span></text:p>
      <text:p text:style-name="P6">            </text:p>
      <text:p text:style-name="P6">            <text:span text:style-name="T19"># Análise específica por tipo de evento</text:span></text:p>
      <text:p text:style-name="P6">            <text:span text:style-name="T15">if</text:span><text:span text:style-name="T10"> </text:span><text:span text:style-name="T16">"Absorção"</text:span><text:span text:style-name="T10"> </text:span><text:span text:style-name="T9">in</text:span><text:span text:style-name="T10"> </text:span><text:span text:style-name="T12">tipo_evento</text:span><text:span text:style-name="T10">:</text:span></text:p>
      <text:p text:style-name="P6">                <text:span text:style-name="T15">if</text:span><text:span text:style-name="T10"> </text:span><text:span text:style-name="T12">delta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                    <text:span text:style-name="T12">force</text:span><text:span text:style-name="T10"> </text:span><text:span text:style-name="T13">=</text:span><text:span text:style-name="T10"> </text:span><text:span text:style-name="T16">"COMPRADORA"</text:span></text:p>
      <text:p text:style-name="P6">                    <text:span text:style-name="T12">expectation</text:span><text:span text:style-name="T10"> </text:span><text:span text:style-name="T13">=</text:span><text:span text:style-name="T10"> </text:span><text:span text:style-name="T16">"ALTA"</text:span></text:p>
      <text:p text:style-name="P6">                    <text:span text:style-name="T12">action</text:span><text:span text:style-name="T10"> </text:span><text:span text:style-name="T13">=</text:span><text:span text:style-name="T10"> </text:span><text:span text:style-name="T16">"Considerar posições long em rompimentos"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2">force</text:span><text:span text:style-name="T10"> </text:span><text:span text:style-name="T13">=</text:span><text:span text:style-name="T10"> </text:span><text:span text:style-name="T16">"VENDEDORA"</text:span></text:p>
      <text:p text:style-name="P6">                    <text:span text:style-name="T12">expectation</text:span><text:span text:style-name="T10"> </text:span><text:span text:style-name="T13">=</text:span><text:span text:style-name="T10"> </text:span><text:span text:style-name="T16">"BAIXA"</text:span></text:p>
      <text:p text:style-name="P6">                    <text:span text:style-name="T12">action</text:span><text:span text:style-name="T10"> </text:span><text:span text:style-name="T13">=</text:span><text:span text:style-name="T10"> </text:span><text:span text:style-name="T16">"Considerar posições short em rompimentos"</text:span></text:p>
      <text:p text:style-name="P6">                </text:p>
      <text:p text:style-name="P6">                <text:span text:style-name="T12">analysis</text:span><text:span text:style-name="T10">.</text:span><text:span text:style-name="T11">extend</text:span><text:span text:style-name="T10">([</text:span></text:p>
      <text:p text:style-name="P6">                    <text:span text:style-name="T9">f</text:span><text:span text:style-name="T16">"🎯 INTERPRETAÇÃO: Absorção detectada com delta </text:span><text:span text:style-name="T9">{</text:span><text:span text:style-name="T12">delta</text:span><text:span text:style-name="T9">:.2f}</text:span><text:span text:style-name="T16">"</text:span><text:span text:style-name="T10">,</text:span></text:p>
      <text:p text:style-name="P6">                    <text:span text:style-name="T9">f</text:span><text:span text:style-name="T16">"📈 FORÇA DOMINANTE: Pressão </text:span><text:span text:style-name="T9">{</text:span><text:span text:style-name="T12">force</text:span><text:span text:style-name="T9">}</text:span><text:span text:style-name="T16"> forte"</text:span><text:span text:style-name="T10">,</text:span></text:p>
      <text:p text:style-name="P6">                    <text:span text:style-name="T9">f</text:span><text:span text:style-name="T16">"🔮 EXPECTATIVA: Movimento de </text:span><text:span text:style-name="T9">{</text:span><text:span text:style-name="T12">expectation</text:span><text:span text:style-name="T9">}</text:span><text:span text:style-name="T16"> provável"</text:span><text:span text:style-name="T10">,</text:span></text:p>
      <text:p text:style-name="P6">                    <text:span text:style-name="T9">f</text:span><text:span text:style-name="T16">"⚡ AÇÃO: </text:span><text:span text:style-name="T9">{</text:span><text:span text:style-name="T12">action</text:span><text:span text:style-name="T9">}</text:span><text:span text:style-name="T16">"</text:span><text:span text:style-name="T10">,</text:span></text:p>
      <text:p text:style-name="P6">                    <text:span text:style-name="T9">f</text:span><text:span text:style-name="T16">"📊 VOLUME: </text:span><text:span text:style-name="T9">{</text:span><text:span text:style-name="T12">volume</text:span><text:span text:style-name="T9">:,.0f}</text:span><text:span text:style-name="T16"> (Compra: </text:span><text:span text:style-name="T9">{</text:span><text:span text:style-name="T12">volume_compra</text:span><text:span text:style-name="T9">:,.0f}</text:span><text:span text:style-name="T16"> | Venda: </text:span><text:span text:style-name="T9">{</text:span><text:span text:style-name="T12">volume_venda</text:span><text:span text:style-name="T9">:,.0f}</text:span><text:span text:style-name="T16">)"</text:span><text:span text:style-name="T10">,</text:span></text:p>
      <text:p text:style-name="P6">                    <text:span text:style-name="T9">f</text:span><text:span text:style-name="T16">"🔢 ÍNDICE ABSORÇÃO: </text:span><text:span text:style-name="T9">{</text:span><text:span text:style-name="T12">indice_absorcao</text:span><text:span text:style-name="T9">:.2f}</text:span><text:span text:style-name="T16">"</text:span></text:p>
      <text:p text:style-name="P6">                <text:span text:style-name="T10">])</text:span></text:p>
      <text:p text:style-name="P6">            </text:p>
      <text:p text:style-name="P6">            <text:span text:style-name="T15">elif</text:span><text:span text:style-name="T10"> </text:span><text:span text:style-name="T16">"Exaustão"</text:span><text:span text:style-name="T10"> </text:span><text:span text:style-name="T9">in</text:span><text:span text:style-name="T10"> </text:span><text:span text:style-name="T12">tipo_evento</text:span><text:span text:style-name="T10">:</text:span></text:p>
      <text:p text:style-name="P6">                <text:span text:style-name="T12">trend_direction</text:span><text:span text:style-name="T10"> </text:span><text:span text:style-name="T13">=</text:span><text:span text:style-name="T10"> </text:span><text:span text:style-name="T16">"alta"</text:span><text:span text:style-name="T10"> </text:span><text:span text:style-name="T15">if</text:span><text:span text:style-name="T10"> </text:span><text:span text:style-name="T12">delta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6">"baixa"</text:span></text:p>
      <text:p text:style-name="P6">                <text:span text:style-name="T12">analysis</text:span><text:span text:style-name="T10">.</text:span><text:span text:style-name="T11">extend</text:span><text:span text:style-name="T10">([</text:span></text:p>
      <text:p text:style-name="P6">                    <text:span text:style-name="T9">f</text:span><text:span text:style-name="T16">"🎯 INTERPRETAÇÃO: Exaustão de volume detectada"</text:span><text:span text:style-name="T10">,</text:span></text:p>
      <text:p text:style-name="P6">                    <text:span text:style-name="T9">f</text:span><text:span text:style-name="T16">"📈 FORÇA DOMINANTE: Enfraquecimento da tendência de </text:span><text:span text:style-name="T9">{</text:span><text:span text:style-name="T12">trend_direction</text:span><text:span text:style-name="T9">}</text:span><text:span text:style-name="T16">"</text:span><text:span text:style-name="T10">,</text:span></text:p>
      <text:p text:style-name="P6">                    <text:span text:style-name="T9">f</text:span><text:span text:style-name="T16">"🔮 EXPECTATIVA: Possível reversão ou consolidação"</text:span><text:span text:style-name="T10">,</text:span></text:p>
      <text:p text:style-name="P6">                    <text:span text:style-name="T9">f</text:span><text:span text:style-name="T16">"⚡ AÇÃO: Aguardar confirmação antes de novas posições"</text:span><text:span text:style-name="T10">,</text:span></text:p>
      <text:p text:style-name="P6">                    <text:span text:style-name="T9">f</text:span><text:span text:style-name="T16">"📊 VOLUME ELEVADO: </text:span><text:span text:style-name="T9">{</text:span><text:span text:style-name="T12">volume</text:span><text:span text:style-name="T9">:,.0f}</text:span><text:span text:style-name="T16"> pode indicar clímax"</text:span></text:p>
      <text:p text:style-name="P6">                <text:span text:style-name="T10">])</text:span></text:p>
      <text:p text:style-name="P6">            </text:p>
      <text:p text:style-name="P6">            <text:span text:style-name="T15">elif</text:span><text:span text:style-name="T10"> </text:span><text:span text:style-name="T16">"Liquidez"</text:span><text:span text:style-name="T10"> </text:span><text:span text:style-name="T9">in</text:span><text:span text:style-name="T10"> </text:span><text:span text:style-name="T12">tipo_evento</text:span><text:span text:style-name="T10">:</text:span></text:p>
      <text:p text:style-name="P6">                <text:span text:style-name="T12">analysis</text:span><text:span text:style-name="T10">.</text:span><text:span text:style-name="T11">extend</text:span><text:span text:style-name="T10">([</text:span></text:p>
      <text:p text:style-name="P6">                    <text:span text:style-name="T9">f</text:span><text:span text:style-name="T16">"🎯 INTERPRETAÇÃO: Mudança significativa no fluxo de liquidez"</text:span><text:span text:style-name="T10">,</text:span></text:p>
      <text:p text:style-name="P6">                    <text:span text:style-name="T9">f</text:span><text:span text:style-name="T16">"📈 FORÇA DOMINANTE: Reorganização dos níveis de suporte/resistência"</text:span><text:span text:style-name="T10">,</text:span></text:p>
      <text:p text:style-name="P6">                    <text:span text:style-name="T9">f</text:span><text:span text:style-name="T16">"🔮 EXPECTATIVA: Volatilidade aumentada no curto prazo"</text:span><text:span text:style-name="T10">,</text:span></text:p>
      <text:p text:style-name="P6">                    <text:span text:style-name="T9">f</text:span><text:span text:style-name="T16">"⚡ AÇÃO: Monitorar níveis chave para entrada/saída"</text:span><text:span text:style-name="T10">,</text:span></text:p>
      <text:p text:style-name="P6">                    <text:span text:style-name="T9">f</text:span><text:span text:style-name="T16">"📊 IMPACTO NO BOOK: Alteração nos níveis de ofertas"</text:span></text:p>
      <text:p text:style-name="P6">                <text:span text:style-name="T10">])</text:span></text:p>
      <text:p text:style-name="P6">            </text:p>
      <text:p text:style-name="P6">            <text:span text:style-name="T15">else</text:span><text:span text:style-name="T10">:</text:span></text:p>
      <text:p text:style-name="P6">                <text:span text:style-name="T19"># Análise genérica baseada no delta</text:span></text:p>
      <text:p text:style-name="P6">                <text:span text:style-name="T15">if</text:span><text:span text:style-name="T10"> </text:span><text:span text:style-name="T11">abs</text:span><text:span text:style-name="T10">(</text:span><text:span text:style-name="T12">delta</text:span><text:span text:style-name="T10">) </text:span><text:span text:style-name="T13">&gt;</text:span><text:span text:style-name="T10"> </text:span><text:span text:style-name="T12">volume</text:span><text:span text:style-name="T10"> </text:span><text:span text:style-name="T13">*</text:span><text:span text:style-name="T10"> </text:span><text:span text:style-name="T14">0.1</text:span><text:span text:style-name="T10">:  </text:span><text:span text:style-name="T19"># Delta significativo</text:span></text:p>
      <text:p text:style-name="P6">                    <text:span text:style-name="T12">direction</text:span><text:span text:style-name="T10"> </text:span><text:span text:style-name="T13">=</text:span><text:span text:style-name="T10"> </text:span><text:span text:style-name="T16">"compradora"</text:span><text:span text:style-name="T10"> </text:span><text:span text:style-name="T15">if</text:span><text:span text:style-name="T10"> </text:span><text:span text:style-name="T12">delta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6">"vendedora"</text:span></text:p>
      <text:p text:style-name="P6"><text:soft-page-break/>                    <text:span text:style-name="T12">movement</text:span><text:span text:style-name="T10"> </text:span><text:span text:style-name="T13">=</text:span><text:span text:style-name="T10"> </text:span><text:span text:style-name="T16">"alta"</text:span><text:span text:style-name="T10"> </text:span><text:span text:style-name="T15">if</text:span><text:span text:style-name="T10"> </text:span><text:span text:style-name="T12">delta</text:span><text:span text:style-name="T10"> </text:span><text:span text:style-name="T13">&gt;</text:span><text:span text:style-name="T10"> </text:span><text:span text:style-name="T14">0</text:span><text:span text:style-name="T10"> </text:span><text:span text:style-name="T15">else</text:span><text:span text:style-name="T10"> </text:span><text:span text:style-name="T16">"baixa"</text:span></text:p>
      <text:p text:style-name="P6">                    <text:span text:style-name="T12">analysis</text:span><text:span text:style-name="T10">.</text:span><text:span text:style-name="T11">extend</text:span><text:span text:style-name="T10">([</text:span></text:p>
      <text:p text:style-name="P6">                        <text:span text:style-name="T9">f</text:span><text:span text:style-name="T16">"🎯 INTERPRETAÇÃO: Fluxo </text:span><text:span text:style-name="T9">{</text:span><text:span text:style-name="T12">direction</text:span><text:span text:style-name="T9">}</text:span><text:span text:style-name="T16"> detectado"</text:span><text:span text:style-name="T10">,</text:span></text:p>
      <text:p text:style-name="P6">                        <text:span text:style-name="T9">f</text:span><text:span text:style-name="T16">"📈 FORÇA DOMINANTE: Pressão </text:span><text:span text:style-name="T9">{</text:span><text:span text:style-name="T12">direction</text:span><text:span text:style-name="T9">}</text:span><text:span text:style-name="T16"> com delta </text:span><text:span text:style-name="T9">{</text:span><text:span text:style-name="T12">delta</text:span><text:span text:style-name="T9">:.2f}</text:span><text:span text:style-name="T16">"</text:span><text:span text:style-name="T10">,</text:span></text:p>
      <text:p text:style-name="P6">                        <text:span text:style-name="T9">f</text:span><text:span text:style-name="T16">"🔮 EXPECTATIVA: Tendência de </text:span><text:span text:style-name="T9">{</text:span><text:span text:style-name="T12">movement</text:span><text:span text:style-name="T9">}</text:span><text:span text:style-name="T16"> no curto prazo"</text:span><text:span text:style-name="T10">,</text:span></text:p>
      <text:p text:style-name="P6">                        <text:span text:style-name="T9">f</text:span><text:span text:style-name="T16">"⚡ AÇÃO: Acompanhar confirmação do movimento"</text:span></text:p>
      <text:p text:style-name="P6">                    <text:span text:style-name="T10">])</text:span></text:p>
      <text:p text:style-name="P6">                <text:span text:style-name="T15">else</text:span><text:span text:style-name="T10">:</text:span></text:p>
      <text:p text:style-name="P6">                    <text:span text:style-name="T12">analysis</text:span><text:span text:style-name="T10">.</text:span><text:span text:style-name="T11">extend</text:span><text:span text:style-name="T10">([</text:span></text:p>
      <text:p text:style-name="P6">                        <text:span text:style-name="T9">f</text:span><text:span text:style-name="T16">"🎯 INTERPRETAÇÃO: Fluxo equilibrado de ordens"</text:span><text:span text:style-name="T10">,</text:span></text:p>
      <text:p text:style-name="P6">                        <text:span text:style-name="T9">f</text:span><text:span text:style-name="T16">"📈 FORÇA DOMINANTE: Equilíbrio entre compradores e vendedores"</text:span><text:span text:style-name="T10">,</text:span></text:p>
      <text:p text:style-name="P6">                        <text:span text:style-name="T9">f</text:span><text:span text:style-name="T16">"🔮 EXPECTATIVA: Consolidação lateral provável"</text:span><text:span text:style-name="T10">,</text:span></text:p>
      <text:p text:style-name="P6">                        <text:span text:style-name="T9">f</text:span><text:span text:style-name="T16">"⚡ AÇÃO: Aguardar rompimento para definir direção"</text:span></text:p>
      <text:p text:style-name="P6">                    <text:span text:style-name="T10">])</text:span></text:p>
      <text:p text:style-name="P6">            </text:p>
      <text:p text:style-name="P6">            <text:span text:style-name="T19"># Adiciona contexto SMA se disponível</text:span></text:p>
      <text:p text:style-name="P6">            <text:span text:style-name="T15">if</text:span><text:span text:style-name="T10"> </text:span><text:span text:style-name="T12">event_data</text:span><text:span text:style-name="T10">.</text:span><text:span text:style-name="T11">get</text:span><text:span text:style-name="T10">(</text:span><text:span text:style-name="T16">"contexto_sma"</text:span><text:span text:style-name="T10">):</text:span></text:p>
      <text:p text:style-name="P6">                <text:span text:style-name="T12">analysis</text:span><text:span text:style-name="T10">.</text:span><text:span text:style-name="T11">append</text:span><text:span text:style-name="T10">(</text:span><text:span text:style-name="T9">f</text:span><text:span text:style-name="T16">"📍 CONTEXTO: </text:span><text:span text:style-name="T9">{</text:span><text:span text:style-name="T12">event_data</text:span><text:span text:style-name="T10">.</text:span><text:span text:style-name="T11">get</text:span><text:span text:style-name="T10">(</text:span><text:span text:style-name="T16">'contexto_sma'</text:span><text:span text:style-name="T10">)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9"># Timestamp</text:span></text:p>
      <text:p text:style-name="P6">            <text:span text:style-name="T12">analysis</text:span><text:span text:style-name="T10">.</text:span><text:span text:style-name="T11">append</text:span><text:span text:style-name="T10">(</text:span><text:span text:style-name="T16">"─"</text:span><text:span text:style-name="T10"> </text:span><text:span text:style-name="T13">*</text:span><text:span text:style-name="T10"> </text:span><text:span text:style-name="T14">50</text:span><text:span text:style-name="T10">)</text:span></text:p>
      <text:p text:style-name="P6">            <text:span text:style-name="T12">analysis</text:span><text:span text:style-name="T10">.</text:span><text:span text:style-name="T11">append</text:span><text:span text:style-name="T10">(</text:span><text:span text:style-name="T9">f</text:span><text:span text:style-name="T16">"🕐 Análise: </text:span><text:span text:style-name="T9">{</text:span><text:span text:style-name="T17">datetime</text:span><text:span text:style-name="T10">.</text:span><text:span text:style-name="T11">now</text:span><text:span text:style-name="T10">().</text:span><text:span text:style-name="T11">strftime</text:span><text:span text:style-name="T10">(</text:span><text:span text:style-name="T16">'%H:%M:%S'</text:span><text:span text:style-name="T10">)</text:span><text:span text:style-name="T9">}</text:span><text:span text:style-name="T16">"</text:span><text:span text:style-name="T10">)</text:span></text:p>
      <text:p text:style-name="P6">            </text:p>
      <text:p text:style-name="P6">            <text:span text:style-name="T15">return</text:span><text:span text:style-name="T10"> </text:span><text:span text:style-name="T16">"</text:span><text:span text:style-name="T20">\n</text:span><text:span text:style-name="T16">"</text:span><text:span text:style-name="T10">.</text:span><text:span text:style-name="T11">join</text:span><text:span text:style-name="T10">(</text:span><text:span text:style-name="T12">analysis</text:span><text:span text:style-name="T10">)</text:span></text:p>
      <text:p text:style-name="P6">            </text:p>
      <text:p text:style-name="P6">    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na análise básica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    <text:span text:style-name="T15">return</text:span><text:span text:style-name="T10"> </text:span><text:span text:style-name="T9">f</text:span><text:span text:style-name="T16">"Erro na análise básica: </text:span><text:span text:style-name="T9">{</text:span><text:span text:style-name="T17">str</text:span><text:span text:style-name="T10">(</text:span><text:span text:style-name="T12">e</text:span><text:span text:style-name="T10">)</text:span><text:span text:style-name="T9">}</text:span><text:span text:style-name="T16">"</text:span></text:p>
      <text:p text:style-name="P6">    </text:p>
      <text:p text:style-name="P6">    <text:span text:style-name="T9">def</text:span><text:span text:style-name="T10"> </text:span><text:span text:style-name="T11">clean_user_data_dir</text:span><text:span text:style-name="T10">(</text:span><text:span text:style-name="T12">self</text:span><text:span text:style-name="T10">):</text:span></text:p>
      <text:p text:style-name="P6">        <text:span text:style-name="T16">"""Método vazio para compatibilidade."""</text:span></text:p>
      <text:p text:style-name="P6">        <text:span text:style-name="T15">pass</text:span></text:p>
      <text:p text:style-name="P6">    </text:p>
      <text:p text:style-name="P6">    <text:span text:style-name="T9">def</text:span><text:span text:style-name="T10"> </text:span><text:span text:style-name="T11">close</text:span><text:span text:style-name="T10">(</text:span><text:span text:style-name="T12">self</text:span><text:span text:style-name="T10">):</text:span></text:p>
      <text:p text:style-name="P6">        <text:span text:style-name="T16">"""Método vazio para compatibilidade."""</text:span></text:p>
      <text:p text:style-name="P6">        <text:span text:style-name="T15">pass</text:span></text:p>
      <text:p text:style-name="P6">    </text:p>
      <text:p text:style-name="P6">    <text:span text:style-name="T9">def</text:span><text:span text:style-name="T10"> </text:span><text:span text:style-name="T11">__del__</text:span><text:span text:style-name="T10">(</text:span><text:span text:style-name="T12">self</text:span><text:span text:style-name="T10">):</text:span></text:p>
      <text:p text:style-name="P6">        <text:span text:style-name="T16">"""Destructor vazio para compatibilidade."""</text:span></text:p>
      <text:p text:style-name="P6">        <text:span text:style-name="T15">pass</text:span></text:p>
      <text:p text:style-name="P22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setup_google_login.py</text:p>
      <text:p text:style-name="P26"><text:span text:style-name="T2"/></text:p>
      <text:p text:style-name="P17"/>
      <text:p text:style-name="P17"/>
      <text:p text:style-name="P17"/>
      <text:p text:style-name="P18"># setup_google_login.py</text:p>
      <text:p text:style-name="P3"><text:span text:style-name="T1">import</text:span> <text:span text:style-name="T2">os</text:span></text:p>
      <text:p text:style-name="P3"><text:span text:style-name="T1">import</text:span> <text:span text:style-name="T2">subprocess</text:span></text:p>
      <text:p text:style-name="P3"><text:span text:style-name="T1">import</text:span> <text:span text:style-name="T2">sys</text:span></text:p>
      <text:p text:style-name="P3"><text:span text:style-name="T1">import</text:span> <text:span text:style-name="T2">logging</text:span></text:p>
      <text:p text:style-name="P3"><text:span text:style-name="T1">from</text:span> <text:span text:style-name="T2">playwright</text:span>.<text:span text:style-name="T2">sync_api</text:span> <text:span text:style-name="T1">import</text:span> <text:span text:style-name="T3">sync_playwright</text:span></text:p>
      <text:p text:style-name="P3"><text:span text:style-name="T1">import</text:span> <text:span text:style-name="T2">time</text:span></text:p>
      <text:p text:style-name="P4"/>
      <text:p text:style-name="P3"><text:span text:style-name="T2">logging</text:span>.<text:span text:style-name="T3">basicConfig</text:span>(<text:span text:style-name="T5">level</text:span><text:span text:style-name="T6">=</text:span><text:span text:style-name="T2">logging</text:span>.<text:span text:style-name="T5">INFO</text:span>)</text:p>
      <text:p text:style-name="P4"/>
      <text:p text:style-name="P3"><text:span text:style-name="T8">def</text:span> <text:span text:style-name="T3">setup_google_login</text:span>():</text:p>
      <text:p text:style-name="P6">    <text:span text:style-name="T16">"""Configura login no Google de forma interativa."""</text:span></text:p>
      <text:p text:style-name="P6">    </text:p>
      <text:p text:style-name="P6">    <text:span text:style-name="T11">print</text:span><text:span text:style-name="T10">(</text:span><text:span text:style-name="T16">"🔐 CONFIGURAÇÃO DE LOGIN NO GOOGLE"</text:span><text:span text:style-name="T10">)</text:span></text:p>
      <text:p text:style-name="P6">    <text:span text:style-name="T11">print</text:span><text:span text:style-name="T10">(</text:span><text:span text:style-name="T16">"="</text:span><text:span text:style-name="T13">*</text:span><text:span text:style-name="T14">50</text:span><text:span text:style-name="T10">)</text:span></text:p>
      <text:p text:style-name="P6">    <text:span text:style-name="T11">print</text:span><text:span text:style-name="T10">(</text:span><text:span text:style-name="T16">"Este script vai abrir um browser para você fazer login no Google."</text:span><text:span text:style-name="T10">)</text:span></text:p>
      <text:p text:style-name="P6">    <text:span text:style-name="T11">print</text:span><text:span text:style-name="T10">(</text:span><text:span text:style-name="T16">"Siga estas etapas:"</text:span><text:span text:style-name="T10">)</text:span></text:p>
      <text:p text:style-name="P6">    <text:span text:style-name="T11">print</text:span><text:span text:style-name="T10">(</text:span><text:span text:style-name="T16">"1. Faça login na sua conta Google"</text:span><text:span text:style-name="T10">)</text:span></text:p>
      <text:p text:style-name="P6">    <text:span text:style-name="T11">print</text:span><text:span text:style-name="T10">(</text:span><text:span text:style-name="T16">"2. Acesse https://gemini.google.com"</text:span><text:span text:style-name="T10">)</text:span></text:p>
      <text:p text:style-name="P6">    <text:span text:style-name="T11">print</text:span><text:span text:style-name="T10">(</text:span><text:span text:style-name="T16">"3. Aceite os termos se necessário"</text:span><text:span text:style-name="T10">)</text:span></text:p>
      <text:p text:style-name="P6">    <text:span text:style-name="T11">print</text:span><text:span text:style-name="T10">(</text:span><text:span text:style-name="T16">"4. Volte aqui e confirme"</text:span><text:span text:style-name="T10">)</text:span></text:p>
      <text:p text:style-name="P6">    <text:span text:style-name="T11">print</text:span><text:span text:style-name="T10">(</text:span><text:span text:style-name="T16">"="</text:span><text:span text:style-name="T13">*</text:span><text:span text:style-name="T14">50</text:span><text:span text:style-name="T10">)</text:span></text:p>
      <text:p text:style-name="P6">    </text:p>
      <text:p text:style-name="P6">    <text:span text:style-name="T11">input</text:span><text:span text:style-name="T10">(</text:span><text:span text:style-name="T16">"Pressione Enter para continuar..."</text:span><text:span text:style-name="T10">)</text:span></text:p>
      <text:p text:style-name="P6">    </text:p>
      <text:p text:style-name="P6">    <text:span text:style-name="T15">try</text:span><text:span text:style-name="T10">:</text:span></text:p>
      <text:p text:style-name="P6">        <text:span text:style-name="T15">with</text:span><text:span text:style-name="T10"> </text:span><text:span text:style-name="T11">sync_playwright</text:span><text:span text:style-name="T10">() </text:span><text:span text:style-name="T15">as</text:span><text:span text:style-name="T10"> </text:span><text:span text:style-name="T12">p</text:span><text:span text:style-name="T10">:</text:span></text:p>
      <text:p text:style-name="P6">            <text:span text:style-name="T19"># Configurações otimizadas para Google</text:span></text:p>
      <text:p text:style-name="P6">            <text:span text:style-name="T12">user_data_dir</text:span><text:span text:style-name="T10"> </text:span><text:span text:style-name="T13">=</text:span><text:span text:style-name="T10"> </text:span><text:span text:style-name="T16">"./gemini_data"</text:span></text:p>
      <text:p text:style-name="P6">            </text:p>
      <text:p text:style-name="P6"><text:soft-page-break/>            <text:span text:style-name="T19"># Remove diretório antigo se existir</text:span></text:p>
      <text:p text:style-name="P6">            <text:span text:style-name="T15">if</text:span><text:span text:style-name="T10"> </text:span><text:span text:style-name="T17">os</text:span><text:span text:style-name="T10">.</text:span><text:span text:style-name="T12">path</text:span><text:span text:style-name="T10">.</text:span><text:span text:style-name="T11">exists</text:span><text:span text:style-name="T10">(</text:span><text:span text:style-name="T12">user_data_dir</text:span><text:span text:style-name="T10">):</text:span></text:p>
      <text:p text:style-name="P6">                <text:span text:style-name="T15">import</text:span><text:span text:style-name="T10"> </text:span><text:span text:style-name="T17">shutil</text:span></text:p>
      <text:p text:style-name="P6">                <text:span text:style-name="T17">shutil</text:span><text:span text:style-name="T10">.</text:span><text:span text:style-name="T12">rmtree</text:span><text:span text:style-name="T10">(</text:span><text:span text:style-name="T12">user_data_dir</text:span><text:span text:style-name="T10">)</text:span></text:p>
      <text:p text:style-name="P6">                </text:p>
      <text:p text:style-name="P6">            <text:span text:style-name="T19"># Cria novo diretório</text:span></text:p>
      <text:p text:style-name="P6">            <text:span text:style-name="T17">os</text:span><text:span text:style-name="T10">.</text:span><text:span text:style-name="T11">makedirs</text:span><text:span text:style-name="T10">(</text:span><text:span text:style-name="T12">user_data_dir</text:span><text:span text:style-name="T10">, </text:span><text:span text:style-name="T12">exist_ok</text:span><text:span text:style-name="T13">=</text:span><text:span text:style-name="T9">True</text:span><text:span text:style-name="T10">)</text:span></text:p>
      <text:p text:style-name="P6">            </text:p>
      <text:p text:style-name="P6">            <text:span text:style-name="T19"># Configurações stealth</text:span></text:p>
      <text:p text:style-name="P6">            <text:span text:style-name="T12">browser_args</text:span><text:span text:style-name="T10"> </text:span><text:span text:style-name="T13">=</text:span><text:span text:style-name="T10"> [</text:span></text:p>
      <text:p text:style-name="P6">                <text:span text:style-name="T16">"--disable-blink-features=AutomationControlled"</text:span><text:span text:style-name="T10">,</text:span></text:p>
      <text:p text:style-name="P6">                <text:span text:style-name="T16">"--disable-infobars"</text:span><text:span text:style-name="T10">,</text:span></text:p>
      <text:p text:style-name="P6">                <text:span text:style-name="T16">"--disable-dev-shm-usage"</text:span><text:span text:style-name="T10">,</text:span></text:p>
      <text:p text:style-name="P6">                <text:span text:style-name="T16">"--no-first-run"</text:span><text:span text:style-name="T10">,</text:span></text:p>
      <text:p text:style-name="P6">                <text:span text:style-name="T16">"--no-default-browser-check"</text:span><text:span text:style-name="T10">,</text:span></text:p>
      <text:p text:style-name="P6">                <text:span text:style-name="T16">"--disable-default-apps"</text:span><text:span text:style-name="T10">,</text:span></text:p>
      <text:p text:style-name="P6">                <text:span text:style-name="T16">"--disable-popup-blocking"</text:span><text:span text:style-name="T10">,</text:span></text:p>
      <text:p text:style-name="P6">                <text:span text:style-name="T16">"--disable-translate"</text:span></text:p>
      <text:p text:style-name="P6">            <text:span text:style-name="T10">]</text:span></text:p>
      <text:p text:style-name="P6">            </text:p>
      <text:p text:style-name="P6">            <text:span text:style-name="T12">user_agent</text:span><text:span text:style-name="T10"> </text:span><text:span text:style-name="T13">=</text:span><text:span text:style-name="T10"> </text:span><text:span text:style-name="T16">"Mozilla/5.0 (Windows NT 10.0; Win64; x64) AppleWebKit/537.36 (KHTML, like Gecko) Chrome/121.0.0.0 Safari/537.36"</text:span></text:p>
      <text:p text:style-name="P6">            </text:p>
      <text:p text:style-name="P6">            <text:span text:style-name="T19"># Abre browser persistente</text:span></text:p>
      <text:p text:style-name="P6">            <text:span text:style-name="T12">context</text:span><text:span text:style-name="T10"> </text:span><text:span text:style-name="T13">=</text:span><text:span text:style-name="T10"> </text:span><text:span text:style-name="T12">p</text:span><text:span text:style-name="T10">.</text:span><text:span text:style-name="T12">chromium</text:span><text:span text:style-name="T10">.</text:span><text:span text:style-name="T11">launch_persistent_context</text:span><text:span text:style-name="T10">(</text:span></text:p>
      <text:p text:style-name="P6">                <text:span text:style-name="T12">user_data_dir</text:span><text:span text:style-name="T13">=</text:span><text:span text:style-name="T12">user_data_dir</text:span><text:span text:style-name="T10">,</text:span></text:p>
      <text:p text:style-name="P6">                <text:span text:style-name="T12">headless</text:span><text:span text:style-name="T13">=</text:span><text:span text:style-name="T9">False</text:span><text:span text:style-name="T10">,  </text:span><text:span text:style-name="T19"># Sempre visível para login</text:span></text:p>
      <text:p text:style-name="P6">                <text:span text:style-name="T12">args</text:span><text:span text:style-name="T13">=</text:span><text:span text:style-name="T12">browser_args</text:span><text:span text:style-name="T10">,</text:span></text:p>
      <text:p text:style-name="P6">                <text:span text:style-name="T12">user_agent</text:span><text:span text:style-name="T13">=</text:span><text:span text:style-name="T12">user_agent</text:span><text:span text:style-name="T10">,</text:span></text:p>
      <text:p text:style-name="P6">                <text:span text:style-name="T12">viewport</text:span><text:span text:style-name="T13">=</text:span><text:span text:style-name="T10">{</text:span><text:span text:style-name="T16">"width"</text:span><text:span text:style-name="T10">: </text:span><text:span text:style-name="T14">1920</text:span><text:span text:style-name="T10">, </text:span><text:span text:style-name="T16">"height"</text:span><text:span text:style-name="T10">: </text:span><text:span text:style-name="T14">1080</text:span><text:span text:style-name="T10">},</text:span></text:p>
      <text:p text:style-name="P6">                <text:span text:style-name="T12">ignore_default_args</text:span><text:span text:style-name="T13">=</text:span><text:span text:style-name="T10">[</text:span><text:span text:style-name="T16">"--enable-automation"</text:span><text:span text:style-name="T10">],</text:span></text:p>
      <text:p text:style-name="P6">                <text:span text:style-name="T12">locale</text:span><text:span text:style-name="T13">=</text:span><text:span text:style-name="T16">"pt-BR"</text:span><text:span text:style-name="T10">,</text:span></text:p>
      <text:p text:style-name="P6">                <text:span text:style-name="T12">timezone_id</text:span><text:span text:style-name="T13">=</text:span><text:span text:style-name="T16">"America/Sao_Paulo"</text:span></text:p>
      <text:p text:style-name="P6">            <text:span text:style-name="T10">)</text:span></text:p>
      <text:p text:style-name="P6">            </text:p>
      <text:p text:style-name="P6">            <text:span text:style-name="T19"># Adiciona script stealth</text:span></text:p>
      <text:p text:style-name="P6">            <text:span text:style-name="T12">context</text:span><text:span text:style-name="T10">.</text:span><text:span text:style-name="T11">add_init_script</text:span><text:span text:style-name="T10">(</text:span><text:span text:style-name="T16">"""</text:span></text:p>
      <text:p text:style-name="P11">                <text:span text:style-name="T10">Object.defineProperty(navigator, 'webdriver', {</text:span></text:p>
      <text:p text:style-name="P11">                    <text:span text:style-name="T10">get: () =&gt; undefined,</text:span></text:p>
      <text:p text:style-name="P11">                <text:span text:style-name="T10">});</text:span></text:p>
      <text:p text:style-name="P11">                <text:span text:style-name="T10">window.chrome = { runtime: {} };</text:span></text:p>
      <text:p text:style-name="P6"><text:span text:style-name="T7">            </text:span><text:span text:style-name="T16">"""</text:span><text:span text:style-name="T10">)</text:span></text:p>
      <text:p text:style-name="P6">            </text:p>
      <text:p text:style-name="P6">            <text:span text:style-name="T12">page</text:span><text:span text:style-name="T10"> </text:span><text:span text:style-name="T13">=</text:span><text:span text:style-name="T10"> </text:span><text:span text:style-name="T12">context</text:span><text:span text:style-name="T10">.</text:span><text:span text:style-name="T11">new_page</text:span><text:span text:style-name="T10">()</text:span></text:p>
      <text:p text:style-name="P6">            </text:p>
      <text:p text:style-name="P6">            <text:span text:style-name="T11">print</text:span><text:span text:style-name="T10">(</text:span><text:span text:style-name="T16">"</text:span><text:span text:style-name="T20">\n</text:span><text:span text:style-name="T16">🌐 Abrindo Google..."</text:span><text:span text:style-name="T10">)</text:span></text:p>
      <text:p text:style-name="P6">            <text:span text:style-name="T12">page</text:span><text:span text:style-name="T10">.</text:span><text:span text:style-name="T11">goto</text:span><text:span text:style-name="T10">(</text:span><text:span text:style-name="T16">"https://accounts.google.com"</text:span><text:span text:style-name="T10">, </text:span><text:span text:style-name="T12">wait_until</text:span><text:span text:style-name="T13">=</text:span><text:span text:style-name="T16">"domcontentloaded"</text:span><text:span text:style-name="T10">)</text:span></text:p>
      <text:p text:style-name="P6">            </text:p>
      <text:p text:style-name="P6">            <text:span text:style-name="T11">print</text:span><text:span text:style-name="T10">(</text:span><text:span text:style-name="T16">"</text:span><text:span text:style-name="T20">\n</text:span><text:span text:style-name="T16">✅ Browser aberto!"</text:span><text:span text:style-name="T10">)</text:span></text:p>
      <text:p text:style-name="P6">            <text:span text:style-name="T11">print</text:span><text:span text:style-name="T10">(</text:span><text:span text:style-name="T16">"🔸 Faça login na sua conta Google"</text:span><text:span text:style-name="T10">)</text:span></text:p>
      <text:p text:style-name="P6">            <text:span text:style-name="T11">print</text:span><text:span text:style-name="T10">(</text:span><text:span text:style-name="T16">"🔸 Depois vá para https://gemini.google.com"</text:span><text:span text:style-name="T10">)</text:span></text:p>
      <text:p text:style-name="P6"><text:soft-page-break/>            <text:span text:style-name="T11">print</text:span><text:span text:style-name="T10">(</text:span><text:span text:style-name="T16">"🔸 Aceite os termos do Gemini se necessário"</text:span><text:span text:style-name="T10">)</text:span></text:p>
      <text:p text:style-name="P6">            </text:p>
      <text:p text:style-name="P6">            <text:span text:style-name="T19"># Aguarda confirmação do usuário</text:span></text:p>
      <text:p text:style-name="P6">            <text:span text:style-name="T11">input</text:span><text:span text:style-name="T10">(</text:span><text:span text:style-name="T16">"</text:span><text:span text:style-name="T20">\n</text:span><text:span text:style-name="T16">Pressione Enter quando terminar o login..."</text:span><text:span text:style-name="T10">)</text:span></text:p>
      <text:p text:style-name="P6">            </text:p>
      <text:p text:style-name="P6">            <text:span text:style-name="T19"># Testa o Gemini</text:span></text:p>
      <text:p text:style-name="P6">            <text:span text:style-name="T11">print</text:span><text:span text:style-name="T10">(</text:span><text:span text:style-name="T16">"</text:span><text:span text:style-name="T20">\n</text:span><text:span text:style-name="T16">🧪 Testando acesso ao Gemini..."</text:span><text:span text:style-name="T10">)</text:span></text:p>
      <text:p text:style-name="P6">            <text:span text:style-name="T12">page</text:span><text:span text:style-name="T10">.</text:span><text:span text:style-name="T11">goto</text:span><text:span text:style-name="T10">(</text:span><text:span text:style-name="T16">"https://gemini.google.com/app"</text:span><text:span text:style-name="T10">, </text:span><text:span text:style-name="T12">wait_until</text:span><text:span text:style-name="T13">=</text:span><text:span text:style-name="T16">"domcontentloaded"</text:span><text:span text:style-name="T10">)</text:span></text:p>
      <text:p text:style-name="P6">            <text:span text:style-name="T17">time</text:span><text:span text:style-name="T10">.</text:span><text:span text:style-name="T11">sleep</text:span><text:span text:style-name="T10">(</text:span><text:span text:style-name="T14">5</text:span><text:span text:style-name="T10">)</text:span></text:p>
      <text:p text:style-name="P6">            </text:p>
      <text:p text:style-name="P6">            <text:span text:style-name="T19"># Verifica se conseguiu acessar</text:span></text:p>
      <text:p text:style-name="P6">            <text:span text:style-name="T15">if</text:span><text:span text:style-name="T10"> </text:span><text:span text:style-name="T16">"gemini.google.com"</text:span><text:span text:style-name="T10"> </text:span><text:span text:style-name="T9">in</text:span><text:span text:style-name="T10"> </text:span><text:span text:style-name="T12">page</text:span><text:span text:style-name="T10">.</text:span><text:span text:style-name="T12">url</text:span><text:span text:style-name="T10">:</text:span></text:p>
      <text:p text:style-name="P6">                <text:span text:style-name="T11">print</text:span><text:span text:style-name="T10">(</text:span><text:span text:style-name="T16">"✅ Acesso ao Gemini confirmado!"</text:span><text:span text:style-name="T10">)</text:span></text:p>
      <text:p text:style-name="P6">                <text:span text:style-name="T11">print</text:span><text:span text:style-name="T10">(</text:span><text:span text:style-name="T16">"✅ Login configurado com sucesso!"</text:span><text:span text:style-name="T10">)</text:span></text:p>
      <text:p text:style-name="P6">                </text:p>
      <text:p text:style-name="P6">                <text:span text:style-name="T19"># Aguarda mais um pouco para garantir que salvou</text:span></text:p>
      <text:p text:style-name="P6">                <text:span text:style-name="T11">print</text:span><text:span text:style-name="T10">(</text:span><text:span text:style-name="T16">"💾 Salvando configurações..."</text:span><text:span text:style-name="T10">)</text:span></text:p>
      <text:p text:style-name="P6">                <text:span text:style-name="T17">time</text:span><text:span text:style-name="T10">.</text:span><text:span text:style-name="T11">sleep</text:span><text:span text:style-name="T10">(</text:span><text:span text:style-name="T14">5</text:span><text:span text:style-name="T10">)</text:span></text:p>
      <text:p text:style-name="P6">                </text:p>
      <text:p text:style-name="P6">            <text:span text:style-name="T15">else</text:span><text:span text:style-name="T10">:</text:span></text:p>
      <text:p text:style-name="P6">                <text:span text:style-name="T11">print</text:span><text:span text:style-name="T10">(</text:span><text:span text:style-name="T16">"❌ Problema ao acessar o Gemini. Tente novamente."</text:span><text:span text:style-name="T10">)</text:span></text:p>
      <text:p text:style-name="P6">                </text:p>
      <text:p text:style-name="P6">            <text:span text:style-name="T12">context</text:span><text:span text:style-name="T10">.</text:span><text:span text:style-name="T11">close</text:span><text:span text:style-name="T10">()</text:span></text:p>
      <text:p text:style-name="P6">            </text:p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❌ Erro durante configuraç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return</text:span><text:span text:style-name="T10"> </text:span><text:span text:style-name="T9">False</text:span></text:p>
      <text:p text:style-name="P6">    </text:p>
      <text:p text:style-name="P6">    <text:span text:style-name="T11">print</text:span><text:span text:style-name="T10">(</text:span><text:span text:style-name="T16">"</text:span><text:span text:style-name="T20">\n</text:span><text:span text:style-name="T16">🎉 Configuração concluída!"</text:span><text:span text:style-name="T10">)</text:span></text:p>
      <text:p text:style-name="P6">    <text:span text:style-name="T11">print</text:span><text:span text:style-name="T10">(</text:span><text:span text:style-name="T16">"💡 Agora você pode executar o bot normalmente."</text:span><text:span text:style-name="T10">)</text:span></text:p>
      <text:p text:style-name="P6">    <text:span text:style-name="T11">print</text:span><text:span text:style-name="T10">(</text:span><text:span text:style-name="T16">"💡 O login será lembrado nas próximas execuções."</text:span><text:span text:style-name="T10">)</text:span></text:p>
      <text:p text:style-name="P6">    </text:p>
      <text:p text:style-name="P6">    <text:span text:style-name="T15">return</text:span><text:span text:style-name="T10"> </text:span><text:span text:style-name="T9">True</text:span></text:p>
      <text:p text:style-name="P4"/>
      <text:p text:style-name="P3"><text:span text:style-name="T1">if</text:span> <text:span text:style-name="T5">__name__</text:span> <text:span text:style-name="T6">==</text:span> <text:span text:style-name="T7">"__main__"</text:span>:</text:p>
      <text:p text:style-name="P6">    <text:span text:style-name="T11">setup_google_login</text:span><text:span text:style-name="T10">(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25">data_handler.py</text:p>
      <text:p text:style-name="P25"/>
      <text:p text:style-name="P25"/>
      <text:p text:style-name="P18"># data_handler.py</text:p>
      <text:p text:style-name="P3"><text:span text:style-name="T1">import</text:span> <text:span text:style-name="T2">pandas</text:span> <text:span text:style-name="T1">as</text:span> <text:span text:style-name="T2">pd</text:span></text:p>
      <text:p text:style-name="P3"><text:span text:style-name="T1">import</text:span> <text:span text:style-name="T2">numpy</text:span> <text:span text:style-name="T1">as</text:span> <text:span text:style-name="T2">np</text:span></text:p>
      <text:p text:style-name="P3"><text:span text:style-name="T1">from</text:span> <text:span text:style-name="T2">datetime</text:span> <text:span text:style-name="T1">import</text:span> <text:span text:style-name="T2">datetime</text:span>, <text:span text:style-name="T2">timezone</text:span></text:p>
      <text:p text:style-name="P3"><text:span text:style-name="T1">from</text:span> <text:span text:style-name="T2">zoneinfo</text:span> <text:span text:style-name="T1">import</text:span> <text:span text:style-name="T2">ZoneInfo</text:span></text:p>
      <text:p text:style-name="P3"><text:span text:style-name="T1">import</text:span> <text:span text:style-name="T2">logging</text:span></text:p>
      <text:p text:style-name="P4"/>
      <text:p text:style-name="P3"><text:span text:style-name="T4">NY_TZ</text:span> <text:span text:style-name="T6">=</text:span> <text:span text:style-name="T2">ZoneInfo</text:span>(<text:span text:style-name="T7">"America/New_York"</text:span>)</text:p>
      <text:p text:style-name="P4"/>
      <text:p text:style-name="P3"><text:span text:style-name="T8">def</text:span> <text:span text:style-name="T3">format_timestamp</text:span>(<text:span text:style-name="T5">ts_ms</text:span>: <text:span text:style-name="T2">int</text:span>, <text:span text:style-name="T5">tz</text:span><text:span text:style-name="T6">=</text:span><text:span text:style-name="T4">NY_TZ</text:span>) -&gt; <text:span text:style-name="T2">str</text:span>:</text:p>
      <text:p text:style-name="P6">    <text:span text:style-name="T16">"""</text:span></text:p>
      <text:p text:style-name="P11">    <text:span text:style-name="T10">Converte timestamp em ms para string ISO 8601 no fuso escolhido (NY por padrão).</text:span></text:p>
      <text:p text:style-name="P11">    <text:span text:style-name="T10">Ex.: 2025-08-31T13:15:00-04:00</text:span></text:p>
      <text:p text:style-name="P11">    <text:span text:style-name="T10">"""</text:span></text:p>
      <text:p text:style-name="P6">    <text:span text:style-name="T12">dt</text:span><text:span text:style-name="T10"> </text:span><text:span text:style-name="T13">=</text:span><text:span text:style-name="T10"> </text:span><text:span text:style-name="T17">datetime</text:span><text:span text:style-name="T10">.</text:span><text:span text:style-name="T11">fromtimestamp</text:span><text:span text:style-name="T10">(</text:span><text:span text:style-name="T12">ts_ms</text:span><text:span text:style-name="T10"> </text:span><text:span text:style-name="T13">/</text:span><text:span text:style-name="T10"> </text:span><text:span text:style-name="T14">1000</text:span><text:span text:style-name="T10">, </text:span><text:span text:style-name="T12">tz</text:span><text:span text:style-name="T13">=</text:span><text:span text:style-name="T17">timezone</text:span><text:span text:style-name="T10">.</text:span><text:span text:style-name="T12">utc</text:span><text:span text:style-name="T10">).</text:span><text:span text:style-name="T11">astimezone</text:span><text:span text:style-name="T10">(</text:span><text:span text:style-name="T12">tz</text:span><text:span text:style-name="T10">)</text:span></text:p>
      <text:p text:style-name="P6">    <text:span text:style-name="T15">return</text:span><text:span text:style-name="T10"> </text:span><text:span text:style-name="T12">dt</text:span><text:span text:style-name="T10">.</text:span><text:span text:style-name="T11">isoformat</text:span><text:span text:style-name="T10">(</text:span><text:span text:style-name="T12">timespec</text:span><text:span text:style-name="T13">=</text:span><text:span text:style-name="T16">"seconds"</text:span><text:span text:style-name="T10">)</text:span></text:p>
      <text:p text:style-name="P4"/>
      <text:p text:style-name="P5"># ===============================</text:p>
      <text:p text:style-name="P5"># MÉTRICAS DE ABSORÇÃO</text:p>
      <text:p text:style-name="P5"># ===============================</text:p>
      <text:p text:style-name="P3"><text:span text:style-name="T8">def</text:span> <text:span text:style-name="T3">calcular_delta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df</text:span><text:span text:style-name="T10">[</text:span><text:span text:style-name="T16">"Delta"</text:span><text:span text:style-name="T10">] </text:span><text:span text:style-name="T13">=</text:span><text:span text:style-name="T10"> </text:span><text:span text:style-name="T12">df</text:span><text:span text:style-name="T10">[</text:span><text:span text:style-name="T16">"VolumeBuyMarket"</text:span><text:span text:style-name="T10">] </text:span><text:span text:style-name="T11">-</text:span><text:span text:style-name="T10"> </text:span><text:span text:style-name="T12">df</text:span><text:span text:style-name="T10">[</text:span><text:span text:style-name="T16">"VolumeSellMarket"</text:span><text:span text:style-name="T10">]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pan text:style-name="T8">def</text:span> <text:span text:style-name="T3">calcular_delta_normalizado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price_range</text:span><text:span text:style-name="T10"> </text:span><text:span text:style-name="T13">=</text:span><text:span text:style-name="T10"> </text:span><text:span text:style-name="T12">df</text:span><text:span text:style-name="T10">[</text:span><text:span text:style-name="T16">"High"</text:span><text:span text:style-name="T10">] </text:span><text:span text:style-name="T11">-</text:span><text:span text:style-name="T10"> </text:span><text:span text:style-name="T12">df</text:span><text:span text:style-name="T10">[</text:span><text:span text:style-name="T16">"Low"</text:span><text:span text:style-name="T10">]</text:span></text:p>
      <text:p text:style-name="P6">    <text:span text:style-name="T12">df</text:span><text:span text:style-name="T10">[</text:span><text:span text:style-name="T16">"DeltaNorm"</text:span><text:span text:style-name="T10">] </text:span><text:span text:style-name="T13">=</text:span><text:span text:style-name="T10"> </text:span><text:span text:style-name="T12">df</text:span><text:span text:style-name="T10">[</text:span><text:span text:style-name="T16">"Delta"</text:span><text:span text:style-name="T10">] </text:span><text:span text:style-name="T11">/</text:span><text:span text:style-name="T10"> </text:span><text:span text:style-name="T12">price_range</text:span><text:span text:style-name="T10">.</text:span><text:span text:style-name="T11">replace</text:span><text:span text:style-name="T10">(</text:span><text:span text:style-name="T14">0</text:span><text:span text:style-name="T10">, </text:span><text:span text:style-name="T17">np</text:span><text:span text:style-name="T10">.</text:span><text:span text:style-name="T12">nan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pan text:style-name="T8">def</text:span> <text:span text:style-name="T3">detectar_absorcao</text:span>(<text:span text:style-name="T5">df</text:span>: <text:span text:style-name="T2">pd</text:span>.<text:span text:style-name="T2">DataFrame</text:span>, <text:span text:style-name="T5">delta_threshold</text:span>: <text:span text:style-name="T2">float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9"># Condições usam o limiar dinâmico recebido</text:span></text:p>
      <text:p text:style-name="P6">    <text:span text:style-name="T12">cond_absorcao_compra</text:span><text:span text:style-name="T10">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 </text:span><text:span text:style-name="T11">&lt;</text:span><text:span text:style-name="T10"> </text:span><text:span text:style-name="T13">-</text:span><text:span text:style-name="T12">delta_threshold</text:span><text:span text:style-name="T10">) </text:span><text:span text:style-name="T11">&amp;</text:span><text:span text:style-name="T10"> (</text:span><text:span text:style-name="T12">df</text:span><text:span text:style-name="T10">[</text:span><text:span text:style-name="T16">"Close"</text:span><text:span text:style-name="T10">] </text:span><text:span text:style-name="T11">&gt;=</text:span><text:span text:style-name="T10"> </text:span><text:span text:style-name="T12">df</text:span><text:span text:style-name="T10">[</text:span><text:span text:style-name="T16">"Open"</text:span><text:span text:style-name="T10">])</text:span></text:p>
      <text:p text:style-name="P6">    <text:span text:style-name="T12">cond_absorcao_venda</text:span><text:span text:style-name="T10">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 </text:span><text:span text:style-name="T11">&gt;</text:span><text:span text:style-name="T10"> </text:span><text:span text:style-name="T12">delta_threshold</text:span><text:span text:style-name="T10">) </text:span><text:span text:style-name="T11">&amp;</text:span><text:span text:style-name="T10"> (</text:span><text:span text:style-name="T12">df</text:span><text:span text:style-name="T10">[</text:span><text:span text:style-name="T16">"Close"</text:span><text:span text:style-name="T10">] </text:span><text:span text:style-name="T11">&lt;=</text:span><text:span text:style-name="T10"> </text:span><text:span text:style-name="T12">df</text:span><text:span text:style-name="T10">[</text:span><text:span text:style-name="T16">"Open"</text:span><text:span text:style-name="T10">])</text:span></text:p>
      <text:p text:style-name="P4"/>
      <text:p text:style-name="P6"><text:soft-page-break/>    <text:span text:style-name="T12">df</text:span><text:span text:style-name="T10">[</text:span><text:span text:style-name="T16">"AbsorcaoCompra"</text:span><text:span text:style-name="T10">] </text:span><text:span text:style-name="T13">=</text:span><text:span text:style-name="T10"> </text:span><text:span text:style-name="T12">cond_absorcao_compra</text:span><text:span text:style-name="T10">.</text:span><text:span text:style-name="T11">astype</text:span><text:span text:style-name="T10">(</text:span><text:span text:style-name="T17">int</text:span><text:span text:style-name="T10">)</text:span></text:p>
      <text:p text:style-name="P6">    <text:span text:style-name="T12">df</text:span><text:span text:style-name="T10">[</text:span><text:span text:style-name="T16">"AbsorcaoVenda"</text:span><text:span text:style-name="T10">] </text:span><text:span text:style-name="T13">=</text:span><text:span text:style-name="T10"> </text:span><text:span text:style-name="T12">cond_absorcao_venda</text:span><text:span text:style-name="T10">.</text:span><text:span text:style-name="T11">astype</text:span><text:span text:style-name="T10">(</text:span><text:span text:style-name="T17">int</text:span><text:span text:style-name="T10">)</text:span></text:p>
      <text:p text:style-name="P4"/>
      <text:p text:style-name="P6">    <text:span text:style-name="T12">price_range</text:span><text:span text:style-name="T10"> </text:span><text:span text:style-name="T13">=</text:span><text:span text:style-name="T10"> </text:span><text:span text:style-name="T12">df</text:span><text:span text:style-name="T10">[</text:span><text:span text:style-name="T16">"High"</text:span><text:span text:style-name="T10">] </text:span><text:span text:style-name="T11">-</text:span><text:span text:style-name="T10"> </text:span><text:span text:style-name="T12">df</text:span><text:span text:style-name="T10">[</text:span><text:span text:style-name="T16">"Low"</text:span><text:span text:style-name="T10">]</text:span></text:p>
      <text:p text:style-name="P6">    <text:span text:style-name="T12">atr</text:span><text:span text:style-name="T10"> </text:span><text:span text:style-name="T13">=</text:span><text:span text:style-name="T10"> </text:span><text:span text:style-name="T12">price_range</text:span><text:span text:style-name="T10">.</text:span><text:span text:style-name="T11">rolling</text:span><text:span text:style-name="T10">(</text:span><text:span text:style-name="T12">window</text:span><text:span text:style-name="T13">=</text:span><text:span text:style-name="T14">14</text:span><text:span text:style-name="T10">, </text:span><text:span text:style-name="T12">min_periods</text:span><text:span text:style-name="T13">=</text:span><text:span text:style-name="T14">1</text:span><text:span text:style-name="T10">).</text:span><text:span text:style-name="T11">mean</text:span><text:span text:style-name="T10">()</text:span></text:p>
      <text:p text:style-name="P6">    <text:span text:style-name="T12">df</text:span><text:span text:style-name="T10">[</text:span><text:span text:style-name="T16">"IndiceAbsorcao"</text:span><text:span text:style-name="T10">] </text:span><text:span text:style-name="T13">=</text:span><text:span text:style-name="T10"> (</text:span><text:span text:style-name="T12">df</text:span><text:span text:style-name="T10">[</text:span><text:span text:style-name="T16">"Delta"</text:span><text:span text:style-name="T10">].</text:span><text:span text:style-name="T11">abs</text:span><text:span text:style-name="T10">() </text:span><text:span text:style-name="T11">/</text:span><text:span text:style-name="T10"> </text:span><text:span text:style-name="T12">atr</text:span><text:span text:style-name="T10">).</text:span><text:span text:style-name="T11">replace</text:span><text:span text:style-name="T10">([</text:span><text:span text:style-name="T17">np</text:span><text:span text:style-name="T10">.</text:span><text:span text:style-name="T12">inf</text:span><text:span text:style-name="T10">, </text:span><text:span text:style-name="T13">-</text:span><text:span text:style-name="T17">np</text:span><text:span text:style-name="T10">.</text:span><text:span text:style-name="T12">inf</text:span><text:span text:style-name="T10">], </text:span><text:span text:style-name="T14">0</text:span><text:span text:style-name="T10">).</text:span><text:span text:style-name="T11">fillna</text:span><text:span text:style-name="T10">(</text:span><text:span text:style-name="T14">0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3"><text:span text:style-name="T8">def</text:span> <text:span text:style-name="T3">aplicar_metricas_absorcao</text:span>(<text:span text:style-name="T5">df</text:span>: <text:span text:style-name="T2">pd</text:span>.<text:span text:style-name="T2">DataFrame</text:span>, <text:span text:style-name="T5">delta_threshold</text:span>: <text:span text:style-name="T2">float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1">calcular_delta</text:span><text:span text:style-name="T10">(</text:span><text:span text:style-name="T12">df</text:span><text:span text:style-name="T10">)</text:span></text:p>
      <text:p text:style-name="P6">    <text:span text:style-name="T12">df</text:span><text:span text:style-name="T10"> </text:span><text:span text:style-name="T13">=</text:span><text:span text:style-name="T10"> </text:span><text:span text:style-name="T11">calcular_delta_normalizado</text:span><text:span text:style-name="T10">(</text:span><text:span text:style-name="T12">df</text:span><text:span text:style-name="T10">)</text:span></text:p>
      <text:p text:style-name="P6">    <text:span text:style-name="T12">df</text:span><text:span text:style-name="T10"> </text:span><text:span text:style-name="T13">=</text:span><text:span text:style-name="T10"> </text:span><text:span text:style-name="T11">detectar_absorcao</text:span><text:span text:style-name="T10">(</text:span><text:span text:style-name="T12">df</text:span><text:span text:style-name="T10">, </text:span><text:span text:style-name="T12">delta_threshold</text:span><text:span text:style-name="T13">=</text:span><text:span text:style-name="T12">delta_threshold</text:span><text:span text:style-name="T10">)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5"># ===============================</text:p>
      <text:p text:style-name="P5"># MÉTRICAS DE EXAUSTÃO</text:p>
      <text:p text:style-name="P5"># ===============================</text:p>
      <text:p text:style-name="P3"><text:span text:style-name="T8">def</text:span> <text:span text:style-name="T3">detectar_exaustao_volume</text:span>(<text:span text:style-name="T5">df</text:span>: <text:span text:style-name="T2">pd</text:span>.<text:span text:style-name="T2">DataFrame</text:span>) -&gt; <text:span text:style-name="T2">pd</text:span>.<text:span text:style-name="T2">DataFrame</text:span>:</text:p>
      <text:p text:style-name="P6">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copy</text:span><text:span text:style-name="T10">()</text:span></text:p>
      <text:p text:style-name="P6">    <text:span text:style-name="T12">df</text:span><text:span text:style-name="T10">[</text:span><text:span text:style-name="T16">"VolumeTotal"</text:span><text:span text:style-name="T10">] </text:span><text:span text:style-name="T13">=</text:span><text:span text:style-name="T10"> </text:span><text:span text:style-name="T12">df</text:span><text:span text:style-name="T10">[</text:span><text:span text:style-name="T16">"VolumeBuyMarket"</text:span><text:span text:style-name="T10">] </text:span><text:span text:style-name="T11">+</text:span><text:span text:style-name="T10"> </text:span><text:span text:style-name="T12">df</text:span><text:span text:style-name="T10">[</text:span><text:span text:style-name="T16">"VolumeSellMarket"</text:span><text:span text:style-name="T10">]</text:span></text:p>
      <text:p text:style-name="P6">    <text:span text:style-name="T15">return</text:span><text:span text:style-name="T10"> </text:span><text:span text:style-name="T12">df</text:span></text:p>
      <text:p text:style-name="P4"/>
      <text:p text:style-name="P5"># ===============================</text:p>
      <text:p text:style-name="P5"># EVENTOS (sinaliza com is_signal)</text:p>
      <text:p text:style-name="P5"># ===============================</text:p>
      <text:p text:style-name="P3"><text:span text:style-name="T8">def</text:span> <text:span text:style-name="T3">create_absorption_event</text:span>(<text:span text:style-name="T5">window_data</text:span>: <text:span text:style-name="T2">list</text:span>, <text:span text:style-name="T5">symbol</text:span>: <text:span text:style-name="T2">str</text:span>, <text:span text:style-name="T5">delta_threshold</text:span>: <text:span text:style-name="T2">float</text:span>, <text:span text:style-name="T5">tz_output</text:span><text:span text:style-name="T6">=</text:span><text:span text:style-name="T4">NY_TZ</text:span>) -&gt; <text:span text:style-name="T2">dict</text:span>:</text:p>
      <text:p text:style-name="P6">    <text:span text:style-name="T15">try</text:span><text:span text:style-name="T10">: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</text:span><text:span text:style-name="T12">window_data</text:span><text:span text:style-name="T10">)</text:span></text:p>
      <text:p text:style-name="P6">        <text:span text:style-name="T12">df</text:span><text:span text:style-name="T10">[</text:span><text:span text:style-name="T16">"p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p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[</text:span><text:span text:style-name="T16">"q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q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dropna</text:span><text:span text:style-name="T10">(</text:span><text:span text:style-name="T12">subset</text:span><text:span text:style-name="T13">=</text:span><text:span text:style-name="T10">[</text:span><text:span text:style-name="T16">"p"</text:span><text:span text:style-name="T10">, </text:span><text:span text:style-name="T16">"q"</text:span><text:span text:style-name="T10">])</text:span></text:p>
      <text:p text:style-name="P6">        <text:span text:style-name="T15">if</text:span><text:span text:style-name="T10"> </text:span><text:span text:style-name="T12">df</text:span><text:span text:style-name="T10">.</text:span><text:span text:style-name="T12">empty</text:span><text:span text:style-name="T10">:</text:span></text:p>
      <text:p text:style-name="P6">            <text:span text:style-name="T15">raise</text:span><text:span text:style-name="T10"> </text:span><text:span text:style-name="T17">ValueError</text:span><text:span text:style-name="T10">(</text:span><text:span text:style-name="T16">"Dados inválidos na janela"</text:span><text:span text:style-name="T10">)</text:span></text:p>
      <text:p text:style-name="P4"/>
      <text:p text:style-name="P6">        <text:span text:style-name="T19"># OHLC</text:span></text:p>
      <text:p text:style-name="P6">        <text:span text:style-name="T12">ohlc</text:span><text:span text:style-name="T10"> </text:span><text:span text:style-name="T13">=</text:span><text:span text:style-name="T10"> {</text:span></text:p>
      <text:p text:style-name="P6">            <text:span text:style-name="T16">"Open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High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ax</text:span><text:span text:style-name="T10">()),</text:span></text:p>
      <text:p text:style-name="P6">            <text:span text:style-name="T16">"Low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in</text:span><text:span text:style-name="T10">()),</text:span></text:p>
      <text:p text:style-name="P6">            <text:span text:style-name="T16">"Close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3">-</text:span><text:span text:style-name="T14">1</text:span><text:span text:style-name="T10">]),</text:span></text:p>
      <text:p text:style-name="P6">        <text:span text:style-name="T10">}</text:span></text:p>
      <text:p text:style-name="P4"/>
      <text:p text:style-name="P6">        <text:span text:style-name="T19"># Volume por lado</text:span></text:p>
      <text:p text:style-name="P6">        <text:span text:style-name="T12">df</text:span><text:span text:style-name="T10">[</text:span><text:span text:style-name="T16">"VolumeBuy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Fals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6">        <text:span text:style-name="T12">df</text:span><text:span text:style-name="T10">[</text:span><text:span text:style-name="T16">"VolumeSell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Tru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{</text:span></text:p>
      <text:p text:style-name="P6">            <text:span text:style-name="T16">"Open"</text:span><text:span text:style-name="T10">: [</text:span><text:span text:style-name="T12">ohlc</text:span><text:span text:style-name="T10">[</text:span><text:span text:style-name="T16">"Open"</text:span><text:span text:style-name="T10">]],</text:span></text:p>
      <text:p text:style-name="P6"><text:soft-page-break/>            <text:span text:style-name="T16">"High"</text:span><text:span text:style-name="T10">: [</text:span><text:span text:style-name="T12">ohlc</text:span><text:span text:style-name="T10">[</text:span><text:span text:style-name="T16">"High"</text:span><text:span text:style-name="T10">]],</text:span></text:p>
      <text:p text:style-name="P6">            <text:span text:style-name="T16">"Low"</text:span><text:span text:style-name="T10">: [</text:span><text:span text:style-name="T12">ohlc</text:span><text:span text:style-name="T10">[</text:span><text:span text:style-name="T16">"Low"</text:span><text:span text:style-name="T10">]],</text:span></text:p>
      <text:p text:style-name="P6">            <text:span text:style-name="T16">"Close"</text:span><text:span text:style-name="T10">: [</text:span><text:span text:style-name="T12">ohlc</text:span><text:span text:style-name="T10">[</text:span><text:span text:style-name="T16">"Close"</text:span><text:span text:style-name="T10">]],</text:span></text:p>
      <text:p text:style-name="P6">            <text:span text:style-name="T16">"VolumeBuy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BuyMarket"</text:span><text:span text:style-name="T10">].</text:span><text:span text:style-name="T11">sum</text:span><text:span text:style-name="T10">())],</text:span></text:p>
      <text:p text:style-name="P6">            <text:span text:style-name="T16">"VolumeSell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SellMarket"</text:span><text:span text:style-name="T10">].</text:span><text:span text:style-name="T11">sum</text:span><text:span text:style-name="T10">())],</text:span></text:p>
      <text:p text:style-name="P6">        <text:span text:style-name="T10">}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1">aplicar_metricas_absorcao</text:span><text:span text:style-name="T10">(</text:span><text:span text:style-name="T12">agg_df</text:span><text:span text:style-name="T10">, </text:span><text:span text:style-name="T12">delta_threshold</text:span><text:span text:style-name="T13">=</text:span><text:span text:style-name="T12">delta_threshold</text:span><text:span text:style-name="T10">)</text:span></text:p>
      <text:p text:style-name="P4"/>
      <text:p text:style-name="P6">        <text:span text:style-name="T12">delta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Delt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bsorcao_compra</text:span><text:span text:style-name="T10"> </text:span><text:span text:style-name="T13">=</text:span><text:span text:style-name="T10"> </text:span><text:span text:style-name="T17">int</text:span><text:span text:style-name="T10">(</text:span><text:span text:style-name="T12">agg_df</text:span><text:span text:style-name="T10">[</text:span><text:span text:style-name="T16">"AbsorcaoCompr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bsorcao_venda</text:span><text:span text:style-name="T10"> </text:span><text:span text:style-name="T13">=</text:span><text:span text:style-name="T10"> </text:span><text:span text:style-name="T17">int</text:span><text:span text:style-name="T10">(</text:span><text:span text:style-name="T12">agg_df</text:span><text:span text:style-name="T10">[</text:span><text:span text:style-name="T16">"AbsorcaoVenda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indice_absorcao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IndiceAbsorcao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4"/>
      <text:p text:style-name="P6">        <text:span text:style-name="T12">is_signal</text:span><text:span text:style-name="T10"> </text:span><text:span text:style-name="T13">=</text:span><text:span text:style-name="T10"> </text:span><text:span text:style-name="T9">False</text:span></text:p>
      <text:p text:style-name="P6">        <text:span text:style-name="T12">resultado</text:span><text:span text:style-name="T10"> </text:span><text:span text:style-name="T13">=</text:span><text:span text:style-name="T10"> </text:span><text:span text:style-name="T16">"Sem Absorção"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Delta </text:span><text:span text:style-name="T9">{</text:span><text:span text:style-name="T12">delta</text:span><text:span text:style-name="T9">:.4f}</text:span><text:span text:style-name="T16">"</text:span></text:p>
      <text:p text:style-name="P4"/>
      <text:p text:style-name="P6">        <text:span text:style-name="T15">if</text:span><text:span text:style-name="T10"> </text:span><text:span text:style-name="T12">absorcao_compra</text:span><text:span text:style-name="T10">:</text:span></text:p>
      <text:p text:style-name="P6">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2">resultado</text:span><text:span text:style-name="T10"> </text:span><text:span text:style-name="T13">=</text:span><text:span text:style-name="T10"> </text:span><text:span text:style-name="T16">"Absorção de Compra"</text:span></text:p>
      <text:p text:style-name="P6">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Vendedores agressivos absorvidos. Delta </text:span><text:span text:style-name="T9">{</text:span><text:span text:style-name="T12">delta</text:span><text:span text:style-name="T9">:.4f}</text:span><text:span text:style-name="T16">, Índice </text:span><text:span text:style-name="T9">{</text:span><text:span text:style-name="T12">indice_absorcao</text:span><text:span text:style-name="T9">:.2f}</text:span><text:span text:style-name="T16">"</text:span></text:p>
      <text:p text:style-name="P6">        <text:span text:style-name="T15">elif</text:span><text:span text:style-name="T10"> </text:span><text:span text:style-name="T12">absorcao_venda</text:span><text:span text:style-name="T10">:</text:span></text:p>
      <text:p text:style-name="P6">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<text:span text:style-name="T12">resultado</text:span><text:span text:style-name="T10"> </text:span><text:span text:style-name="T13">=</text:span><text:span text:style-name="T10"> </text:span><text:span text:style-name="T16">"Absorção de Venda"</text:span></text:p>
      <text:p text:style-name="P6">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Compradores agressivos absorvidos. Delta </text:span><text:span text:style-name="T9">{</text:span><text:span text:style-name="T12">delta</text:span><text:span text:style-name="T9">:.4f}</text:span><text:span text:style-name="T16">, Índice </text:span><text:span text:style-name="T9">{</text:span><text:span text:style-name="T12">indice_absorcao</text:span><text:span text:style-name="T9">:.2f}</text:span><text:span text:style-name="T16">"</text:span></text:p>
      <text:p text:style-name="P4"/>
      <text:p text:style-name="P6">        <text:span text:style-name="T12">event</text:span><text:span text:style-name="T10"> </text:span><text:span text:style-name="T13">=</text:span><text:span text:style-name="T10"> {</text:span></text:p>
      <text:p text:style-name="P6">            <text:span text:style-name="T16">"is_signal"</text:span><text:span text:style-name="T10">: </text:span><text:span text:style-name="T12">is_signal</text:span><text:span text:style-name="T10">,</text:span></text:p>
      <text:p text:style-name="P6">            <text:span text:style-name="T16">"tipo_evento"</text:span><text:span text:style-name="T10">: </text:span><text:span text:style-name="T16">"Absorção"</text:span><text:span text:style-name="T10">,</text:span></text:p>
      <text:p text:style-name="P6">            <text:span text:style-name="T16">"resultado_da_batalha"</text:span><text:span text:style-name="T10">: </text:span><text:span text:style-name="T12">resultado</text:span><text:span text:style-name="T10">,</text:span></text:p>
      <text:p text:style-name="P6">            <text:span text:style-name="T16">"descricao"</text:span><text:span text:style-name="T10">: </text:span><text:span text:style-name="T12">descricao</text:span><text:span text:style-name="T10">,</text:span></text:p>
      <text:p text:style-name="P6">            <text:span text:style-name="T16">"ativo"</text:span><text:span text:style-name="T10">: </text:span><text:span text:style-name="T12">symbol</text:span><text:span text:style-name="T10">,</text:span></text:p>
      <text:p text:style-name="P6">            <text:span text:style-name="T16">"preco_abertura"</text:span><text:span text:style-name="T10">: </text:span><text:span text:style-name="T12">ohlc</text:span><text:span text:style-name="T10">[</text:span><text:span text:style-name="T16">"Open"</text:span><text:span text:style-name="T10">],</text:span></text:p>
      <text:p text:style-name="P6">            <text:span text:style-name="T16">"preco_fechamento"</text:span><text:span text:style-name="T10">: </text:span><text:span text:style-name="T12">ohlc</text:span><text:span text:style-name="T10">[</text:span><text:span text:style-name="T16">"Close"</text:span><text:span text:style-name="T10">],</text:span></text:p>
      <text:p text:style-name="P6">            <text:span text:style-name="T16">"preco_maxima"</text:span><text:span text:style-name="T10">: </text:span><text:span text:style-name="T12">ohlc</text:span><text:span text:style-name="T10">[</text:span><text:span text:style-name="T16">"High"</text:span><text:span text:style-name="T10">],</text:span></text:p>
      <text:p text:style-name="P6">            <text:span text:style-name="T16">"preco_minima"</text:span><text:span text:style-name="T10">: </text:span><text:span text:style-name="T12">ohlc</text:span><text:span text:style-name="T10">[</text:span><text:span text:style-name="T16">"Low"</text:span><text:span text:style-name="T10">],</text:span></text:p>
      <text:p text:style-name="P6">            <text:span text:style-name="T16">"volume_total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 </text:span><text:span text:style-name="T13">+</text:span><text:span text:style-name="T10"> 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compr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vend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delta"</text:span><text:span text:style-name="T10">: </text:span><text:span text:style-name="T12">delta</text:span><text:span text:style-name="T10">,</text:span></text:p>
      <text:p text:style-name="P6">            <text:span text:style-name="T16">"indice_absorcao"</text:span><text:span text:style-name="T10">: </text:span><text:span text:style-name="T12">indice_absorcao</text:span><text:span text:style-name="T10">,</text:span></text:p>
      <text:p text:style-name="P6">        <text:span text:style-name="T10">}</text:span></text:p>
      <text:p text:style-name="P6">        <text:span text:style-name="T15">return</text:span><text:span text:style-name="T10"> </text:span><text:span text:style-name="T12">event</text:span></text:p>
      <text:p text:style-name="P4"/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criar evento de absorç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<text:soft-page-break/>        <text:span text:style-name="T15">return</text:span><text:span text:style-name="T10"> {</text:span><text:span text:style-name="T16">"is_signal"</text:span><text:span text:style-name="T10">: </text:span><text:span text:style-name="T9">False</text:span><text:span text:style-name="T10">, </text:span><text:span text:style-name="T16">"tipo_evento"</text:span><text:span text:style-name="T10">: </text:span><text:span text:style-name="T16">"Erro"</text:span><text:span text:style-name="T10">, </text:span><text:span text:style-name="T16">"resultado_da_batalha"</text:span><text:span text:style-name="T10">: </text:span><text:span text:style-name="T16">"Erro"</text:span><text:span text:style-name="T10">, </text:span><text:span text:style-name="T16">"descricao"</text:span><text:span text:style-name="T10">: </text:span><text:span text:style-name="T17">str</text:span><text:span text:style-name="T10">(</text:span><text:span text:style-name="T12">e</text:span><text:span text:style-name="T10">), </text:span><text:span text:style-name="T16">"ativo"</text:span><text:span text:style-name="T10">: </text:span><text:span text:style-name="T12">symbol</text:span><text:span text:style-name="T10">}</text:span></text:p>
      <text:p text:style-name="P4"/>
      <text:p text:style-name="P3"><text:span text:style-name="T8">def</text:span> <text:span text:style-name="T3">create_exhaustion_event</text:span>(<text:span text:style-name="T5">window_data</text:span>: <text:span text:style-name="T2">list</text:span>, <text:span text:style-name="T5">symbol</text:span>: <text:span text:style-name="T2">str</text:span>, <text:span text:style-name="T5">history_volumes</text:span><text:span text:style-name="T6">=</text:span><text:span text:style-name="T8">None</text:span>, <text:span text:style-name="T5">volume_factor</text:span>: <text:span text:style-name="T2">float</text:span> <text:span text:style-name="T6">=</text:span> <text:span text:style-name="T22">2.0</text:span>, <text:span text:style-name="T5">tz_output</text:span><text:span text:style-name="T6">=</text:span><text:span text:style-name="T4">NY_TZ</text:span>) -&gt; <text:span text:style-name="T2">dict</text:span>:</text:p>
      <text:p text:style-name="P6">    <text:span text:style-name="T15">try</text:span><text:span text:style-name="T10">:</text:span></text:p>
      <text:p text:style-name="P6">        <text:span text:style-name="T12">history_volumes</text:span><text:span text:style-name="T10"> </text:span><text:span text:style-name="T13">=</text:span><text:span text:style-name="T10"> </text:span><text:span text:style-name="T12">history_volumes</text:span><text:span text:style-name="T10"> </text:span><text:span text:style-name="T9">or</text:span><text:span text:style-name="T10"> []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</text:span><text:span text:style-name="T12">window_data</text:span><text:span text:style-name="T10">)</text:span></text:p>
      <text:p text:style-name="P6">        <text:span text:style-name="T12">df</text:span><text:span text:style-name="T10">[</text:span><text:span text:style-name="T16">"p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p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[</text:span><text:span text:style-name="T16">"q"</text:span><text:span text:style-name="T10">] </text:span><text:span text:style-name="T13">=</text:span><text:span text:style-name="T10"> </text:span><text:span text:style-name="T17">pd</text:span><text:span text:style-name="T10">.</text:span><text:span text:style-name="T11">to_numeric</text:span><text:span text:style-name="T10">(</text:span><text:span text:style-name="T12">df</text:span><text:span text:style-name="T10">.</text:span><text:span text:style-name="T11">get</text:span><text:span text:style-name="T10">(</text:span><text:span text:style-name="T16">"q"</text:span><text:span text:style-name="T10">), </text:span><text:span text:style-name="T12">errors</text:span><text:span text:style-name="T13">=</text:span><text:span text:style-name="T16">"coerce"</text:span><text:span text:style-name="T10">)</text:span></text:p>
      <text:p text:style-name="P6">        <text:span text:style-name="T12">df</text:span><text:span text:style-name="T10"> </text:span><text:span text:style-name="T13">=</text:span><text:span text:style-name="T10"> </text:span><text:span text:style-name="T12">df</text:span><text:span text:style-name="T10">.</text:span><text:span text:style-name="T11">dropna</text:span><text:span text:style-name="T10">(</text:span><text:span text:style-name="T12">subset</text:span><text:span text:style-name="T13">=</text:span><text:span text:style-name="T10">[</text:span><text:span text:style-name="T16">"p"</text:span><text:span text:style-name="T10">, </text:span><text:span text:style-name="T16">"q"</text:span><text:span text:style-name="T10">])</text:span></text:p>
      <text:p text:style-name="P6">        <text:span text:style-name="T15">if</text:span><text:span text:style-name="T10"> </text:span><text:span text:style-name="T12">df</text:span><text:span text:style-name="T10">.</text:span><text:span text:style-name="T12">empty</text:span><text:span text:style-name="T10">:</text:span></text:p>
      <text:p text:style-name="P6">            <text:span text:style-name="T15">raise</text:span><text:span text:style-name="T10"> </text:span><text:span text:style-name="T17">ValueError</text:span><text:span text:style-name="T10">(</text:span><text:span text:style-name="T16">"Dados inválidos na janela"</text:span><text:span text:style-name="T10">)</text:span></text:p>
      <text:p text:style-name="P4"/>
      <text:p text:style-name="P6">        <text:span text:style-name="T19"># OHLC</text:span></text:p>
      <text:p text:style-name="P6">        <text:span text:style-name="T12">ohlc</text:span><text:span text:style-name="T10"> </text:span><text:span text:style-name="T13">=</text:span><text:span text:style-name="T10"> {</text:span></text:p>
      <text:p text:style-name="P6">            <text:span text:style-name="T16">"Open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High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ax</text:span><text:span text:style-name="T10">()),</text:span></text:p>
      <text:p text:style-name="P6">            <text:span text:style-name="T16">"Low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1">min</text:span><text:span text:style-name="T10">()),</text:span></text:p>
      <text:p text:style-name="P6">            <text:span text:style-name="T16">"Close"</text:span><text:span text:style-name="T10">: </text:span><text:span text:style-name="T17">float</text:span><text:span text:style-name="T10">(</text:span><text:span text:style-name="T12">df</text:span><text:span text:style-name="T10">[</text:span><text:span text:style-name="T16">"p"</text:span><text:span text:style-name="T10">].</text:span><text:span text:style-name="T12">iloc</text:span><text:span text:style-name="T10">[</text:span><text:span text:style-name="T13">-</text:span><text:span text:style-name="T14">1</text:span><text:span text:style-name="T10">]),</text:span></text:p>
      <text:p text:style-name="P6">        <text:span text:style-name="T10">}</text:span></text:p>
      <text:p text:style-name="P4"/>
      <text:p text:style-name="P6">        <text:span text:style-name="T19"># Volume por lado</text:span></text:p>
      <text:p text:style-name="P6">        <text:span text:style-name="T12">df</text:span><text:span text:style-name="T10">[</text:span><text:span text:style-name="T16">"VolumeBuy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Fals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6">        <text:span text:style-name="T12">df</text:span><text:span text:style-name="T10">[</text:span><text:span text:style-name="T16">"VolumeSellMarket"</text:span><text:span text:style-name="T10">] </text:span><text:span text:style-name="T13">=</text:span><text:span text:style-name="T10"> </text:span><text:span text:style-name="T17">np</text:span><text:span text:style-name="T10">.</text:span><text:span text:style-name="T11">where</text:span><text:span text:style-name="T10">(</text:span><text:span text:style-name="T12">df</text:span><text:span text:style-name="T10">[</text:span><text:span text:style-name="T16">"m"</text:span><text:span text:style-name="T10">] </text:span><text:span text:style-name="T11">==</text:span><text:span text:style-name="T10"> </text:span><text:span text:style-name="T9">True</text:span><text:span text:style-name="T10">, </text:span><text:span text:style-name="T12">df</text:span><text:span text:style-name="T10">[</text:span><text:span text:style-name="T16">"q"</text:span><text:span text:style-name="T10">], </text:span><text:span text:style-name="T14">0.0</text:span><text:span text:style-name="T10">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7">pd</text:span><text:span text:style-name="T10">.</text:span><text:span text:style-name="T17">DataFrame</text:span><text:span text:style-name="T10">({</text:span></text:p>
      <text:p text:style-name="P6">            <text:span text:style-name="T16">"Open"</text:span><text:span text:style-name="T10">: [</text:span><text:span text:style-name="T12">ohlc</text:span><text:span text:style-name="T10">[</text:span><text:span text:style-name="T16">"Open"</text:span><text:span text:style-name="T10">]],</text:span></text:p>
      <text:p text:style-name="P6">            <text:span text:style-name="T16">"High"</text:span><text:span text:style-name="T10">: [</text:span><text:span text:style-name="T12">ohlc</text:span><text:span text:style-name="T10">[</text:span><text:span text:style-name="T16">"High"</text:span><text:span text:style-name="T10">]],</text:span></text:p>
      <text:p text:style-name="P6">            <text:span text:style-name="T16">"Low"</text:span><text:span text:style-name="T10">: [</text:span><text:span text:style-name="T12">ohlc</text:span><text:span text:style-name="T10">[</text:span><text:span text:style-name="T16">"Low"</text:span><text:span text:style-name="T10">]],</text:span></text:p>
      <text:p text:style-name="P6">            <text:span text:style-name="T16">"Close"</text:span><text:span text:style-name="T10">: [</text:span><text:span text:style-name="T12">ohlc</text:span><text:span text:style-name="T10">[</text:span><text:span text:style-name="T16">"Close"</text:span><text:span text:style-name="T10">]],</text:span></text:p>
      <text:p text:style-name="P6">            <text:span text:style-name="T16">"VolumeBuy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BuyMarket"</text:span><text:span text:style-name="T10">].</text:span><text:span text:style-name="T11">sum</text:span><text:span text:style-name="T10">())],</text:span></text:p>
      <text:p text:style-name="P6">            <text:span text:style-name="T16">"VolumeSellMarket"</text:span><text:span text:style-name="T10">: [</text:span><text:span text:style-name="T17">float</text:span><text:span text:style-name="T10">(</text:span><text:span text:style-name="T12">df</text:span><text:span text:style-name="T10">[</text:span><text:span text:style-name="T16">"VolumeSellMarket"</text:span><text:span text:style-name="T10">].</text:span><text:span text:style-name="T11">sum</text:span><text:span text:style-name="T10">())],</text:span></text:p>
      <text:p text:style-name="P6">        <text:span text:style-name="T10">})</text:span></text:p>
      <text:p text:style-name="P4"/>
      <text:p text:style-name="P6">        <text:span text:style-name="T12">agg_df</text:span><text:span text:style-name="T10"> </text:span><text:span text:style-name="T13">=</text:span><text:span text:style-name="T10"> </text:span><text:span text:style-name="T11">detectar_exaustao_volume</text:span><text:span text:style-name="T10">(</text:span><text:span text:style-name="T12">agg_df</text:span><text:span text:style-name="T10">)</text:span></text:p>
      <text:p text:style-name="P6">        <text:span text:style-name="T12">current_volum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 </text:span><text:span text:style-name="T13">+</text:span><text:span text:style-name="T10"> 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avg_volume</text:span><text:span text:style-name="T10"> </text:span><text:span text:style-name="T13">=</text:span><text:span text:style-name="T10"> (</text:span><text:span text:style-name="T11">sum</text:span><text:span text:style-name="T10">(</text:span><text:span text:style-name="T12">history_volumes</text:span><text:span text:style-name="T10">) </text:span><text:span text:style-name="T13">/</text:span><text:span text:style-name="T10"> </text:span><text:span text:style-name="T11">len</text:span><text:span text:style-name="T10">(</text:span><text:span text:style-name="T12">history_volumes</text:span><text:span text:style-name="T10">)) </text:span><text:span text:style-name="T15">if</text:span><text:span text:style-name="T10"> </text:span><text:span text:style-name="T12">history_volumes</text:span><text:span text:style-name="T10"> </text:span><text:span text:style-name="T15">else</text:span><text:span text:style-name="T10"> </text:span><text:span text:style-name="T14">0.0</text:span></text:p>
      <text:p text:style-name="P4"/>
      <text:p text:style-name="P6">        <text:span text:style-name="T12">resultado</text:span><text:span text:style-name="T10"> </text:span><text:span text:style-name="T13">=</text:span><text:span text:style-name="T10"> </text:span><text:span text:style-name="T16">"Sem Exaustão"</text:span></text:p>
      <text:p text:style-name="P6">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Volume </text:span><text:span text:style-name="T9">{</text:span><text:span text:style-name="T12">current_volume</text:span><text:span text:style-name="T9">:.2f}</text:span><text:span text:style-name="T16"> (média </text:span><text:span text:style-name="T9">{</text:span><text:span text:style-name="T12">avg_volume</text:span><text:span text:style-name="T9">:.2f}</text:span><text:span text:style-name="T16">)"</text:span></text:p>
      <text:p text:style-name="P6">        <text:span text:style-name="T12">is_signal</text:span><text:span text:style-name="T10"> </text:span><text:span text:style-name="T13">=</text:span><text:span text:style-name="T10"> </text:span><text:span text:style-name="T9">False</text:span></text:p>
      <text:p text:style-name="P4"/>
      <text:p text:style-name="P6">        <text:span text:style-name="T12">open_pric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Open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close_price</text:span><text:span text:style-name="T10"> </text:span><text:span text:style-name="T13">=</text:span><text:span text:style-name="T10"> </text:span><text:span text:style-name="T17">float</text:span><text:span text:style-name="T10">(</text:span><text:span text:style-name="T12">agg_df</text:span><text:span text:style-name="T10">[</text:span><text:span text:style-name="T16">"Close"</text:span><text:span text:style-name="T10">].</text:span><text:span text:style-name="T12">iloc</text:span><text:span text:style-name="T10">[</text:span><text:span text:style-name="T14">0</text:span><text:span text:style-name="T10">])</text:span></text:p>
      <text:p text:style-name="P6">        <text:span text:style-name="T12">price_movement</text:span><text:span text:style-name="T10"> </text:span><text:span text:style-name="T13">=</text:span><text:span text:style-name="T10"> </text:span><text:span text:style-name="T12">close_price</text:span><text:span text:style-name="T10"> </text:span><text:span text:style-name="T13">-</text:span><text:span text:style-name="T10"> </text:span><text:span text:style-name="T12">open_price</text:span></text:p>
      <text:p text:style-name="P4"/>
      <text:p text:style-name="P6">        <text:span text:style-name="T15">if</text:span><text:span text:style-name="T10"> </text:span><text:span text:style-name="T12">history_volumes</text:span><text:span text:style-name="T10"> </text:span><text:span text:style-name="T9">and</text:span><text:span text:style-name="T10"> </text:span><text:span text:style-name="T12">current_volume</text:span><text:span text:style-name="T10"> </text:span><text:span text:style-name="T13">&gt;</text:span><text:span text:style-name="T10"> </text:span><text:span text:style-name="T12">avg_volume</text:span><text:span text:style-name="T10"> </text:span><text:span text:style-name="T13">*</text:span><text:span text:style-name="T10"> </text:span><text:span text:style-name="T12">volume_factor</text:span><text:span text:style-name="T10">:</text:span></text:p>
      <text:p text:style-name="P6">            <text:span text:style-name="T15">if</text:span><text:span text:style-name="T10"> </text:span><text:span text:style-name="T12">price_movement</text:span><text:span text:style-name="T10"> </text:span><text:span text:style-name="T13">&gt;</text:span><text:span text:style-name="T10"> </text:span><text:span text:style-name="T14">0</text:span><text:span text:style-name="T10">:</text:span></text:p>
      <text:p text:style-name="P6"><text:soft-page-break/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2">resultado</text:span><text:span text:style-name="T10"> </text:span><text:span text:style-name="T13">=</text:span><text:span text:style-name="T10"> </text:span><text:span text:style-name="T16">"Exaustão de Compra"</text:span></text:p>
      <text:p text:style-name="P6">    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Pico de volume de compra (</text:span><text:span text:style-name="T9">{</text:span><text:span text:style-name="T12">current_volume</text:span><text:span text:style-name="T9">:.2f}</text:span><text:span text:style-name="T16"> vs média </text:span><text:span text:style-name="T9">{</text:span><text:span text:style-name="T12">avg_volume</text:span><text:span text:style-name="T9">:.2f}</text:span><text:span text:style-name="T16">) pode indicar fim do movimento."</text:span></text:p>
      <text:p text:style-name="P6">            <text:span text:style-name="T15">elif</text:span><text:span text:style-name="T10"> </text:span><text:span text:style-name="T12">price_movement</text:span><text:span text:style-name="T10"> </text:span><text:span text:style-name="T13">&lt;</text:span><text:span text:style-name="T10"> </text:span><text:span text:style-name="T14">0</text:span><text:span text:style-name="T10">:</text:span></text:p>
      <text:p text:style-name="P6">                <text:span text:style-name="T12">is_signal</text:span><text:span text:style-name="T10"> </text:span><text:span text:style-name="T13">=</text:span><text:span text:style-name="T10"> </text:span><text:span text:style-name="T9">True</text:span></text:p>
      <text:p text:style-name="P6">                <text:span text:style-name="T12">resultado</text:span><text:span text:style-name="T10"> </text:span><text:span text:style-name="T13">=</text:span><text:span text:style-name="T10"> </text:span><text:span text:style-name="T16">"Exaustão de Venda"</text:span></text:p>
      <text:p text:style-name="P6">                <text:span text:style-name="T12">descricao</text:span><text:span text:style-name="T10"> </text:span><text:span text:style-name="T13">=</text:span><text:span text:style-name="T10"> </text:span><text:span text:style-name="T9">f</text:span><text:span text:style-name="T16">"Pico de volume de venda (</text:span><text:span text:style-name="T9">{</text:span><text:span text:style-name="T12">current_volume</text:span><text:span text:style-name="T9">:.2f}</text:span><text:span text:style-name="T16"> vs média </text:span><text:span text:style-name="T9">{</text:span><text:span text:style-name="T12">avg_volume</text:span><text:span text:style-name="T9">:.2f}</text:span><text:span text:style-name="T16">) pode indicar fim do movimento."</text:span></text:p>
      <text:p text:style-name="P4"/>
      <text:p text:style-name="P6">        <text:span text:style-name="T12">event</text:span><text:span text:style-name="T10"> </text:span><text:span text:style-name="T13">=</text:span><text:span text:style-name="T10"> {</text:span></text:p>
      <text:p text:style-name="P6">            <text:span text:style-name="T16">"is_signal"</text:span><text:span text:style-name="T10">: </text:span><text:span text:style-name="T12">is_signal</text:span><text:span text:style-name="T10">,</text:span></text:p>
      <text:p text:style-name="P6">            <text:span text:style-name="T16">"tipo_evento"</text:span><text:span text:style-name="T10">: </text:span><text:span text:style-name="T16">"Exaustão"</text:span><text:span text:style-name="T10">,</text:span></text:p>
      <text:p text:style-name="P6">            <text:span text:style-name="T16">"resultado_da_batalha"</text:span><text:span text:style-name="T10">: </text:span><text:span text:style-name="T12">resultado</text:span><text:span text:style-name="T10">,</text:span></text:p>
      <text:p text:style-name="P6">            <text:span text:style-name="T16">"descricao"</text:span><text:span text:style-name="T10">: </text:span><text:span text:style-name="T12">descricao</text:span><text:span text:style-name="T10">,</text:span></text:p>
      <text:p text:style-name="P6">            <text:span text:style-name="T16">"ativo"</text:span><text:span text:style-name="T10">: </text:span><text:span text:style-name="T12">symbol</text:span><text:span text:style-name="T10">,</text:span></text:p>
      <text:p text:style-name="P6">            <text:span text:style-name="T16">"preco_abertura"</text:span><text:span text:style-name="T10">: </text:span><text:span text:style-name="T12">open_price</text:span><text:span text:style-name="T10">,</text:span></text:p>
      <text:p text:style-name="P6">            <text:span text:style-name="T16">"preco_fechamento"</text:span><text:span text:style-name="T10">: </text:span><text:span text:style-name="T12">close_price</text:span><text:span text:style-name="T10">,</text:span></text:p>
      <text:p text:style-name="P6">            <text:span text:style-name="T16">"preco_maxima"</text:span><text:span text:style-name="T10">: </text:span><text:span text:style-name="T17">float</text:span><text:span text:style-name="T10">(</text:span><text:span text:style-name="T12">ohlc</text:span><text:span text:style-name="T10">[</text:span><text:span text:style-name="T16">"High"</text:span><text:span text:style-name="T10">]),</text:span></text:p>
      <text:p text:style-name="P6">            <text:span text:style-name="T16">"preco_minima"</text:span><text:span text:style-name="T10">: </text:span><text:span text:style-name="T17">float</text:span><text:span text:style-name="T10">(</text:span><text:span text:style-name="T12">ohlc</text:span><text:span text:style-name="T10">[</text:span><text:span text:style-name="T16">"Low"</text:span><text:span text:style-name="T10">]),</text:span></text:p>
      <text:p text:style-name="P6">            <text:span text:style-name="T16">"volume_total"</text:span><text:span text:style-name="T10">: </text:span><text:span text:style-name="T12">current_volume</text:span><text:span text:style-name="T10">,</text:span></text:p>
      <text:p text:style-name="P6">            <text:span text:style-name="T16">"volume_compr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Buy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    <text:span text:style-name="T16">"volume_venda"</text:span><text:span text:style-name="T10">: </text:span><text:span text:style-name="T17">float</text:span><text:span text:style-name="T10">(</text:span><text:span text:style-name="T12">agg_df</text:span><text:span text:style-name="T10">[</text:span><text:span text:style-name="T16">"VolumeSellMarket"</text:span><text:span text:style-name="T10">].</text:span><text:span text:style-name="T12">iloc</text:span><text:span text:style-name="T10">[</text:span><text:span text:style-name="T14">0</text:span><text:span text:style-name="T10">]),</text:span></text:p>
      <text:p text:style-name="P6">        <text:span text:style-name="T10">}</text:span></text:p>
      <text:p text:style-name="P6">        <text:span text:style-name="T15">return</text:span><text:span text:style-name="T10"> </text:span><text:span text:style-name="T12">event</text:span></text:p>
      <text:p text:style-name="P4"/>
      <text:p text:style-name="P6">    <text:span text:style-name="T15">except</text:span><text:span text:style-name="T10"> </text:span><text:span text:style-name="T17">Exception</text:span><text:span text:style-name="T10"> </text:span><text:span text:style-name="T15">as</text:span><text:span text:style-name="T10"> </text:span><text:span text:style-name="T12">e</text:span><text:span text:style-name="T10">:</text:span></text:p>
      <text:p text:style-name="P6">        <text:span text:style-name="T17">logging</text:span><text:span text:style-name="T10">.</text:span><text:span text:style-name="T11">error</text:span><text:span text:style-name="T10">(</text:span><text:span text:style-name="T9">f</text:span><text:span text:style-name="T16">"Erro ao criar evento de exaustão: </text:span><text:span text:style-name="T9">{</text:span><text:span text:style-name="T12">e</text:span><text:span text:style-name="T9">}</text:span><text:span text:style-name="T16">"</text:span><text:span text:style-name="T10">)</text:span></text:p>
      <text:p text:style-name="P6">        <text:span text:style-name="T15">return</text:span><text:span text:style-name="T10"> {</text:span><text:span text:style-name="T16">"is_signal"</text:span><text:span text:style-name="T10">: </text:span><text:span text:style-name="T9">False</text:span><text:span text:style-name="T10">, </text:span><text:span text:style-name="T16">"tipo_evento"</text:span><text:span text:style-name="T10">: </text:span><text:span text:style-name="T16">"Erro"</text:span><text:span text:style-name="T10">, </text:span><text:span text:style-name="T16">"resultado_da_batalha"</text:span><text:span text:style-name="T10">: </text:span><text:span text:style-name="T16">"Erro"</text:span><text:span text:style-name="T10">, </text:span><text:span text:style-name="T16">"descricao"</text:span><text:span text:style-name="T10">: </text:span><text:span text:style-name="T17">str</text:span><text:span text:style-name="T10">(</text:span><text:span text:style-name="T12">e</text:span><text:span text:style-name="T10">), </text:span><text:span text:style-name="T16">"ativo"</text:span><text:span text:style-name="T10">: </text:span><text:span text:style-name="T12">symbol</text:span><text:span text:style-name="T10">}</text:span></text:p>
      <text:p text:style-name="P25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22:39:28.329751700</meta:creation-date>
    <dc:date>2025-09-06T18:06:57.997764400</dc:date>
    <meta:editing-duration>PT9H25M27S</meta:editing-duration>
    <meta:editing-cycles>14</meta:editing-cycles>
    <meta:generator>LibreOffice/25.2.5.2$Windows_X86_64 LibreOffice_project/03d19516eb2e1dd5d4ccd751a0d6f35f35e08022</meta:generator>
    <meta:document-statistic meta:table-count="0" meta:image-count="0" meta:object-count="0" meta:page-count="65" meta:paragraph-count="2722" meta:word-count="8987" meta:character-count="117939" meta:non-whitespace-character-count="82326"/>
  </office:meta>
</office:document-meta>
</file>